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2.24cm"/>
    </style:style>
    <style:style style:name="co4" style:family="table-column">
      <style:table-column-properties fo:break-before="auto" style:column-width="1.124cm"/>
    </style:style>
    <style:style style:name="co5" style:family="table-column">
      <style:table-column-properties fo:break-before="auto" style:column-width="1.288cm"/>
    </style:style>
    <style:style style:name="co6" style:family="table-column">
      <style:table-column-properties fo:break-before="auto" style:column-width="1.669cm"/>
    </style:style>
    <style:style style:name="co7" style:family="table-column">
      <style:table-column-properties fo:break-before="auto" style:column-width="1.233cm"/>
    </style:style>
    <style:style style:name="co8" style:family="table-column">
      <style:table-column-properties fo:break-before="auto" style:column-width="4.692cm"/>
    </style:style>
    <style:style style:name="co9" style:family="table-column">
      <style:table-column-properties fo:break-before="auto" style:column-width="3.466cm"/>
    </style:style>
    <style:style style:name="co10" style:family="table-column">
      <style:table-column-properties fo:break-before="auto" style:column-width="2.649cm"/>
    </style:style>
    <style:style style:name="co11" style:family="table-column">
      <style:table-column-properties fo:break-before="auto" style:column-width="2.785cm"/>
    </style:style>
    <style:style style:name="co12" style:family="table-column">
      <style:table-column-properties fo:break-before="auto" style:column-width="2.485cm"/>
    </style:style>
    <style:style style:name="co13" style:family="table-column">
      <style:table-column-properties fo:break-before="auto" style:column-width="3.385cm"/>
    </style:style>
    <style:style style:name="co14" style:family="table-column">
      <style:table-column-properties fo:break-before="auto" style:column-width="3.875cm"/>
    </style:style>
    <style:style style:name="co15" style:family="table-column">
      <style:table-column-properties fo:break-before="auto" style:column-width="6.544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74pt solid #666666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74pt solid #666666" fo:border-right="0.74pt solid #666666" fo:border-top="none"/>
      <style:text-properties style:font-name="Liberation Sans"/>
    </style:style>
    <style:style style:name="ce9" style:family="table-cell" style:parent-style-name="Default">
      <style:table-cell-properties fo:border-bottom="none" fo:border-left="0.74pt solid #666666" fo:border-right="0.74pt solid #666666" fo:border-top="none"/>
    </style:style>
    <style:style style:name="ce7" style:family="table-cell" style:parent-style-name="Default">
      <style:table-cell-properties fo:border-bottom="none" fo:border-left="0.74pt solid #666666" fo:border-right="0.74pt solid #666666" fo:border-top="none"/>
      <style:text-properties fo:color="#000000" style:font-name="Liberation Sans" fo:language="none" fo:country="none" style:font-name-asian="Courier New" style:language-asian="none" style:country-asian="none" style:font-name-complex="Courier New" style:language-complex="none" style:country-complex="none"/>
    </style:style>
    <style:style style:name="ce13" style:family="table-cell" style:parent-style-name="Default">
      <style:table-cell-properties style:text-align-source="fix" style:repeat-content="false" fo:border="0.74pt solid #666666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0.74pt solid #666666" fo:border-right="0.74pt solid #666666" fo:border-top="none"/>
      <style:paragraph-properties fo:text-align="center" fo:margin-left="0cm"/>
      <style:text-properties style:font-name="Liberation Sans"/>
    </style:style>
    <style:style style:name="ce15" style:family="table-cell" style:parent-style-name="Default">
      <style:table-cell-properties fo:border-bottom="none" style:text-align-source="fix" style:repeat-content="false" fo:border-left="0.74pt solid #666666" fo:border-right="0.74pt solid #666666" fo:border-top="none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background-color="transparent" fo:border-left="0.74pt solid #666666" fo:border-right="0.74pt solid #666666" fo:border-top="none"/>
      <style:paragraph-properties fo:text-align="center" fo:margin-left="0cm"/>
      <style:text-properties style:font-name="Liberation Sans"/>
    </style:style>
    <style:style style:name="ce28" style:family="table-cell" style:parent-style-name="Default">
      <style:table-cell-properties fo:background-color="#dddddd" style:text-align-source="value-type" style:repeat-content="false" fo:border="0.74pt solid #666666"/>
      <style:paragraph-properties fo:margin-left="0cm"/>
      <style:text-properties style:font-name="Liberation Sans"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#dddddd" style:text-align-source="value-type" style:repeat-content="false" fo:border-left="0.74pt solid #666666" fo:border-right="0.74pt solid #666666" fo:border-top="none"/>
      <style:paragraph-properties fo:margin-left="0cm"/>
      <style:text-properties style:font-name="Liberation Sans"/>
    </style:style>
    <style:style style:name="ce31" style:family="table-cell" style:parent-style-name="Default">
      <style:table-cell-properties fo:border-bottom="none" fo:background-color="#dddddd" style:text-align-source="value-type" style:repeat-content="false" fo:border-left="0.74pt solid #666666" fo:border-right="0.74pt solid #666666" fo:border-top="none"/>
      <style:paragraph-properties fo:margin-left="0cm"/>
    </style:style>
    <style:style style:name="ce21" style:family="table-cell" style:parent-style-name="Default">
      <style:table-cell-properties fo:border-bottom="none" fo:wrap-option="wrap" fo:border-left="0.74pt solid #666666" fo:border-right="0.74pt solid #666666" fo:border-top="none"/>
      <style:text-properties style:use-window-font-color="true" style:text-outline="false" style:text-line-through-style="none" style:text-line-through-type="none" style:font-name="Liberation Sans" fo:font-size="10pt" fo:language="es" fo:country="PY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dddddd" fo:border="0.74pt solid #666666"/>
      <style:text-properties style:font-name="Liberation Sans" fo:font-weight="bold" style:font-weight-asian="bold" style:font-weight-complex="bold"/>
    </style:style>
    <style:style style:name="ce23" style:family="table-cell" style:parent-style-name="Default">
      <style:table-cell-properties fo:border-bottom="none" fo:background-color="#dddddd" fo:border-left="0.74pt solid #666666" fo:border-right="0.74pt solid #666666" fo:border-top="none"/>
      <style:text-properties style:font-name="Liberation Sans"/>
    </style:style>
    <style:style style:name="ce24" style:family="table-cell" style:parent-style-name="Default">
      <style:table-cell-properties fo:border-bottom="none" fo:background-color="#dddddd" fo:border-left="0.74pt solid #666666" fo:border-right="0.74pt solid #666666" fo:border-top="none"/>
    </style:style>
    <style:style style:name="ce25" style:family="table-cell" style:parent-style-name="Default">
      <style:table-cell-properties fo:background-color="#dddddd" style:text-align-source="fix" style:repeat-content="false" fo:border="0.74pt solid #666666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6" style:family="table-cell" style:parent-style-name="Default">
      <style:table-cell-properties fo:border-bottom="none" fo:background-color="#dddddd" style:text-align-source="fix" style:repeat-content="false" fo:border-left="0.74pt solid #666666" fo:border-right="0.74pt solid #666666" fo:border-top="none"/>
      <style:paragraph-properties fo:text-align="center" fo:margin-left="0cm"/>
      <style:text-properties style:font-name="Liberation Sans"/>
    </style:style>
    <style:style style:name="ce27" style:family="table-cell" style:parent-style-name="Default">
      <style:table-cell-properties fo:border-bottom="none" fo:background-color="#dddddd" style:text-align-source="fix" style:repeat-content="false" fo:border-left="0.74pt solid #666666" fo:border-right="0.74pt solid #666666" fo:border-top="non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PY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PY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15"/>
        <table:table-column table:style-name="co3" table:default-cell-style-name="ce9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31"/>
        <table:table-column table:style-name="co9" table:default-cell-style-name="ce15"/>
        <table:table-column table:style-name="co10" table:default-cell-style-name="ce9"/>
        <table:table-column table:style-name="co11" table:default-cell-style-name="ce24"/>
        <table:table-column table:style-name="co12" table:default-cell-style-name="ce27"/>
        <table:table-column table:style-name="co13" table:default-cell-style-name="ce24"/>
        <table:table-column table:style-name="co14" table:default-cell-style-name="ce24"/>
        <table:table-column table:style-name="co15" table:default-cell-style-name="ce24"/>
        <table:table-row table:style-name="ro1">
          <table:table-cell table:style-name="ce2" office:value-type="string" calcext:value-type="string">
            <text:p>Table</text:p>
          </table:table-cell>
          <table:table-cell table:style-name="ce13" office:value-type="string" calcext:value-type="string">
            <text:p>Order</text:p>
          </table:table-cell>
          <table:table-cell table:style-name="ce2" office:value-type="string" calcext:value-type="string">
            <text:p>Name</text:p>
          </table:table-cell>
          <table:table-cell table:style-name="ce13" office:value-type="string" calcext:value-type="string">
            <text:p>Type</text:p>
          </table:table-cell>
          <table:table-cell table:style-name="ce13" office:value-type="string" calcext:value-type="string">
            <text:p>Width</text:p>
          </table:table-cell>
          <table:table-cell table:style-name="ce13" office:value-type="string" calcext:value-type="string">
            <text:p>Decimal</text:p>
          </table:table-cell>
          <table:table-cell table:style-name="ce13" office:value-type="string" calcext:value-type="string">
            <text:p>Index</text:p>
          </table:table-cell>
          <table:table-cell table:style-name="ce28" office:value-type="string" calcext:value-type="string">
            <text:p>Create table</text:p>
          </table:table-cell>
          <table:table-cell table:style-name="ce13" office:value-type="string" calcext:value-type="string">
            <text:p>Class name</text:p>
          </table:table-cell>
          <table:table-cell table:style-name="ce2" office:value-type="string" calcext:value-type="string">
            <text:p>English name</text:p>
          </table:table-cell>
          <table:table-cell table:style-name="ce22" office:value-type="string" calcext:value-type="string">
            <text:p>Property name</text:p>
          </table:table-cell>
          <table:table-cell table:style-name="ce25" office:value-type="string" calcext:value-type="string">
            <text:p>Default value</text:p>
          </table:table-cell>
          <table:table-cell table:style-name="ce28" office:value-type="string" calcext:value-type="string">
            <text:p>Init property</text:p>
          </table:table-cell>
          <table:table-cell table:style-name="ce28" office:value-type="string" calcext:value-type="string">
            <text:p>Indent + Init property</text:p>
          </table:table-cell>
          <table:table-cell table:style-name="ce28" office:value-type="string" calcext:value-type="string">
            <text:p>Load model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string" calcext:value-type="string">
            <text:p>tipodocu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DocType</text:p>
          </table:table-cell>
          <table:table-cell table:style-name="ce23" table:formula="of:=CONCATENATE(LOWER([.D2]);[.J2])" office:value-type="string" office:string-value="nDocType" calcext:value-type="string">
            <text:p>nDocType</text:p>
          </table:table-cell>
          <table:table-cell table:style-name="ce26" table:formula="of:=IF(EXACT([.D2];&quot;N&quot;);0;IF(EXACT([.D2];&quot;C&quot;);&quot;''&quot;;IF(EXACT([.D2];&quot;D&quot;);&quot;{}&quot;;IF(EXACT([.D2];&quot;L&quot;);&quot;.F.&quot;;IF(EXACT([.D2];&quot;M&quot;);&quot;''&quot;;&quot;ERROR&quot;)))))" office:value-type="float" office:value="0" calcext:value-type="float">
            <text:p>0</text:p>
          </table:table-cell>
          <table:table-cell table:style-name="ce23" table:formula="of:=CONCATENATE([.K2];&quot; = &quot;;[.L2])" office:value-type="string" office:string-value="nDocType = 0" calcext:value-type="string">
            <text:p>nDocType = 0</text:p>
          </table:table-cell>
          <table:table-cell table:style-name="ce23" table:formula="of:=CONCATENATE(&quot;    &quot;;[.M2])" office:value-type="string" office:string-value="    nDocType = 0" calcext:value-type="string">
            <text:p><text:s text:c="4"/>nDocType = 0</text:p>
          </table:table-cell>
          <table:table-cell table:style-name="ce23" table:formula="of:=CONCATENATE(&quot;            .&quot;;[.K2];&quot; = &quot;;[.C2])" office:value-type="string" office:string-value="            .nDocType = tipodocu" calcext:value-type="string">
            <text:p><text:s text:c="12"/>.nDocType = tipodocu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string" calcext:value-type="string">
            <text:p>nrodocu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DocNum</text:p>
          </table:table-cell>
          <table:table-cell table:style-name="ce23" table:formula="of:=CONCATENATE(LOWER([.D3]);[.J3])" office:value-type="string" office:string-value="nDocNum" calcext:value-type="string">
            <text:p>nDocNum</text:p>
          </table:table-cell>
          <table:table-cell table:style-name="ce26" table:formula="of:=IF(EXACT([.D3];&quot;N&quot;);0;IF(EXACT([.D3];&quot;C&quot;);&quot;''&quot;;IF(EXACT([.D3];&quot;D&quot;);&quot;{}&quot;;IF(EXACT([.D3];&quot;L&quot;);&quot;.F.&quot;;IF(EXACT([.D3];&quot;M&quot;);&quot;''&quot;;&quot;ERROR&quot;)))))" office:value-type="float" office:value="0" calcext:value-type="float">
            <text:p>0</text:p>
          </table:table-cell>
          <table:table-cell table:style-name="ce23" table:formula="of:=CONCATENATE([.K3];&quot; = &quot;;[.L3])" office:value-type="string" office:string-value="nDocNum = 0" calcext:value-type="string">
            <text:p>nDocNum = 0</text:p>
          </table:table-cell>
          <table:table-cell table:style-name="ce23" table:formula="of:=CONCATENATE(&quot;    &quot;;[.M3])" office:value-type="string" office:string-value="    nDocNum = 0" calcext:value-type="string">
            <text:p><text:s text:c="4"/>nDocNum = 0</text:p>
          </table:table-cell>
          <table:table-cell table:style-name="ce23" table:formula="of:=CONCATENATE(&quot;            .&quot;;[.K3];&quot; = &quot;;[.C3])" office:value-type="string" office:string-value="            .nDocNum = nrodocu" calcext:value-type="string">
            <text:p><text:s text:c="12"/>.nDocNum = nrodocu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string" calcext:value-type="string">
            <text:p>lstpreci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PriceList</text:p>
          </table:table-cell>
          <table:table-cell table:style-name="ce23" table:formula="of:=CONCATENATE(LOWER([.D4]);[.J4])" office:value-type="string" office:string-value="nPriceList" calcext:value-type="string">
            <text:p>nPriceList</text:p>
          </table:table-cell>
          <table:table-cell table:style-name="ce26" table:formula="of:=IF(EXACT([.D4];&quot;N&quot;);0;IF(EXACT([.D4];&quot;C&quot;);&quot;''&quot;;IF(EXACT([.D4];&quot;D&quot;);&quot;{}&quot;;IF(EXACT([.D4];&quot;L&quot;);&quot;.F.&quot;;IF(EXACT([.D4];&quot;M&quot;);&quot;''&quot;;&quot;ERROR&quot;)))))" office:value-type="float" office:value="0" calcext:value-type="float">
            <text:p>0</text:p>
          </table:table-cell>
          <table:table-cell table:style-name="ce23" table:formula="of:=CONCATENATE([.K4];&quot; = &quot;;[.L4])" office:value-type="string" office:string-value="nPriceList = 0" calcext:value-type="string">
            <text:p>nPriceList = 0</text:p>
          </table:table-cell>
          <table:table-cell table:style-name="ce23" table:formula="of:=CONCATENATE(&quot;    &quot;;[.M4])" office:value-type="string" office:string-value="    nPriceList = 0" calcext:value-type="string">
            <text:p><text:s text:c="4"/>nPriceList = 0</text:p>
          </table:table-cell>
          <table:table-cell table:style-name="ce23" table:formula="of:=CONCATENATE(&quot;            .&quot;;[.K4];&quot; = &quot;;[.C4])" office:value-type="string" office:string-value="            .nPriceList = lstprecio" calcext:value-type="string">
            <text:p><text:s text:c="12"/>.nPriceList = lstprecio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string" calcext:value-type="string">
            <text:p>fechadocu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DocDate</text:p>
          </table:table-cell>
          <table:table-cell table:style-name="ce23" table:formula="of:=CONCATENATE(LOWER([.D5]);[.J5])" office:value-type="string" office:string-value="dDocDate" calcext:value-type="string">
            <text:p>dDocDate</text:p>
          </table:table-cell>
          <table:table-cell table:style-name="ce26" table:formula="of:=IF(EXACT([.D5];&quot;N&quot;);0;IF(EXACT([.D5];&quot;C&quot;);&quot;''&quot;;IF(EXACT([.D5];&quot;D&quot;);&quot;{}&quot;;IF(EXACT([.D5];&quot;L&quot;);&quot;.F.&quot;;IF(EXACT([.D5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5];&quot; = &quot;;[.L5])" office:value-type="string" office:string-value="dDocDate = {}" calcext:value-type="string">
            <text:p>dDocDate = {}</text:p>
          </table:table-cell>
          <table:table-cell table:style-name="ce23" table:formula="of:=CONCATENATE(&quot;    &quot;;[.M5])" office:value-type="string" office:string-value="    dDocDate = {}" calcext:value-type="string">
            <text:p><text:s text:c="4"/>dDocDate = {}</text:p>
          </table:table-cell>
          <table:table-cell table:style-name="ce23" table:formula="of:=CONCATENATE(&quot;            .&quot;;[.K5];&quot; = &quot;;[.C5])" office:value-type="string" office:string-value="            .dDocDate = fechadocu" calcext:value-type="string">
            <text:p><text:s text:c="12"/>.dDocDate = fechadocu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horadocu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DocTime</text:p>
          </table:table-cell>
          <table:table-cell table:style-name="ce23" table:formula="of:=CONCATENATE(LOWER([.D6]);[.J6])" office:value-type="string" office:string-value="cDocTime" calcext:value-type="string">
            <text:p>cDocTime</text:p>
          </table:table-cell>
          <table:table-cell table:style-name="ce26" table:formula="of:=IF(EXACT([.D6];&quot;N&quot;);0;IF(EXACT([.D6];&quot;C&quot;);&quot;''&quot;;IF(EXACT([.D6];&quot;D&quot;);&quot;{}&quot;;IF(EXACT([.D6];&quot;L&quot;);&quot;.F.&quot;;IF(EXACT([.D6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6];&quot; = &quot;;[.L6])" office:value-type="string" office:string-value="cDocTime = ''" calcext:value-type="string">
            <text:p>cDocTime = ''</text:p>
          </table:table-cell>
          <table:table-cell table:style-name="ce23" table:formula="of:=CONCATENATE(&quot;    &quot;;[.M6])" office:value-type="string" office:string-value="    cDocTime = ''" calcext:value-type="string">
            <text:p><text:s text:c="4"/>cDocTime = ''</text:p>
          </table:table-cell>
          <table:table-cell table:style-name="ce23" table:formula="of:=CONCATENATE(&quot;            .&quot;;[.K6];&quot; = &quot;;[.C6])" office:value-type="string" office:string-value="            .cDocTime = horadocu" calcext:value-type="string">
            <text:p><text:s text:c="12"/>.cDocTime = horadocu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string" calcext:value-type="string">
            <text:p>serie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WoSerie</text:p>
          </table:table-cell>
          <table:table-cell table:style-name="ce23" table:formula="of:=CONCATENATE(LOWER([.D7]);[.J7])" office:value-type="string" office:string-value="cWoSerie" calcext:value-type="string">
            <text:p>cWoSerie</text:p>
          </table:table-cell>
          <table:table-cell table:style-name="ce26" table:formula="of:=IF(EXACT([.D7];&quot;N&quot;);0;IF(EXACT([.D7];&quot;C&quot;);&quot;''&quot;;IF(EXACT([.D7];&quot;D&quot;);&quot;{}&quot;;IF(EXACT([.D7];&quot;L&quot;);&quot;.F.&quot;;IF(EXACT([.D7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7];&quot; = &quot;;[.L7])" office:value-type="string" office:string-value="cWoSerie = ''" calcext:value-type="string">
            <text:p>cWoSerie = ''</text:p>
          </table:table-cell>
          <table:table-cell table:style-name="ce23" table:formula="of:=CONCATENATE(&quot;    &quot;;[.M7])" office:value-type="string" office:string-value="    cWoSerie = ''" calcext:value-type="string">
            <text:p><text:s text:c="4"/>cWoSerie = ''</text:p>
          </table:table-cell>
          <table:table-cell table:style-name="ce23" table:formula="of:=CONCATENATE(&quot;            .&quot;;[.K7];&quot; = &quot;;[.C7])" office:value-type="string" office:string-value="            .cWoSerie = serie" calcext:value-type="string">
            <text:p><text:s text:c="12"/>.cWoSerie = serie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string" calcext:value-type="string">
            <text:p>nroot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7" calcext:value-type="float">
            <text:p>7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WoNum</text:p>
          </table:table-cell>
          <table:table-cell table:style-name="ce23" table:formula="of:=CONCATENATE(LOWER([.D8]);[.J8])" office:value-type="string" office:string-value="nWoNum" calcext:value-type="string">
            <text:p>nWoNum</text:p>
          </table:table-cell>
          <table:table-cell table:style-name="ce26" table:formula="of:=IF(EXACT([.D8];&quot;N&quot;);0;IF(EXACT([.D8];&quot;C&quot;);&quot;''&quot;;IF(EXACT([.D8];&quot;D&quot;);&quot;{}&quot;;IF(EXACT([.D8];&quot;L&quot;);&quot;.F.&quot;;IF(EXACT([.D8];&quot;M&quot;);&quot;''&quot;;&quot;ERROR&quot;)))))" office:value-type="float" office:value="0" calcext:value-type="float">
            <text:p>0</text:p>
          </table:table-cell>
          <table:table-cell table:style-name="ce23" table:formula="of:=CONCATENATE([.K8];&quot; = &quot;;[.L8])" office:value-type="string" office:string-value="nWoNum = 0" calcext:value-type="string">
            <text:p>nWoNum = 0</text:p>
          </table:table-cell>
          <table:table-cell table:style-name="ce23" table:formula="of:=CONCATENATE(&quot;    &quot;;[.M8])" office:value-type="string" office:string-value="    nWoNum = 0" calcext:value-type="string">
            <text:p><text:s text:c="4"/>nWoNum = 0</text:p>
          </table:table-cell>
          <table:table-cell table:style-name="ce23" table:formula="of:=CONCATENATE(&quot;            .&quot;;[.K8];&quot; = &quot;;[.C8])" office:value-type="string" office:string-value="            .nWoNum = nroot" calcext:value-type="string">
            <text:p><text:s text:c="12"/>.nWoNum = nroot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string" calcext:value-type="string">
            <text:p>moneda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Currency</text:p>
          </table:table-cell>
          <table:table-cell table:style-name="ce23" table:formula="of:=CONCATENATE(LOWER([.D9]);[.J9])" office:value-type="string" office:string-value="nCurrency" calcext:value-type="string">
            <text:p>nCurrency</text:p>
          </table:table-cell>
          <table:table-cell table:style-name="ce26" table:formula="of:=IF(EXACT([.D9];&quot;N&quot;);0;IF(EXACT([.D9];&quot;C&quot;);&quot;''&quot;;IF(EXACT([.D9];&quot;D&quot;);&quot;{}&quot;;IF(EXACT([.D9];&quot;L&quot;);&quot;.F.&quot;;IF(EXACT([.D9];&quot;M&quot;);&quot;''&quot;;&quot;ERROR&quot;)))))" office:value-type="float" office:value="0" calcext:value-type="float">
            <text:p>0</text:p>
          </table:table-cell>
          <table:table-cell table:style-name="ce23" table:formula="of:=CONCATENATE([.K9];&quot; = &quot;;[.L9])" office:value-type="string" office:string-value="nCurrency = 0" calcext:value-type="string">
            <text:p>nCurrency = 0</text:p>
          </table:table-cell>
          <table:table-cell table:style-name="ce23" table:formula="of:=CONCATENATE(&quot;    &quot;;[.M9])" office:value-type="string" office:string-value="    nCurrency = 0" calcext:value-type="string">
            <text:p><text:s text:c="4"/>nCurrency = 0</text:p>
          </table:table-cell>
          <table:table-cell table:style-name="ce23" table:formula="of:=CONCATENATE(&quot;            .&quot;;[.K9];&quot; = &quot;;[.C9])" office:value-type="string" office:string-value="            .nCurrency = moneda" calcext:value-type="string">
            <text:p><text:s text:c="12"/>.nCurrency = moneda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string" calcext:value-type="string">
            <text:p>tipocambi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ExchRate</text:p>
          </table:table-cell>
          <table:table-cell table:style-name="ce23" table:formula="of:=CONCATENATE(LOWER([.D10]);[.J10])" office:value-type="string" office:string-value="nExchRate" calcext:value-type="string">
            <text:p>nExchRate</text:p>
          </table:table-cell>
          <table:table-cell table:style-name="ce26" table:formula="of:=IF(EXACT([.D10];&quot;N&quot;);0;IF(EXACT([.D10];&quot;C&quot;);&quot;''&quot;;IF(EXACT([.D10];&quot;D&quot;);&quot;{}&quot;;IF(EXACT([.D10];&quot;L&quot;);&quot;.F.&quot;;IF(EXACT([.D10];&quot;M&quot;);&quot;''&quot;;&quot;ERROR&quot;)))))" office:value-type="float" office:value="0" calcext:value-type="float">
            <text:p>0</text:p>
          </table:table-cell>
          <table:table-cell table:style-name="ce23" table:formula="of:=CONCATENATE([.K10];&quot; = &quot;;[.L10])" office:value-type="string" office:string-value="nExchRate = 0" calcext:value-type="string">
            <text:p>nExchRate = 0</text:p>
          </table:table-cell>
          <table:table-cell table:style-name="ce23" table:formula="of:=CONCATENATE(&quot;    &quot;;[.M10])" office:value-type="string" office:string-value="    nExchRate = 0" calcext:value-type="string">
            <text:p><text:s text:c="4"/>nExchRate = 0</text:p>
          </table:table-cell>
          <table:table-cell table:style-name="ce23" table:formula="of:=CONCATENATE(&quot;            .&quot;;[.K10];&quot; = &quot;;[.C10])" office:value-type="string" office:string-value="            .nExchRate = tipocambio" calcext:value-type="string">
            <text:p><text:s text:c="12"/>.nExchRate = tipocambio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10" calcext:value-type="float">
            <text:p>10</text:p>
          </table:table-cell>
          <table:table-cell table:style-name="ce3" office:value-type="string" calcext:value-type="string">
            <text:p>qty_cuotas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QtyInstall</text:p>
          </table:table-cell>
          <table:table-cell table:style-name="ce23" table:formula="of:=CONCATENATE(LOWER([.D11]);[.J11])" office:value-type="string" office:string-value="nQtyInstall" calcext:value-type="string">
            <text:p>nQtyInstall</text:p>
          </table:table-cell>
          <table:table-cell table:style-name="ce26" table:formula="of:=IF(EXACT([.D11];&quot;N&quot;);0;IF(EXACT([.D11];&quot;C&quot;);&quot;''&quot;;IF(EXACT([.D11];&quot;D&quot;);&quot;{}&quot;;IF(EXACT([.D11];&quot;L&quot;);&quot;.F.&quot;;IF(EXACT([.D11];&quot;M&quot;);&quot;''&quot;;&quot;ERROR&quot;)))))" office:value-type="float" office:value="0" calcext:value-type="float">
            <text:p>0</text:p>
          </table:table-cell>
          <table:table-cell table:style-name="ce23" table:formula="of:=CONCATENATE([.K11];&quot; = &quot;;[.L11])" office:value-type="string" office:string-value="nQtyInstall = 0" calcext:value-type="string">
            <text:p>nQtyInstall = 0</text:p>
          </table:table-cell>
          <table:table-cell table:style-name="ce23" table:formula="of:=CONCATENATE(&quot;    &quot;;[.M11])" office:value-type="string" office:string-value="    nQtyInstall = 0" calcext:value-type="string">
            <text:p><text:s text:c="4"/>nQtyInstall = 0</text:p>
          </table:table-cell>
          <table:table-cell table:style-name="ce23" table:formula="of:=CONCATENATE(&quot;            .&quot;;[.K11];&quot; = &quot;;[.C11])" office:value-type="string" office:string-value="            .nQtyInstall = qty_cuotas" calcext:value-type="string">
            <text:p><text:s text:c="12"/>.nQtyInstall = qty_cuotas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11" calcext:value-type="float">
            <text:p>11</text:p>
          </table:table-cell>
          <table:table-cell table:style-name="ce3" office:value-type="string" calcext:value-type="string">
            <text:p>id_plaz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PymtTerm</text:p>
          </table:table-cell>
          <table:table-cell table:style-name="ce23" table:formula="of:=CONCATENATE(LOWER([.D12]);[.J12])" office:value-type="string" office:string-value="nPymtTerm" calcext:value-type="string">
            <text:p>nPymtTerm</text:p>
          </table:table-cell>
          <table:table-cell table:style-name="ce26" table:formula="of:=IF(EXACT([.D12];&quot;N&quot;);0;IF(EXACT([.D12];&quot;C&quot;);&quot;''&quot;;IF(EXACT([.D12];&quot;D&quot;);&quot;{}&quot;;IF(EXACT([.D12];&quot;L&quot;);&quot;.F.&quot;;IF(EXACT([.D12];&quot;M&quot;);&quot;''&quot;;&quot;ERROR&quot;)))))" office:value-type="float" office:value="0" calcext:value-type="float">
            <text:p>0</text:p>
          </table:table-cell>
          <table:table-cell table:style-name="ce23" table:formula="of:=CONCATENATE([.K12];&quot; = &quot;;[.L12])" office:value-type="string" office:string-value="nPymtTerm = 0" calcext:value-type="string">
            <text:p>nPymtTerm = 0</text:p>
          </table:table-cell>
          <table:table-cell table:style-name="ce23" table:formula="of:=CONCATENATE(&quot;    &quot;;[.M12])" office:value-type="string" office:string-value="    nPymtTerm = 0" calcext:value-type="string">
            <text:p><text:s text:c="4"/>nPymtTerm = 0</text:p>
          </table:table-cell>
          <table:table-cell table:style-name="ce23" table:formula="of:=CONCATENATE(&quot;            .&quot;;[.K12];&quot; = &quot;;[.C12])" office:value-type="string" office:string-value="            .nPymtTerm = id_plazo" calcext:value-type="string">
            <text:p><text:s text:c="12"/>.nPymtTerm = id_plazo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12" calcext:value-type="float">
            <text:p>12</text:p>
          </table:table-cell>
          <table:table-cell table:style-name="ce3" office:value-type="string" calcext:value-type="string">
            <text:p>nroremi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DelNoteNum</text:p>
          </table:table-cell>
          <table:table-cell table:style-name="ce23" table:formula="of:=CONCATENATE(LOWER([.D13]);[.J13])" office:value-type="string" office:string-value="nDelNoteNum" calcext:value-type="string">
            <text:p>nDelNoteNum</text:p>
          </table:table-cell>
          <table:table-cell table:style-name="ce26" table:formula="of:=IF(EXACT([.D13];&quot;N&quot;);0;IF(EXACT([.D13];&quot;C&quot;);&quot;''&quot;;IF(EXACT([.D13];&quot;D&quot;);&quot;{}&quot;;IF(EXACT([.D13];&quot;L&quot;);&quot;.F.&quot;;IF(EXACT([.D13];&quot;M&quot;);&quot;''&quot;;&quot;ERROR&quot;)))))" office:value-type="float" office:value="0" calcext:value-type="float">
            <text:p>0</text:p>
          </table:table-cell>
          <table:table-cell table:style-name="ce23" table:formula="of:=CONCATENATE([.K13];&quot; = &quot;;[.L13])" office:value-type="string" office:string-value="nDelNoteNum = 0" calcext:value-type="string">
            <text:p>nDelNoteNum = 0</text:p>
          </table:table-cell>
          <table:table-cell table:style-name="ce23" table:formula="of:=CONCATENATE(&quot;    &quot;;[.M13])" office:value-type="string" office:string-value="    nDelNoteNum = 0" calcext:value-type="string">
            <text:p><text:s text:c="4"/>nDelNoteNum = 0</text:p>
          </table:table-cell>
          <table:table-cell table:style-name="ce23" table:formula="of:=CONCATENATE(&quot;            .&quot;;[.K13];&quot; = &quot;;[.C13])" office:value-type="string" office:string-value="            .nDelNoteNum = nroremi" calcext:value-type="string">
            <text:p><text:s text:c="12"/>.nDelNoteNum = nroremi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13" calcext:value-type="float">
            <text:p>13</text:p>
          </table:table-cell>
          <table:table-cell table:style-name="ce3" office:value-type="string" calcext:value-type="string">
            <text:p>fecharemi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DelNoteDat</text:p>
          </table:table-cell>
          <table:table-cell table:style-name="ce23" table:formula="of:=CONCATENATE(LOWER([.D14]);[.J14])" office:value-type="string" office:string-value="dDelNoteDat" calcext:value-type="string">
            <text:p>dDelNoteDat</text:p>
          </table:table-cell>
          <table:table-cell table:style-name="ce26" table:formula="of:=IF(EXACT([.D14];&quot;N&quot;);0;IF(EXACT([.D14];&quot;C&quot;);&quot;''&quot;;IF(EXACT([.D14];&quot;D&quot;);&quot;{}&quot;;IF(EXACT([.D14];&quot;L&quot;);&quot;.F.&quot;;IF(EXACT([.D14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14];&quot; = &quot;;[.L14])" office:value-type="string" office:string-value="dDelNoteDat = {}" calcext:value-type="string">
            <text:p>dDelNoteDat = {}</text:p>
          </table:table-cell>
          <table:table-cell table:style-name="ce23" table:formula="of:=CONCATENATE(&quot;    &quot;;[.M14])" office:value-type="string" office:string-value="    dDelNoteDat = {}" calcext:value-type="string">
            <text:p><text:s text:c="4"/>dDelNoteDat = {}</text:p>
          </table:table-cell>
          <table:table-cell table:style-name="ce23" table:formula="of:=CONCATENATE(&quot;            .&quot;;[.K14];&quot; = &quot;;[.C14])" office:value-type="string" office:string-value="            .dDelNoteDat = fecharemi" calcext:value-type="string">
            <text:p><text:s text:c="12"/>.dDelNoteDat = fecharemi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14" calcext:value-type="float">
            <text:p>14</text:p>
          </table:table-cell>
          <table:table-cell table:style-name="ce3" office:value-type="string" calcext:value-type="string">
            <text:p>cliente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Customer</text:p>
          </table:table-cell>
          <table:table-cell table:style-name="ce23" table:formula="of:=CONCATENATE(LOWER([.D15]);[.J15])" office:value-type="string" office:string-value="nCustomer" calcext:value-type="string">
            <text:p>nCustomer</text:p>
          </table:table-cell>
          <table:table-cell table:style-name="ce26" table:formula="of:=IF(EXACT([.D15];&quot;N&quot;);0;IF(EXACT([.D15];&quot;C&quot;);&quot;''&quot;;IF(EXACT([.D15];&quot;D&quot;);&quot;{}&quot;;IF(EXACT([.D15];&quot;L&quot;);&quot;.F.&quot;;IF(EXACT([.D15];&quot;M&quot;);&quot;''&quot;;&quot;ERROR&quot;)))))" office:value-type="float" office:value="0" calcext:value-type="float">
            <text:p>0</text:p>
          </table:table-cell>
          <table:table-cell table:style-name="ce23" table:formula="of:=CONCATENATE([.K15];&quot; = &quot;;[.L15])" office:value-type="string" office:string-value="nCustomer = 0" calcext:value-type="string">
            <text:p>nCustomer = 0</text:p>
          </table:table-cell>
          <table:table-cell table:style-name="ce23" table:formula="of:=CONCATENATE(&quot;    &quot;;[.M15])" office:value-type="string" office:string-value="    nCustomer = 0" calcext:value-type="string">
            <text:p><text:s text:c="4"/>nCustomer = 0</text:p>
          </table:table-cell>
          <table:table-cell table:style-name="ce23" table:formula="of:=CONCATENATE(&quot;            .&quot;;[.K15];&quot; = &quot;;[.C15])" office:value-type="string" office:string-value="            .nCustomer = cliente" calcext:value-type="string">
            <text:p><text:s text:c="12"/>.nCustomer = cliente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15" calcext:value-type="float">
            <text:p>15</text:p>
          </table:table-cell>
          <table:table-cell table:style-name="ce3" office:value-type="string" calcext:value-type="string">
            <text:p>vendedor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Seller</text:p>
          </table:table-cell>
          <table:table-cell table:style-name="ce23" table:formula="of:=CONCATENATE(LOWER([.D16]);[.J16])" office:value-type="string" office:string-value="nSeller" calcext:value-type="string">
            <text:p>nSeller</text:p>
          </table:table-cell>
          <table:table-cell table:style-name="ce26" table:formula="of:=IF(EXACT([.D16];&quot;N&quot;);0;IF(EXACT([.D16];&quot;C&quot;);&quot;''&quot;;IF(EXACT([.D16];&quot;D&quot;);&quot;{}&quot;;IF(EXACT([.D16];&quot;L&quot;);&quot;.F.&quot;;IF(EXACT([.D16];&quot;M&quot;);&quot;''&quot;;&quot;ERROR&quot;)))))" office:value-type="float" office:value="0" calcext:value-type="float">
            <text:p>0</text:p>
          </table:table-cell>
          <table:table-cell table:style-name="ce23" table:formula="of:=CONCATENATE([.K16];&quot; = &quot;;[.L16])" office:value-type="string" office:string-value="nSeller = 0" calcext:value-type="string">
            <text:p>nSeller = 0</text:p>
          </table:table-cell>
          <table:table-cell table:style-name="ce23" table:formula="of:=CONCATENATE(&quot;    &quot;;[.M16])" office:value-type="string" office:string-value="    nSeller = 0" calcext:value-type="string">
            <text:p><text:s text:c="4"/>nSeller = 0</text:p>
          </table:table-cell>
          <table:table-cell table:style-name="ce23" table:formula="of:=CONCATENATE(&quot;            .&quot;;[.K16];&quot; = &quot;;[.C16])" office:value-type="string" office:string-value="            .nSeller = vendedor" calcext:value-type="string">
            <text:p><text:s text:c="12"/>.nSeller = vendedor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16" calcext:value-type="float">
            <text:p>16</text:p>
          </table:table-cell>
          <table:table-cell table:style-name="ce3" office:value-type="string" calcext:value-type="string">
            <text:p>comision_1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Commissio1</text:p>
          </table:table-cell>
          <table:table-cell table:style-name="ce23" table:formula="of:=CONCATENATE(LOWER([.D17]);[.J17])" office:value-type="string" office:string-value="nCommissio1" calcext:value-type="string">
            <text:p>nCommissio1</text:p>
          </table:table-cell>
          <table:table-cell table:style-name="ce26" table:formula="of:=IF(EXACT([.D17];&quot;N&quot;);0;IF(EXACT([.D17];&quot;C&quot;);&quot;''&quot;;IF(EXACT([.D17];&quot;D&quot;);&quot;{}&quot;;IF(EXACT([.D17];&quot;L&quot;);&quot;.F.&quot;;IF(EXACT([.D17];&quot;M&quot;);&quot;''&quot;;&quot;ERROR&quot;)))))" office:value-type="float" office:value="0" calcext:value-type="float">
            <text:p>0</text:p>
          </table:table-cell>
          <table:table-cell table:style-name="ce23" table:formula="of:=CONCATENATE([.K17];&quot; = &quot;;[.L17])" office:value-type="string" office:string-value="nCommissio1 = 0" calcext:value-type="string">
            <text:p>nCommissio1 = 0</text:p>
          </table:table-cell>
          <table:table-cell table:style-name="ce23" table:formula="of:=CONCATENATE(&quot;    &quot;;[.M17])" office:value-type="string" office:string-value="    nCommissio1 = 0" calcext:value-type="string">
            <text:p><text:s text:c="4"/>nCommissio1 = 0</text:p>
          </table:table-cell>
          <table:table-cell table:style-name="ce23" table:formula="of:=CONCATENATE(&quot;            .&quot;;[.K17];&quot; = &quot;;[.C17])" office:value-type="string" office:string-value="            .nCommissio1 = comision_1" calcext:value-type="string">
            <text:p><text:s text:c="12"/>.nCommissio1 = comision_1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17" calcext:value-type="float">
            <text:p>17</text:p>
          </table:table-cell>
          <table:table-cell table:style-name="ce3" office:value-type="string" calcext:value-type="string">
            <text:p>comision_2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Commissio2</text:p>
          </table:table-cell>
          <table:table-cell table:style-name="ce23" table:formula="of:=CONCATENATE(LOWER([.D18]);[.J18])" office:value-type="string" office:string-value="nCommissio2" calcext:value-type="string">
            <text:p>nCommissio2</text:p>
          </table:table-cell>
          <table:table-cell table:style-name="ce26" table:formula="of:=IF(EXACT([.D18];&quot;N&quot;);0;IF(EXACT([.D18];&quot;C&quot;);&quot;''&quot;;IF(EXACT([.D18];&quot;D&quot;);&quot;{}&quot;;IF(EXACT([.D18];&quot;L&quot;);&quot;.F.&quot;;IF(EXACT([.D18];&quot;M&quot;);&quot;''&quot;;&quot;ERROR&quot;)))))" office:value-type="float" office:value="0" calcext:value-type="float">
            <text:p>0</text:p>
          </table:table-cell>
          <table:table-cell table:style-name="ce23" table:formula="of:=CONCATENATE([.K18];&quot; = &quot;;[.L18])" office:value-type="string" office:string-value="nCommissio2 = 0" calcext:value-type="string">
            <text:p>nCommissio2 = 0</text:p>
          </table:table-cell>
          <table:table-cell table:style-name="ce23" table:formula="of:=CONCATENATE(&quot;    &quot;;[.M18])" office:value-type="string" office:string-value="    nCommissio2 = 0" calcext:value-type="string">
            <text:p><text:s text:c="4"/>nCommissio2 = 0</text:p>
          </table:table-cell>
          <table:table-cell table:style-name="ce23" table:formula="of:=CONCATENATE(&quot;            .&quot;;[.K18];&quot; = &quot;;[.C18])" office:value-type="string" office:string-value="            .nCommissio2 = comision_2" calcext:value-type="string">
            <text:p><text:s text:c="12"/>.nCommissio2 = comision_2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18" calcext:value-type="float">
            <text:p>18</text:p>
          </table:table-cell>
          <table:table-cell table:style-name="ce3" office:value-type="string" calcext:value-type="string">
            <text:p>comision_3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Commissio3</text:p>
          </table:table-cell>
          <table:table-cell table:style-name="ce23" table:formula="of:=CONCATENATE(LOWER([.D19]);[.J19])" office:value-type="string" office:string-value="nCommissio3" calcext:value-type="string">
            <text:p>nCommissio3</text:p>
          </table:table-cell>
          <table:table-cell table:style-name="ce26" table:formula="of:=IF(EXACT([.D19];&quot;N&quot;);0;IF(EXACT([.D19];&quot;C&quot;);&quot;''&quot;;IF(EXACT([.D19];&quot;D&quot;);&quot;{}&quot;;IF(EXACT([.D19];&quot;L&quot;);&quot;.F.&quot;;IF(EXACT([.D19];&quot;M&quot;);&quot;''&quot;;&quot;ERROR&quot;)))))" office:value-type="float" office:value="0" calcext:value-type="float">
            <text:p>0</text:p>
          </table:table-cell>
          <table:table-cell table:style-name="ce23" table:formula="of:=CONCATENATE([.K19];&quot; = &quot;;[.L19])" office:value-type="string" office:string-value="nCommissio3 = 0" calcext:value-type="string">
            <text:p>nCommissio3 = 0</text:p>
          </table:table-cell>
          <table:table-cell table:style-name="ce23" table:formula="of:=CONCATENATE(&quot;    &quot;;[.M19])" office:value-type="string" office:string-value="    nCommissio3 = 0" calcext:value-type="string">
            <text:p><text:s text:c="4"/>nCommissio3 = 0</text:p>
          </table:table-cell>
          <table:table-cell table:style-name="ce23" table:formula="of:=CONCATENATE(&quot;            .&quot;;[.K19];&quot; = &quot;;[.C19])" office:value-type="string" office:string-value="            .nCommissio3 = comision_3" calcext:value-type="string">
            <text:p><text:s text:c="12"/>.nCommissio3 = comision_3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19" calcext:value-type="float">
            <text:p>19</text:p>
          </table:table-cell>
          <table:table-cell table:style-name="ce3" office:value-type="string" calcext:value-type="string">
            <text:p>porcdesc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DiscPct</text:p>
          </table:table-cell>
          <table:table-cell table:style-name="ce23" table:formula="of:=CONCATENATE(LOWER([.D20]);[.J20])" office:value-type="string" office:string-value="nDiscPct" calcext:value-type="string">
            <text:p>nDiscPct</text:p>
          </table:table-cell>
          <table:table-cell table:style-name="ce26" table:formula="of:=IF(EXACT([.D20];&quot;N&quot;);0;IF(EXACT([.D20];&quot;C&quot;);&quot;''&quot;;IF(EXACT([.D20];&quot;D&quot;);&quot;{}&quot;;IF(EXACT([.D20];&quot;L&quot;);&quot;.F.&quot;;IF(EXACT([.D20];&quot;M&quot;);&quot;''&quot;;&quot;ERROR&quot;)))))" office:value-type="float" office:value="0" calcext:value-type="float">
            <text:p>0</text:p>
          </table:table-cell>
          <table:table-cell table:style-name="ce23" table:formula="of:=CONCATENATE([.K20];&quot; = &quot;;[.L20])" office:value-type="string" office:string-value="nDiscPct = 0" calcext:value-type="string">
            <text:p>nDiscPct = 0</text:p>
          </table:table-cell>
          <table:table-cell table:style-name="ce23" table:formula="of:=CONCATENATE(&quot;    &quot;;[.M20])" office:value-type="string" office:string-value="    nDiscPct = 0" calcext:value-type="string">
            <text:p><text:s text:c="4"/>nDiscPct = 0</text:p>
          </table:table-cell>
          <table:table-cell table:style-name="ce23" table:formula="of:=CONCATENATE(&quot;            .&quot;;[.K20];&quot; = &quot;;[.C20])" office:value-type="string" office:string-value="            .nDiscPct = porcdesc" calcext:value-type="string">
            <text:p><text:s text:c="12"/>.nDiscPct = porcdesc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20" calcext:value-type="float">
            <text:p>20</text:p>
          </table:table-cell>
          <table:table-cell table:style-name="ce3" office:value-type="string" calcext:value-type="string">
            <text:p>importdesc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DiscAmt</text:p>
          </table:table-cell>
          <table:table-cell table:style-name="ce23" table:formula="of:=CONCATENATE(LOWER([.D21]);[.J21])" office:value-type="string" office:string-value="nDiscAmt" calcext:value-type="string">
            <text:p>nDiscAmt</text:p>
          </table:table-cell>
          <table:table-cell table:style-name="ce26" table:formula="of:=IF(EXACT([.D21];&quot;N&quot;);0;IF(EXACT([.D21];&quot;C&quot;);&quot;''&quot;;IF(EXACT([.D21];&quot;D&quot;);&quot;{}&quot;;IF(EXACT([.D21];&quot;L&quot;);&quot;.F.&quot;;IF(EXACT([.D21];&quot;M&quot;);&quot;''&quot;;&quot;ERROR&quot;)))))" office:value-type="float" office:value="0" calcext:value-type="float">
            <text:p>0</text:p>
          </table:table-cell>
          <table:table-cell table:style-name="ce23" table:formula="of:=CONCATENATE([.K21];&quot; = &quot;;[.L21])" office:value-type="string" office:string-value="nDiscAmt = 0" calcext:value-type="string">
            <text:p>nDiscAmt = 0</text:p>
          </table:table-cell>
          <table:table-cell table:style-name="ce23" table:formula="of:=CONCATENATE(&quot;    &quot;;[.M21])" office:value-type="string" office:string-value="    nDiscAmt = 0" calcext:value-type="string">
            <text:p><text:s text:c="4"/>nDiscAmt = 0</text:p>
          </table:table-cell>
          <table:table-cell table:style-name="ce23" table:formula="of:=CONCATENATE(&quot;            .&quot;;[.K21];&quot; = &quot;;[.C21])" office:value-type="string" office:string-value="            .nDiscAmt = importdesc" calcext:value-type="string">
            <text:p><text:s text:c="12"/>.nDiscAmt = importdesc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21" calcext:value-type="float">
            <text:p>21</text:p>
          </table:table-cell>
          <table:table-cell table:style-name="ce3" office:value-type="string" calcext:value-type="string">
            <text:p>descuent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Discount</text:p>
          </table:table-cell>
          <table:table-cell table:style-name="ce23" table:formula="of:=CONCATENATE(LOWER([.D22]);[.J22])" office:value-type="string" office:string-value="nDiscount" calcext:value-type="string">
            <text:p>nDiscount</text:p>
          </table:table-cell>
          <table:table-cell table:style-name="ce26" table:formula="of:=IF(EXACT([.D22];&quot;N&quot;);0;IF(EXACT([.D22];&quot;C&quot;);&quot;''&quot;;IF(EXACT([.D22];&quot;D&quot;);&quot;{}&quot;;IF(EXACT([.D22];&quot;L&quot;);&quot;.F.&quot;;IF(EXACT([.D22];&quot;M&quot;);&quot;''&quot;;&quot;ERROR&quot;)))))" office:value-type="float" office:value="0" calcext:value-type="float">
            <text:p>0</text:p>
          </table:table-cell>
          <table:table-cell table:style-name="ce23" table:formula="of:=CONCATENATE([.K22];&quot; = &quot;;[.L22])" office:value-type="string" office:string-value="nDiscount = 0" calcext:value-type="string">
            <text:p>nDiscount = 0</text:p>
          </table:table-cell>
          <table:table-cell table:style-name="ce23" table:formula="of:=CONCATENATE(&quot;    &quot;;[.M22])" office:value-type="string" office:string-value="    nDiscount = 0" calcext:value-type="string">
            <text:p><text:s text:c="4"/>nDiscount = 0</text:p>
          </table:table-cell>
          <table:table-cell table:style-name="ce23" table:formula="of:=CONCATENATE(&quot;            .&quot;;[.K22];&quot; = &quot;;[.C22])" office:value-type="string" office:string-value="            .nDiscount = descuento" calcext:value-type="string">
            <text:p><text:s text:c="12"/>.nDiscount = descuento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22" calcext:value-type="float">
            <text:p>22</text:p>
          </table:table-cell>
          <table:table-cell table:style-name="ce3" office:value-type="string" calcext:value-type="string">
            <text:p>impreso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Printed</text:p>
          </table:table-cell>
          <table:table-cell table:style-name="ce23" table:formula="of:=CONCATENATE(LOWER([.D23]);[.J23])" office:value-type="string" office:string-value="lPrinted" calcext:value-type="string">
            <text:p>lPrinted</text:p>
          </table:table-cell>
          <table:table-cell table:style-name="ce26" table:formula="of:=IF(EXACT([.D23];&quot;N&quot;);0;IF(EXACT([.D23];&quot;C&quot;);&quot;''&quot;;IF(EXACT([.D23];&quot;D&quot;);&quot;{}&quot;;IF(EXACT([.D23];&quot;L&quot;);&quot;.F.&quot;;IF(EXACT([.D23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23];&quot; = &quot;;[.L23])" office:value-type="string" office:string-value="lPrinted = .F." calcext:value-type="string">
            <text:p>lPrinted = .F.</text:p>
          </table:table-cell>
          <table:table-cell table:style-name="ce23" table:formula="of:=CONCATENATE(&quot;    &quot;;[.M23])" office:value-type="string" office:string-value="    lPrinted = .F." calcext:value-type="string">
            <text:p><text:s text:c="4"/>lPrinted = .F.</text:p>
          </table:table-cell>
          <table:table-cell table:style-name="ce23" table:formula="of:=CONCATENATE(&quot;            .&quot;;[.K23];&quot; = &quot;;[.C23])" office:value-type="string" office:string-value="            .lPrinted = impreso" calcext:value-type="string">
            <text:p><text:s text:c="12"/>.lPrinted = impreso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23" calcext:value-type="float">
            <text:p>23</text:p>
          </table:table-cell>
          <table:table-cell table:style-name="ce3" office:value-type="string" calcext:value-type="string">
            <text:p>fechaanu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CancelDate</text:p>
          </table:table-cell>
          <table:table-cell table:style-name="ce23" table:formula="of:=CONCATENATE(LOWER([.D24]);[.J24])" office:value-type="string" office:string-value="dCancelDate" calcext:value-type="string">
            <text:p>dCancelDate</text:p>
          </table:table-cell>
          <table:table-cell table:style-name="ce26" table:formula="of:=IF(EXACT([.D24];&quot;N&quot;);0;IF(EXACT([.D24];&quot;C&quot;);&quot;''&quot;;IF(EXACT([.D24];&quot;D&quot;);&quot;{}&quot;;IF(EXACT([.D24];&quot;L&quot;);&quot;.F.&quot;;IF(EXACT([.D24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24];&quot; = &quot;;[.L24])" office:value-type="string" office:string-value="dCancelDate = {}" calcext:value-type="string">
            <text:p>dCancelDate = {}</text:p>
          </table:table-cell>
          <table:table-cell table:style-name="ce23" table:formula="of:=CONCATENATE(&quot;    &quot;;[.M24])" office:value-type="string" office:string-value="    dCancelDate = {}" calcext:value-type="string">
            <text:p><text:s text:c="4"/>dCancelDate = {}</text:p>
          </table:table-cell>
          <table:table-cell table:style-name="ce23" table:formula="of:=CONCATENATE(&quot;            .&quot;;[.K24];&quot; = &quot;;[.C24])" office:value-type="string" office:string-value="            .dCancelDate = fechaanu" calcext:value-type="string">
            <text:p><text:s text:c="12"/>.dCancelDate = fechaanu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24" calcext:value-type="float">
            <text:p>24</text:p>
          </table:table-cell>
          <table:table-cell table:style-name="ce3" office:value-type="string" calcext:value-type="string">
            <text:p>anulado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Canceled</text:p>
          </table:table-cell>
          <table:table-cell table:style-name="ce23" table:formula="of:=CONCATENATE(LOWER([.D25]);[.J25])" office:value-type="string" office:string-value="lCanceled" calcext:value-type="string">
            <text:p>lCanceled</text:p>
          </table:table-cell>
          <table:table-cell table:style-name="ce26" table:formula="of:=IF(EXACT([.D25];&quot;N&quot;);0;IF(EXACT([.D25];&quot;C&quot;);&quot;''&quot;;IF(EXACT([.D25];&quot;D&quot;);&quot;{}&quot;;IF(EXACT([.D25];&quot;L&quot;);&quot;.F.&quot;;IF(EXACT([.D25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25];&quot; = &quot;;[.L25])" office:value-type="string" office:string-value="lCanceled = .F." calcext:value-type="string">
            <text:p>lCanceled = .F.</text:p>
          </table:table-cell>
          <table:table-cell table:style-name="ce23" table:formula="of:=CONCATENATE(&quot;    &quot;;[.M25])" office:value-type="string" office:string-value="    lCanceled = .F." calcext:value-type="string">
            <text:p><text:s text:c="4"/>lCanceled = .F.</text:p>
          </table:table-cell>
          <table:table-cell table:style-name="ce23" table:formula="of:=CONCATENATE(&quot;            .&quot;;[.K25];&quot; = &quot;;[.C25])" office:value-type="string" office:string-value="            .lCanceled = anulado" calcext:value-type="string">
            <text:p><text:s text:c="12"/>.lCanceled = anulado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25" calcext:value-type="float">
            <text:p>25</text:p>
          </table:table-cell>
          <table:table-cell table:style-name="ce3" office:value-type="string" calcext:value-type="string">
            <text:p>monto_fact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InvoiceAmt</text:p>
          </table:table-cell>
          <table:table-cell table:style-name="ce23" table:formula="of:=CONCATENATE(LOWER([.D26]);[.J26])" office:value-type="string" office:string-value="nInvoiceAmt" calcext:value-type="string">
            <text:p>nInvoiceAmt</text:p>
          </table:table-cell>
          <table:table-cell table:style-name="ce26" table:formula="of:=IF(EXACT([.D26];&quot;N&quot;);0;IF(EXACT([.D26];&quot;C&quot;);&quot;''&quot;;IF(EXACT([.D26];&quot;D&quot;);&quot;{}&quot;;IF(EXACT([.D26];&quot;L&quot;);&quot;.F.&quot;;IF(EXACT([.D26];&quot;M&quot;);&quot;''&quot;;&quot;ERROR&quot;)))))" office:value-type="float" office:value="0" calcext:value-type="float">
            <text:p>0</text:p>
          </table:table-cell>
          <table:table-cell table:style-name="ce23" table:formula="of:=CONCATENATE([.K26];&quot; = &quot;;[.L26])" office:value-type="string" office:string-value="nInvoiceAmt = 0" calcext:value-type="string">
            <text:p>nInvoiceAmt = 0</text:p>
          </table:table-cell>
          <table:table-cell table:style-name="ce23" table:formula="of:=CONCATENATE(&quot;    &quot;;[.M26])" office:value-type="string" office:string-value="    nInvoiceAmt = 0" calcext:value-type="string">
            <text:p><text:s text:c="4"/>nInvoiceAmt = 0</text:p>
          </table:table-cell>
          <table:table-cell table:style-name="ce23" table:formula="of:=CONCATENATE(&quot;            .&quot;;[.K26];&quot; = &quot;;[.C26])" office:value-type="string" office:string-value="            .nInvoiceAmt = monto_fact" calcext:value-type="string">
            <text:p><text:s text:c="12"/>.nInvoiceAmt = monto_fact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26" calcext:value-type="float">
            <text:p>26</text:p>
          </table:table-cell>
          <table:table-cell table:style-name="ce3" office:value-type="string" calcext:value-type="string">
            <text:p>monto_cobr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ChargedAmt</text:p>
          </table:table-cell>
          <table:table-cell table:style-name="ce23" table:formula="of:=CONCATENATE(LOWER([.D27]);[.J27])" office:value-type="string" office:string-value="nChargedAmt" calcext:value-type="string">
            <text:p>nChargedAmt</text:p>
          </table:table-cell>
          <table:table-cell table:style-name="ce26" table:formula="of:=IF(EXACT([.D27];&quot;N&quot;);0;IF(EXACT([.D27];&quot;C&quot;);&quot;''&quot;;IF(EXACT([.D27];&quot;D&quot;);&quot;{}&quot;;IF(EXACT([.D27];&quot;L&quot;);&quot;.F.&quot;;IF(EXACT([.D27];&quot;M&quot;);&quot;''&quot;;&quot;ERROR&quot;)))))" office:value-type="float" office:value="0" calcext:value-type="float">
            <text:p>0</text:p>
          </table:table-cell>
          <table:table-cell table:style-name="ce23" table:formula="of:=CONCATENATE([.K27];&quot; = &quot;;[.L27])" office:value-type="string" office:string-value="nChargedAmt = 0" calcext:value-type="string">
            <text:p>nChargedAmt = 0</text:p>
          </table:table-cell>
          <table:table-cell table:style-name="ce23" table:formula="of:=CONCATENATE(&quot;    &quot;;[.M27])" office:value-type="string" office:string-value="    nChargedAmt = 0" calcext:value-type="string">
            <text:p><text:s text:c="4"/>nChargedAmt = 0</text:p>
          </table:table-cell>
          <table:table-cell table:style-name="ce23" table:formula="of:=CONCATENATE(&quot;            .&quot;;[.K27];&quot; = &quot;;[.C27])" office:value-type="string" office:string-value="            .nChargedAmt = monto_cobr" calcext:value-type="string">
            <text:p><text:s text:c="12"/>.nChargedAmt = monto_cobr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27" calcext:value-type="float">
            <text:p>27</text:p>
          </table:table-cell>
          <table:table-cell table:style-name="ce3" office:value-type="string" calcext:value-type="string">
            <text:p>monto_ndeb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DebMemoAmt</text:p>
          </table:table-cell>
          <table:table-cell table:style-name="ce23" table:formula="of:=CONCATENATE(LOWER([.D28]);[.J28])" office:value-type="string" office:string-value="nDebMemoAmt" calcext:value-type="string">
            <text:p>nDebMemoAmt</text:p>
          </table:table-cell>
          <table:table-cell table:style-name="ce26" table:formula="of:=IF(EXACT([.D28];&quot;N&quot;);0;IF(EXACT([.D28];&quot;C&quot;);&quot;''&quot;;IF(EXACT([.D28];&quot;D&quot;);&quot;{}&quot;;IF(EXACT([.D28];&quot;L&quot;);&quot;.F.&quot;;IF(EXACT([.D28];&quot;M&quot;);&quot;''&quot;;&quot;ERROR&quot;)))))" office:value-type="float" office:value="0" calcext:value-type="float">
            <text:p>0</text:p>
          </table:table-cell>
          <table:table-cell table:style-name="ce23" table:formula="of:=CONCATENATE([.K28];&quot; = &quot;;[.L28])" office:value-type="string" office:string-value="nDebMemoAmt = 0" calcext:value-type="string">
            <text:p>nDebMemoAmt = 0</text:p>
          </table:table-cell>
          <table:table-cell table:style-name="ce23" table:formula="of:=CONCATENATE(&quot;    &quot;;[.M28])" office:value-type="string" office:string-value="    nDebMemoAmt = 0" calcext:value-type="string">
            <text:p><text:s text:c="4"/>nDebMemoAmt = 0</text:p>
          </table:table-cell>
          <table:table-cell table:style-name="ce23" table:formula="of:=CONCATENATE(&quot;            .&quot;;[.K28];&quot; = &quot;;[.C28])" office:value-type="string" office:string-value="            .nDebMemoAmt = monto_ndeb" calcext:value-type="string">
            <text:p><text:s text:c="12"/>.nDebMemoAmt = monto_ndeb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28" calcext:value-type="float">
            <text:p>28</text:p>
          </table:table-cell>
          <table:table-cell table:style-name="ce3" office:value-type="string" calcext:value-type="string">
            <text:p>monto_ncre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CreMemoAmt</text:p>
          </table:table-cell>
          <table:table-cell table:style-name="ce23" table:formula="of:=CONCATENATE(LOWER([.D29]);[.J29])" office:value-type="string" office:string-value="nCreMemoAmt" calcext:value-type="string">
            <text:p>nCreMemoAmt</text:p>
          </table:table-cell>
          <table:table-cell table:style-name="ce26" table:formula="of:=IF(EXACT([.D29];&quot;N&quot;);0;IF(EXACT([.D29];&quot;C&quot;);&quot;''&quot;;IF(EXACT([.D29];&quot;D&quot;);&quot;{}&quot;;IF(EXACT([.D29];&quot;L&quot;);&quot;.F.&quot;;IF(EXACT([.D29];&quot;M&quot;);&quot;''&quot;;&quot;ERROR&quot;)))))" office:value-type="float" office:value="0" calcext:value-type="float">
            <text:p>0</text:p>
          </table:table-cell>
          <table:table-cell table:style-name="ce23" table:formula="of:=CONCATENATE([.K29];&quot; = &quot;;[.L29])" office:value-type="string" office:string-value="nCreMemoAmt = 0" calcext:value-type="string">
            <text:p>nCreMemoAmt = 0</text:p>
          </table:table-cell>
          <table:table-cell table:style-name="ce23" table:formula="of:=CONCATENATE(&quot;    &quot;;[.M29])" office:value-type="string" office:string-value="    nCreMemoAmt = 0" calcext:value-type="string">
            <text:p><text:s text:c="4"/>nCreMemoAmt = 0</text:p>
          </table:table-cell>
          <table:table-cell table:style-name="ce23" table:formula="of:=CONCATENATE(&quot;            .&quot;;[.K29];&quot; = &quot;;[.C29])" office:value-type="string" office:string-value="            .nCreMemoAmt = monto_ncre" calcext:value-type="string">
            <text:p><text:s text:c="12"/>.nCreMemoAmt = monto_ncre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29" calcext:value-type="float">
            <text:p>29</text:p>
          </table:table-cell>
          <table:table-cell table:style-name="ce3" office:value-type="string" calcext:value-type="string">
            <text:p>consignaci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Consignmen</text:p>
          </table:table-cell>
          <table:table-cell table:style-name="ce23" table:formula="of:=CONCATENATE(LOWER([.D30]);[.J30])" office:value-type="string" office:string-value="lConsignmen" calcext:value-type="string">
            <text:p>lConsignmen</text:p>
          </table:table-cell>
          <table:table-cell table:style-name="ce26" table:formula="of:=IF(EXACT([.D30];&quot;N&quot;);0;IF(EXACT([.D30];&quot;C&quot;);&quot;''&quot;;IF(EXACT([.D30];&quot;D&quot;);&quot;{}&quot;;IF(EXACT([.D30];&quot;L&quot;);&quot;.F.&quot;;IF(EXACT([.D30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30];&quot; = &quot;;[.L30])" office:value-type="string" office:string-value="lConsignmen = .F." calcext:value-type="string">
            <text:p>lConsignmen = .F.</text:p>
          </table:table-cell>
          <table:table-cell table:style-name="ce23" table:formula="of:=CONCATENATE(&quot;    &quot;;[.M30])" office:value-type="string" office:string-value="    lConsignmen = .F." calcext:value-type="string">
            <text:p><text:s text:c="4"/>lConsignmen = .F.</text:p>
          </table:table-cell>
          <table:table-cell table:style-name="ce23" table:formula="of:=CONCATENATE(&quot;            .&quot;;[.K30];&quot; = &quot;;[.C30])" office:value-type="string" office:string-value="            .lConsignmen = consignaci" calcext:value-type="string">
            <text:p><text:s text:c="12"/>.lConsignmen = consignaci</text:p>
          </table:table-cell>
        </table:table-row>
        <table:table-row table:style-name="ro1">
          <table:table-cell table:style-name="ce3" office:value-type="string" calcext:value-type="string">
            <text:p>cabevent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string" calcext:value-type="string">
            <text:p>id_local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</text:p>
          </table:table-cell>
          <table:table-cell table:style-name="ce3" office:value-type="string" calcext:value-type="string">
            <text:p>Branch</text:p>
          </table:table-cell>
          <table:table-cell table:style-name="ce23" table:formula="of:=CONCATENATE(LOWER([.D31]);[.J31])" office:value-type="string" office:string-value="nBranch" calcext:value-type="string">
            <text:p>nBranch</text:p>
          </table:table-cell>
          <table:table-cell table:style-name="ce26" table:formula="of:=IF(EXACT([.D31];&quot;N&quot;);0;IF(EXACT([.D31];&quot;C&quot;);&quot;''&quot;;IF(EXACT([.D31];&quot;D&quot;);&quot;{}&quot;;IF(EXACT([.D31];&quot;L&quot;);&quot;.F.&quot;;IF(EXACT([.D31];&quot;M&quot;);&quot;''&quot;;&quot;ERROR&quot;)))))" office:value-type="float" office:value="0" calcext:value-type="float">
            <text:p>0</text:p>
          </table:table-cell>
          <table:table-cell table:style-name="ce23" table:formula="of:=CONCATENATE([.K31];&quot; = &quot;;[.L31])" office:value-type="string" office:string-value="nBranch = 0" calcext:value-type="string">
            <text:p>nBranch = 0</text:p>
          </table:table-cell>
          <table:table-cell table:style-name="ce23" table:formula="of:=CONCATENATE(&quot;    &quot;;[.M31])" office:value-type="string" office:string-value="    nBranch = 0" calcext:value-type="string">
            <text:p><text:s text:c="4"/>nBranch = 0</text:p>
          </table:table-cell>
          <table:table-cell table:style-name="ce23" table:formula="of:=CONCATENATE(&quot;            .&quot;;[.K31];&quot; = &quot;;[.C31])" office:value-type="string" office:string-value="            .nBranch = id_local" calcext:value-type="string">
            <text:p><text:s text:c="12"/>.nBranch = id_local</text:p>
          </table:table-cell>
        </table:table-row>
        <table:table-row table:style-name="ro1">
          <table:table-cell table:style-name="ce3"/>
          <table:table-cell table:style-name="ce14"/>
          <table:table-cell table:style-name="ce3"/>
          <table:table-cell table:style-name="ce14" table:number-columns-repeated="4"/>
          <table:table-cell table:style-name="ce30"/>
          <table:table-cell table:style-name="ce14"/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detavent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string" calcext:value-type="string">
            <text:p>tipodocu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/>
          <table:table-cell table:style-name="ce14" office:value-type="string" calcext:value-type="string">
            <text:p>sale_detail</text:p>
          </table:table-cell>
          <table:table-cell table:style-name="ce3" office:value-type="string" calcext:value-type="string">
            <text:p>DocType</text:p>
          </table:table-cell>
          <table:table-cell table:style-name="ce23" table:formula="of:=CONCATENATE(LOWER([.D33]);[.J33])" office:value-type="string" office:string-value="nDocType" calcext:value-type="string">
            <text:p>nDocType</text:p>
          </table:table-cell>
          <table:table-cell table:style-name="ce26" table:formula="of:=IF(EXACT([.D33];&quot;N&quot;);0;IF(EXACT([.D33];&quot;C&quot;);&quot;''&quot;;IF(EXACT([.D33];&quot;D&quot;);&quot;{}&quot;;IF(EXACT([.D33];&quot;L&quot;);&quot;.F.&quot;;IF(EXACT([.D33];&quot;M&quot;);&quot;''&quot;;&quot;ERROR&quot;)))))" office:value-type="float" office:value="0" calcext:value-type="float">
            <text:p>0</text:p>
          </table:table-cell>
          <table:table-cell table:style-name="ce23" table:formula="of:=CONCATENATE([.K33];&quot; = &quot;;[.L33])" office:value-type="string" office:string-value="nDocType = 0" calcext:value-type="string">
            <text:p>nDocType = 0</text:p>
          </table:table-cell>
          <table:table-cell table:style-name="ce23" table:formula="of:=CONCATENATE(&quot;    &quot;;[.M33])" office:value-type="string" office:string-value="    nDocType = 0" calcext:value-type="string">
            <text:p><text:s text:c="4"/>nDocType = 0</text:p>
          </table:table-cell>
          <table:table-cell table:style-name="ce23" table:formula="of:=CONCATENATE(&quot;            .&quot;;[.K33];&quot; = &quot;;[.C33])" office:value-type="string" office:string-value="            .nDocType = tipodocu" calcext:value-type="string">
            <text:p><text:s text:c="12"/>.nDocType = tipodocu</text:p>
          </table:table-cell>
        </table:table-row>
        <table:table-row table:style-name="ro1">
          <table:table-cell table:style-name="ce3" office:value-type="string" calcext:value-type="string">
            <text:p>detavent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string" calcext:value-type="string">
            <text:p>nrodocu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/>
          <table:table-cell table:style-name="ce14" office:value-type="string" calcext:value-type="string">
            <text:p>sale_detail</text:p>
          </table:table-cell>
          <table:table-cell table:style-name="ce3" office:value-type="string" calcext:value-type="string">
            <text:p>DocNum</text:p>
          </table:table-cell>
          <table:table-cell table:style-name="ce23" table:formula="of:=CONCATENATE(LOWER([.D34]);[.J34])" office:value-type="string" office:string-value="nDocNum" calcext:value-type="string">
            <text:p>nDocNum</text:p>
          </table:table-cell>
          <table:table-cell table:style-name="ce26" table:formula="of:=IF(EXACT([.D34];&quot;N&quot;);0;IF(EXACT([.D34];&quot;C&quot;);&quot;''&quot;;IF(EXACT([.D34];&quot;D&quot;);&quot;{}&quot;;IF(EXACT([.D34];&quot;L&quot;);&quot;.F.&quot;;IF(EXACT([.D34];&quot;M&quot;);&quot;''&quot;;&quot;ERROR&quot;)))))" office:value-type="float" office:value="0" calcext:value-type="float">
            <text:p>0</text:p>
          </table:table-cell>
          <table:table-cell table:style-name="ce23" table:formula="of:=CONCATENATE([.K34];&quot; = &quot;;[.L34])" office:value-type="string" office:string-value="nDocNum = 0" calcext:value-type="string">
            <text:p>nDocNum = 0</text:p>
          </table:table-cell>
          <table:table-cell table:style-name="ce23" table:formula="of:=CONCATENATE(&quot;    &quot;;[.M34])" office:value-type="string" office:string-value="    nDocNum = 0" calcext:value-type="string">
            <text:p><text:s text:c="4"/>nDocNum = 0</text:p>
          </table:table-cell>
          <table:table-cell table:style-name="ce23" table:formula="of:=CONCATENATE(&quot;            .&quot;;[.K34];&quot; = &quot;;[.C34])" office:value-type="string" office:string-value="            .nDocNum = nrodocu" calcext:value-type="string">
            <text:p><text:s text:c="12"/>.nDocNum = nrodocu</text:p>
          </table:table-cell>
        </table:table-row>
        <table:table-row table:style-name="ro1">
          <table:table-cell table:style-name="ce3" office:value-type="string" calcext:value-type="string">
            <text:p>detavent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string" calcext:value-type="string">
            <text:p>articulo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15" calcext:value-type="float">
            <text:p>15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_detail</text:p>
          </table:table-cell>
          <table:table-cell table:style-name="ce3" office:value-type="string" calcext:value-type="string">
            <text:p>Item</text:p>
          </table:table-cell>
          <table:table-cell table:style-name="ce23" table:formula="of:=CONCATENATE(LOWER([.D35]);[.J35])" office:value-type="string" office:string-value="cItem" calcext:value-type="string">
            <text:p>cItem</text:p>
          </table:table-cell>
          <table:table-cell table:style-name="ce26" table:formula="of:=IF(EXACT([.D35];&quot;N&quot;);0;IF(EXACT([.D35];&quot;C&quot;);&quot;''&quot;;IF(EXACT([.D35];&quot;D&quot;);&quot;{}&quot;;IF(EXACT([.D35];&quot;L&quot;);&quot;.F.&quot;;IF(EXACT([.D35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35];&quot; = &quot;;[.L35])" office:value-type="string" office:string-value="cItem = ''" calcext:value-type="string">
            <text:p>cItem = ''</text:p>
          </table:table-cell>
          <table:table-cell table:style-name="ce23" table:formula="of:=CONCATENATE(&quot;    &quot;;[.M35])" office:value-type="string" office:string-value="    cItem = ''" calcext:value-type="string">
            <text:p><text:s text:c="4"/>cItem = ''</text:p>
          </table:table-cell>
          <table:table-cell table:style-name="ce23" table:formula="of:=CONCATENATE(&quot;            .&quot;;[.K35];&quot; = &quot;;[.C35])" office:value-type="string" office:string-value="            .cItem = articulo" calcext:value-type="string">
            <text:p><text:s text:c="12"/>.cItem = articulo</text:p>
          </table:table-cell>
        </table:table-row>
        <table:table-row table:style-name="ro1">
          <table:table-cell table:style-name="ce3" office:value-type="string" calcext:value-type="string">
            <text:p>detavent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string" calcext:value-type="string">
            <text:p>cantidad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 office:value-type="string" calcext:value-type="string">
            <text:p>sale_detail</text:p>
          </table:table-cell>
          <table:table-cell table:style-name="ce3" office:value-type="string" calcext:value-type="string">
            <text:p>Quantity</text:p>
          </table:table-cell>
          <table:table-cell table:style-name="ce23" table:formula="of:=CONCATENATE(LOWER([.D36]);[.J36])" office:value-type="string" office:string-value="nQuantity" calcext:value-type="string">
            <text:p>nQuantity</text:p>
          </table:table-cell>
          <table:table-cell table:style-name="ce26" table:formula="of:=IF(EXACT([.D36];&quot;N&quot;);0;IF(EXACT([.D36];&quot;C&quot;);&quot;''&quot;;IF(EXACT([.D36];&quot;D&quot;);&quot;{}&quot;;IF(EXACT([.D36];&quot;L&quot;);&quot;.F.&quot;;IF(EXACT([.D36];&quot;M&quot;);&quot;''&quot;;&quot;ERROR&quot;)))))" office:value-type="float" office:value="0" calcext:value-type="float">
            <text:p>0</text:p>
          </table:table-cell>
          <table:table-cell table:style-name="ce23" table:formula="of:=CONCATENATE([.K36];&quot; = &quot;;[.L36])" office:value-type="string" office:string-value="nQuantity = 0" calcext:value-type="string">
            <text:p>nQuantity = 0</text:p>
          </table:table-cell>
          <table:table-cell table:style-name="ce23" table:formula="of:=CONCATENATE(&quot;    &quot;;[.M36])" office:value-type="string" office:string-value="    nQuantity = 0" calcext:value-type="string">
            <text:p><text:s text:c="4"/>nQuantity = 0</text:p>
          </table:table-cell>
          <table:table-cell table:style-name="ce23" table:formula="of:=CONCATENATE(&quot;            .&quot;;[.K36];&quot; = &quot;;[.C36])" office:value-type="string" office:string-value="            .nQuantity = cantidad" calcext:value-type="string">
            <text:p><text:s text:c="12"/>.nQuantity = cantidad</text:p>
          </table:table-cell>
        </table:table-row>
        <table:table-row table:style-name="ro1">
          <table:table-cell table:style-name="ce3" office:value-type="string" calcext:value-type="string">
            <text:p>detavent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preci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 office:value-type="string" calcext:value-type="string">
            <text:p>sale_detail</text:p>
          </table:table-cell>
          <table:table-cell table:style-name="ce3" office:value-type="string" calcext:value-type="string">
            <text:p>Price</text:p>
          </table:table-cell>
          <table:table-cell table:style-name="ce23" table:formula="of:=CONCATENATE(LOWER([.D37]);[.J37])" office:value-type="string" office:string-value="nPrice" calcext:value-type="string">
            <text:p>nPrice</text:p>
          </table:table-cell>
          <table:table-cell table:style-name="ce26" table:formula="of:=IF(EXACT([.D37];&quot;N&quot;);0;IF(EXACT([.D37];&quot;C&quot;);&quot;''&quot;;IF(EXACT([.D37];&quot;D&quot;);&quot;{}&quot;;IF(EXACT([.D37];&quot;L&quot;);&quot;.F.&quot;;IF(EXACT([.D37];&quot;M&quot;);&quot;''&quot;;&quot;ERROR&quot;)))))" office:value-type="float" office:value="0" calcext:value-type="float">
            <text:p>0</text:p>
          </table:table-cell>
          <table:table-cell table:style-name="ce23" table:formula="of:=CONCATENATE([.K37];&quot; = &quot;;[.L37])" office:value-type="string" office:string-value="nPrice = 0" calcext:value-type="string">
            <text:p>nPrice = 0</text:p>
          </table:table-cell>
          <table:table-cell table:style-name="ce23" table:formula="of:=CONCATENATE(&quot;    &quot;;[.M37])" office:value-type="string" office:string-value="    nPrice = 0" calcext:value-type="string">
            <text:p><text:s text:c="4"/>nPrice = 0</text:p>
          </table:table-cell>
          <table:table-cell table:style-name="ce23" table:formula="of:=CONCATENATE(&quot;            .&quot;;[.K37];&quot; = &quot;;[.C37])" office:value-type="string" office:string-value="            .nPrice = precio" calcext:value-type="string">
            <text:p><text:s text:c="12"/>.nPrice = precio</text:p>
          </table:table-cell>
        </table:table-row>
        <table:table-row table:style-name="ro1">
          <table:table-cell table:style-name="ce3" office:value-type="string" calcext:value-type="string">
            <text:p>detavent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string" calcext:value-type="string">
            <text:p>pdescuent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 office:value-type="string" calcext:value-type="string">
            <text:p>sale_detail</text:p>
          </table:table-cell>
          <table:table-cell table:style-name="ce3" office:value-type="string" calcext:value-type="string">
            <text:p>DiscPct</text:p>
          </table:table-cell>
          <table:table-cell table:style-name="ce23" table:formula="of:=CONCATENATE(LOWER([.D38]);[.J38])" office:value-type="string" office:string-value="nDiscPct" calcext:value-type="string">
            <text:p>nDiscPct</text:p>
          </table:table-cell>
          <table:table-cell table:style-name="ce26" table:formula="of:=IF(EXACT([.D38];&quot;N&quot;);0;IF(EXACT([.D38];&quot;C&quot;);&quot;''&quot;;IF(EXACT([.D38];&quot;D&quot;);&quot;{}&quot;;IF(EXACT([.D38];&quot;L&quot;);&quot;.F.&quot;;IF(EXACT([.D38];&quot;M&quot;);&quot;''&quot;;&quot;ERROR&quot;)))))" office:value-type="float" office:value="0" calcext:value-type="float">
            <text:p>0</text:p>
          </table:table-cell>
          <table:table-cell table:style-name="ce23" table:formula="of:=CONCATENATE([.K38];&quot; = &quot;;[.L38])" office:value-type="string" office:string-value="nDiscPct = 0" calcext:value-type="string">
            <text:p>nDiscPct = 0</text:p>
          </table:table-cell>
          <table:table-cell table:style-name="ce23" table:formula="of:=CONCATENATE(&quot;    &quot;;[.M38])" office:value-type="string" office:string-value="    nDiscPct = 0" calcext:value-type="string">
            <text:p><text:s text:c="4"/>nDiscPct = 0</text:p>
          </table:table-cell>
          <table:table-cell table:style-name="ce23" table:formula="of:=CONCATENATE(&quot;            .&quot;;[.K38];&quot; = &quot;;[.C38])" office:value-type="string" office:string-value="            .nDiscPct = pdescuento" calcext:value-type="string">
            <text:p><text:s text:c="12"/>.nDiscPct = pdescuento</text:p>
          </table:table-cell>
        </table:table-row>
        <table:table-row table:style-name="ro1">
          <table:table-cell table:style-name="ce3" office:value-type="string" calcext:value-type="string">
            <text:p>detavent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string" calcext:value-type="string">
            <text:p>impuesto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_detail</text:p>
          </table:table-cell>
          <table:table-cell table:style-name="ce3" office:value-type="string" calcext:value-type="string">
            <text:p>Taxed</text:p>
          </table:table-cell>
          <table:table-cell table:style-name="ce23" table:formula="of:=CONCATENATE(LOWER([.D39]);[.J39])" office:value-type="string" office:string-value="lTaxed" calcext:value-type="string">
            <text:p>lTaxed</text:p>
          </table:table-cell>
          <table:table-cell table:style-name="ce26" table:formula="of:=IF(EXACT([.D39];&quot;N&quot;);0;IF(EXACT([.D39];&quot;C&quot;);&quot;''&quot;;IF(EXACT([.D39];&quot;D&quot;);&quot;{}&quot;;IF(EXACT([.D39];&quot;L&quot;);&quot;.F.&quot;;IF(EXACT([.D39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39];&quot; = &quot;;[.L39])" office:value-type="string" office:string-value="lTaxed = .F." calcext:value-type="string">
            <text:p>lTaxed = .F.</text:p>
          </table:table-cell>
          <table:table-cell table:style-name="ce23" table:formula="of:=CONCATENATE(&quot;    &quot;;[.M39])" office:value-type="string" office:string-value="    lTaxed = .F." calcext:value-type="string">
            <text:p><text:s text:c="4"/>lTaxed = .F.</text:p>
          </table:table-cell>
          <table:table-cell table:style-name="ce23" table:formula="of:=CONCATENATE(&quot;            .&quot;;[.K39];&quot; = &quot;;[.C39])" office:value-type="string" office:string-value="            .lTaxed = impuesto" calcext:value-type="string">
            <text:p><text:s text:c="12"/>.lTaxed = impuesto</text:p>
          </table:table-cell>
        </table:table-row>
        <table:table-row table:style-name="ro1">
          <table:table-cell table:style-name="ce3" office:value-type="string" calcext:value-type="string">
            <text:p>detavent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string" calcext:value-type="string">
            <text:p>pimpuest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 office:value-type="string" calcext:value-type="string">
            <text:p>sale_detail</text:p>
          </table:table-cell>
          <table:table-cell table:style-name="ce3" office:value-type="string" calcext:value-type="string">
            <text:p>TaxRate</text:p>
          </table:table-cell>
          <table:table-cell table:style-name="ce23" table:formula="of:=CONCATENATE(LOWER([.D40]);[.J40])" office:value-type="string" office:string-value="nTaxRate" calcext:value-type="string">
            <text:p>nTaxRate</text:p>
          </table:table-cell>
          <table:table-cell table:style-name="ce26" table:formula="of:=IF(EXACT([.D40];&quot;N&quot;);0;IF(EXACT([.D40];&quot;C&quot;);&quot;''&quot;;IF(EXACT([.D40];&quot;D&quot;);&quot;{}&quot;;IF(EXACT([.D40];&quot;L&quot;);&quot;.F.&quot;;IF(EXACT([.D40];&quot;M&quot;);&quot;''&quot;;&quot;ERROR&quot;)))))" office:value-type="float" office:value="0" calcext:value-type="float">
            <text:p>0</text:p>
          </table:table-cell>
          <table:table-cell table:style-name="ce23" table:formula="of:=CONCATENATE([.K40];&quot; = &quot;;[.L40])" office:value-type="string" office:string-value="nTaxRate = 0" calcext:value-type="string">
            <text:p>nTaxRate = 0</text:p>
          </table:table-cell>
          <table:table-cell table:style-name="ce23" table:formula="of:=CONCATENATE(&quot;    &quot;;[.M40])" office:value-type="string" office:string-value="    nTaxRate = 0" calcext:value-type="string">
            <text:p><text:s text:c="4"/>nTaxRate = 0</text:p>
          </table:table-cell>
          <table:table-cell table:style-name="ce23" table:formula="of:=CONCATENATE(&quot;            .&quot;;[.K40];&quot; = &quot;;[.C40])" office:value-type="string" office:string-value="            .nTaxRate = pimpuesto" calcext:value-type="string">
            <text:p><text:s text:c="12"/>.nTaxRate = pimpuesto</text:p>
          </table:table-cell>
        </table:table-row>
        <table:table-row table:style-name="ro1">
          <table:table-cell table:style-name="ce3" office:value-type="string" calcext:value-type="string">
            <text:p>detavent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string" calcext:value-type="string">
            <text:p>mecanic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_detail</text:p>
          </table:table-cell>
          <table:table-cell table:style-name="ce3" office:value-type="string" calcext:value-type="string">
            <text:p>Mechanic</text:p>
          </table:table-cell>
          <table:table-cell table:style-name="ce23" table:formula="of:=CONCATENATE(LOWER([.D41]);[.J41])" office:value-type="string" office:string-value="nMechanic" calcext:value-type="string">
            <text:p>nMechanic</text:p>
          </table:table-cell>
          <table:table-cell table:style-name="ce26" table:formula="of:=IF(EXACT([.D41];&quot;N&quot;);0;IF(EXACT([.D41];&quot;C&quot;);&quot;''&quot;;IF(EXACT([.D41];&quot;D&quot;);&quot;{}&quot;;IF(EXACT([.D41];&quot;L&quot;);&quot;.F.&quot;;IF(EXACT([.D41];&quot;M&quot;);&quot;''&quot;;&quot;ERROR&quot;)))))" office:value-type="float" office:value="0" calcext:value-type="float">
            <text:p>0</text:p>
          </table:table-cell>
          <table:table-cell table:style-name="ce23" table:formula="of:=CONCATENATE([.K41];&quot; = &quot;;[.L41])" office:value-type="string" office:string-value="nMechanic = 0" calcext:value-type="string">
            <text:p>nMechanic = 0</text:p>
          </table:table-cell>
          <table:table-cell table:style-name="ce23" table:formula="of:=CONCATENATE(&quot;    &quot;;[.M41])" office:value-type="string" office:string-value="    nMechanic = 0" calcext:value-type="string">
            <text:p><text:s text:c="4"/>nMechanic = 0</text:p>
          </table:table-cell>
          <table:table-cell table:style-name="ce23" table:formula="of:=CONCATENATE(&quot;            .&quot;;[.K41];&quot; = &quot;;[.C41])" office:value-type="string" office:string-value="            .nMechanic = mecanico" calcext:value-type="string">
            <text:p><text:s text:c="12"/>.nMechanic = mecanico</text:p>
          </table:table-cell>
        </table:table-row>
        <table:table-row table:style-name="ro1">
          <table:table-cell table:style-name="ce3" office:value-type="string" calcext:value-type="string">
            <text:p>detavent</text:p>
          </table:table-cell>
          <table:table-cell table:style-name="ce14" office:value-type="float" office:value="10" calcext:value-type="float">
            <text:p>10</text:p>
          </table:table-cell>
          <table:table-cell table:style-name="ce3" office:value-type="string" calcext:value-type="string">
            <text:p>comision_m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 office:value-type="string" calcext:value-type="string">
            <text:p>sale_detail</text:p>
          </table:table-cell>
          <table:table-cell table:style-name="ce3" office:value-type="string" calcext:value-type="string">
            <text:p>MechaCommi</text:p>
          </table:table-cell>
          <table:table-cell table:style-name="ce23" table:formula="of:=CONCATENATE(LOWER([.D42]);[.J42])" office:value-type="string" office:string-value="nMechaCommi" calcext:value-type="string">
            <text:p>nMechaCommi</text:p>
          </table:table-cell>
          <table:table-cell table:style-name="ce26" table:formula="of:=IF(EXACT([.D42];&quot;N&quot;);0;IF(EXACT([.D42];&quot;C&quot;);&quot;''&quot;;IF(EXACT([.D42];&quot;D&quot;);&quot;{}&quot;;IF(EXACT([.D42];&quot;L&quot;);&quot;.F.&quot;;IF(EXACT([.D42];&quot;M&quot;);&quot;''&quot;;&quot;ERROR&quot;)))))" office:value-type="float" office:value="0" calcext:value-type="float">
            <text:p>0</text:p>
          </table:table-cell>
          <table:table-cell table:style-name="ce23" table:formula="of:=CONCATENATE([.K42];&quot; = &quot;;[.L42])" office:value-type="string" office:string-value="nMechaCommi = 0" calcext:value-type="string">
            <text:p>nMechaCommi = 0</text:p>
          </table:table-cell>
          <table:table-cell table:style-name="ce23" table:formula="of:=CONCATENATE(&quot;    &quot;;[.M42])" office:value-type="string" office:string-value="    nMechaCommi = 0" calcext:value-type="string">
            <text:p><text:s text:c="4"/>nMechaCommi = 0</text:p>
          </table:table-cell>
          <table:table-cell table:style-name="ce23" table:formula="of:=CONCATENATE(&quot;            .&quot;;[.K42];&quot; = &quot;;[.C42])" office:value-type="string" office:string-value="            .nMechaCommi = comision_m" calcext:value-type="string">
            <text:p><text:s text:c="12"/>.nMechaCommi = comision_m</text:p>
          </table:table-cell>
        </table:table-row>
        <table:table-row table:style-name="ro1">
          <table:table-cell table:style-name="ce3" office:value-type="string" calcext:value-type="string">
            <text:p>detavent</text:p>
          </table:table-cell>
          <table:table-cell table:style-name="ce14" office:value-type="float" office:value="11" calcext:value-type="float">
            <text:p>11</text:p>
          </table:table-cell>
          <table:table-cell table:style-name="ce3" office:value-type="string" calcext:value-type="string">
            <text:p>descr_trab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40" calcext:value-type="float">
            <text:p>40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_detail</text:p>
          </table:table-cell>
          <table:table-cell table:style-name="ce3" office:value-type="string" calcext:value-type="string">
            <text:p>JobDescrip</text:p>
          </table:table-cell>
          <table:table-cell table:style-name="ce23" table:formula="of:=CONCATENATE(LOWER([.D43]);[.J43])" office:value-type="string" office:string-value="cJobDescrip" calcext:value-type="string">
            <text:p>cJobDescrip</text:p>
          </table:table-cell>
          <table:table-cell table:style-name="ce26" table:formula="of:=IF(EXACT([.D43];&quot;N&quot;);0;IF(EXACT([.D43];&quot;C&quot;);&quot;''&quot;;IF(EXACT([.D43];&quot;D&quot;);&quot;{}&quot;;IF(EXACT([.D43];&quot;L&quot;);&quot;.F.&quot;;IF(EXACT([.D43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43];&quot; = &quot;;[.L43])" office:value-type="string" office:string-value="cJobDescrip = ''" calcext:value-type="string">
            <text:p>cJobDescrip = ''</text:p>
          </table:table-cell>
          <table:table-cell table:style-name="ce23" table:formula="of:=CONCATENATE(&quot;    &quot;;[.M43])" office:value-type="string" office:string-value="    cJobDescrip = ''" calcext:value-type="string">
            <text:p><text:s text:c="4"/>cJobDescrip = ''</text:p>
          </table:table-cell>
          <table:table-cell table:style-name="ce23" table:formula="of:=CONCATENATE(&quot;            .&quot;;[.K43];&quot; = &quot;;[.C43])" office:value-type="string" office:string-value="            .cJobDescrip = descr_trab" calcext:value-type="string">
            <text:p><text:s text:c="12"/>.cJobDescrip = descr_trab</text:p>
          </table:table-cell>
        </table:table-row>
        <table:table-row table:style-name="ro1">
          <table:table-cell table:style-name="ce3" office:value-type="string" calcext:value-type="string">
            <text:p>detavent</text:p>
          </table:table-cell>
          <table:table-cell table:style-name="ce14" office:value-type="float" office:value="12" calcext:value-type="float">
            <text:p>12</text:p>
          </table:table-cell>
          <table:table-cell table:style-name="ce3" office:value-type="string" calcext:value-type="string">
            <text:p>id_local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_detail</text:p>
          </table:table-cell>
          <table:table-cell table:style-name="ce3" office:value-type="string" calcext:value-type="string">
            <text:p>Branch</text:p>
          </table:table-cell>
          <table:table-cell table:style-name="ce23" table:formula="of:=CONCATENATE(LOWER([.D44]);[.J44])" office:value-type="string" office:string-value="nBranch" calcext:value-type="string">
            <text:p>nBranch</text:p>
          </table:table-cell>
          <table:table-cell table:style-name="ce26" table:formula="of:=IF(EXACT([.D44];&quot;N&quot;);0;IF(EXACT([.D44];&quot;C&quot;);&quot;''&quot;;IF(EXACT([.D44];&quot;D&quot;);&quot;{}&quot;;IF(EXACT([.D44];&quot;L&quot;);&quot;.F.&quot;;IF(EXACT([.D44];&quot;M&quot;);&quot;''&quot;;&quot;ERROR&quot;)))))" office:value-type="float" office:value="0" calcext:value-type="float">
            <text:p>0</text:p>
          </table:table-cell>
          <table:table-cell table:style-name="ce23" table:formula="of:=CONCATENATE([.K44];&quot; = &quot;;[.L44])" office:value-type="string" office:string-value="nBranch = 0" calcext:value-type="string">
            <text:p>nBranch = 0</text:p>
          </table:table-cell>
          <table:table-cell table:style-name="ce23" table:formula="of:=CONCATENATE(&quot;    &quot;;[.M44])" office:value-type="string" office:string-value="    nBranch = 0" calcext:value-type="string">
            <text:p><text:s text:c="4"/>nBranch = 0</text:p>
          </table:table-cell>
          <table:table-cell table:style-name="ce23" table:formula="of:=CONCATENATE(&quot;            .&quot;;[.K44];&quot; = &quot;;[.C44])" office:value-type="string" office:string-value="            .nBranch = id_local" calcext:value-type="string">
            <text:p><text:s text:c="12"/>.nBranch = id_local</text:p>
          </table:table-cell>
        </table:table-row>
        <table:table-row table:style-name="ro1">
          <table:table-cell table:style-name="ce3" office:value-type="string" calcext:value-type="string">
            <text:p>detavent</text:p>
          </table:table-cell>
          <table:table-cell table:style-name="ce14" office:value-type="float" office:value="13" calcext:value-type="float">
            <text:p>13</text:p>
          </table:table-cell>
          <table:table-cell table:style-name="ce3" office:value-type="string" calcext:value-type="string">
            <text:p>oferta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_detail</text:p>
          </table:table-cell>
          <table:table-cell table:style-name="ce3" office:value-type="string" calcext:value-type="string">
            <text:p>Offer</text:p>
          </table:table-cell>
          <table:table-cell table:style-name="ce23" table:formula="of:=CONCATENATE(LOWER([.D45]);[.J45])" office:value-type="string" office:string-value="nOffer" calcext:value-type="string">
            <text:p>nOffer</text:p>
          </table:table-cell>
          <table:table-cell table:style-name="ce26" table:formula="of:=IF(EXACT([.D45];&quot;N&quot;);0;IF(EXACT([.D45];&quot;C&quot;);&quot;''&quot;;IF(EXACT([.D45];&quot;D&quot;);&quot;{}&quot;;IF(EXACT([.D45];&quot;L&quot;);&quot;.F.&quot;;IF(EXACT([.D45];&quot;M&quot;);&quot;''&quot;;&quot;ERROR&quot;)))))" office:value-type="float" office:value="0" calcext:value-type="float">
            <text:p>0</text:p>
          </table:table-cell>
          <table:table-cell table:style-name="ce23" table:formula="of:=CONCATENATE([.K45];&quot; = &quot;;[.L45])" office:value-type="string" office:string-value="nOffer = 0" calcext:value-type="string">
            <text:p>nOffer = 0</text:p>
          </table:table-cell>
          <table:table-cell table:style-name="ce23" table:formula="of:=CONCATENATE(&quot;    &quot;;[.M45])" office:value-type="string" office:string-value="    nOffer = 0" calcext:value-type="string">
            <text:p><text:s text:c="4"/>nOffer = 0</text:p>
          </table:table-cell>
          <table:table-cell table:style-name="ce23" table:formula="of:=CONCATENATE(&quot;            .&quot;;[.K45];&quot; = &quot;;[.C45])" office:value-type="string" office:string-value="            .nOffer = oferta" calcext:value-type="string">
            <text:p><text:s text:c="12"/>.nOffer = oferta</text:p>
          </table:table-cell>
        </table:table-row>
        <table:table-row table:style-name="ro1">
          <table:table-cell table:style-name="ce3"/>
          <table:table-cell table:style-name="ce14"/>
          <table:table-cell table:style-name="ce3"/>
          <table:table-cell table:style-name="ce14" table:number-columns-repeated="4"/>
          <table:table-cell table:style-name="ce30"/>
          <table:table-cell table:style-name="ce14"/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cuotas_v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string" calcext:value-type="string">
            <text:p>tipodocu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/>
          <table:table-cell table:style-name="ce14" office:value-type="string" calcext:value-type="string">
            <text:p>sale_installment</text:p>
          </table:table-cell>
          <table:table-cell table:style-name="ce3" office:value-type="string" calcext:value-type="string">
            <text:p>DocType</text:p>
          </table:table-cell>
          <table:table-cell table:style-name="ce23" table:formula="of:=CONCATENATE(LOWER([.D47]);[.J47])" office:value-type="string" office:string-value="nDocType" calcext:value-type="string">
            <text:p>nDocType</text:p>
          </table:table-cell>
          <table:table-cell table:style-name="ce26" table:formula="of:=IF(EXACT([.D47];&quot;N&quot;);0;IF(EXACT([.D47];&quot;C&quot;);&quot;''&quot;;IF(EXACT([.D47];&quot;D&quot;);&quot;{}&quot;;IF(EXACT([.D47];&quot;L&quot;);&quot;.F.&quot;;IF(EXACT([.D47];&quot;M&quot;);&quot;''&quot;;&quot;ERROR&quot;)))))" office:value-type="float" office:value="0" calcext:value-type="float">
            <text:p>0</text:p>
          </table:table-cell>
          <table:table-cell table:style-name="ce23" table:formula="of:=CONCATENATE([.K47];&quot; = &quot;;[.L47])" office:value-type="string" office:string-value="nDocType = 0" calcext:value-type="string">
            <text:p>nDocType = 0</text:p>
          </table:table-cell>
          <table:table-cell table:style-name="ce23" table:formula="of:=CONCATENATE(&quot;    &quot;;[.M47])" office:value-type="string" office:string-value="    nDocType = 0" calcext:value-type="string">
            <text:p><text:s text:c="4"/>nDocType = 0</text:p>
          </table:table-cell>
          <table:table-cell table:style-name="ce23" table:formula="of:=CONCATENATE(&quot;            .&quot;;[.K47];&quot; = &quot;;[.C47])" office:value-type="string" office:string-value="            .nDocType = tipodocu" calcext:value-type="string">
            <text:p><text:s text:c="12"/>.nDocType = tipodocu</text:p>
          </table:table-cell>
        </table:table-row>
        <table:table-row table:style-name="ro1">
          <table:table-cell table:style-name="ce3" office:value-type="string" calcext:value-type="string">
            <text:p>cuotas_v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string" calcext:value-type="string">
            <text:p>nrodocu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/>
          <table:table-cell table:style-name="ce14" office:value-type="string" calcext:value-type="string">
            <text:p>sale_installment</text:p>
          </table:table-cell>
          <table:table-cell table:style-name="ce3" office:value-type="string" calcext:value-type="string">
            <text:p>DocNum</text:p>
          </table:table-cell>
          <table:table-cell table:style-name="ce23" table:formula="of:=CONCATENATE(LOWER([.D48]);[.J48])" office:value-type="string" office:string-value="nDocNum" calcext:value-type="string">
            <text:p>nDocNum</text:p>
          </table:table-cell>
          <table:table-cell table:style-name="ce26" table:formula="of:=IF(EXACT([.D48];&quot;N&quot;);0;IF(EXACT([.D48];&quot;C&quot;);&quot;''&quot;;IF(EXACT([.D48];&quot;D&quot;);&quot;{}&quot;;IF(EXACT([.D48];&quot;L&quot;);&quot;.F.&quot;;IF(EXACT([.D48];&quot;M&quot;);&quot;''&quot;;&quot;ERROR&quot;)))))" office:value-type="float" office:value="0" calcext:value-type="float">
            <text:p>0</text:p>
          </table:table-cell>
          <table:table-cell table:style-name="ce23" table:formula="of:=CONCATENATE([.K48];&quot; = &quot;;[.L48])" office:value-type="string" office:string-value="nDocNum = 0" calcext:value-type="string">
            <text:p>nDocNum = 0</text:p>
          </table:table-cell>
          <table:table-cell table:style-name="ce23" table:formula="of:=CONCATENATE(&quot;    &quot;;[.M48])" office:value-type="string" office:string-value="    nDocNum = 0" calcext:value-type="string">
            <text:p><text:s text:c="4"/>nDocNum = 0</text:p>
          </table:table-cell>
          <table:table-cell table:style-name="ce23" table:formula="of:=CONCATENATE(&quot;            .&quot;;[.K48];&quot; = &quot;;[.C48])" office:value-type="string" office:string-value="            .nDocNum = nrodocu" calcext:value-type="string">
            <text:p><text:s text:c="12"/>.nDocNum = nrodocu</text:p>
          </table:table-cell>
        </table:table-row>
        <table:table-row table:style-name="ro1">
          <table:table-cell table:style-name="ce3" office:value-type="string" calcext:value-type="string">
            <text:p>cuotas_v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string" calcext:value-type="string">
            <text:p>tip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_installment</text:p>
          </table:table-cell>
          <table:table-cell table:style-name="ce3" office:value-type="string" calcext:value-type="string">
            <text:p>InstallTyp</text:p>
          </table:table-cell>
          <table:table-cell table:style-name="ce23" table:formula="of:=CONCATENATE(LOWER([.D49]);[.J49])" office:value-type="string" office:string-value="nInstallTyp" calcext:value-type="string">
            <text:p>nInstallTyp</text:p>
          </table:table-cell>
          <table:table-cell table:style-name="ce26" table:formula="of:=IF(EXACT([.D49];&quot;N&quot;);0;IF(EXACT([.D49];&quot;C&quot;);&quot;''&quot;;IF(EXACT([.D49];&quot;D&quot;);&quot;{}&quot;;IF(EXACT([.D49];&quot;L&quot;);&quot;.F.&quot;;IF(EXACT([.D49];&quot;M&quot;);&quot;''&quot;;&quot;ERROR&quot;)))))" office:value-type="float" office:value="0" calcext:value-type="float">
            <text:p>0</text:p>
          </table:table-cell>
          <table:table-cell table:style-name="ce23" table:formula="of:=CONCATENATE([.K49];&quot; = &quot;;[.L49])" office:value-type="string" office:string-value="nInstallTyp = 0" calcext:value-type="string">
            <text:p>nInstallTyp = 0</text:p>
          </table:table-cell>
          <table:table-cell table:style-name="ce23" table:formula="of:=CONCATENATE(&quot;    &quot;;[.M49])" office:value-type="string" office:string-value="    nInstallTyp = 0" calcext:value-type="string">
            <text:p><text:s text:c="4"/>nInstallTyp = 0</text:p>
          </table:table-cell>
          <table:table-cell table:style-name="ce23" table:formula="of:=CONCATENATE(&quot;            .&quot;;[.K49];&quot; = &quot;;[.C49])" office:value-type="string" office:string-value="            .nInstallTyp = tipo" calcext:value-type="string">
            <text:p><text:s text:c="12"/>.nInstallTyp = tipo</text:p>
          </table:table-cell>
        </table:table-row>
        <table:table-row table:style-name="ro1">
          <table:table-cell table:style-name="ce3" office:value-type="string" calcext:value-type="string">
            <text:p>cuotas_v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string" calcext:value-type="string">
            <text:p>nrocuota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_installment</text:p>
          </table:table-cell>
          <table:table-cell table:style-name="ce3" office:value-type="string" calcext:value-type="string">
            <text:p>InstallNum</text:p>
          </table:table-cell>
          <table:table-cell table:style-name="ce23" table:formula="of:=CONCATENATE(LOWER([.D50]);[.J50])" office:value-type="string" office:string-value="nInstallNum" calcext:value-type="string">
            <text:p>nInstallNum</text:p>
          </table:table-cell>
          <table:table-cell table:style-name="ce26" table:formula="of:=IF(EXACT([.D50];&quot;N&quot;);0;IF(EXACT([.D50];&quot;C&quot;);&quot;''&quot;;IF(EXACT([.D50];&quot;D&quot;);&quot;{}&quot;;IF(EXACT([.D50];&quot;L&quot;);&quot;.F.&quot;;IF(EXACT([.D50];&quot;M&quot;);&quot;''&quot;;&quot;ERROR&quot;)))))" office:value-type="float" office:value="0" calcext:value-type="float">
            <text:p>0</text:p>
          </table:table-cell>
          <table:table-cell table:style-name="ce23" table:formula="of:=CONCATENATE([.K50];&quot; = &quot;;[.L50])" office:value-type="string" office:string-value="nInstallNum = 0" calcext:value-type="string">
            <text:p>nInstallNum = 0</text:p>
          </table:table-cell>
          <table:table-cell table:style-name="ce23" table:formula="of:=CONCATENATE(&quot;    &quot;;[.M50])" office:value-type="string" office:string-value="    nInstallNum = 0" calcext:value-type="string">
            <text:p><text:s text:c="4"/>nInstallNum = 0</text:p>
          </table:table-cell>
          <table:table-cell table:style-name="ce23" table:formula="of:=CONCATENATE(&quot;            .&quot;;[.K50];&quot; = &quot;;[.C50])" office:value-type="string" office:string-value="            .nInstallNum = nrocuota" calcext:value-type="string">
            <text:p><text:s text:c="12"/>.nInstallNum = nrocuota</text:p>
          </table:table-cell>
        </table:table-row>
        <table:table-row table:style-name="ro1">
          <table:table-cell table:style-name="ce3" office:value-type="string" calcext:value-type="string">
            <text:p>cuotas_v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fecha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_installment</text:p>
          </table:table-cell>
          <table:table-cell table:style-name="ce3" office:value-type="string" calcext:value-type="string">
            <text:p>DueDate</text:p>
          </table:table-cell>
          <table:table-cell table:style-name="ce23" table:formula="of:=CONCATENATE(LOWER([.D51]);[.J51])" office:value-type="string" office:string-value="dDueDate" calcext:value-type="string">
            <text:p>dDueDate</text:p>
          </table:table-cell>
          <table:table-cell table:style-name="ce26" table:formula="of:=IF(EXACT([.D51];&quot;N&quot;);0;IF(EXACT([.D51];&quot;C&quot;);&quot;''&quot;;IF(EXACT([.D51];&quot;D&quot;);&quot;{}&quot;;IF(EXACT([.D51];&quot;L&quot;);&quot;.F.&quot;;IF(EXACT([.D51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51];&quot; = &quot;;[.L51])" office:value-type="string" office:string-value="dDueDate = {}" calcext:value-type="string">
            <text:p>dDueDate = {}</text:p>
          </table:table-cell>
          <table:table-cell table:style-name="ce23" table:formula="of:=CONCATENATE(&quot;    &quot;;[.M51])" office:value-type="string" office:string-value="    dDueDate = {}" calcext:value-type="string">
            <text:p><text:s text:c="4"/>dDueDate = {}</text:p>
          </table:table-cell>
          <table:table-cell table:style-name="ce23" table:formula="of:=CONCATENATE(&quot;            .&quot;;[.K51];&quot; = &quot;;[.C51])" office:value-type="string" office:string-value="            .dDueDate = fecha" calcext:value-type="string">
            <text:p><text:s text:c="12"/>.dDueDate = fecha</text:p>
          </table:table-cell>
        </table:table-row>
        <table:table-row table:style-name="ro1">
          <table:table-cell table:style-name="ce3" office:value-type="string" calcext:value-type="string">
            <text:p>cuotas_v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string" calcext:value-type="string">
            <text:p>importe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 office:value-type="string" calcext:value-type="string">
            <text:p>sale_installment</text:p>
          </table:table-cell>
          <table:table-cell table:style-name="ce3" office:value-type="string" calcext:value-type="string">
            <text:p>Amount</text:p>
          </table:table-cell>
          <table:table-cell table:style-name="ce23" table:formula="of:=CONCATENATE(LOWER([.D52]);[.J52])" office:value-type="string" office:string-value="nAmount" calcext:value-type="string">
            <text:p>nAmount</text:p>
          </table:table-cell>
          <table:table-cell table:style-name="ce26" table:formula="of:=IF(EXACT([.D52];&quot;N&quot;);0;IF(EXACT([.D52];&quot;C&quot;);&quot;''&quot;;IF(EXACT([.D52];&quot;D&quot;);&quot;{}&quot;;IF(EXACT([.D52];&quot;L&quot;);&quot;.F.&quot;;IF(EXACT([.D52];&quot;M&quot;);&quot;''&quot;;&quot;ERROR&quot;)))))" office:value-type="float" office:value="0" calcext:value-type="float">
            <text:p>0</text:p>
          </table:table-cell>
          <table:table-cell table:style-name="ce23" table:formula="of:=CONCATENATE([.K52];&quot; = &quot;;[.L52])" office:value-type="string" office:string-value="nAmount = 0" calcext:value-type="string">
            <text:p>nAmount = 0</text:p>
          </table:table-cell>
          <table:table-cell table:style-name="ce23" table:formula="of:=CONCATENATE(&quot;    &quot;;[.M52])" office:value-type="string" office:string-value="    nAmount = 0" calcext:value-type="string">
            <text:p><text:s text:c="4"/>nAmount = 0</text:p>
          </table:table-cell>
          <table:table-cell table:style-name="ce23" table:formula="of:=CONCATENATE(&quot;            .&quot;;[.K52];&quot; = &quot;;[.C52])" office:value-type="string" office:string-value="            .nAmount = importe" calcext:value-type="string">
            <text:p><text:s text:c="12"/>.nAmount = importe</text:p>
          </table:table-cell>
        </table:table-row>
        <table:table-row table:style-name="ro1">
          <table:table-cell table:style-name="ce3" office:value-type="string" calcext:value-type="string">
            <text:p>cuotas_v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string" calcext:value-type="string">
            <text:p>abonad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 office:value-type="string" calcext:value-type="string">
            <text:p>sale_installment</text:p>
          </table:table-cell>
          <table:table-cell table:style-name="ce3" office:value-type="string" calcext:value-type="string">
            <text:p>Paid</text:p>
          </table:table-cell>
          <table:table-cell table:style-name="ce23" table:formula="of:=CONCATENATE(LOWER([.D53]);[.J53])" office:value-type="string" office:string-value="nPaid" calcext:value-type="string">
            <text:p>nPaid</text:p>
          </table:table-cell>
          <table:table-cell table:style-name="ce26" table:formula="of:=IF(EXACT([.D53];&quot;N&quot;);0;IF(EXACT([.D53];&quot;C&quot;);&quot;''&quot;;IF(EXACT([.D53];&quot;D&quot;);&quot;{}&quot;;IF(EXACT([.D53];&quot;L&quot;);&quot;.F.&quot;;IF(EXACT([.D53];&quot;M&quot;);&quot;''&quot;;&quot;ERROR&quot;)))))" office:value-type="float" office:value="0" calcext:value-type="float">
            <text:p>0</text:p>
          </table:table-cell>
          <table:table-cell table:style-name="ce23" table:formula="of:=CONCATENATE([.K53];&quot; = &quot;;[.L53])" office:value-type="string" office:string-value="nPaid = 0" calcext:value-type="string">
            <text:p>nPaid = 0</text:p>
          </table:table-cell>
          <table:table-cell table:style-name="ce23" table:formula="of:=CONCATENATE(&quot;    &quot;;[.M53])" office:value-type="string" office:string-value="    nPaid = 0" calcext:value-type="string">
            <text:p><text:s text:c="4"/>nPaid = 0</text:p>
          </table:table-cell>
          <table:table-cell table:style-name="ce23" table:formula="of:=CONCATENATE(&quot;            .&quot;;[.K53];&quot; = &quot;;[.C53])" office:value-type="string" office:string-value="            .nPaid = abonado" calcext:value-type="string">
            <text:p><text:s text:c="12"/>.nPaid = abonado</text:p>
          </table:table-cell>
        </table:table-row>
        <table:table-row table:style-name="ro1">
          <table:table-cell table:style-name="ce3" office:value-type="string" calcext:value-type="string">
            <text:p>cuotas_v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string" calcext:value-type="string">
            <text:p>monto_ndeb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 office:value-type="string" calcext:value-type="string">
            <text:p>sale_installment</text:p>
          </table:table-cell>
          <table:table-cell table:style-name="ce3" office:value-type="string" calcext:value-type="string">
            <text:p>DebMemoAmt</text:p>
          </table:table-cell>
          <table:table-cell table:style-name="ce23" table:formula="of:=CONCATENATE(LOWER([.D54]);[.J54])" office:value-type="string" office:string-value="nDebMemoAmt" calcext:value-type="string">
            <text:p>nDebMemoAmt</text:p>
          </table:table-cell>
          <table:table-cell table:style-name="ce26" table:formula="of:=IF(EXACT([.D54];&quot;N&quot;);0;IF(EXACT([.D54];&quot;C&quot;);&quot;''&quot;;IF(EXACT([.D54];&quot;D&quot;);&quot;{}&quot;;IF(EXACT([.D54];&quot;L&quot;);&quot;.F.&quot;;IF(EXACT([.D54];&quot;M&quot;);&quot;''&quot;;&quot;ERROR&quot;)))))" office:value-type="float" office:value="0" calcext:value-type="float">
            <text:p>0</text:p>
          </table:table-cell>
          <table:table-cell table:style-name="ce23" table:formula="of:=CONCATENATE([.K54];&quot; = &quot;;[.L54])" office:value-type="string" office:string-value="nDebMemoAmt = 0" calcext:value-type="string">
            <text:p>nDebMemoAmt = 0</text:p>
          </table:table-cell>
          <table:table-cell table:style-name="ce23" table:formula="of:=CONCATENATE(&quot;    &quot;;[.M54])" office:value-type="string" office:string-value="    nDebMemoAmt = 0" calcext:value-type="string">
            <text:p><text:s text:c="4"/>nDebMemoAmt = 0</text:p>
          </table:table-cell>
          <table:table-cell table:style-name="ce23" table:formula="of:=CONCATENATE(&quot;            .&quot;;[.K54];&quot; = &quot;;[.C54])" office:value-type="string" office:string-value="            .nDebMemoAmt = monto_ndeb" calcext:value-type="string">
            <text:p><text:s text:c="12"/>.nDebMemoAmt = monto_ndeb</text:p>
          </table:table-cell>
        </table:table-row>
        <table:table-row table:style-name="ro1">
          <table:table-cell table:style-name="ce3" office:value-type="string" calcext:value-type="string">
            <text:p>cuotas_v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string" calcext:value-type="string">
            <text:p>monto_ncre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 office:value-type="string" calcext:value-type="string">
            <text:p>sale_installment</text:p>
          </table:table-cell>
          <table:table-cell table:style-name="ce3" office:value-type="string" calcext:value-type="string">
            <text:p>CreMemoAmt</text:p>
          </table:table-cell>
          <table:table-cell table:style-name="ce23" table:formula="of:=CONCATENATE(LOWER([.D55]);[.J55])" office:value-type="string" office:string-value="nCreMemoAmt" calcext:value-type="string">
            <text:p>nCreMemoAmt</text:p>
          </table:table-cell>
          <table:table-cell table:style-name="ce26" table:formula="of:=IF(EXACT([.D55];&quot;N&quot;);0;IF(EXACT([.D55];&quot;C&quot;);&quot;''&quot;;IF(EXACT([.D55];&quot;D&quot;);&quot;{}&quot;;IF(EXACT([.D55];&quot;L&quot;);&quot;.F.&quot;;IF(EXACT([.D55];&quot;M&quot;);&quot;''&quot;;&quot;ERROR&quot;)))))" office:value-type="float" office:value="0" calcext:value-type="float">
            <text:p>0</text:p>
          </table:table-cell>
          <table:table-cell table:style-name="ce23" table:formula="of:=CONCATENATE([.K55];&quot; = &quot;;[.L55])" office:value-type="string" office:string-value="nCreMemoAmt = 0" calcext:value-type="string">
            <text:p>nCreMemoAmt = 0</text:p>
          </table:table-cell>
          <table:table-cell table:style-name="ce23" table:formula="of:=CONCATENATE(&quot;    &quot;;[.M55])" office:value-type="string" office:string-value="    nCreMemoAmt = 0" calcext:value-type="string">
            <text:p><text:s text:c="4"/>nCreMemoAmt = 0</text:p>
          </table:table-cell>
          <table:table-cell table:style-name="ce23" table:formula="of:=CONCATENATE(&quot;            .&quot;;[.K55];&quot; = &quot;;[.C55])" office:value-type="string" office:string-value="            .nCreMemoAmt = monto_ncre" calcext:value-type="string">
            <text:p><text:s text:c="12"/>.nCreMemoAmt = monto_ncre</text:p>
          </table:table-cell>
        </table:table-row>
        <table:table-row table:style-name="ro1">
          <table:table-cell table:style-name="ce3" office:value-type="string" calcext:value-type="string">
            <text:p>cuotas_v</text:p>
          </table:table-cell>
          <table:table-cell table:style-name="ce14" office:value-type="float" office:value="10" calcext:value-type="float">
            <text:p>10</text:p>
          </table:table-cell>
          <table:table-cell table:style-name="ce3" office:value-type="string" calcext:value-type="string">
            <text:p>id_local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ale_installment</text:p>
          </table:table-cell>
          <table:table-cell table:style-name="ce3" office:value-type="string" calcext:value-type="string">
            <text:p>Branch</text:p>
          </table:table-cell>
          <table:table-cell table:style-name="ce23" table:formula="of:=CONCATENATE(LOWER([.D56]);[.J56])" office:value-type="string" office:string-value="nBranch" calcext:value-type="string">
            <text:p>nBranch</text:p>
          </table:table-cell>
          <table:table-cell table:style-name="ce26" table:formula="of:=IF(EXACT([.D56];&quot;N&quot;);0;IF(EXACT([.D56];&quot;C&quot;);&quot;''&quot;;IF(EXACT([.D56];&quot;D&quot;);&quot;{}&quot;;IF(EXACT([.D56];&quot;L&quot;);&quot;.F.&quot;;IF(EXACT([.D56];&quot;M&quot;);&quot;''&quot;;&quot;ERROR&quot;)))))" office:value-type="float" office:value="0" calcext:value-type="float">
            <text:p>0</text:p>
          </table:table-cell>
          <table:table-cell table:style-name="ce23" table:formula="of:=CONCATENATE([.K56];&quot; = &quot;;[.L56])" office:value-type="string" office:string-value="nBranch = 0" calcext:value-type="string">
            <text:p>nBranch = 0</text:p>
          </table:table-cell>
          <table:table-cell table:style-name="ce23" table:formula="of:=CONCATENATE(&quot;    &quot;;[.M56])" office:value-type="string" office:string-value="    nBranch = 0" calcext:value-type="string">
            <text:p><text:s text:c="4"/>nBranch = 0</text:p>
          </table:table-cell>
          <table:table-cell table:style-name="ce23" table:formula="of:=CONCATENATE(&quot;            .&quot;;[.K56];&quot; = &quot;;[.C56])" office:value-type="string" office:string-value="            .nBranch = id_local" calcext:value-type="string">
            <text:p><text:s text:c="12"/>.nBranch = id_local</text:p>
          </table:table-cell>
        </table:table-row>
        <table:table-row table:style-name="ro1">
          <table:table-cell table:style-name="ce3"/>
          <table:table-cell table:style-name="ce14"/>
          <table:table-cell table:style-name="ce3"/>
          <table:table-cell table:style-name="ce14" table:number-columns-repeated="4"/>
          <table:table-cell table:style-name="ce30"/>
          <table:table-cell table:style-name="ce14"/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cabenotc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string" calcext:value-type="string">
            <text:p>tiponota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 office:value-type="string" calcext:value-type="string">
            <text:p>Yes</text:p>
          </table:table-cell>
          <table:table-cell table:style-name="ce30"/>
          <table:table-cell table:style-name="ce16"/>
          <table:table-cell table:style-name="ce3" office:value-type="string" calcext:value-type="string">
            <text:p>NoteType</text:p>
          </table:table-cell>
          <table:table-cell table:style-name="ce23" table:formula="of:=CONCATENATE(LOWER([.D58]);[.J58])" office:value-type="string" office:string-value="nNoteType" calcext:value-type="string">
            <text:p>nNoteType</text:p>
          </table:table-cell>
          <table:table-cell table:style-name="ce26" table:formula="of:=IF(EXACT([.D58];&quot;N&quot;);0;IF(EXACT([.D58];&quot;C&quot;);&quot;''&quot;;IF(EXACT([.D58];&quot;D&quot;);&quot;{}&quot;;IF(EXACT([.D58];&quot;L&quot;);&quot;.F.&quot;;IF(EXACT([.D58];&quot;M&quot;);&quot;''&quot;;&quot;ERROR&quot;)))))" office:value-type="float" office:value="0" calcext:value-type="float">
            <text:p>0</text:p>
          </table:table-cell>
          <table:table-cell table:style-name="ce23" table:formula="of:=CONCATENATE([.K58];&quot; = &quot;;[.L58])" office:value-type="string" office:string-value="nNoteType = 0" calcext:value-type="string">
            <text:p>nNoteType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cabenotc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string" calcext:value-type="string">
            <text:p>nronota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6" office:value-type="string" calcext:value-type="string">
            <text:p>Yes</text:p>
          </table:table-cell>
          <table:table-cell table:style-name="ce30"/>
          <table:table-cell table:style-name="ce16"/>
          <table:table-cell table:style-name="ce3" office:value-type="string" calcext:value-type="string">
            <text:p>NoteNum</text:p>
          </table:table-cell>
          <table:table-cell table:style-name="ce23" table:formula="of:=CONCATENATE(LOWER([.D59]);[.J59])" office:value-type="string" office:string-value="nNoteNum" calcext:value-type="string">
            <text:p>nNoteNum</text:p>
          </table:table-cell>
          <table:table-cell table:style-name="ce26" table:formula="of:=IF(EXACT([.D59];&quot;N&quot;);0;IF(EXACT([.D59];&quot;C&quot;);&quot;''&quot;;IF(EXACT([.D59];&quot;D&quot;);&quot;{}&quot;;IF(EXACT([.D59];&quot;L&quot;);&quot;.F.&quot;;IF(EXACT([.D59];&quot;M&quot;);&quot;''&quot;;&quot;ERROR&quot;)))))" office:value-type="float" office:value="0" calcext:value-type="float">
            <text:p>0</text:p>
          </table:table-cell>
          <table:table-cell table:style-name="ce23" table:formula="of:=CONCATENATE([.K59];&quot; = &quot;;[.L59])" office:value-type="string" office:string-value="nNoteNum = 0" calcext:value-type="string">
            <text:p>nNoteNum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cabenotc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string" calcext:value-type="string">
            <text:p>tipodocu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 office:value-type="string" calcext:value-type="string">
            <text:p>Yes</text:p>
          </table:table-cell>
          <table:table-cell table:style-name="ce30"/>
          <table:table-cell table:style-name="ce16"/>
          <table:table-cell table:style-name="ce3" office:value-type="string" calcext:value-type="string">
            <text:p>DocType</text:p>
          </table:table-cell>
          <table:table-cell table:style-name="ce23" table:formula="of:=CONCATENATE(LOWER([.D60]);[.J60])" office:value-type="string" office:string-value="nDocType" calcext:value-type="string">
            <text:p>nDocType</text:p>
          </table:table-cell>
          <table:table-cell table:style-name="ce26" table:formula="of:=IF(EXACT([.D60];&quot;N&quot;);0;IF(EXACT([.D60];&quot;C&quot;);&quot;''&quot;;IF(EXACT([.D60];&quot;D&quot;);&quot;{}&quot;;IF(EXACT([.D60];&quot;L&quot;);&quot;.F.&quot;;IF(EXACT([.D60];&quot;M&quot;);&quot;''&quot;;&quot;ERROR&quot;)))))" office:value-type="float" office:value="0" calcext:value-type="float">
            <text:p>0</text:p>
          </table:table-cell>
          <table:table-cell table:style-name="ce23" table:formula="of:=CONCATENATE([.K60];&quot; = &quot;;[.L60])" office:value-type="string" office:string-value="nDocType = 0" calcext:value-type="string">
            <text:p>nDocType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cabenotc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string" calcext:value-type="string">
            <text:p>nrodocu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6" office:value-type="string" calcext:value-type="string">
            <text:p>Yes</text:p>
          </table:table-cell>
          <table:table-cell table:style-name="ce30"/>
          <table:table-cell table:style-name="ce16"/>
          <table:table-cell table:style-name="ce3" office:value-type="string" calcext:value-type="string">
            <text:p>DocNum</text:p>
          </table:table-cell>
          <table:table-cell table:style-name="ce23" table:formula="of:=CONCATENATE(LOWER([.D61]);[.J61])" office:value-type="string" office:string-value="nDocNum" calcext:value-type="string">
            <text:p>nDocNum</text:p>
          </table:table-cell>
          <table:table-cell table:style-name="ce26" table:formula="of:=IF(EXACT([.D61];&quot;N&quot;);0;IF(EXACT([.D61];&quot;C&quot;);&quot;''&quot;;IF(EXACT([.D61];&quot;D&quot;);&quot;{}&quot;;IF(EXACT([.D61];&quot;L&quot;);&quot;.F.&quot;;IF(EXACT([.D61];&quot;M&quot;);&quot;''&quot;;&quot;ERROR&quot;)))))" office:value-type="float" office:value="0" calcext:value-type="float">
            <text:p>0</text:p>
          </table:table-cell>
          <table:table-cell table:style-name="ce23" table:formula="of:=CONCATENATE([.K61];&quot; = &quot;;[.L61])" office:value-type="string" office:string-value="nDocNum = 0" calcext:value-type="string">
            <text:p>nDocNum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cabenotc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fechanota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/>
          <table:table-cell table:style-name="ce14"/>
          <table:table-cell table:style-name="ce3" office:value-type="string" calcext:value-type="string">
            <text:p>NoteDate</text:p>
          </table:table-cell>
          <table:table-cell table:style-name="ce23" table:formula="of:=CONCATENATE(LOWER([.D62]);[.J62])" office:value-type="string" office:string-value="dNoteDate" calcext:value-type="string">
            <text:p>dNoteDate</text:p>
          </table:table-cell>
          <table:table-cell table:style-name="ce26" table:formula="of:=IF(EXACT([.D62];&quot;N&quot;);0;IF(EXACT([.D62];&quot;C&quot;);&quot;''&quot;;IF(EXACT([.D62];&quot;D&quot;);&quot;{}&quot;;IF(EXACT([.D62];&quot;L&quot;);&quot;.F.&quot;;IF(EXACT([.D62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62];&quot; = &quot;;[.L62])" office:value-type="string" office:string-value="dNoteDate = {}" calcext:value-type="string">
            <text:p>dNoteDate = {}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cabenotc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string" calcext:value-type="string">
            <text:p>cliente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/>
          <table:table-cell table:style-name="ce14"/>
          <table:table-cell table:style-name="ce3" office:value-type="string" calcext:value-type="string">
            <text:p>Customer</text:p>
          </table:table-cell>
          <table:table-cell table:style-name="ce23" table:formula="of:=CONCATENATE(LOWER([.D63]);[.J63])" office:value-type="string" office:string-value="nCustomer" calcext:value-type="string">
            <text:p>nCustomer</text:p>
          </table:table-cell>
          <table:table-cell table:style-name="ce26" table:formula="of:=IF(EXACT([.D63];&quot;N&quot;);0;IF(EXACT([.D63];&quot;C&quot;);&quot;''&quot;;IF(EXACT([.D63];&quot;D&quot;);&quot;{}&quot;;IF(EXACT([.D63];&quot;L&quot;);&quot;.F.&quot;;IF(EXACT([.D63];&quot;M&quot;);&quot;''&quot;;&quot;ERROR&quot;)))))" office:value-type="float" office:value="0" calcext:value-type="float">
            <text:p>0</text:p>
          </table:table-cell>
          <table:table-cell table:style-name="ce23" table:formula="of:=CONCATENATE([.K63];&quot; = &quot;;[.L63])" office:value-type="string" office:string-value="nCustomer = 0" calcext:value-type="string">
            <text:p>nCustomer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cabenotc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string" calcext:value-type="string">
            <text:p>motivonota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ReasonNote</text:p>
          </table:table-cell>
          <table:table-cell table:style-name="ce23" table:formula="of:=CONCATENATE(LOWER([.D64]);[.J64])" office:value-type="string" office:string-value="nReasonNote" calcext:value-type="string">
            <text:p>nReasonNote</text:p>
          </table:table-cell>
          <table:table-cell table:style-name="ce26" table:formula="of:=IF(EXACT([.D64];&quot;N&quot;);0;IF(EXACT([.D64];&quot;C&quot;);&quot;''&quot;;IF(EXACT([.D64];&quot;D&quot;);&quot;{}&quot;;IF(EXACT([.D64];&quot;L&quot;);&quot;.F.&quot;;IF(EXACT([.D64];&quot;M&quot;);&quot;''&quot;;&quot;ERROR&quot;)))))" office:value-type="float" office:value="0" calcext:value-type="float">
            <text:p>0</text:p>
          </table:table-cell>
          <table:table-cell table:style-name="ce23" table:formula="of:=CONCATENATE([.K64];&quot; = &quot;;[.L64])" office:value-type="string" office:string-value="nReasonNote = 0" calcext:value-type="string">
            <text:p>nReasonNote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cabenotc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string" calcext:value-type="string">
            <text:p>aplicontra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AppliedTo</text:p>
          </table:table-cell>
          <table:table-cell table:style-name="ce23" table:formula="of:=CONCATENATE(LOWER([.D65]);[.J65])" office:value-type="string" office:string-value="nAppliedTo" calcext:value-type="string">
            <text:p>nAppliedTo</text:p>
          </table:table-cell>
          <table:table-cell table:style-name="ce26" table:formula="of:=IF(EXACT([.D65];&quot;N&quot;);0;IF(EXACT([.D65];&quot;C&quot;);&quot;''&quot;;IF(EXACT([.D65];&quot;D&quot;);&quot;{}&quot;;IF(EXACT([.D65];&quot;L&quot;);&quot;.F.&quot;;IF(EXACT([.D65];&quot;M&quot;);&quot;''&quot;;&quot;ERROR&quot;)))))" office:value-type="float" office:value="0" calcext:value-type="float">
            <text:p>0</text:p>
          </table:table-cell>
          <table:table-cell table:style-name="ce23" table:formula="of:=CONCATENATE([.K65];&quot; = &quot;;[.L65])" office:value-type="string" office:string-value="nAppliedTo = 0" calcext:value-type="string">
            <text:p>nAppliedTo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cabenotc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string" calcext:value-type="string">
            <text:p>fechaanu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CancelDate</text:p>
          </table:table-cell>
          <table:table-cell table:style-name="ce23" table:formula="of:=CONCATENATE(LOWER([.D66]);[.J66])" office:value-type="string" office:string-value="dCancelDate" calcext:value-type="string">
            <text:p>dCancelDate</text:p>
          </table:table-cell>
          <table:table-cell table:style-name="ce26" table:formula="of:=IF(EXACT([.D66];&quot;N&quot;);0;IF(EXACT([.D66];&quot;C&quot;);&quot;''&quot;;IF(EXACT([.D66];&quot;D&quot;);&quot;{}&quot;;IF(EXACT([.D66];&quot;L&quot;);&quot;.F.&quot;;IF(EXACT([.D66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66];&quot; = &quot;;[.L66])" office:value-type="string" office:string-value="dCancelDate = {}" calcext:value-type="string">
            <text:p>dCancelDate = {}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cabenotc</text:p>
          </table:table-cell>
          <table:table-cell table:style-name="ce14" office:value-type="float" office:value="10" calcext:value-type="float">
            <text:p>10</text:p>
          </table:table-cell>
          <table:table-cell table:style-name="ce3" office:value-type="string" calcext:value-type="string">
            <text:p>anulado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Canceled</text:p>
          </table:table-cell>
          <table:table-cell table:style-name="ce23" table:formula="of:=CONCATENATE(LOWER([.D67]);[.J67])" office:value-type="string" office:string-value="lCanceled" calcext:value-type="string">
            <text:p>lCanceled</text:p>
          </table:table-cell>
          <table:table-cell table:style-name="ce26" table:formula="of:=IF(EXACT([.D67];&quot;N&quot;);0;IF(EXACT([.D67];&quot;C&quot;);&quot;''&quot;;IF(EXACT([.D67];&quot;D&quot;);&quot;{}&quot;;IF(EXACT([.D67];&quot;L&quot;);&quot;.F.&quot;;IF(EXACT([.D67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67];&quot; = &quot;;[.L67])" office:value-type="string" office:string-value="lCanceled = .F." calcext:value-type="string">
            <text:p>lCanceled = .F.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cabenotc</text:p>
          </table:table-cell>
          <table:table-cell table:style-name="ce14" office:value-type="float" office:value="11" calcext:value-type="float">
            <text:p>11</text:p>
          </table:table-cell>
          <table:table-cell table:style-name="ce3" office:value-type="string" calcext:value-type="string">
            <text:p>monto_nota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MemoAmt</text:p>
          </table:table-cell>
          <table:table-cell table:style-name="ce23" table:formula="of:=CONCATENATE(LOWER([.D68]);[.J68])" office:value-type="string" office:string-value="nMemoAmt" calcext:value-type="string">
            <text:p>nMemoAmt</text:p>
          </table:table-cell>
          <table:table-cell table:style-name="ce26" table:formula="of:=IF(EXACT([.D68];&quot;N&quot;);0;IF(EXACT([.D68];&quot;C&quot;);&quot;''&quot;;IF(EXACT([.D68];&quot;D&quot;);&quot;{}&quot;;IF(EXACT([.D68];&quot;L&quot;);&quot;.F.&quot;;IF(EXACT([.D68];&quot;M&quot;);&quot;''&quot;;&quot;ERROR&quot;)))))" office:value-type="float" office:value="0" calcext:value-type="float">
            <text:p>0</text:p>
          </table:table-cell>
          <table:table-cell table:style-name="ce23" table:formula="of:=CONCATENATE([.K68];&quot; = &quot;;[.L68])" office:value-type="string" office:string-value="nMemoAmt = 0" calcext:value-type="string">
            <text:p>nMemoAmt = 0</text:p>
          </table:table-cell>
          <table:table-cell table:style-name="ce23" table:number-columns-repeated="2"/>
        </table:table-row>
        <table:table-row table:style-name="ro1">
          <table:table-cell table:style-name="ce3"/>
          <table:table-cell table:style-name="ce14"/>
          <table:table-cell table:style-name="ce3"/>
          <table:table-cell table:style-name="ce14" table:number-columns-repeated="4"/>
          <table:table-cell table:style-name="ce30"/>
          <table:table-cell table:style-name="ce14"/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detanotc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string" calcext:value-type="string">
            <text:p>tiponota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 office:value-type="string" calcext:value-type="string">
            <text:p>Yes</text:p>
          </table:table-cell>
          <table:table-cell table:style-name="ce30"/>
          <table:table-cell table:style-name="ce16"/>
          <table:table-cell table:style-name="ce3" office:value-type="string" calcext:value-type="string">
            <text:p>NoteType</text:p>
          </table:table-cell>
          <table:table-cell table:style-name="ce23" table:formula="of:=CONCATENATE(LOWER([.D70]);[.J70])" office:value-type="string" office:string-value="nNoteType" calcext:value-type="string">
            <text:p>nNoteType</text:p>
          </table:table-cell>
          <table:table-cell table:style-name="ce26" table:formula="of:=IF(EXACT([.D70];&quot;N&quot;);0;IF(EXACT([.D70];&quot;C&quot;);&quot;''&quot;;IF(EXACT([.D70];&quot;D&quot;);&quot;{}&quot;;IF(EXACT([.D70];&quot;L&quot;);&quot;.F.&quot;;IF(EXACT([.D70];&quot;M&quot;);&quot;''&quot;;&quot;ERROR&quot;)))))" office:value-type="float" office:value="0" calcext:value-type="float">
            <text:p>0</text:p>
          </table:table-cell>
          <table:table-cell table:style-name="ce23" table:formula="of:=CONCATENATE([.K70];&quot; = &quot;;[.L70])" office:value-type="string" office:string-value="nNoteType = 0" calcext:value-type="string">
            <text:p>nNoteType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detanotc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string" calcext:value-type="string">
            <text:p>nronota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6" office:value-type="string" calcext:value-type="string">
            <text:p>Yes</text:p>
          </table:table-cell>
          <table:table-cell table:style-name="ce30"/>
          <table:table-cell table:style-name="ce16"/>
          <table:table-cell table:style-name="ce3" office:value-type="string" calcext:value-type="string">
            <text:p>NoteNum</text:p>
          </table:table-cell>
          <table:table-cell table:style-name="ce23" table:formula="of:=CONCATENATE(LOWER([.D71]);[.J71])" office:value-type="string" office:string-value="nNoteNum" calcext:value-type="string">
            <text:p>nNoteNum</text:p>
          </table:table-cell>
          <table:table-cell table:style-name="ce26" table:formula="of:=IF(EXACT([.D71];&quot;N&quot;);0;IF(EXACT([.D71];&quot;C&quot;);&quot;''&quot;;IF(EXACT([.D71];&quot;D&quot;);&quot;{}&quot;;IF(EXACT([.D71];&quot;L&quot;);&quot;.F.&quot;;IF(EXACT([.D71];&quot;M&quot;);&quot;''&quot;;&quot;ERROR&quot;)))))" office:value-type="float" office:value="0" calcext:value-type="float">
            <text:p>0</text:p>
          </table:table-cell>
          <table:table-cell table:style-name="ce23" table:formula="of:=CONCATENATE([.K71];&quot; = &quot;;[.L71])" office:value-type="string" office:string-value="nNoteNum = 0" calcext:value-type="string">
            <text:p>nNoteNum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detanotc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string" calcext:value-type="string">
            <text:p>tipo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LineType</text:p>
          </table:table-cell>
          <table:table-cell table:style-name="ce23" table:formula="of:=CONCATENATE(LOWER([.D72]);[.J72])" office:value-type="string" office:string-value="cLineType" calcext:value-type="string">
            <text:p>cLineType</text:p>
          </table:table-cell>
          <table:table-cell table:style-name="ce26" table:formula="of:=IF(EXACT([.D72];&quot;N&quot;);0;IF(EXACT([.D72];&quot;C&quot;);&quot;''&quot;;IF(EXACT([.D72];&quot;D&quot;);&quot;{}&quot;;IF(EXACT([.D72];&quot;L&quot;);&quot;.F.&quot;;IF(EXACT([.D72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72];&quot; = &quot;;[.L72])" office:value-type="string" office:string-value="cLineType = ''" calcext:value-type="string">
            <text:p>cLineType = ''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detanotc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string" calcext:value-type="string">
            <text:p>articulo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15" calcext:value-type="float">
            <text:p>15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Item</text:p>
          </table:table-cell>
          <table:table-cell table:style-name="ce23" table:formula="of:=CONCATENATE(LOWER([.D73]);[.J73])" office:value-type="string" office:string-value="cItem" calcext:value-type="string">
            <text:p>cItem</text:p>
          </table:table-cell>
          <table:table-cell table:style-name="ce26" table:formula="of:=IF(EXACT([.D73];&quot;N&quot;);0;IF(EXACT([.D73];&quot;C&quot;);&quot;''&quot;;IF(EXACT([.D73];&quot;D&quot;);&quot;{}&quot;;IF(EXACT([.D73];&quot;L&quot;);&quot;.F.&quot;;IF(EXACT([.D73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73];&quot; = &quot;;[.L73])" office:value-type="string" office:string-value="cItem = ''" calcext:value-type="string">
            <text:p>cItem = ''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detanotc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cantidad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Quantity</text:p>
          </table:table-cell>
          <table:table-cell table:style-name="ce23" table:formula="of:=CONCATENATE(LOWER([.D74]);[.J74])" office:value-type="string" office:string-value="nQuantity" calcext:value-type="string">
            <text:p>nQuantity</text:p>
          </table:table-cell>
          <table:table-cell table:style-name="ce26" table:formula="of:=IF(EXACT([.D74];&quot;N&quot;);0;IF(EXACT([.D74];&quot;C&quot;);&quot;''&quot;;IF(EXACT([.D74];&quot;D&quot;);&quot;{}&quot;;IF(EXACT([.D74];&quot;L&quot;);&quot;.F.&quot;;IF(EXACT([.D74];&quot;M&quot;);&quot;''&quot;;&quot;ERROR&quot;)))))" office:value-type="float" office:value="0" calcext:value-type="float">
            <text:p>0</text:p>
          </table:table-cell>
          <table:table-cell table:style-name="ce23" table:formula="of:=CONCATENATE([.K74];&quot; = &quot;;[.L74])" office:value-type="string" office:string-value="nQuantity = 0" calcext:value-type="string">
            <text:p>nQuantity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detanotc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string" calcext:value-type="string">
            <text:p>preci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Price</text:p>
          </table:table-cell>
          <table:table-cell table:style-name="ce23" table:formula="of:=CONCATENATE(LOWER([.D75]);[.J75])" office:value-type="string" office:string-value="nPrice" calcext:value-type="string">
            <text:p>nPrice</text:p>
          </table:table-cell>
          <table:table-cell table:style-name="ce26" table:formula="of:=IF(EXACT([.D75];&quot;N&quot;);0;IF(EXACT([.D75];&quot;C&quot;);&quot;''&quot;;IF(EXACT([.D75];&quot;D&quot;);&quot;{}&quot;;IF(EXACT([.D75];&quot;L&quot;);&quot;.F.&quot;;IF(EXACT([.D75];&quot;M&quot;);&quot;''&quot;;&quot;ERROR&quot;)))))" office:value-type="float" office:value="0" calcext:value-type="float">
            <text:p>0</text:p>
          </table:table-cell>
          <table:table-cell table:style-name="ce23" table:formula="of:=CONCATENATE([.K75];&quot; = &quot;;[.L75])" office:value-type="string" office:string-value="nPrice = 0" calcext:value-type="string">
            <text:p>nPrice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detanotc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string" calcext:value-type="string">
            <text:p>pdescuent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DiscPct</text:p>
          </table:table-cell>
          <table:table-cell table:style-name="ce23" table:formula="of:=CONCATENATE(LOWER([.D76]);[.J76])" office:value-type="string" office:string-value="nDiscPct" calcext:value-type="string">
            <text:p>nDiscPct</text:p>
          </table:table-cell>
          <table:table-cell table:style-name="ce26" table:formula="of:=IF(EXACT([.D76];&quot;N&quot;);0;IF(EXACT([.D76];&quot;C&quot;);&quot;''&quot;;IF(EXACT([.D76];&quot;D&quot;);&quot;{}&quot;;IF(EXACT([.D76];&quot;L&quot;);&quot;.F.&quot;;IF(EXACT([.D76];&quot;M&quot;);&quot;''&quot;;&quot;ERROR&quot;)))))" office:value-type="float" office:value="0" calcext:value-type="float">
            <text:p>0</text:p>
          </table:table-cell>
          <table:table-cell table:style-name="ce23" table:formula="of:=CONCATENATE([.K76];&quot; = &quot;;[.L76])" office:value-type="string" office:string-value="nDiscPct = 0" calcext:value-type="string">
            <text:p>nDiscPct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detanotc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string" calcext:value-type="string">
            <text:p>impuesto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Taxed</text:p>
          </table:table-cell>
          <table:table-cell table:style-name="ce23" table:formula="of:=CONCATENATE(LOWER([.D77]);[.J77])" office:value-type="string" office:string-value="lTaxed" calcext:value-type="string">
            <text:p>lTaxed</text:p>
          </table:table-cell>
          <table:table-cell table:style-name="ce26" table:formula="of:=IF(EXACT([.D77];&quot;N&quot;);0;IF(EXACT([.D77];&quot;C&quot;);&quot;''&quot;;IF(EXACT([.D77];&quot;D&quot;);&quot;{}&quot;;IF(EXACT([.D77];&quot;L&quot;);&quot;.F.&quot;;IF(EXACT([.D77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77];&quot; = &quot;;[.L77])" office:value-type="string" office:string-value="lTaxed = .F." calcext:value-type="string">
            <text:p>lTaxed = .F.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detanotc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string" calcext:value-type="string">
            <text:p>pimpuest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TaxRate</text:p>
          </table:table-cell>
          <table:table-cell table:style-name="ce23" table:formula="of:=CONCATENATE(LOWER([.D78]);[.J78])" office:value-type="string" office:string-value="nTaxRate" calcext:value-type="string">
            <text:p>nTaxRate</text:p>
          </table:table-cell>
          <table:table-cell table:style-name="ce26" table:formula="of:=IF(EXACT([.D78];&quot;N&quot;);0;IF(EXACT([.D78];&quot;C&quot;);&quot;''&quot;;IF(EXACT([.D78];&quot;D&quot;);&quot;{}&quot;;IF(EXACT([.D78];&quot;L&quot;);&quot;.F.&quot;;IF(EXACT([.D78];&quot;M&quot;);&quot;''&quot;;&quot;ERROR&quot;)))))" office:value-type="float" office:value="0" calcext:value-type="float">
            <text:p>0</text:p>
          </table:table-cell>
          <table:table-cell table:style-name="ce23" table:formula="of:=CONCATENATE([.K78];&quot; = &quot;;[.L78])" office:value-type="string" office:string-value="nTaxRate = 0" calcext:value-type="string">
            <text:p>nTaxRate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detanotc</text:p>
          </table:table-cell>
          <table:table-cell table:style-name="ce14" office:value-type="float" office:value="10" calcext:value-type="float">
            <text:p>10</text:p>
          </table:table-cell>
          <table:table-cell table:style-name="ce3" office:value-type="string" calcext:value-type="string">
            <text:p>serie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15" calcext:value-type="float">
            <text:p>15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Serie</text:p>
          </table:table-cell>
          <table:table-cell table:style-name="ce23" table:formula="of:=CONCATENATE(LOWER([.D79]);[.J79])" office:value-type="string" office:string-value="cSerie" calcext:value-type="string">
            <text:p>cSerie</text:p>
          </table:table-cell>
          <table:table-cell table:style-name="ce26" table:formula="of:=IF(EXACT([.D79];&quot;N&quot;);0;IF(EXACT([.D79];&quot;C&quot;);&quot;''&quot;;IF(EXACT([.D79];&quot;D&quot;);&quot;{}&quot;;IF(EXACT([.D79];&quot;L&quot;);&quot;.F.&quot;;IF(EXACT([.D79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79];&quot; = &quot;;[.L79])" office:value-type="string" office:string-value="cSerie = ''" calcext:value-type="string">
            <text:p>cSerie = ''</text:p>
          </table:table-cell>
          <table:table-cell table:style-name="ce23" table:number-columns-repeated="2"/>
        </table:table-row>
        <table:table-row table:style-name="ro1">
          <table:table-cell table:style-name="ce3"/>
          <table:table-cell table:style-name="ce14"/>
          <table:table-cell table:style-name="ce3"/>
          <table:table-cell table:style-name="ce14" table:number-columns-repeated="4"/>
          <table:table-cell table:style-name="ce30"/>
          <table:table-cell table:style-name="ce14"/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cuotas_n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string" calcext:value-type="string">
            <text:p>docinicial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 office:value-type="string" calcext:value-type="string">
            <text:p>Yes</text:p>
          </table:table-cell>
          <table:table-cell table:style-name="ce30"/>
          <table:table-cell table:style-name="ce16"/>
          <table:table-cell table:style-name="ce3" office:value-type="string" calcext:value-type="string">
            <text:p>InitialDoc</text:p>
          </table:table-cell>
          <table:table-cell table:style-name="ce23" table:formula="of:=CONCATENATE(LOWER([.D81]);[.J81])" office:value-type="string" office:string-value="cInitialDoc" calcext:value-type="string">
            <text:p>cInitialDoc</text:p>
          </table:table-cell>
          <table:table-cell table:style-name="ce26" table:formula="of:=IF(EXACT([.D81];&quot;N&quot;);0;IF(EXACT([.D81];&quot;C&quot;);&quot;''&quot;;IF(EXACT([.D81];&quot;D&quot;);&quot;{}&quot;;IF(EXACT([.D81];&quot;L&quot;);&quot;.F.&quot;;IF(EXACT([.D81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81];&quot; = &quot;;[.L81])" office:value-type="string" office:string-value="cInitialDoc = ''" calcext:value-type="string">
            <text:p>cInitialDoc = ''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cuotas_n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string" calcext:value-type="string">
            <text:p>tiponota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6" office:value-type="string" calcext:value-type="string">
            <text:p>Yes</text:p>
          </table:table-cell>
          <table:table-cell table:style-name="ce30"/>
          <table:table-cell table:style-name="ce16"/>
          <table:table-cell table:style-name="ce3" office:value-type="string" calcext:value-type="string">
            <text:p>NoteType</text:p>
          </table:table-cell>
          <table:table-cell table:style-name="ce23" table:formula="of:=CONCATENATE(LOWER([.D82]);[.J82])" office:value-type="string" office:string-value="nNoteType" calcext:value-type="string">
            <text:p>nNoteType</text:p>
          </table:table-cell>
          <table:table-cell table:style-name="ce26" table:formula="of:=IF(EXACT([.D82];&quot;N&quot;);0;IF(EXACT([.D82];&quot;C&quot;);&quot;''&quot;;IF(EXACT([.D82];&quot;D&quot;);&quot;{}&quot;;IF(EXACT([.D82];&quot;L&quot;);&quot;.F.&quot;;IF(EXACT([.D82];&quot;M&quot;);&quot;''&quot;;&quot;ERROR&quot;)))))" office:value-type="float" office:value="0" calcext:value-type="float">
            <text:p>0</text:p>
          </table:table-cell>
          <table:table-cell table:style-name="ce23" table:formula="of:=CONCATENATE([.K82];&quot; = &quot;;[.L82])" office:value-type="string" office:string-value="nNoteType = 0" calcext:value-type="string">
            <text:p>nNoteType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cuotas_n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string" calcext:value-type="string">
            <text:p>nronota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6" office:value-type="string" calcext:value-type="string">
            <text:p>Yes</text:p>
          </table:table-cell>
          <table:table-cell table:style-name="ce30"/>
          <table:table-cell table:style-name="ce16"/>
          <table:table-cell table:style-name="ce3" office:value-type="string" calcext:value-type="string">
            <text:p>NoteNum</text:p>
          </table:table-cell>
          <table:table-cell table:style-name="ce23" table:formula="of:=CONCATENATE(LOWER([.D83]);[.J83])" office:value-type="string" office:string-value="nNoteNum" calcext:value-type="string">
            <text:p>nNoteNum</text:p>
          </table:table-cell>
          <table:table-cell table:style-name="ce26" table:formula="of:=IF(EXACT([.D83];&quot;N&quot;);0;IF(EXACT([.D83];&quot;C&quot;);&quot;''&quot;;IF(EXACT([.D83];&quot;D&quot;);&quot;{}&quot;;IF(EXACT([.D83];&quot;L&quot;);&quot;.F.&quot;;IF(EXACT([.D83];&quot;M&quot;);&quot;''&quot;;&quot;ERROR&quot;)))))" office:value-type="float" office:value="0" calcext:value-type="float">
            <text:p>0</text:p>
          </table:table-cell>
          <table:table-cell table:style-name="ce23" table:formula="of:=CONCATENATE([.K83];&quot; = &quot;;[.L83])" office:value-type="string" office:string-value="nNoteNum = 0" calcext:value-type="string">
            <text:p>nNoteNum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cuotas_n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string" calcext:value-type="string">
            <text:p>nrocuota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InstallNum</text:p>
          </table:table-cell>
          <table:table-cell table:style-name="ce23" table:formula="of:=CONCATENATE(LOWER([.D84]);[.J84])" office:value-type="string" office:string-value="nInstallNum" calcext:value-type="string">
            <text:p>nInstallNum</text:p>
          </table:table-cell>
          <table:table-cell table:style-name="ce26" table:formula="of:=IF(EXACT([.D84];&quot;N&quot;);0;IF(EXACT([.D84];&quot;C&quot;);&quot;''&quot;;IF(EXACT([.D84];&quot;D&quot;);&quot;{}&quot;;IF(EXACT([.D84];&quot;L&quot;);&quot;.F.&quot;;IF(EXACT([.D84];&quot;M&quot;);&quot;''&quot;;&quot;ERROR&quot;)))))" office:value-type="float" office:value="0" calcext:value-type="float">
            <text:p>0</text:p>
          </table:table-cell>
          <table:table-cell table:style-name="ce23" table:formula="of:=CONCATENATE([.K84];&quot; = &quot;;[.L84])" office:value-type="string" office:string-value="nInstallNum = 0" calcext:value-type="string">
            <text:p>nInstallNum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cuotas_n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importe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Amount</text:p>
          </table:table-cell>
          <table:table-cell table:style-name="ce23" table:formula="of:=CONCATENATE(LOWER([.D85]);[.J85])" office:value-type="string" office:string-value="nAmount" calcext:value-type="string">
            <text:p>nAmount</text:p>
          </table:table-cell>
          <table:table-cell table:style-name="ce26" table:formula="of:=IF(EXACT([.D85];&quot;N&quot;);0;IF(EXACT([.D85];&quot;C&quot;);&quot;''&quot;;IF(EXACT([.D85];&quot;D&quot;);&quot;{}&quot;;IF(EXACT([.D85];&quot;L&quot;);&quot;.F.&quot;;IF(EXACT([.D85];&quot;M&quot;);&quot;''&quot;;&quot;ERROR&quot;)))))" office:value-type="float" office:value="0" calcext:value-type="float">
            <text:p>0</text:p>
          </table:table-cell>
          <table:table-cell table:style-name="ce23" table:formula="of:=CONCATENATE([.K85];&quot; = &quot;;[.L85])" office:value-type="string" office:string-value="nAmount = 0" calcext:value-type="string">
            <text:p>nAmount = 0</text:p>
          </table:table-cell>
          <table:table-cell table:style-name="ce23" table:number-columns-repeated="2"/>
        </table:table-row>
        <table:table-row table:style-name="ro1">
          <table:table-cell table:style-name="ce3"/>
          <table:table-cell table:style-name="ce14"/>
          <table:table-cell table:style-name="ce3"/>
          <table:table-cell table:style-name="ce14" table:number-columns-repeated="4"/>
          <table:table-cell table:style-name="ce30"/>
          <table:table-cell table:style-name="ce14"/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string" calcext:value-type="string">
            <text:p>codigo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15" calcext:value-type="float">
            <text:p>15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/>
          <table:table-cell table:style-name="ce14"/>
          <table:table-cell table:style-name="ce3" office:value-type="string" calcext:value-type="string">
            <text:p>Id</text:p>
          </table:table-cell>
          <table:table-cell table:style-name="ce23" table:formula="of:=CONCATENATE(LOWER([.D87]);[.J87])" office:value-type="string" office:string-value="cId" calcext:value-type="string">
            <text:p>cId</text:p>
          </table:table-cell>
          <table:table-cell table:style-name="ce26" table:formula="of:=IF(EXACT([.D87];&quot;N&quot;);0;IF(EXACT([.D87];&quot;C&quot;);&quot;''&quot;;IF(EXACT([.D87];&quot;D&quot;);&quot;{}&quot;;IF(EXACT([.D87];&quot;L&quot;);&quot;.F.&quot;;IF(EXACT([.D87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87];&quot; = &quot;;[.L87])" office:value-type="string" office:string-value="cId = ''" calcext:value-type="string">
            <text:p>cId = ''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string" calcext:value-type="string">
            <text:p>codigo2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15" calcext:value-type="float">
            <text:p>15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/>
          <table:table-cell table:style-name="ce14"/>
          <table:table-cell table:style-name="ce3" office:value-type="string" calcext:value-type="string">
            <text:p>AlternCode</text:p>
          </table:table-cell>
          <table:table-cell table:style-name="ce23" table:formula="of:=CONCATENATE(LOWER([.D88]);[.J88])" office:value-type="string" office:string-value="cAlternCode" calcext:value-type="string">
            <text:p>cAlternCode</text:p>
          </table:table-cell>
          <table:table-cell table:style-name="ce26" table:formula="of:=IF(EXACT([.D88];&quot;N&quot;);0;IF(EXACT([.D88];&quot;C&quot;);&quot;''&quot;;IF(EXACT([.D88];&quot;D&quot;);&quot;{}&quot;;IF(EXACT([.D88];&quot;L&quot;);&quot;.F.&quot;;IF(EXACT([.D88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88];&quot; = &quot;;[.L88])" office:value-type="string" office:string-value="cAlternCode = ''" calcext:value-type="string">
            <text:p>cAlternCode = ''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string" calcext:value-type="string">
            <text:p>codorig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15" calcext:value-type="float">
            <text:p>15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/>
          <table:table-cell table:style-name="ce14"/>
          <table:table-cell table:style-name="ce3" office:value-type="string" calcext:value-type="string">
            <text:p>OriginCode</text:p>
          </table:table-cell>
          <table:table-cell table:style-name="ce23" table:formula="of:=CONCATENATE(LOWER([.D89]);[.J89])" office:value-type="string" office:string-value="cOriginCode" calcext:value-type="string">
            <text:p>cOriginCode</text:p>
          </table:table-cell>
          <table:table-cell table:style-name="ce26" table:formula="of:=IF(EXACT([.D89];&quot;N&quot;);0;IF(EXACT([.D89];&quot;C&quot;);&quot;''&quot;;IF(EXACT([.D89];&quot;D&quot;);&quot;{}&quot;;IF(EXACT([.D89];&quot;L&quot;);&quot;.F.&quot;;IF(EXACT([.D89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89];&quot; = &quot;;[.L89])" office:value-type="string" office:string-value="cOriginCode = ''" calcext:value-type="string">
            <text:p>cOriginCode = ''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string" calcext:value-type="string">
            <text:p>nombre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40" calcext:value-type="float">
            <text:p>40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/>
          <table:table-cell table:style-name="ce14"/>
          <table:table-cell table:style-name="ce3" office:value-type="string" calcext:value-type="string">
            <text:p>Name</text:p>
          </table:table-cell>
          <table:table-cell table:style-name="ce23" table:formula="of:=CONCATENATE(LOWER([.D90]);[.J90])" office:value-type="string" office:string-value="cName" calcext:value-type="string">
            <text:p>cName</text:p>
          </table:table-cell>
          <table:table-cell table:style-name="ce26" table:formula="of:=IF(EXACT([.D90];&quot;N&quot;);0;IF(EXACT([.D90];&quot;C&quot;);&quot;''&quot;;IF(EXACT([.D90];&quot;D&quot;);&quot;{}&quot;;IF(EXACT([.D90];&quot;L&quot;);&quot;.F.&quot;;IF(EXACT([.D90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90];&quot; = &quot;;[.L90])" office:value-type="string" office:string-value="cName = ''" calcext:value-type="string">
            <text:p>cName = ''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aplicacio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Applicatio</text:p>
          </table:table-cell>
          <table:table-cell table:style-name="ce23" table:formula="of:=CONCATENATE(LOWER([.D91]);[.J91])" office:value-type="string" office:string-value="mApplicatio" calcext:value-type="string">
            <text:p>mApplicatio</text:p>
          </table:table-cell>
          <table:table-cell table:style-name="ce26" table:formula="of:=IF(EXACT([.D91];&quot;N&quot;);0;IF(EXACT([.D91];&quot;C&quot;);&quot;''&quot;;IF(EXACT([.D91];&quot;D&quot;);&quot;{}&quot;;IF(EXACT([.D91];&quot;L&quot;);&quot;.F.&quot;;IF(EXACT([.D91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91];&quot; = &quot;;[.L91])" office:value-type="string" office:string-value="mApplicatio = ''" calcext:value-type="string">
            <text:p>mApplicatio = ''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string" calcext:value-type="string">
            <text:p>lista3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List3</text:p>
          </table:table-cell>
          <table:table-cell table:style-name="ce23" table:formula="of:=CONCATENATE(LOWER([.D92]);[.J92])" office:value-type="string" office:string-value="lList3" calcext:value-type="string">
            <text:p>lList3</text:p>
          </table:table-cell>
          <table:table-cell table:style-name="ce26" table:formula="of:=IF(EXACT([.D92];&quot;N&quot;);0;IF(EXACT([.D92];&quot;C&quot;);&quot;''&quot;;IF(EXACT([.D92];&quot;D&quot;);&quot;{}&quot;;IF(EXACT([.D92];&quot;L&quot;);&quot;.F.&quot;;IF(EXACT([.D92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92];&quot; = &quot;;[.L92])" office:value-type="string" office:string-value="lList3 = .F." calcext:value-type="string">
            <text:p>lList3 = .F.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string" calcext:value-type="string">
            <text:p>lista4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List4</text:p>
          </table:table-cell>
          <table:table-cell table:style-name="ce23" table:formula="of:=CONCATENATE(LOWER([.D93]);[.J93])" office:value-type="string" office:string-value="lList4" calcext:value-type="string">
            <text:p>lList4</text:p>
          </table:table-cell>
          <table:table-cell table:style-name="ce26" table:formula="of:=IF(EXACT([.D93];&quot;N&quot;);0;IF(EXACT([.D93];&quot;C&quot;);&quot;''&quot;;IF(EXACT([.D93];&quot;D&quot;);&quot;{}&quot;;IF(EXACT([.D93];&quot;L&quot;);&quot;.F.&quot;;IF(EXACT([.D93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93];&quot; = &quot;;[.L93])" office:value-type="string" office:string-value="lList4 = .F." calcext:value-type="string">
            <text:p>lList4 = .F.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string" calcext:value-type="string">
            <text:p>lista5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List5</text:p>
          </table:table-cell>
          <table:table-cell table:style-name="ce23" table:formula="of:=CONCATENATE(LOWER([.D94]);[.J94])" office:value-type="string" office:string-value="lList5" calcext:value-type="string">
            <text:p>lList5</text:p>
          </table:table-cell>
          <table:table-cell table:style-name="ce26" table:formula="of:=IF(EXACT([.D94];&quot;N&quot;);0;IF(EXACT([.D94];&quot;C&quot;);&quot;''&quot;;IF(EXACT([.D94];&quot;D&quot;);&quot;{}&quot;;IF(EXACT([.D94];&quot;L&quot;);&quot;.F.&quot;;IF(EXACT([.D94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94];&quot; = &quot;;[.L94])" office:value-type="string" office:string-value="lList5 = .F." calcext:value-type="string">
            <text:p>lList5 = .F.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string" calcext:value-type="string">
            <text:p>familia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/>
          <table:table-cell table:style-name="ce14"/>
          <table:table-cell table:style-name="ce3" office:value-type="string" calcext:value-type="string">
            <text:p>ProfitRate</text:p>
          </table:table-cell>
          <table:table-cell table:style-name="ce23" table:formula="of:=CONCATENATE(LOWER([.D95]);[.J95])" office:value-type="string" office:string-value="nProfitRate" calcext:value-type="string">
            <text:p>nProfitRate</text:p>
          </table:table-cell>
          <table:table-cell table:style-name="ce26" table:formula="of:=IF(EXACT([.D95];&quot;N&quot;);0;IF(EXACT([.D95];&quot;C&quot;);&quot;''&quot;;IF(EXACT([.D95];&quot;D&quot;);&quot;{}&quot;;IF(EXACT([.D95];&quot;L&quot;);&quot;.F.&quot;;IF(EXACT([.D95];&quot;M&quot;);&quot;''&quot;;&quot;ERROR&quot;)))))" office:value-type="float" office:value="0" calcext:value-type="float">
            <text:p>0</text:p>
          </table:table-cell>
          <table:table-cell table:style-name="ce23" table:formula="of:=CONCATENATE([.K95];&quot; = &quot;;[.L95])" office:value-type="string" office:string-value="nProfitRate = 0" calcext:value-type="string">
            <text:p>nProfitRate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10" calcext:value-type="float">
            <text:p>10</text:p>
          </table:table-cell>
          <table:table-cell table:style-name="ce3" office:value-type="string" calcext:value-type="string">
            <text:p>rubr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/>
          <table:table-cell table:style-name="ce14"/>
          <table:table-cell table:style-name="ce3" office:value-type="string" calcext:value-type="string">
            <text:p>Category</text:p>
          </table:table-cell>
          <table:table-cell table:style-name="ce23" table:formula="of:=CONCATENATE(LOWER([.D96]);[.J96])" office:value-type="string" office:string-value="nCategory" calcext:value-type="string">
            <text:p>nCategory</text:p>
          </table:table-cell>
          <table:table-cell table:style-name="ce26" table:formula="of:=IF(EXACT([.D96];&quot;N&quot;);0;IF(EXACT([.D96];&quot;C&quot;);&quot;''&quot;;IF(EXACT([.D96];&quot;D&quot;);&quot;{}&quot;;IF(EXACT([.D96];&quot;L&quot;);&quot;.F.&quot;;IF(EXACT([.D96];&quot;M&quot;);&quot;''&quot;;&quot;ERROR&quot;)))))" office:value-type="float" office:value="0" calcext:value-type="float">
            <text:p>0</text:p>
          </table:table-cell>
          <table:table-cell table:style-name="ce23" table:formula="of:=CONCATENATE([.K96];&quot; = &quot;;[.L96])" office:value-type="string" office:string-value="nCategory = 0" calcext:value-type="string">
            <text:p>nCategory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11" calcext:value-type="float">
            <text:p>11</text:p>
          </table:table-cell>
          <table:table-cell table:style-name="ce3" office:value-type="string" calcext:value-type="string">
            <text:p>subrubr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/>
          <table:table-cell table:style-name="ce14"/>
          <table:table-cell table:style-name="ce3" office:value-type="string" calcext:value-type="string">
            <text:p>SubCategor</text:p>
          </table:table-cell>
          <table:table-cell table:style-name="ce23" table:formula="of:=CONCATENATE(LOWER([.D97]);[.J97])" office:value-type="string" office:string-value="nSubCategor" calcext:value-type="string">
            <text:p>nSubCategor</text:p>
          </table:table-cell>
          <table:table-cell table:style-name="ce26" table:formula="of:=IF(EXACT([.D97];&quot;N&quot;);0;IF(EXACT([.D97];&quot;C&quot;);&quot;''&quot;;IF(EXACT([.D97];&quot;D&quot;);&quot;{}&quot;;IF(EXACT([.D97];&quot;L&quot;);&quot;.F.&quot;;IF(EXACT([.D97];&quot;M&quot;);&quot;''&quot;;&quot;ERROR&quot;)))))" office:value-type="float" office:value="0" calcext:value-type="float">
            <text:p>0</text:p>
          </table:table-cell>
          <table:table-cell table:style-name="ce23" table:formula="of:=CONCATENATE([.K97];&quot; = &quot;;[.L97])" office:value-type="string" office:string-value="nSubCategor = 0" calcext:value-type="string">
            <text:p>nSubCategor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12" calcext:value-type="float">
            <text:p>12</text:p>
          </table:table-cell>
          <table:table-cell table:style-name="ce3" office:value-type="string" calcext:value-type="string">
            <text:p>marca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/>
          <table:table-cell table:style-name="ce14"/>
          <table:table-cell table:style-name="ce3" office:value-type="string" calcext:value-type="string">
            <text:p>Brand</text:p>
          </table:table-cell>
          <table:table-cell table:style-name="ce23" table:formula="of:=CONCATENATE(LOWER([.D98]);[.J98])" office:value-type="string" office:string-value="nBrand" calcext:value-type="string">
            <text:p>nBrand</text:p>
          </table:table-cell>
          <table:table-cell table:style-name="ce26" table:formula="of:=IF(EXACT([.D98];&quot;N&quot;);0;IF(EXACT([.D98];&quot;C&quot;);&quot;''&quot;;IF(EXACT([.D98];&quot;D&quot;);&quot;{}&quot;;IF(EXACT([.D98];&quot;L&quot;);&quot;.F.&quot;;IF(EXACT([.D98];&quot;M&quot;);&quot;''&quot;;&quot;ERROR&quot;)))))" office:value-type="float" office:value="0" calcext:value-type="float">
            <text:p>0</text:p>
          </table:table-cell>
          <table:table-cell table:style-name="ce23" table:formula="of:=CONCATENATE([.K98];&quot; = &quot;;[.L98])" office:value-type="string" office:string-value="nBrand = 0" calcext:value-type="string">
            <text:p>nBrand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13" calcext:value-type="float">
            <text:p>13</text:p>
          </table:table-cell>
          <table:table-cell table:style-name="ce3" office:value-type="string" calcext:value-type="string">
            <text:p>unidad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Unit</text:p>
          </table:table-cell>
          <table:table-cell table:style-name="ce23" table:formula="of:=CONCATENATE(LOWER([.D99]);[.J99])" office:value-type="string" office:string-value="nUnit" calcext:value-type="string">
            <text:p>nUnit</text:p>
          </table:table-cell>
          <table:table-cell table:style-name="ce26" table:formula="of:=IF(EXACT([.D99];&quot;N&quot;);0;IF(EXACT([.D99];&quot;C&quot;);&quot;''&quot;;IF(EXACT([.D99];&quot;D&quot;);&quot;{}&quot;;IF(EXACT([.D99];&quot;L&quot;);&quot;.F.&quot;;IF(EXACT([.D99];&quot;M&quot;);&quot;''&quot;;&quot;ERROR&quot;)))))" office:value-type="float" office:value="0" calcext:value-type="float">
            <text:p>0</text:p>
          </table:table-cell>
          <table:table-cell table:style-name="ce23" table:formula="of:=CONCATENATE([.K99];&quot; = &quot;;[.L99])" office:value-type="string" office:string-value="nUnit = 0" calcext:value-type="string">
            <text:p>nUnit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14" calcext:value-type="float">
            <text:p>14</text:p>
          </table:table-cell>
          <table:table-cell table:style-name="ce3" office:value-type="string" calcext:value-type="string">
            <text:p>proveedor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Supplier</text:p>
          </table:table-cell>
          <table:table-cell table:style-name="ce23" table:formula="of:=CONCATENATE(LOWER([.D100]);[.J100])" office:value-type="string" office:string-value="nSupplier" calcext:value-type="string">
            <text:p>nSupplier</text:p>
          </table:table-cell>
          <table:table-cell table:style-name="ce26" table:formula="of:=IF(EXACT([.D100];&quot;N&quot;);0;IF(EXACT([.D100];&quot;C&quot;);&quot;''&quot;;IF(EXACT([.D100];&quot;D&quot;);&quot;{}&quot;;IF(EXACT([.D100];&quot;L&quot;);&quot;.F.&quot;;IF(EXACT([.D100];&quot;M&quot;);&quot;''&quot;;&quot;ERROR&quot;)))))" office:value-type="float" office:value="0" calcext:value-type="float">
            <text:p>0</text:p>
          </table:table-cell>
          <table:table-cell table:style-name="ce23" table:formula="of:=CONCATENATE([.K100];&quot; = &quot;;[.L100])" office:value-type="string" office:string-value="nSupplier = 0" calcext:value-type="string">
            <text:p>nSupplier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15" calcext:value-type="float">
            <text:p>15</text:p>
          </table:table-cell>
          <table:table-cell table:style-name="ce3" office:value-type="string" calcext:value-type="string">
            <text:p>procedenci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Country</text:p>
          </table:table-cell>
          <table:table-cell table:style-name="ce23" table:formula="of:=CONCATENATE(LOWER([.D101]);[.J101])" office:value-type="string" office:string-value="nCountry" calcext:value-type="string">
            <text:p>nCountry</text:p>
          </table:table-cell>
          <table:table-cell table:style-name="ce26" table:formula="of:=IF(EXACT([.D101];&quot;N&quot;);0;IF(EXACT([.D101];&quot;C&quot;);&quot;''&quot;;IF(EXACT([.D101];&quot;D&quot;);&quot;{}&quot;;IF(EXACT([.D101];&quot;L&quot;);&quot;.F.&quot;;IF(EXACT([.D101];&quot;M&quot;);&quot;''&quot;;&quot;ERROR&quot;)))))" office:value-type="float" office:value="0" calcext:value-type="float">
            <text:p>0</text:p>
          </table:table-cell>
          <table:table-cell table:style-name="ce23" table:formula="of:=CONCATENATE([.K101];&quot; = &quot;;[.L101])" office:value-type="string" office:string-value="nCountry = 0" calcext:value-type="string">
            <text:p>nCountry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16" calcext:value-type="float">
            <text:p>16</text:p>
          </table:table-cell>
          <table:table-cell table:style-name="ce3" office:value-type="string" calcext:value-type="string">
            <text:p>ubicacion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37" calcext:value-type="float">
            <text:p>37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/>
          <table:table-cell table:style-name="ce14"/>
          <table:table-cell table:style-name="ce3" office:value-type="string" calcext:value-type="string">
            <text:p>Location</text:p>
          </table:table-cell>
          <table:table-cell table:style-name="ce23" table:formula="of:=CONCATENATE(LOWER([.D102]);[.J102])" office:value-type="string" office:string-value="cLocation" calcext:value-type="string">
            <text:p>cLocation</text:p>
          </table:table-cell>
          <table:table-cell table:style-name="ce26" table:formula="of:=IF(EXACT([.D102];&quot;N&quot;);0;IF(EXACT([.D102];&quot;C&quot;);&quot;''&quot;;IF(EXACT([.D102];&quot;D&quot;);&quot;{}&quot;;IF(EXACT([.D102];&quot;L&quot;);&quot;.F.&quot;;IF(EXACT([.D102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102];&quot; = &quot;;[.L102])" office:value-type="string" office:string-value="cLocation = ''" calcext:value-type="string">
            <text:p>cLocation = ''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17" calcext:value-type="float">
            <text:p>17</text:p>
          </table:table-cell>
          <table:table-cell table:style-name="ce3" office:value-type="string" calcext:value-type="string">
            <text:p>vigente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Active</text:p>
          </table:table-cell>
          <table:table-cell table:style-name="ce23" table:formula="of:=CONCATENATE(LOWER([.D103]);[.J103])" office:value-type="string" office:string-value="lActive" calcext:value-type="string">
            <text:p>lActive</text:p>
          </table:table-cell>
          <table:table-cell table:style-name="ce26" table:formula="of:=IF(EXACT([.D103];&quot;N&quot;);0;IF(EXACT([.D103];&quot;C&quot;);&quot;''&quot;;IF(EXACT([.D103];&quot;D&quot;);&quot;{}&quot;;IF(EXACT([.D103];&quot;L&quot;);&quot;.F.&quot;;IF(EXACT([.D103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103];&quot; = &quot;;[.L103])" office:value-type="string" office:string-value="lActive = .F." calcext:value-type="string">
            <text:p>lActive = .F.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18" calcext:value-type="float">
            <text:p>18</text:p>
          </table:table-cell>
          <table:table-cell table:style-name="ce3" office:value-type="string" calcext:value-type="string">
            <text:p>lprecio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PriceList</text:p>
          </table:table-cell>
          <table:table-cell table:style-name="ce23" table:formula="of:=CONCATENATE(LOWER([.D104]);[.J104])" office:value-type="string" office:string-value="lPriceList" calcext:value-type="string">
            <text:p>lPriceList</text:p>
          </table:table-cell>
          <table:table-cell table:style-name="ce26" table:formula="of:=IF(EXACT([.D104];&quot;N&quot;);0;IF(EXACT([.D104];&quot;C&quot;);&quot;''&quot;;IF(EXACT([.D104];&quot;D&quot;);&quot;{}&quot;;IF(EXACT([.D104];&quot;L&quot;);&quot;.F.&quot;;IF(EXACT([.D104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104];&quot; = &quot;;[.L104])" office:value-type="string" office:string-value="lPriceList = .F." calcext:value-type="string">
            <text:p>lPriceList = .F.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19" calcext:value-type="float">
            <text:p>19</text:p>
          </table:table-cell>
          <table:table-cell table:style-name="ce3" office:value-type="string" calcext:value-type="string">
            <text:p>impuesto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Taxed</text:p>
          </table:table-cell>
          <table:table-cell table:style-name="ce23" table:formula="of:=CONCATENATE(LOWER([.D105]);[.J105])" office:value-type="string" office:string-value="lTaxed" calcext:value-type="string">
            <text:p>lTaxed</text:p>
          </table:table-cell>
          <table:table-cell table:style-name="ce26" table:formula="of:=IF(EXACT([.D105];&quot;N&quot;);0;IF(EXACT([.D105];&quot;C&quot;);&quot;''&quot;;IF(EXACT([.D105];&quot;D&quot;);&quot;{}&quot;;IF(EXACT([.D105];&quot;L&quot;);&quot;.F.&quot;;IF(EXACT([.D105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105];&quot; = &quot;;[.L105])" office:value-type="string" office:string-value="lTaxed = .F." calcext:value-type="string">
            <text:p>lTaxed = .F.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20" calcext:value-type="float">
            <text:p>20</text:p>
          </table:table-cell>
          <table:table-cell table:style-name="ce3" office:value-type="string" calcext:value-type="string">
            <text:p>pimpuest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TaxRate</text:p>
          </table:table-cell>
          <table:table-cell table:style-name="ce23" table:formula="of:=CONCATENATE(LOWER([.D106]);[.J106])" office:value-type="string" office:string-value="nTaxRate" calcext:value-type="string">
            <text:p>nTaxRate</text:p>
          </table:table-cell>
          <table:table-cell table:style-name="ce26" table:formula="of:=IF(EXACT([.D106];&quot;N&quot;);0;IF(EXACT([.D106];&quot;C&quot;);&quot;''&quot;;IF(EXACT([.D106];&quot;D&quot;);&quot;{}&quot;;IF(EXACT([.D106];&quot;L&quot;);&quot;.F.&quot;;IF(EXACT([.D106];&quot;M&quot;);&quot;''&quot;;&quot;ERROR&quot;)))))" office:value-type="float" office:value="0" calcext:value-type="float">
            <text:p>0</text:p>
          </table:table-cell>
          <table:table-cell table:style-name="ce23" table:formula="of:=CONCATENATE([.K106];&quot; = &quot;;[.L106])" office:value-type="string" office:string-value="nTaxRate = 0" calcext:value-type="string">
            <text:p>nTaxRate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21" calcext:value-type="float">
            <text:p>21</text:p>
          </table:table-cell>
          <table:table-cell table:style-name="ce3" office:value-type="string" calcext:value-type="string">
            <text:p>pcostog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CostPricG</text:p>
          </table:table-cell>
          <table:table-cell table:style-name="ce23" table:formula="of:=CONCATENATE(LOWER([.D107]);[.J107])" office:value-type="string" office:string-value="nCostPricG" calcext:value-type="string">
            <text:p>nCostPricG</text:p>
          </table:table-cell>
          <table:table-cell table:style-name="ce26" table:formula="of:=IF(EXACT([.D107];&quot;N&quot;);0;IF(EXACT([.D107];&quot;C&quot;);&quot;''&quot;;IF(EXACT([.D107];&quot;D&quot;);&quot;{}&quot;;IF(EXACT([.D107];&quot;L&quot;);&quot;.F.&quot;;IF(EXACT([.D107];&quot;M&quot;);&quot;''&quot;;&quot;ERROR&quot;)))))" office:value-type="float" office:value="0" calcext:value-type="float">
            <text:p>0</text:p>
          </table:table-cell>
          <table:table-cell table:style-name="ce23" table:formula="of:=CONCATENATE([.K107];&quot; = &quot;;[.L107])" office:value-type="string" office:string-value="nCostPricG = 0" calcext:value-type="string">
            <text:p>nCostPricG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22" calcext:value-type="float">
            <text:p>22</text:p>
          </table:table-cell>
          <table:table-cell table:style-name="ce3" office:value-type="string" calcext:value-type="string">
            <text:p>pcostog2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CostPricG2</text:p>
          </table:table-cell>
          <table:table-cell table:style-name="ce23" table:formula="of:=CONCATENATE(LOWER([.D108]);[.J108])" office:value-type="string" office:string-value="nCostPricG2" calcext:value-type="string">
            <text:p>nCostPricG2</text:p>
          </table:table-cell>
          <table:table-cell table:style-name="ce26" table:formula="of:=IF(EXACT([.D108];&quot;N&quot;);0;IF(EXACT([.D108];&quot;C&quot;);&quot;''&quot;;IF(EXACT([.D108];&quot;D&quot;);&quot;{}&quot;;IF(EXACT([.D108];&quot;L&quot;);&quot;.F.&quot;;IF(EXACT([.D108];&quot;M&quot;);&quot;''&quot;;&quot;ERROR&quot;)))))" office:value-type="float" office:value="0" calcext:value-type="float">
            <text:p>0</text:p>
          </table:table-cell>
          <table:table-cell table:style-name="ce23" table:formula="of:=CONCATENATE([.K108];&quot; = &quot;;[.L108])" office:value-type="string" office:string-value="nCostPricG2 = 0" calcext:value-type="string">
            <text:p>nCostPricG2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23" calcext:value-type="float">
            <text:p>23</text:p>
          </table:table-cell>
          <table:table-cell table:style-name="ce3" office:value-type="string" calcext:value-type="string">
            <text:p>pcostod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CostPricD</text:p>
          </table:table-cell>
          <table:table-cell table:style-name="ce23" table:formula="of:=CONCATENATE(LOWER([.D109]);[.J109])" office:value-type="string" office:string-value="nCostPricD" calcext:value-type="string">
            <text:p>nCostPricD</text:p>
          </table:table-cell>
          <table:table-cell table:style-name="ce26" table:formula="of:=IF(EXACT([.D109];&quot;N&quot;);0;IF(EXACT([.D109];&quot;C&quot;);&quot;''&quot;;IF(EXACT([.D109];&quot;D&quot;);&quot;{}&quot;;IF(EXACT([.D109];&quot;L&quot;);&quot;.F.&quot;;IF(EXACT([.D109];&quot;M&quot;);&quot;''&quot;;&quot;ERROR&quot;)))))" office:value-type="float" office:value="0" calcext:value-type="float">
            <text:p>0</text:p>
          </table:table-cell>
          <table:table-cell table:style-name="ce23" table:formula="of:=CONCATENATE([.K109];&quot; = &quot;;[.L109])" office:value-type="string" office:string-value="nCostPricD = 0" calcext:value-type="string">
            <text:p>nCostPricD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24" calcext:value-type="float">
            <text:p>24</text:p>
          </table:table-cell>
          <table:table-cell table:style-name="ce3" office:value-type="string" calcext:value-type="string">
            <text:p>pcostogr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CostPricGr</text:p>
          </table:table-cell>
          <table:table-cell table:style-name="ce23" table:formula="of:=CONCATENATE(LOWER([.D110]);[.J110])" office:value-type="string" office:string-value="nCostPricGr" calcext:value-type="string">
            <text:p>nCostPricGr</text:p>
          </table:table-cell>
          <table:table-cell table:style-name="ce26" table:formula="of:=IF(EXACT([.D110];&quot;N&quot;);0;IF(EXACT([.D110];&quot;C&quot;);&quot;''&quot;;IF(EXACT([.D110];&quot;D&quot;);&quot;{}&quot;;IF(EXACT([.D110];&quot;L&quot;);&quot;.F.&quot;;IF(EXACT([.D110];&quot;M&quot;);&quot;''&quot;;&quot;ERROR&quot;)))))" office:value-type="float" office:value="0" calcext:value-type="float">
            <text:p>0</text:p>
          </table:table-cell>
          <table:table-cell table:style-name="ce23" table:formula="of:=CONCATENATE([.K110];&quot; = &quot;;[.L110])" office:value-type="string" office:string-value="nCostPricGr = 0" calcext:value-type="string">
            <text:p>nCostPricGr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25" calcext:value-type="float">
            <text:p>25</text:p>
          </table:table-cell>
          <table:table-cell table:style-name="ce3" office:value-type="string" calcext:value-type="string">
            <text:p>pcostodr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CostPricDr</text:p>
          </table:table-cell>
          <table:table-cell table:style-name="ce23" table:formula="of:=CONCATENATE(LOWER([.D111]);[.J111])" office:value-type="string" office:string-value="nCostPricDr" calcext:value-type="string">
            <text:p>nCostPricDr</text:p>
          </table:table-cell>
          <table:table-cell table:style-name="ce26" table:formula="of:=IF(EXACT([.D111];&quot;N&quot;);0;IF(EXACT([.D111];&quot;C&quot;);&quot;''&quot;;IF(EXACT([.D111];&quot;D&quot;);&quot;{}&quot;;IF(EXACT([.D111];&quot;L&quot;);&quot;.F.&quot;;IF(EXACT([.D111];&quot;M&quot;);&quot;''&quot;;&quot;ERROR&quot;)))))" office:value-type="float" office:value="0" calcext:value-type="float">
            <text:p>0</text:p>
          </table:table-cell>
          <table:table-cell table:style-name="ce23" table:formula="of:=CONCATENATE([.K111];&quot; = &quot;;[.L111])" office:value-type="string" office:string-value="nCostPricDr = 0" calcext:value-type="string">
            <text:p>nCostPricDr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26" calcext:value-type="float">
            <text:p>26</text:p>
          </table:table-cell>
          <table:table-cell table:style-name="ce3" office:value-type="string" calcext:value-type="string">
            <text:p>pcostogre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CostPriGre</text:p>
          </table:table-cell>
          <table:table-cell table:style-name="ce23" table:formula="of:=CONCATENATE(LOWER([.D112]);[.J112])" office:value-type="string" office:string-value="nCostPriGre" calcext:value-type="string">
            <text:p>nCostPriGre</text:p>
          </table:table-cell>
          <table:table-cell table:style-name="ce26" table:formula="of:=IF(EXACT([.D112];&quot;N&quot;);0;IF(EXACT([.D112];&quot;C&quot;);&quot;''&quot;;IF(EXACT([.D112];&quot;D&quot;);&quot;{}&quot;;IF(EXACT([.D112];&quot;L&quot;);&quot;.F.&quot;;IF(EXACT([.D112];&quot;M&quot;);&quot;''&quot;;&quot;ERROR&quot;)))))" office:value-type="float" office:value="0" calcext:value-type="float">
            <text:p>0</text:p>
          </table:table-cell>
          <table:table-cell table:style-name="ce23" table:formula="of:=CONCATENATE([.K112];&quot; = &quot;;[.L112])" office:value-type="string" office:string-value="nCostPriGre = 0" calcext:value-type="string">
            <text:p>nCostPriGre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27" calcext:value-type="float">
            <text:p>27</text:p>
          </table:table-cell>
          <table:table-cell table:style-name="ce3" office:value-type="string" calcext:value-type="string">
            <text:p>pcostodre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CostPriDre</text:p>
          </table:table-cell>
          <table:table-cell table:style-name="ce23" table:formula="of:=CONCATENATE(LOWER([.D113]);[.J113])" office:value-type="string" office:string-value="nCostPriDre" calcext:value-type="string">
            <text:p>nCostPriDre</text:p>
          </table:table-cell>
          <table:table-cell table:style-name="ce26" table:formula="of:=IF(EXACT([.D113];&quot;N&quot;);0;IF(EXACT([.D113];&quot;C&quot;);&quot;''&quot;;IF(EXACT([.D113];&quot;D&quot;);&quot;{}&quot;;IF(EXACT([.D113];&quot;L&quot;);&quot;.F.&quot;;IF(EXACT([.D113];&quot;M&quot;);&quot;''&quot;;&quot;ERROR&quot;)))))" office:value-type="float" office:value="0" calcext:value-type="float">
            <text:p>0</text:p>
          </table:table-cell>
          <table:table-cell table:style-name="ce23" table:formula="of:=CONCATENATE([.K113];&quot; = &quot;;[.L113])" office:value-type="string" office:string-value="nCostPriDre = 0" calcext:value-type="string">
            <text:p>nCostPriDre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28" calcext:value-type="float">
            <text:p>28</text:p>
          </table:table-cell>
          <table:table-cell table:style-name="ce3" office:value-type="string" calcext:value-type="string">
            <text:p>pventag1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SalePricG1</text:p>
          </table:table-cell>
          <table:table-cell table:style-name="ce23" table:formula="of:=CONCATENATE(LOWER([.D114]);[.J114])" office:value-type="string" office:string-value="nSalePricG1" calcext:value-type="string">
            <text:p>nSalePricG1</text:p>
          </table:table-cell>
          <table:table-cell table:style-name="ce26" table:formula="of:=IF(EXACT([.D114];&quot;N&quot;);0;IF(EXACT([.D114];&quot;C&quot;);&quot;''&quot;;IF(EXACT([.D114];&quot;D&quot;);&quot;{}&quot;;IF(EXACT([.D114];&quot;L&quot;);&quot;.F.&quot;;IF(EXACT([.D114];&quot;M&quot;);&quot;''&quot;;&quot;ERROR&quot;)))))" office:value-type="float" office:value="0" calcext:value-type="float">
            <text:p>0</text:p>
          </table:table-cell>
          <table:table-cell table:style-name="ce23" table:formula="of:=CONCATENATE([.K114];&quot; = &quot;;[.L114])" office:value-type="string" office:string-value="nSalePricG1 = 0" calcext:value-type="string">
            <text:p>nSalePricG1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29" calcext:value-type="float">
            <text:p>29</text:p>
          </table:table-cell>
          <table:table-cell table:style-name="ce3" office:value-type="string" calcext:value-type="string">
            <text:p>pventag2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SalePricG2</text:p>
          </table:table-cell>
          <table:table-cell table:style-name="ce23" table:formula="of:=CONCATENATE(LOWER([.D115]);[.J115])" office:value-type="string" office:string-value="nSalePricG2" calcext:value-type="string">
            <text:p>nSalePricG2</text:p>
          </table:table-cell>
          <table:table-cell table:style-name="ce26" table:formula="of:=IF(EXACT([.D115];&quot;N&quot;);0;IF(EXACT([.D115];&quot;C&quot;);&quot;''&quot;;IF(EXACT([.D115];&quot;D&quot;);&quot;{}&quot;;IF(EXACT([.D115];&quot;L&quot;);&quot;.F.&quot;;IF(EXACT([.D115];&quot;M&quot;);&quot;''&quot;;&quot;ERROR&quot;)))))" office:value-type="float" office:value="0" calcext:value-type="float">
            <text:p>0</text:p>
          </table:table-cell>
          <table:table-cell table:style-name="ce23" table:formula="of:=CONCATENATE([.K115];&quot; = &quot;;[.L115])" office:value-type="string" office:string-value="nSalePricG2 = 0" calcext:value-type="string">
            <text:p>nSalePricG2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string" calcext:value-type="string">
            <text:p>pventag3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SalePricG3</text:p>
          </table:table-cell>
          <table:table-cell table:style-name="ce23" table:formula="of:=CONCATENATE(LOWER([.D116]);[.J116])" office:value-type="string" office:string-value="nSalePricG3" calcext:value-type="string">
            <text:p>nSalePricG3</text:p>
          </table:table-cell>
          <table:table-cell table:style-name="ce26" table:formula="of:=IF(EXACT([.D116];&quot;N&quot;);0;IF(EXACT([.D116];&quot;C&quot;);&quot;''&quot;;IF(EXACT([.D116];&quot;D&quot;);&quot;{}&quot;;IF(EXACT([.D116];&quot;L&quot;);&quot;.F.&quot;;IF(EXACT([.D116];&quot;M&quot;);&quot;''&quot;;&quot;ERROR&quot;)))))" office:value-type="float" office:value="0" calcext:value-type="float">
            <text:p>0</text:p>
          </table:table-cell>
          <table:table-cell table:style-name="ce23" table:formula="of:=CONCATENATE([.K116];&quot; = &quot;;[.L116])" office:value-type="string" office:string-value="nSalePricG3 = 0" calcext:value-type="string">
            <text:p>nSalePricG3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31" calcext:value-type="float">
            <text:p>31</text:p>
          </table:table-cell>
          <table:table-cell table:style-name="ce3" office:value-type="string" calcext:value-type="string">
            <text:p>pventag4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SalePricG4</text:p>
          </table:table-cell>
          <table:table-cell table:style-name="ce23" table:formula="of:=CONCATENATE(LOWER([.D117]);[.J117])" office:value-type="string" office:string-value="nSalePricG4" calcext:value-type="string">
            <text:p>nSalePricG4</text:p>
          </table:table-cell>
          <table:table-cell table:style-name="ce26" table:formula="of:=IF(EXACT([.D117];&quot;N&quot;);0;IF(EXACT([.D117];&quot;C&quot;);&quot;''&quot;;IF(EXACT([.D117];&quot;D&quot;);&quot;{}&quot;;IF(EXACT([.D117];&quot;L&quot;);&quot;.F.&quot;;IF(EXACT([.D117];&quot;M&quot;);&quot;''&quot;;&quot;ERROR&quot;)))))" office:value-type="float" office:value="0" calcext:value-type="float">
            <text:p>0</text:p>
          </table:table-cell>
          <table:table-cell table:style-name="ce23" table:formula="of:=CONCATENATE([.K117];&quot; = &quot;;[.L117])" office:value-type="string" office:string-value="nSalePricG4 = 0" calcext:value-type="string">
            <text:p>nSalePricG4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32" calcext:value-type="float">
            <text:p>32</text:p>
          </table:table-cell>
          <table:table-cell table:style-name="ce3" office:value-type="string" calcext:value-type="string">
            <text:p>pventag5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SalePricG5</text:p>
          </table:table-cell>
          <table:table-cell table:style-name="ce23" table:formula="of:=CONCATENATE(LOWER([.D118]);[.J118])" office:value-type="string" office:string-value="nSalePricG5" calcext:value-type="string">
            <text:p>nSalePricG5</text:p>
          </table:table-cell>
          <table:table-cell table:style-name="ce26" table:formula="of:=IF(EXACT([.D118];&quot;N&quot;);0;IF(EXACT([.D118];&quot;C&quot;);&quot;''&quot;;IF(EXACT([.D118];&quot;D&quot;);&quot;{}&quot;;IF(EXACT([.D118];&quot;L&quot;);&quot;.F.&quot;;IF(EXACT([.D118];&quot;M&quot;);&quot;''&quot;;&quot;ERROR&quot;)))))" office:value-type="float" office:value="0" calcext:value-type="float">
            <text:p>0</text:p>
          </table:table-cell>
          <table:table-cell table:style-name="ce23" table:formula="of:=CONCATENATE([.K118];&quot; = &quot;;[.L118])" office:value-type="string" office:string-value="nSalePricG5 = 0" calcext:value-type="string">
            <text:p>nSalePricG5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33" calcext:value-type="float">
            <text:p>33</text:p>
          </table:table-cell>
          <table:table-cell table:style-name="ce3" office:value-type="string" calcext:value-type="string">
            <text:p>pventad1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SalePricD1</text:p>
          </table:table-cell>
          <table:table-cell table:style-name="ce23" table:formula="of:=CONCATENATE(LOWER([.D119]);[.J119])" office:value-type="string" office:string-value="nSalePricD1" calcext:value-type="string">
            <text:p>nSalePricD1</text:p>
          </table:table-cell>
          <table:table-cell table:style-name="ce26" table:formula="of:=IF(EXACT([.D119];&quot;N&quot;);0;IF(EXACT([.D119];&quot;C&quot;);&quot;''&quot;;IF(EXACT([.D119];&quot;D&quot;);&quot;{}&quot;;IF(EXACT([.D119];&quot;L&quot;);&quot;.F.&quot;;IF(EXACT([.D119];&quot;M&quot;);&quot;''&quot;;&quot;ERROR&quot;)))))" office:value-type="float" office:value="0" calcext:value-type="float">
            <text:p>0</text:p>
          </table:table-cell>
          <table:table-cell table:style-name="ce23" table:formula="of:=CONCATENATE([.K119];&quot; = &quot;;[.L119])" office:value-type="string" office:string-value="nSalePricD1 = 0" calcext:value-type="string">
            <text:p>nSalePricD1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34" calcext:value-type="float">
            <text:p>34</text:p>
          </table:table-cell>
          <table:table-cell table:style-name="ce3" office:value-type="string" calcext:value-type="string">
            <text:p>pventad2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SalePricD2</text:p>
          </table:table-cell>
          <table:table-cell table:style-name="ce23" table:formula="of:=CONCATENATE(LOWER([.D120]);[.J120])" office:value-type="string" office:string-value="nSalePricD2" calcext:value-type="string">
            <text:p>nSalePricD2</text:p>
          </table:table-cell>
          <table:table-cell table:style-name="ce26" table:formula="of:=IF(EXACT([.D120];&quot;N&quot;);0;IF(EXACT([.D120];&quot;C&quot;);&quot;''&quot;;IF(EXACT([.D120];&quot;D&quot;);&quot;{}&quot;;IF(EXACT([.D120];&quot;L&quot;);&quot;.F.&quot;;IF(EXACT([.D120];&quot;M&quot;);&quot;''&quot;;&quot;ERROR&quot;)))))" office:value-type="float" office:value="0" calcext:value-type="float">
            <text:p>0</text:p>
          </table:table-cell>
          <table:table-cell table:style-name="ce23" table:formula="of:=CONCATENATE([.K120];&quot; = &quot;;[.L120])" office:value-type="string" office:string-value="nSalePricD2 = 0" calcext:value-type="string">
            <text:p>nSalePricD2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35" calcext:value-type="float">
            <text:p>35</text:p>
          </table:table-cell>
          <table:table-cell table:style-name="ce3" office:value-type="string" calcext:value-type="string">
            <text:p>pventad3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SalePricD3</text:p>
          </table:table-cell>
          <table:table-cell table:style-name="ce23" table:formula="of:=CONCATENATE(LOWER([.D121]);[.J121])" office:value-type="string" office:string-value="nSalePricD3" calcext:value-type="string">
            <text:p>nSalePricD3</text:p>
          </table:table-cell>
          <table:table-cell table:style-name="ce26" table:formula="of:=IF(EXACT([.D121];&quot;N&quot;);0;IF(EXACT([.D121];&quot;C&quot;);&quot;''&quot;;IF(EXACT([.D121];&quot;D&quot;);&quot;{}&quot;;IF(EXACT([.D121];&quot;L&quot;);&quot;.F.&quot;;IF(EXACT([.D121];&quot;M&quot;);&quot;''&quot;;&quot;ERROR&quot;)))))" office:value-type="float" office:value="0" calcext:value-type="float">
            <text:p>0</text:p>
          </table:table-cell>
          <table:table-cell table:style-name="ce23" table:formula="of:=CONCATENATE([.K121];&quot; = &quot;;[.L121])" office:value-type="string" office:string-value="nSalePricD3 = 0" calcext:value-type="string">
            <text:p>nSalePricD3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36" calcext:value-type="float">
            <text:p>36</text:p>
          </table:table-cell>
          <table:table-cell table:style-name="ce3" office:value-type="string" calcext:value-type="string">
            <text:p>pventad4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SalePricD4</text:p>
          </table:table-cell>
          <table:table-cell table:style-name="ce23" table:formula="of:=CONCATENATE(LOWER([.D122]);[.J122])" office:value-type="string" office:string-value="nSalePricD4" calcext:value-type="string">
            <text:p>nSalePricD4</text:p>
          </table:table-cell>
          <table:table-cell table:style-name="ce26" table:formula="of:=IF(EXACT([.D122];&quot;N&quot;);0;IF(EXACT([.D122];&quot;C&quot;);&quot;''&quot;;IF(EXACT([.D122];&quot;D&quot;);&quot;{}&quot;;IF(EXACT([.D122];&quot;L&quot;);&quot;.F.&quot;;IF(EXACT([.D122];&quot;M&quot;);&quot;''&quot;;&quot;ERROR&quot;)))))" office:value-type="float" office:value="0" calcext:value-type="float">
            <text:p>0</text:p>
          </table:table-cell>
          <table:table-cell table:style-name="ce23" table:formula="of:=CONCATENATE([.K122];&quot; = &quot;;[.L122])" office:value-type="string" office:string-value="nSalePricD4 = 0" calcext:value-type="string">
            <text:p>nSalePricD4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37" calcext:value-type="float">
            <text:p>37</text:p>
          </table:table-cell>
          <table:table-cell table:style-name="ce3" office:value-type="string" calcext:value-type="string">
            <text:p>pventad5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SalePricD5</text:p>
          </table:table-cell>
          <table:table-cell table:style-name="ce23" table:formula="of:=CONCATENATE(LOWER([.D123]);[.J123])" office:value-type="string" office:string-value="nSalePricD5" calcext:value-type="string">
            <text:p>nSalePricD5</text:p>
          </table:table-cell>
          <table:table-cell table:style-name="ce26" table:formula="of:=IF(EXACT([.D123];&quot;N&quot;);0;IF(EXACT([.D123];&quot;C&quot;);&quot;''&quot;;IF(EXACT([.D123];&quot;D&quot;);&quot;{}&quot;;IF(EXACT([.D123];&quot;L&quot;);&quot;.F.&quot;;IF(EXACT([.D123];&quot;M&quot;);&quot;''&quot;;&quot;ERROR&quot;)))))" office:value-type="float" office:value="0" calcext:value-type="float">
            <text:p>0</text:p>
          </table:table-cell>
          <table:table-cell table:style-name="ce23" table:formula="of:=CONCATENATE([.K123];&quot; = &quot;;[.L123])" office:value-type="string" office:string-value="nSalePricD5 = 0" calcext:value-type="string">
            <text:p>nSalePricD5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38" calcext:value-type="float">
            <text:p>38</text:p>
          </table:table-cell>
          <table:table-cell table:style-name="ce3" office:value-type="string" calcext:value-type="string">
            <text:p>updprice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UpdatePric</text:p>
          </table:table-cell>
          <table:table-cell table:style-name="ce23" table:formula="of:=CONCATENATE(LOWER([.D124]);[.J124])" office:value-type="string" office:string-value="lUpdatePric" calcext:value-type="string">
            <text:p>lUpdatePric</text:p>
          </table:table-cell>
          <table:table-cell table:style-name="ce26" table:formula="of:=IF(EXACT([.D124];&quot;N&quot;);0;IF(EXACT([.D124];&quot;C&quot;);&quot;''&quot;;IF(EXACT([.D124];&quot;D&quot;);&quot;{}&quot;;IF(EXACT([.D124];&quot;L&quot;);&quot;.F.&quot;;IF(EXACT([.D124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124];&quot; = &quot;;[.L124])" office:value-type="string" office:string-value="lUpdatePric = .F." calcext:value-type="string">
            <text:p>lUpdatePric = .F.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39" calcext:value-type="float">
            <text:p>39</text:p>
          </table:table-cell>
          <table:table-cell table:style-name="ce3" office:value-type="string" calcext:value-type="string">
            <text:p>paumento1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PctIncrea1</text:p>
          </table:table-cell>
          <table:table-cell table:style-name="ce23" table:formula="of:=CONCATENATE(LOWER([.D125]);[.J125])" office:value-type="string" office:string-value="nPctIncrea1" calcext:value-type="string">
            <text:p>nPctIncrea1</text:p>
          </table:table-cell>
          <table:table-cell table:style-name="ce26" table:formula="of:=IF(EXACT([.D125];&quot;N&quot;);0;IF(EXACT([.D125];&quot;C&quot;);&quot;''&quot;;IF(EXACT([.D125];&quot;D&quot;);&quot;{}&quot;;IF(EXACT([.D125];&quot;L&quot;);&quot;.F.&quot;;IF(EXACT([.D125];&quot;M&quot;);&quot;''&quot;;&quot;ERROR&quot;)))))" office:value-type="float" office:value="0" calcext:value-type="float">
            <text:p>0</text:p>
          </table:table-cell>
          <table:table-cell table:style-name="ce23" table:formula="of:=CONCATENATE([.K125];&quot; = &quot;;[.L125])" office:value-type="string" office:string-value="nPctIncrea1 = 0" calcext:value-type="string">
            <text:p>nPctIncrea1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40" calcext:value-type="float">
            <text:p>40</text:p>
          </table:table-cell>
          <table:table-cell table:style-name="ce3" office:value-type="string" calcext:value-type="string">
            <text:p>paumento2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PctIncrea2</text:p>
          </table:table-cell>
          <table:table-cell table:style-name="ce23" table:formula="of:=CONCATENATE(LOWER([.D126]);[.J126])" office:value-type="string" office:string-value="nPctIncrea2" calcext:value-type="string">
            <text:p>nPctIncrea2</text:p>
          </table:table-cell>
          <table:table-cell table:style-name="ce26" table:formula="of:=IF(EXACT([.D126];&quot;N&quot;);0;IF(EXACT([.D126];&quot;C&quot;);&quot;''&quot;;IF(EXACT([.D126];&quot;D&quot;);&quot;{}&quot;;IF(EXACT([.D126];&quot;L&quot;);&quot;.F.&quot;;IF(EXACT([.D126];&quot;M&quot;);&quot;''&quot;;&quot;ERROR&quot;)))))" office:value-type="float" office:value="0" calcext:value-type="float">
            <text:p>0</text:p>
          </table:table-cell>
          <table:table-cell table:style-name="ce23" table:formula="of:=CONCATENATE([.K126];&quot; = &quot;;[.L126])" office:value-type="string" office:string-value="nPctIncrea2 = 0" calcext:value-type="string">
            <text:p>nPctIncrea2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41" calcext:value-type="float">
            <text:p>41</text:p>
          </table:table-cell>
          <table:table-cell table:style-name="ce3" office:value-type="string" calcext:value-type="string">
            <text:p>paumento3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PctIncrea3</text:p>
          </table:table-cell>
          <table:table-cell table:style-name="ce23" table:formula="of:=CONCATENATE(LOWER([.D127]);[.J127])" office:value-type="string" office:string-value="nPctIncrea3" calcext:value-type="string">
            <text:p>nPctIncrea3</text:p>
          </table:table-cell>
          <table:table-cell table:style-name="ce26" table:formula="of:=IF(EXACT([.D127];&quot;N&quot;);0;IF(EXACT([.D127];&quot;C&quot;);&quot;''&quot;;IF(EXACT([.D127];&quot;D&quot;);&quot;{}&quot;;IF(EXACT([.D127];&quot;L&quot;);&quot;.F.&quot;;IF(EXACT([.D127];&quot;M&quot;);&quot;''&quot;;&quot;ERROR&quot;)))))" office:value-type="float" office:value="0" calcext:value-type="float">
            <text:p>0</text:p>
          </table:table-cell>
          <table:table-cell table:style-name="ce23" table:formula="of:=CONCATENATE([.K127];&quot; = &quot;;[.L127])" office:value-type="string" office:string-value="nPctIncrea3 = 0" calcext:value-type="string">
            <text:p>nPctIncrea3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42" calcext:value-type="float">
            <text:p>42</text:p>
          </table:table-cell>
          <table:table-cell table:style-name="ce3" office:value-type="string" calcext:value-type="string">
            <text:p>paumento4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PctIncrea4</text:p>
          </table:table-cell>
          <table:table-cell table:style-name="ce23" table:formula="of:=CONCATENATE(LOWER([.D128]);[.J128])" office:value-type="string" office:string-value="nPctIncrea4" calcext:value-type="string">
            <text:p>nPctIncrea4</text:p>
          </table:table-cell>
          <table:table-cell table:style-name="ce26" table:formula="of:=IF(EXACT([.D128];&quot;N&quot;);0;IF(EXACT([.D128];&quot;C&quot;);&quot;''&quot;;IF(EXACT([.D128];&quot;D&quot;);&quot;{}&quot;;IF(EXACT([.D128];&quot;L&quot;);&quot;.F.&quot;;IF(EXACT([.D128];&quot;M&quot;);&quot;''&quot;;&quot;ERROR&quot;)))))" office:value-type="float" office:value="0" calcext:value-type="float">
            <text:p>0</text:p>
          </table:table-cell>
          <table:table-cell table:style-name="ce23" table:formula="of:=CONCATENATE([.K128];&quot; = &quot;;[.L128])" office:value-type="string" office:string-value="nPctIncrea4 = 0" calcext:value-type="string">
            <text:p>nPctIncrea4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43" calcext:value-type="float">
            <text:p>43</text:p>
          </table:table-cell>
          <table:table-cell table:style-name="ce3" office:value-type="string" calcext:value-type="string">
            <text:p>paumento5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PctIncrea5</text:p>
          </table:table-cell>
          <table:table-cell table:style-name="ce23" table:formula="of:=CONCATENATE(LOWER([.D129]);[.J129])" office:value-type="string" office:string-value="nPctIncrea5" calcext:value-type="string">
            <text:p>nPctIncrea5</text:p>
          </table:table-cell>
          <table:table-cell table:style-name="ce26" table:formula="of:=IF(EXACT([.D129];&quot;N&quot;);0;IF(EXACT([.D129];&quot;C&quot;);&quot;''&quot;;IF(EXACT([.D129];&quot;D&quot;);&quot;{}&quot;;IF(EXACT([.D129];&quot;L&quot;);&quot;.F.&quot;;IF(EXACT([.D129];&quot;M&quot;);&quot;''&quot;;&quot;ERROR&quot;)))))" office:value-type="float" office:value="0" calcext:value-type="float">
            <text:p>0</text:p>
          </table:table-cell>
          <table:table-cell table:style-name="ce23" table:formula="of:=CONCATENATE([.K129];&quot; = &quot;;[.L129])" office:value-type="string" office:string-value="nPctIncrea5 = 0" calcext:value-type="string">
            <text:p>nPctIncrea5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44" calcext:value-type="float">
            <text:p>44</text:p>
          </table:table-cell>
          <table:table-cell table:style-name="ce3" office:value-type="string" calcext:value-type="string">
            <text:p>stock_min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MinimStock</text:p>
          </table:table-cell>
          <table:table-cell table:style-name="ce23" table:formula="of:=CONCATENATE(LOWER([.D130]);[.J130])" office:value-type="string" office:string-value="nMinimStock" calcext:value-type="string">
            <text:p>nMinimStock</text:p>
          </table:table-cell>
          <table:table-cell table:style-name="ce26" table:formula="of:=IF(EXACT([.D130];&quot;N&quot;);0;IF(EXACT([.D130];&quot;C&quot;);&quot;''&quot;;IF(EXACT([.D130];&quot;D&quot;);&quot;{}&quot;;IF(EXACT([.D130];&quot;L&quot;);&quot;.F.&quot;;IF(EXACT([.D130];&quot;M&quot;);&quot;''&quot;;&quot;ERROR&quot;)))))" office:value-type="float" office:value="0" calcext:value-type="float">
            <text:p>0</text:p>
          </table:table-cell>
          <table:table-cell table:style-name="ce23" table:formula="of:=CONCATENATE([.K130];&quot; = &quot;;[.L130])" office:value-type="string" office:string-value="nMinimStock = 0" calcext:value-type="string">
            <text:p>nMinimStock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45" calcext:value-type="float">
            <text:p>45</text:p>
          </table:table-cell>
          <table:table-cell table:style-name="ce3" office:value-type="string" calcext:value-type="string">
            <text:p>stock_max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MaximStock</text:p>
          </table:table-cell>
          <table:table-cell table:style-name="ce23" table:formula="of:=CONCATENATE(LOWER([.D131]);[.J131])" office:value-type="string" office:string-value="nMaximStock" calcext:value-type="string">
            <text:p>nMaximStock</text:p>
          </table:table-cell>
          <table:table-cell table:style-name="ce26" table:formula="of:=IF(EXACT([.D131];&quot;N&quot;);0;IF(EXACT([.D131];&quot;C&quot;);&quot;''&quot;;IF(EXACT([.D131];&quot;D&quot;);&quot;{}&quot;;IF(EXACT([.D131];&quot;L&quot;);&quot;.F.&quot;;IF(EXACT([.D131];&quot;M&quot;);&quot;''&quot;;&quot;ERROR&quot;)))))" office:value-type="float" office:value="0" calcext:value-type="float">
            <text:p>0</text:p>
          </table:table-cell>
          <table:table-cell table:style-name="ce23" table:formula="of:=CONCATENATE([.K131];&quot; = &quot;;[.L131])" office:value-type="string" office:string-value="nMaximStock = 0" calcext:value-type="string">
            <text:p>nMaximStock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46" calcext:value-type="float">
            <text:p>46</text:p>
          </table:table-cell>
          <table:table-cell table:style-name="ce3" office:value-type="string" calcext:value-type="string">
            <text:p>polinvsmin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InvPolMinS</text:p>
          </table:table-cell>
          <table:table-cell table:style-name="ce23" table:formula="of:=CONCATENATE(LOWER([.D132]);[.J132])" office:value-type="string" office:string-value="lInvPolMinS" calcext:value-type="string">
            <text:p>lInvPolMinS</text:p>
          </table:table-cell>
          <table:table-cell table:style-name="ce26" table:formula="of:=IF(EXACT([.D132];&quot;N&quot;);0;IF(EXACT([.D132];&quot;C&quot;);&quot;''&quot;;IF(EXACT([.D132];&quot;D&quot;);&quot;{}&quot;;IF(EXACT([.D132];&quot;L&quot;);&quot;.F.&quot;;IF(EXACT([.D132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132];&quot; = &quot;;[.L132])" office:value-type="string" office:string-value="lInvPolMinS = .F." calcext:value-type="string">
            <text:p>lInvPolMinS = .F.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47" calcext:value-type="float">
            <text:p>47</text:p>
          </table:table-cell>
          <table:table-cell table:style-name="ce3" office:value-type="string" calcext:value-type="string">
            <text:p>polinvsmax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InvPolMaxS</text:p>
          </table:table-cell>
          <table:table-cell table:style-name="ce23" table:formula="of:=CONCATENATE(LOWER([.D133]);[.J133])" office:value-type="string" office:string-value="lInvPolMaxS" calcext:value-type="string">
            <text:p>lInvPolMaxS</text:p>
          </table:table-cell>
          <table:table-cell table:style-name="ce26" table:formula="of:=IF(EXACT([.D133];&quot;N&quot;);0;IF(EXACT([.D133];&quot;C&quot;);&quot;''&quot;;IF(EXACT([.D133];&quot;D&quot;);&quot;{}&quot;;IF(EXACT([.D133];&quot;L&quot;);&quot;.F.&quot;;IF(EXACT([.D133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133];&quot; = &quot;;[.L133])" office:value-type="string" office:string-value="lInvPolMaxS = .F." calcext:value-type="string">
            <text:p>lInvPolMaxS = .F.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48" calcext:value-type="float">
            <text:p>48</text:p>
          </table:table-cell>
          <table:table-cell table:style-name="ce3" office:value-type="string" calcext:value-type="string">
            <text:p>garantia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0" calcext:value-type="float">
            <text:p>20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Warranty</text:p>
          </table:table-cell>
          <table:table-cell table:style-name="ce23" table:formula="of:=CONCATENATE(LOWER([.D134]);[.J134])" office:value-type="string" office:string-value="cWarranty" calcext:value-type="string">
            <text:p>cWarranty</text:p>
          </table:table-cell>
          <table:table-cell table:style-name="ce26" table:formula="of:=IF(EXACT([.D134];&quot;N&quot;);0;IF(EXACT([.D134];&quot;C&quot;);&quot;''&quot;;IF(EXACT([.D134];&quot;D&quot;);&quot;{}&quot;;IF(EXACT([.D134];&quot;L&quot;);&quot;.F.&quot;;IF(EXACT([.D134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134];&quot; = &quot;;[.L134])" office:value-type="string" office:string-value="cWarranty = ''" calcext:value-type="string">
            <text:p>cWarranty = ''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49" calcext:value-type="float">
            <text:p>49</text:p>
          </table:table-cell>
          <table:table-cell table:style-name="ce3" office:value-type="string" calcext:value-type="string">
            <text:p>caracter1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Character1</text:p>
          </table:table-cell>
          <table:table-cell table:style-name="ce23" table:formula="of:=CONCATENATE(LOWER([.D135]);[.J135])" office:value-type="string" office:string-value="cCharacter1" calcext:value-type="string">
            <text:p>cCharacter1</text:p>
          </table:table-cell>
          <table:table-cell table:style-name="ce26" table:formula="of:=IF(EXACT([.D135];&quot;N&quot;);0;IF(EXACT([.D135];&quot;C&quot;);&quot;''&quot;;IF(EXACT([.D135];&quot;D&quot;);&quot;{}&quot;;IF(EXACT([.D135];&quot;L&quot;);&quot;.F.&quot;;IF(EXACT([.D135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135];&quot; = &quot;;[.L135])" office:value-type="string" office:string-value="cCharacter1 = ''" calcext:value-type="string">
            <text:p>cCharacter1 = ''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50" calcext:value-type="float">
            <text:p>50</text:p>
          </table:table-cell>
          <table:table-cell table:style-name="ce3" office:value-type="string" calcext:value-type="string">
            <text:p>caracter2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Character2</text:p>
          </table:table-cell>
          <table:table-cell table:style-name="ce23" table:formula="of:=CONCATENATE(LOWER([.D136]);[.J136])" office:value-type="string" office:string-value="cCharacter2" calcext:value-type="string">
            <text:p>cCharacter2</text:p>
          </table:table-cell>
          <table:table-cell table:style-name="ce26" table:formula="of:=IF(EXACT([.D136];&quot;N&quot;);0;IF(EXACT([.D136];&quot;C&quot;);&quot;''&quot;;IF(EXACT([.D136];&quot;D&quot;);&quot;{}&quot;;IF(EXACT([.D136];&quot;L&quot;);&quot;.F.&quot;;IF(EXACT([.D136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136];&quot; = &quot;;[.L136])" office:value-type="string" office:string-value="cCharacter2 = ''" calcext:value-type="string">
            <text:p>cCharacter2 = ''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51" calcext:value-type="float">
            <text:p>51</text:p>
          </table:table-cell>
          <table:table-cell table:style-name="ce3" office:value-type="string" calcext:value-type="string">
            <text:p>caracter3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Character3</text:p>
          </table:table-cell>
          <table:table-cell table:style-name="ce23" table:formula="of:=CONCATENATE(LOWER([.D137]);[.J137])" office:value-type="string" office:string-value="cCharacter3" calcext:value-type="string">
            <text:p>cCharacter3</text:p>
          </table:table-cell>
          <table:table-cell table:style-name="ce26" table:formula="of:=IF(EXACT([.D137];&quot;N&quot;);0;IF(EXACT([.D137];&quot;C&quot;);&quot;''&quot;;IF(EXACT([.D137];&quot;D&quot;);&quot;{}&quot;;IF(EXACT([.D137];&quot;L&quot;);&quot;.F.&quot;;IF(EXACT([.D137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137];&quot; = &quot;;[.L137])" office:value-type="string" office:string-value="cCharacter3 = ''" calcext:value-type="string">
            <text:p>cCharacter3 = ''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52" calcext:value-type="float">
            <text:p>52</text:p>
          </table:table-cell>
          <table:table-cell table:style-name="ce3" office:value-type="string" calcext:value-type="string">
            <text:p>otros1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Others1</text:p>
          </table:table-cell>
          <table:table-cell table:style-name="ce23" table:formula="of:=CONCATENATE(LOWER([.D138]);[.J138])" office:value-type="string" office:string-value="cOthers1" calcext:value-type="string">
            <text:p>cOthers1</text:p>
          </table:table-cell>
          <table:table-cell table:style-name="ce26" table:formula="of:=IF(EXACT([.D138];&quot;N&quot;);0;IF(EXACT([.D138];&quot;C&quot;);&quot;''&quot;;IF(EXACT([.D138];&quot;D&quot;);&quot;{}&quot;;IF(EXACT([.D138];&quot;L&quot;);&quot;.F.&quot;;IF(EXACT([.D138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138];&quot; = &quot;;[.L138])" office:value-type="string" office:string-value="cOthers1 = ''" calcext:value-type="string">
            <text:p>cOthers1 = ''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53" calcext:value-type="float">
            <text:p>53</text:p>
          </table:table-cell>
          <table:table-cell table:style-name="ce3" office:value-type="string" calcext:value-type="string">
            <text:p>otros2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Others2</text:p>
          </table:table-cell>
          <table:table-cell table:style-name="ce23" table:formula="of:=CONCATENATE(LOWER([.D139]);[.J139])" office:value-type="string" office:string-value="cOthers2" calcext:value-type="string">
            <text:p>cOthers2</text:p>
          </table:table-cell>
          <table:table-cell table:style-name="ce26" table:formula="of:=IF(EXACT([.D139];&quot;N&quot;);0;IF(EXACT([.D139];&quot;C&quot;);&quot;''&quot;;IF(EXACT([.D139];&quot;D&quot;);&quot;{}&quot;;IF(EXACT([.D139];&quot;L&quot;);&quot;.F.&quot;;IF(EXACT([.D139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139];&quot; = &quot;;[.L139])" office:value-type="string" office:string-value="cOthers2 = ''" calcext:value-type="string">
            <text:p>cOthers2 = ''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54" calcext:value-type="float">
            <text:p>54</text:p>
          </table:table-cell>
          <table:table-cell table:style-name="ce3" office:value-type="string" calcext:value-type="string">
            <text:p>fecucompra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DatLastPur</text:p>
          </table:table-cell>
          <table:table-cell table:style-name="ce23" table:formula="of:=CONCATENATE(LOWER([.D140]);[.J140])" office:value-type="string" office:string-value="dDatLastPur" calcext:value-type="string">
            <text:p>dDatLastPur</text:p>
          </table:table-cell>
          <table:table-cell table:style-name="ce26" table:formula="of:=IF(EXACT([.D140];&quot;N&quot;);0;IF(EXACT([.D140];&quot;C&quot;);&quot;''&quot;;IF(EXACT([.D140];&quot;D&quot;);&quot;{}&quot;;IF(EXACT([.D140];&quot;L&quot;);&quot;.F.&quot;;IF(EXACT([.D140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140];&quot; = &quot;;[.L140])" office:value-type="string" office:string-value="dDatLastPur = {}" calcext:value-type="string">
            <text:p>dDatLastPur = {}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55" calcext:value-type="float">
            <text:p>55</text:p>
          </table:table-cell>
          <table:table-cell table:style-name="ce3" office:value-type="string" calcext:value-type="string">
            <text:p>fecrepo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DatLastEdt</text:p>
          </table:table-cell>
          <table:table-cell table:style-name="ce23" table:formula="of:=CONCATENATE(LOWER([.D141]);[.J141])" office:value-type="string" office:string-value="dDatLastEdt" calcext:value-type="string">
            <text:p>dDatLastEdt</text:p>
          </table:table-cell>
          <table:table-cell table:style-name="ce26" table:formula="of:=IF(EXACT([.D141];&quot;N&quot;);0;IF(EXACT([.D141];&quot;C&quot;);&quot;''&quot;;IF(EXACT([.D141];&quot;D&quot;);&quot;{}&quot;;IF(EXACT([.D141];&quot;L&quot;);&quot;.F.&quot;;IF(EXACT([.D141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141];&quot; = &quot;;[.L141])" office:value-type="string" office:string-value="dDatLastEdt = {}" calcext:value-type="string">
            <text:p>dDatLastEdt = {}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56" calcext:value-type="float">
            <text:p>56</text:p>
          </table:table-cell>
          <table:table-cell table:style-name="ce3" office:value-type="string" calcext:value-type="string">
            <text:p>stock_actu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CurrStock</text:p>
          </table:table-cell>
          <table:table-cell table:style-name="ce23" table:formula="of:=CONCATENATE(LOWER([.D142]);[.J142])" office:value-type="string" office:string-value="nCurrStock" calcext:value-type="string">
            <text:p>nCurrStock</text:p>
          </table:table-cell>
          <table:table-cell table:style-name="ce26" table:formula="of:=IF(EXACT([.D142];&quot;N&quot;);0;IF(EXACT([.D142];&quot;C&quot;);&quot;''&quot;;IF(EXACT([.D142];&quot;D&quot;);&quot;{}&quot;;IF(EXACT([.D142];&quot;L&quot;);&quot;.F.&quot;;IF(EXACT([.D142];&quot;M&quot;);&quot;''&quot;;&quot;ERROR&quot;)))))" office:value-type="float" office:value="0" calcext:value-type="float">
            <text:p>0</text:p>
          </table:table-cell>
          <table:table-cell table:style-name="ce23" table:formula="of:=CONCATENATE([.K142];&quot; = &quot;;[.L142])" office:value-type="string" office:string-value="nCurrStock = 0" calcext:value-type="string">
            <text:p>nCurrStock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57" calcext:value-type="float">
            <text:p>57</text:p>
          </table:table-cell>
          <table:table-cell table:style-name="ce3" office:value-type="string" calcext:value-type="string">
            <text:p>stock_ot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/>
          <table:table-cell table:style-name="ce3" office:value-type="string" calcext:value-type="string">
            <text:p>WoStock</text:p>
          </table:table-cell>
          <table:table-cell table:style-name="ce23" table:formula="of:=CONCATENATE(LOWER([.D143]);[.J143])" office:value-type="string" office:string-value="nWoStock" calcext:value-type="string">
            <text:p>nWoStock</text:p>
          </table:table-cell>
          <table:table-cell table:style-name="ce26" table:formula="of:=IF(EXACT([.D143];&quot;N&quot;);0;IF(EXACT([.D143];&quot;C&quot;);&quot;''&quot;;IF(EXACT([.D143];&quot;D&quot;);&quot;{}&quot;;IF(EXACT([.D143];&quot;L&quot;);&quot;.F.&quot;;IF(EXACT([.D143];&quot;M&quot;);&quot;''&quot;;&quot;ERROR&quot;)))))" office:value-type="float" office:value="0" calcext:value-type="float">
            <text:p>0</text:p>
          </table:table-cell>
          <table:table-cell table:style-name="ce23" table:formula="of:=CONCATENATE([.K143];&quot; = &quot;;[.L143])" office:value-type="string" office:string-value="nWoStock = 0" calcext:value-type="string">
            <text:p>nWoStock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58" calcext:value-type="float">
            <text:p>58</text:p>
          </table:table-cell>
          <table:table-cell table:style-name="ce3" office:value-type="string" calcext:value-type="string">
            <text:p>id_local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Branch</text:p>
          </table:table-cell>
          <table:table-cell table:style-name="ce23" table:formula="of:=CONCATENATE(LOWER([.D144]);[.J144])" office:value-type="string" office:string-value="nBranch" calcext:value-type="string">
            <text:p>nBranch</text:p>
          </table:table-cell>
          <table:table-cell table:style-name="ce26" table:formula="of:=IF(EXACT([.D144];&quot;N&quot;);0;IF(EXACT([.D144];&quot;C&quot;);&quot;''&quot;;IF(EXACT([.D144];&quot;D&quot;);&quot;{}&quot;;IF(EXACT([.D144];&quot;L&quot;);&quot;.F.&quot;;IF(EXACT([.D144];&quot;M&quot;);&quot;''&quot;;&quot;ERROR&quot;)))))" office:value-type="float" office:value="0" calcext:value-type="float">
            <text:p>0</text:p>
          </table:table-cell>
          <table:table-cell table:style-name="ce23" table:formula="of:=CONCATENATE([.K144];&quot; = &quot;;[.L144])" office:value-type="string" office:string-value="nBranch = 0" calcext:value-type="string">
            <text:p>nBranch = 0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59" calcext:value-type="float">
            <text:p>59</text:p>
          </table:table-cell>
          <table:table-cell table:style-name="ce3" office:value-type="string" calcext:value-type="string">
            <text:p>stock_excl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ExcluStock</text:p>
          </table:table-cell>
          <table:table-cell table:style-name="ce23" table:formula="of:=CONCATENATE(LOWER([.D145]);[.J145])" office:value-type="string" office:string-value="lExcluStock" calcext:value-type="string">
            <text:p>lExcluStock</text:p>
          </table:table-cell>
          <table:table-cell table:style-name="ce26" table:formula="of:=IF(EXACT([.D145];&quot;N&quot;);0;IF(EXACT([.D145];&quot;C&quot;);&quot;''&quot;;IF(EXACT([.D145];&quot;D&quot;);&quot;{}&quot;;IF(EXACT([.D145];&quot;L&quot;);&quot;.F.&quot;;IF(EXACT([.D145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145];&quot; = &quot;;[.L145])" office:value-type="string" office:string-value="lExcluStock = .F." calcext:value-type="string">
            <text:p>lExcluStock = .F.</text:p>
          </table:table-cell>
          <table:table-cell table:style-name="ce23" table:number-columns-repeated="2"/>
        </table:table-row>
        <table:table-row table:style-name="ro1">
          <table:table-cell table:style-name="ce3" office:value-type="string" calcext:value-type="string">
            <text:p>maesprod</text:p>
          </table:table-cell>
          <table:table-cell table:style-name="ce14" office:value-type="float" office:value="60" calcext:value-type="float">
            <text:p>60</text:p>
          </table:table-cell>
          <table:table-cell table:style-name="ce3" office:value-type="string" calcext:value-type="string">
            <text:p>id_product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0" calcext:value-type="float">
            <text:p>20</text:p>
          </table:table-cell>
          <table:table-cell table:style-name="ce14" table:number-columns-repeated="2"/>
          <table:table-cell table:style-name="ce30"/>
          <table:table-cell table:style-name="ce14"/>
          <table:table-cell table:style-name="ce3" office:value-type="string" calcext:value-type="string">
            <text:p>ItemId</text:p>
          </table:table-cell>
          <table:table-cell table:style-name="ce23" table:formula="of:=CONCATENATE(LOWER([.D146]);[.J146])" office:value-type="string" office:string-value="cItemId" calcext:value-type="string">
            <text:p>cItemId</text:p>
          </table:table-cell>
          <table:table-cell table:style-name="ce26" table:formula="of:=IF(EXACT([.D146];&quot;N&quot;);0;IF(EXACT([.D146];&quot;C&quot;);&quot;''&quot;;IF(EXACT([.D146];&quot;D&quot;);&quot;{}&quot;;IF(EXACT([.D146];&quot;L&quot;);&quot;.F.&quot;;IF(EXACT([.D146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146];&quot; = &quot;;[.L146])" office:value-type="string" office:string-value="cItemId = ''" calcext:value-type="string">
            <text:p>cItemId = ''</text:p>
          </table:table-cell>
          <table:table-cell table:style-name="ce23" table:number-columns-repeated="2"/>
        </table:table-row>
        <table:table-row table:style-name="ro1">
          <table:table-cell table:style-name="ce3"/>
          <table:table-cell table:style-name="ce14"/>
          <table:table-cell table:style-name="ce3"/>
          <table:table-cell table:style-name="ce14" table:number-columns-repeated="4"/>
          <table:table-cell table:style-name="ce30"/>
          <table:table-cell table:style-name="ce14"/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string" calcext:value-type="string">
            <text:p>codig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6" office:value-type="string" calcext:value-type="string">
            <text:p>Yes</text:p>
          </table:table-cell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string" calcext:value-type="string">
            <text:p>nombre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40" calcext:value-type="float">
            <text:p>40</text:p>
          </table:table-cell>
          <table:table-cell table:style-name="ce14"/>
          <table:table-cell table:style-name="ce16" office:value-type="string" calcext:value-type="string">
            <text:p>Yes</text:p>
          </table:table-cell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string" calcext:value-type="string">
            <text:p>direc1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string" calcext:value-type="string">
            <text:p>direc2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ciudad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string" calcext:value-type="string">
            <text:p>telefono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40" calcext:value-type="float">
            <text:p>40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string" calcext:value-type="string">
            <text:p>fax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string" calcext:value-type="string">
            <text:p>e_mail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string" calcext:value-type="string">
            <text:p>ruc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15" calcext:value-type="float">
            <text:p>15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10" calcext:value-type="float">
            <text:p>10</text:p>
          </table:table-cell>
          <table:table-cell table:style-name="ce3" office:value-type="string" calcext:value-type="string">
            <text:p>dias_plaz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11" calcext:value-type="float">
            <text:p>11</text:p>
          </table:table-cell>
          <table:table-cell table:style-name="ce3" office:value-type="string" calcext:value-type="string">
            <text:p>dueno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40" calcext:value-type="float">
            <text:p>40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12" calcext:value-type="float">
            <text:p>12</text:p>
          </table:table-cell>
          <table:table-cell table:style-name="ce3" office:value-type="string" calcext:value-type="string">
            <text:p>teldueno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13" calcext:value-type="float">
            <text:p>13</text:p>
          </table:table-cell>
          <table:table-cell table:style-name="ce3" office:value-type="string" calcext:value-type="string">
            <text:p>gtegral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40" calcext:value-type="float">
            <text:p>40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14" calcext:value-type="float">
            <text:p>14</text:p>
          </table:table-cell>
          <table:table-cell table:style-name="ce3" office:value-type="string" calcext:value-type="string">
            <text:p>telgg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15" calcext:value-type="float">
            <text:p>15</text:p>
          </table:table-cell>
          <table:table-cell table:style-name="ce3" office:value-type="string" calcext:value-type="string">
            <text:p>gteventas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40" calcext:value-type="float">
            <text:p>40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16" calcext:value-type="float">
            <text:p>16</text:p>
          </table:table-cell>
          <table:table-cell table:style-name="ce3" office:value-type="string" calcext:value-type="string">
            <text:p>telgv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17" calcext:value-type="float">
            <text:p>17</text:p>
          </table:table-cell>
          <table:table-cell table:style-name="ce3" office:value-type="string" calcext:value-type="string">
            <text:p>gtemkg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40" calcext:value-type="float">
            <text:p>40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18" calcext:value-type="float">
            <text:p>18</text:p>
          </table:table-cell>
          <table:table-cell table:style-name="ce3" office:value-type="string" calcext:value-type="string">
            <text:p>telgm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19" calcext:value-type="float">
            <text:p>19</text:p>
          </table:table-cell>
          <table:table-cell table:style-name="ce3" office:value-type="string" calcext:value-type="string">
            <text:p>stecnico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40" calcext:value-type="float">
            <text:p>40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20" calcext:value-type="float">
            <text:p>20</text:p>
          </table:table-cell>
          <table:table-cell table:style-name="ce3" office:value-type="string" calcext:value-type="string">
            <text:p>stdirec1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21" calcext:value-type="float">
            <text:p>21</text:p>
          </table:table-cell>
          <table:table-cell table:style-name="ce3" office:value-type="string" calcext:value-type="string">
            <text:p>stdirec2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22" calcext:value-type="float">
            <text:p>22</text:p>
          </table:table-cell>
          <table:table-cell table:style-name="ce3" office:value-type="string" calcext:value-type="string">
            <text:p>sttel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23" calcext:value-type="float">
            <text:p>23</text:p>
          </table:table-cell>
          <table:table-cell table:style-name="ce3" office:value-type="string" calcext:value-type="string">
            <text:p>sthablar1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24" calcext:value-type="float">
            <text:p>24</text:p>
          </table:table-cell>
          <table:table-cell table:style-name="ce3" office:value-type="string" calcext:value-type="string">
            <text:p>vendedor1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40" calcext:value-type="float">
            <text:p>40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25" calcext:value-type="float">
            <text:p>25</text:p>
          </table:table-cell>
          <table:table-cell table:style-name="ce3" office:value-type="string" calcext:value-type="string">
            <text:p>larti1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26" calcext:value-type="float">
            <text:p>26</text:p>
          </table:table-cell>
          <table:table-cell table:style-name="ce3" office:value-type="string" calcext:value-type="string">
            <text:p>tvend1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27" calcext:value-type="float">
            <text:p>27</text:p>
          </table:table-cell>
          <table:table-cell table:style-name="ce3" office:value-type="string" calcext:value-type="string">
            <text:p>vendedor2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40" calcext:value-type="float">
            <text:p>40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28" calcext:value-type="float">
            <text:p>28</text:p>
          </table:table-cell>
          <table:table-cell table:style-name="ce3" office:value-type="string" calcext:value-type="string">
            <text:p>larti2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29" calcext:value-type="float">
            <text:p>29</text:p>
          </table:table-cell>
          <table:table-cell table:style-name="ce3" office:value-type="string" calcext:value-type="string">
            <text:p>tvend2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string" calcext:value-type="string">
            <text:p>vendedor3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40" calcext:value-type="float">
            <text:p>40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31" calcext:value-type="float">
            <text:p>31</text:p>
          </table:table-cell>
          <table:table-cell table:style-name="ce3" office:value-type="string" calcext:value-type="string">
            <text:p>larti3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32" calcext:value-type="float">
            <text:p>32</text:p>
          </table:table-cell>
          <table:table-cell table:style-name="ce3" office:value-type="string" calcext:value-type="string">
            <text:p>tvend3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33" calcext:value-type="float">
            <text:p>33</text:p>
          </table:table-cell>
          <table:table-cell table:style-name="ce3" office:value-type="string" calcext:value-type="string">
            <text:p>vendedor4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40" calcext:value-type="float">
            <text:p>40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34" calcext:value-type="float">
            <text:p>34</text:p>
          </table:table-cell>
          <table:table-cell table:style-name="ce3" office:value-type="string" calcext:value-type="string">
            <text:p>larti4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35" calcext:value-type="float">
            <text:p>35</text:p>
          </table:table-cell>
          <table:table-cell table:style-name="ce3" office:value-type="string" calcext:value-type="string">
            <text:p>tvend4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36" calcext:value-type="float">
            <text:p>36</text:p>
          </table:table-cell>
          <table:table-cell table:style-name="ce3" office:value-type="string" calcext:value-type="string">
            <text:p>vendedor5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40" calcext:value-type="float">
            <text:p>40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37" calcext:value-type="float">
            <text:p>37</text:p>
          </table:table-cell>
          <table:table-cell table:style-name="ce3" office:value-type="string" calcext:value-type="string">
            <text:p>larti5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38" calcext:value-type="float">
            <text:p>38</text:p>
          </table:table-cell>
          <table:table-cell table:style-name="ce3" office:value-type="string" calcext:value-type="string">
            <text:p>tvend5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39" calcext:value-type="float">
            <text:p>39</text:p>
          </table:table-cell>
          <table:table-cell table:style-name="ce3" office:value-type="string" calcext:value-type="string">
            <text:p>saldo_actu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40" calcext:value-type="float">
            <text:p>40</text:p>
          </table:table-cell>
          <table:table-cell table:style-name="ce3" office:value-type="string" calcext:value-type="string">
            <text:p>saldo_usd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41" calcext:value-type="float">
            <text:p>41</text:p>
          </table:table-cell>
          <table:table-cell table:style-name="ce3" office:value-type="string" calcext:value-type="string">
            <text:p>vigente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style-name="ce3" office:value-type="string" calcext:value-type="string">
            <text:p>proveedo</text:p>
          </table:table-cell>
          <table:table-cell table:style-name="ce14" office:value-type="float" office:value="42" calcext:value-type="float">
            <text:p>42</text:p>
          </table:table-cell>
          <table:table-cell table:style-name="ce3" office:value-type="string" calcext:value-type="string">
            <text:p>id_local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30"/>
          <table:table-cell table:style-name="ce14" office:value-type="string" calcext:value-type="string">
            <text:p>supplier</text:p>
          </table:table-cell>
          <table:table-cell table:style-name="ce3"/>
          <table:table-cell table:style-name="ce23"/>
          <table:table-cell table:style-name="ce26"/>
          <table:table-cell table:style-name="ce23"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cces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uario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Yes</text:p>
          </table:table-cell>
          <table:table-cell table:style-name="ce30" table:formula="of:=CONCATENATE(&quot;        &quot;;[.C191];&quot; &quot;;[.D191];&quot;(&quot;;[.E191];IF(EXACT([.F191];&quot;&quot;);&quot;&quot;;CONCATENATE(&quot;,&quot;;[.F191]));&quot;), ;&quot;)" office:value-type="string" office:string-value="        usuario N(4), ;" calcext:value-type="string">
            <text:p><text:s text:c="8"/>usuario N(4), ;</text:p>
          </table:table-cell>
          <table:table-cell office:value-type="string" calcext:value-type="string">
            <text:p>access</text:p>
          </table:table-cell>
          <table:table-cell table:style-name="ce3" office:value-type="string" calcext:value-type="string">
            <text:p>User</text:p>
          </table:table-cell>
          <table:table-cell table:style-name="ce23" table:formula="of:=CONCATENATE(LOWER([.D191]);[.J191])" office:value-type="string" office:string-value="nUser" calcext:value-type="string">
            <text:p>nUser</text:p>
          </table:table-cell>
          <table:table-cell table:style-name="ce26" table:formula="of:=IF(EXACT([.D191];&quot;N&quot;);0;IF(EXACT([.D191];&quot;C&quot;);&quot;''&quot;;IF(EXACT([.D191];&quot;D&quot;);&quot;{}&quot;;IF(EXACT([.D191];&quot;L&quot;);&quot;.F.&quot;;IF(EXACT([.D191];&quot;M&quot;);&quot;''&quot;;&quot;ERROR&quot;)))))" office:value-type="float" office:value="0" calcext:value-type="float">
            <text:p>0</text:p>
          </table:table-cell>
          <table:table-cell table:style-name="ce23" table:formula="of:=CONCATENATE([.K191];&quot; = &quot;;[.L191])" office:value-type="string" office:string-value="nUser = 0" calcext:value-type="string">
            <text:p>nUser = 0</text:p>
          </table:table-cell>
          <table:table-cell table:style-name="ce23" table:formula="of:=CONCATENATE(&quot;    &quot;;[.M191])" office:value-type="string" office:string-value="    nUser = 0" calcext:value-type="string">
            <text:p><text:s text:c="4"/>nUser = 0</text:p>
          </table:table-cell>
          <table:table-cell table:style-name="ce23" table:formula="of:=CONCATENATE(&quot;            .&quot;;[.K191];&quot; = &quot;;[.C191])" office:value-type="string" office:string-value="            .nUser = usuario" calcext:value-type="string">
            <text:p><text:s text:c="12"/>.nUser = usuario</text:p>
          </table:table-cell>
        </table:table-row>
        <table:table-row table:style-name="ro1">
          <table:table-cell office:value-type="string" calcext:value-type="string">
            <text:p>acces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cha_e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30" table:formula="of:=CONCATENATE(&quot;        &quot;;[.C192];&quot; &quot;;[.D192];&quot;(&quot;;[.E192];IF(EXACT([.F192];&quot;&quot;);&quot;&quot;;CONCATENATE(&quot;,&quot;;[.F192]));&quot;), ;&quot;)" office:value-type="string" office:string-value="        fecha_e D(8), ;" calcext:value-type="string">
            <text:p><text:s text:c="8"/>fecha_e D(8), ;</text:p>
          </table:table-cell>
          <table:table-cell office:value-type="string" calcext:value-type="string">
            <text:p>access</text:p>
          </table:table-cell>
          <table:table-cell table:style-name="ce21" office:value-type="string" calcext:value-type="string">
            <text:p>LogInDate</text:p>
          </table:table-cell>
          <table:table-cell table:style-name="ce23" table:formula="of:=CONCATENATE(LOWER([.D192]);[.J192])" office:value-type="string" office:string-value="dLogInDate" calcext:value-type="string">
            <text:p>dLogInDate</text:p>
          </table:table-cell>
          <table:table-cell table:style-name="ce26" table:formula="of:=IF(EXACT([.D192];&quot;N&quot;);0;IF(EXACT([.D192];&quot;C&quot;);&quot;''&quot;;IF(EXACT([.D192];&quot;D&quot;);&quot;{}&quot;;IF(EXACT([.D192];&quot;L&quot;);&quot;.F.&quot;;IF(EXACT([.D192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192];&quot; = &quot;;[.L192])" office:value-type="string" office:string-value="dLogInDate = {}" calcext:value-type="string">
            <text:p>dLogInDate = {}</text:p>
          </table:table-cell>
          <table:table-cell table:style-name="ce23" table:formula="of:=CONCATENATE(&quot;    &quot;;[.M192])" office:value-type="string" office:string-value="    dLogInDate = {}" calcext:value-type="string">
            <text:p><text:s text:c="4"/>dLogInDate = {}</text:p>
          </table:table-cell>
          <table:table-cell table:style-name="ce23" table:formula="of:=CONCATENATE(&quot;            .&quot;;[.K192];&quot; = &quot;;[.C192])" office:value-type="string" office:string-value="            .dLogInDate = fecha_e" calcext:value-type="string">
            <text:p><text:s text:c="12"/>.dLogInDate = fecha_e</text:p>
          </table:table-cell>
        </table:table-row>
        <table:table-row table:style-name="ro1">
          <table:table-cell office:value-type="string" calcext:value-type="string">
            <text:p>acces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ra_e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30" table:formula="of:=CONCATENATE(&quot;        &quot;;[.C193];&quot; &quot;;[.D193];&quot;(&quot;;[.E193];IF(EXACT([.F193];&quot;&quot;);&quot;&quot;;CONCATENATE(&quot;,&quot;;[.F193]));&quot;), ;&quot;)" office:value-type="string" office:string-value="        hora_e C(8), ;" calcext:value-type="string">
            <text:p><text:s text:c="8"/>hora_e C(8), ;</text:p>
          </table:table-cell>
          <table:table-cell office:value-type="string" calcext:value-type="string">
            <text:p>access</text:p>
          </table:table-cell>
          <table:table-cell table:style-name="ce21" office:value-type="string" calcext:value-type="string">
            <text:p><text:span text:style-name="T1">LogIn</text:span>Time</text:p>
          </table:table-cell>
          <table:table-cell table:style-name="ce23" table:formula="of:=CONCATENATE(LOWER([.D193]);[.J193])" office:value-type="string" office:string-value="cLogInTime" calcext:value-type="string">
            <text:p>cLogInTime</text:p>
          </table:table-cell>
          <table:table-cell table:style-name="ce26" table:formula="of:=IF(EXACT([.D193];&quot;N&quot;);0;IF(EXACT([.D193];&quot;C&quot;);&quot;''&quot;;IF(EXACT([.D193];&quot;D&quot;);&quot;{}&quot;;IF(EXACT([.D193];&quot;L&quot;);&quot;.F.&quot;;IF(EXACT([.D193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193];&quot; = &quot;;[.L193])" office:value-type="string" office:string-value="cLogInTime = ''" calcext:value-type="string">
            <text:p>cLogInTime = ''</text:p>
          </table:table-cell>
          <table:table-cell table:style-name="ce23" table:formula="of:=CONCATENATE(&quot;    &quot;;[.M193])" office:value-type="string" office:string-value="    cLogInTime = ''" calcext:value-type="string">
            <text:p><text:s text:c="4"/>cLogInTime = ''</text:p>
          </table:table-cell>
          <table:table-cell table:style-name="ce23" table:formula="of:=CONCATENATE(&quot;            .&quot;;[.K193];&quot; = &quot;;[.C193])" office:value-type="string" office:string-value="            .cLogInTime = hora_e" calcext:value-type="string">
            <text:p><text:s text:c="12"/>.cLogInTime = hora_e</text:p>
          </table:table-cell>
        </table:table-row>
        <table:table-row table:style-name="ro1">
          <table:table-cell office:value-type="string" calcext:value-type="string">
            <text:p>acces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cha_s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30" table:formula="of:=CONCATENATE(&quot;        &quot;;[.C194];&quot; &quot;;[.D194];&quot;(&quot;;[.E194];IF(EXACT([.F194];&quot;&quot;);&quot;&quot;;CONCATENATE(&quot;,&quot;;[.F194]));&quot;), ;&quot;)" office:value-type="string" office:string-value="        fecha_s D(8), ;" calcext:value-type="string">
            <text:p><text:s text:c="8"/>fecha_s D(8), ;</text:p>
          </table:table-cell>
          <table:table-cell office:value-type="string" calcext:value-type="string">
            <text:p>access</text:p>
          </table:table-cell>
          <table:table-cell table:style-name="ce3" office:value-type="string" calcext:value-type="string">
            <text:p>LogOutDate</text:p>
          </table:table-cell>
          <table:table-cell table:style-name="ce23" table:formula="of:=CONCATENATE(LOWER([.D194]);[.J194])" office:value-type="string" office:string-value="dLogOutDate" calcext:value-type="string">
            <text:p>dLogOutDate</text:p>
          </table:table-cell>
          <table:table-cell table:style-name="ce26" table:formula="of:=IF(EXACT([.D194];&quot;N&quot;);0;IF(EXACT([.D194];&quot;C&quot;);&quot;''&quot;;IF(EXACT([.D194];&quot;D&quot;);&quot;{}&quot;;IF(EXACT([.D194];&quot;L&quot;);&quot;.F.&quot;;IF(EXACT([.D194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194];&quot; = &quot;;[.L194])" office:value-type="string" office:string-value="dLogOutDate = {}" calcext:value-type="string">
            <text:p>dLogOutDate = {}</text:p>
          </table:table-cell>
          <table:table-cell table:style-name="ce23" table:formula="of:=CONCATENATE(&quot;    &quot;;[.M194])" office:value-type="string" office:string-value="    dLogOutDate = {}" calcext:value-type="string">
            <text:p><text:s text:c="4"/>dLogOutDate = {}</text:p>
          </table:table-cell>
          <table:table-cell table:style-name="ce23" table:formula="of:=CONCATENATE(&quot;            .&quot;;[.K194];&quot; = &quot;;[.C194])" office:value-type="string" office:string-value="            .dLogOutDate = fecha_s" calcext:value-type="string">
            <text:p><text:s text:c="12"/>.dLogOutDate = fecha_s</text:p>
          </table:table-cell>
        </table:table-row>
        <table:table-row table:style-name="ro1">
          <table:table-cell office:value-type="string" calcext:value-type="string">
            <text:p>acces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ra_s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30" table:formula="of:=CONCATENATE(&quot;        &quot;;[.C195];&quot; &quot;;[.D195];&quot;(&quot;;[.E195];IF(EXACT([.F195];&quot;&quot;);&quot;&quot;;CONCATENATE(&quot;,&quot;;[.F195]));&quot;), ;&quot;)" office:value-type="string" office:string-value="        hora_s C(8), ;" calcext:value-type="string">
            <text:p><text:s text:c="8"/>hora_s C(8), ;</text:p>
          </table:table-cell>
          <table:table-cell office:value-type="string" calcext:value-type="string">
            <text:p>access</text:p>
          </table:table-cell>
          <table:table-cell table:style-name="ce3" office:value-type="string" calcext:value-type="string">
            <text:p><text:span text:style-name="T2">LogOut</text:span>Time</text:p>
          </table:table-cell>
          <table:table-cell table:style-name="ce23" table:formula="of:=CONCATENATE(LOWER([.D195]);[.J195])" office:value-type="string" office:string-value="cLogOutTime" calcext:value-type="string">
            <text:p>cLogOutTime</text:p>
          </table:table-cell>
          <table:table-cell table:style-name="ce26" table:formula="of:=IF(EXACT([.D195];&quot;N&quot;);0;IF(EXACT([.D195];&quot;C&quot;);&quot;''&quot;;IF(EXACT([.D195];&quot;D&quot;);&quot;{}&quot;;IF(EXACT([.D195];&quot;L&quot;);&quot;.F.&quot;;IF(EXACT([.D195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195];&quot; = &quot;;[.L195])" office:value-type="string" office:string-value="cLogOutTime = ''" calcext:value-type="string">
            <text:p>cLogOutTime = ''</text:p>
          </table:table-cell>
          <table:table-cell table:style-name="ce23" table:formula="of:=CONCATENATE(&quot;    &quot;;[.M195])" office:value-type="string" office:string-value="    cLogOutTime = ''" calcext:value-type="string">
            <text:p><text:s text:c="4"/>cLogOutTime = ''</text:p>
          </table:table-cell>
          <table:table-cell table:style-name="ce23" table:formula="of:=CONCATENATE(&quot;            .&quot;;[.K195];&quot; = &quot;;[.C195])" office:value-type="string" office:string-value="            .cLogOutTime = hora_s" calcext:value-type="string">
            <text:p><text:s text:c="12"/>.cLogOutTime = hora_s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lmac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igo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Yes</text:p>
          </table:table-cell>
          <table:table-cell table:style-name="ce30" table:formula="of:=CONCATENATE(&quot;        &quot;;[.C197];&quot; &quot;;[.D197];&quot;(&quot;;[.E197];IF(EXACT([.F197];&quot;&quot;);&quot;&quot;;CONCATENATE(&quot;,&quot;;[.F197]));&quot;), ;&quot;)" office:value-type="string" office:string-value="        codigo N(3), ;" calcext:value-type="string">
            <text:p><text:s text:c="8"/>codigo N(3), ;</text:p>
          </table:table-cell>
          <table:table-cell office:value-type="string" calcext:value-type="string">
            <text:p>warehouse</text:p>
          </table:table-cell>
          <table:table-cell office:value-type="string" calcext:value-type="string">
            <text:p>Id</text:p>
          </table:table-cell>
          <table:table-cell table:style-name="ce23" table:formula="of:=CONCATENATE(LOWER([.D197]);[.J197])" office:value-type="string" office:string-value="nId" calcext:value-type="string">
            <text:p>nId</text:p>
          </table:table-cell>
          <table:table-cell table:style-name="ce26" table:formula="of:=IF(EXACT([.D197];&quot;N&quot;);0;IF(EXACT([.D197];&quot;C&quot;);&quot;''&quot;;IF(EXACT([.D197];&quot;D&quot;);&quot;{}&quot;;IF(EXACT([.D197];&quot;L&quot;);&quot;.F.&quot;;IF(EXACT([.D197];&quot;M&quot;);&quot;''&quot;;&quot;ERROR&quot;)))))" office:value-type="float" office:value="0" calcext:value-type="float">
            <text:p>0</text:p>
          </table:table-cell>
          <table:table-cell table:style-name="ce23" table:formula="of:=CONCATENATE([.K197];&quot; = &quot;;[.L197])" office:value-type="string" office:string-value="nId = 0" calcext:value-type="string">
            <text:p>nId = 0</text:p>
          </table:table-cell>
          <table:table-cell table:style-name="ce23" table:formula="of:=CONCATENATE(&quot;    &quot;;[.M197])" office:value-type="string" office:string-value="    nId = 0" calcext:value-type="string">
            <text:p><text:s text:c="4"/>nId = 0</text:p>
          </table:table-cell>
          <table:table-cell table:style-name="ce23" table:formula="of:=CONCATENATE(&quot;            .&quot;;[.K197];&quot; = &quot;;[.C197])" office:value-type="string" office:string-value="            .nId = codigo" calcext:value-type="string">
            <text:p><text:s text:c="12"/>.nId = codigo</text:p>
          </table:table-cell>
        </table:table-row>
        <table:table-row table:style-name="ro1">
          <table:table-cell office:value-type="string" calcext:value-type="string">
            <text:p>almac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Yes</text:p>
          </table:table-cell>
          <table:table-cell table:style-name="ce30" table:formula="of:=CONCATENATE(&quot;        &quot;;[.C198];&quot; &quot;;[.D198];&quot;(&quot;;[.E198];IF(EXACT([.F198];&quot;&quot;);&quot;&quot;;CONCATENATE(&quot;,&quot;;[.F198]));&quot;), ;&quot;)" office:value-type="string" office:string-value="        nombre C(30), ;" calcext:value-type="string">
            <text:p><text:s text:c="8"/>nombre C(30), ;</text:p>
          </table:table-cell>
          <table:table-cell office:value-type="string" calcext:value-type="string">
            <text:p>warehouse</text:p>
          </table:table-cell>
          <table:table-cell office:value-type="string" calcext:value-type="string">
            <text:p>Name</text:p>
          </table:table-cell>
          <table:table-cell table:style-name="ce23" table:formula="of:=CONCATENATE(LOWER([.D198]);[.J198])" office:value-type="string" office:string-value="cName" calcext:value-type="string">
            <text:p>cName</text:p>
          </table:table-cell>
          <table:table-cell table:style-name="ce26" table:formula="of:=IF(EXACT([.D198];&quot;N&quot;);0;IF(EXACT([.D198];&quot;C&quot;);&quot;''&quot;;IF(EXACT([.D198];&quot;D&quot;);&quot;{}&quot;;IF(EXACT([.D198];&quot;L&quot;);&quot;.F.&quot;;IF(EXACT([.D198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198];&quot; = &quot;;[.L198])" office:value-type="string" office:string-value="cName = ''" calcext:value-type="string">
            <text:p>cName = ''</text:p>
          </table:table-cell>
          <table:table-cell table:style-name="ce23" table:formula="of:=CONCATENATE(&quot;    &quot;;[.M198])" office:value-type="string" office:string-value="    cName = ''" calcext:value-type="string">
            <text:p><text:s text:c="4"/>cName = ''</text:p>
          </table:table-cell>
          <table:table-cell table:style-name="ce23" table:formula="of:=CONCATENATE(&quot;            .&quot;;[.K198];&quot; = &quot;;[.C198])" office:value-type="string" office:string-value="            .cName = nombre" calcext:value-type="string">
            <text:p><text:s text:c="12"/>.cName = nombre</text:p>
          </table:table-cell>
        </table:table-row>
        <table:table-row table:style-name="ro1">
          <table:table-cell office:value-type="string" calcext:value-type="string">
            <text:p>almac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gente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0" table:formula="of:=CONCATENATE(&quot;        &quot;;[.C199];&quot; &quot;;[.D199];&quot;(&quot;;[.E199];IF(EXACT([.F199];&quot;&quot;);&quot;&quot;;CONCATENATE(&quot;,&quot;;[.F199]));&quot;), ;&quot;)" office:value-type="string" office:string-value="        vigente L(1), ;" calcext:value-type="string">
            <text:p><text:s text:c="8"/>vigente L(1), ;</text:p>
          </table:table-cell>
          <table:table-cell office:value-type="string" calcext:value-type="string">
            <text:p>warehouse</text:p>
          </table:table-cell>
          <table:table-cell office:value-type="string" calcext:value-type="string">
            <text:p>Active</text:p>
          </table:table-cell>
          <table:table-cell table:style-name="ce23" table:formula="of:=CONCATENATE(LOWER([.D199]);[.J199])" office:value-type="string" office:string-value="lActive" calcext:value-type="string">
            <text:p>lActive</text:p>
          </table:table-cell>
          <table:table-cell table:style-name="ce26" table:formula="of:=IF(EXACT([.D199];&quot;N&quot;);0;IF(EXACT([.D199];&quot;C&quot;);&quot;''&quot;;IF(EXACT([.D199];&quot;D&quot;);&quot;{}&quot;;IF(EXACT([.D199];&quot;L&quot;);&quot;.F.&quot;;IF(EXACT([.D199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199];&quot; = &quot;;[.L199])" office:value-type="string" office:string-value="lActive = .F." calcext:value-type="string">
            <text:p>lActive = .F.</text:p>
          </table:table-cell>
          <table:table-cell table:style-name="ce23" table:formula="of:=CONCATENATE(&quot;    &quot;;[.M199])" office:value-type="string" office:string-value="    lActive = .F." calcext:value-type="string">
            <text:p><text:s text:c="4"/>lActive = .F.</text:p>
          </table:table-cell>
          <table:table-cell table:style-name="ce23" table:formula="of:=CONCATENATE(&quot;            .&quot;;[.K199];&quot; = &quot;;[.C199])" office:value-type="string" office:string-value="            .lActive = vigente" calcext:value-type="string">
            <text:p><text:s text:c="12"/>.lActive = vigente</text:p>
          </table:table-cell>
        </table:table-row>
        <table:table-row table:style-name="ro1">
          <table:table-cell office:value-type="string" calcext:value-type="string">
            <text:p>almac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d_local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0" table:formula="of:=CONCATENATE(&quot;        &quot;;[.C200];&quot; &quot;;[.D200];&quot;(&quot;;[.E200];IF(EXACT([.F200];&quot;&quot;);&quot;&quot;;CONCATENATE(&quot;,&quot;;[.F200]));&quot;), ;&quot;)" office:value-type="string" office:string-value="        id_local N(2), ;" calcext:value-type="string">
            <text:p><text:s text:c="8"/>id_local N(2), ;</text:p>
          </table:table-cell>
          <table:table-cell office:value-type="string" calcext:value-type="string">
            <text:p>warehouse</text:p>
          </table:table-cell>
          <table:table-cell table:style-name="ce3" office:value-type="string" calcext:value-type="string">
            <text:p>Branch</text:p>
          </table:table-cell>
          <table:table-cell table:style-name="ce23" table:formula="of:=CONCATENATE(LOWER([.D200]);[.J200])" office:value-type="string" office:string-value="nBranch" calcext:value-type="string">
            <text:p>nBranch</text:p>
          </table:table-cell>
          <table:table-cell table:style-name="ce26" table:formula="of:=IF(EXACT([.D200];&quot;N&quot;);0;IF(EXACT([.D200];&quot;C&quot;);&quot;''&quot;;IF(EXACT([.D200];&quot;D&quot;);&quot;{}&quot;;IF(EXACT([.D200];&quot;L&quot;);&quot;.F.&quot;;IF(EXACT([.D200];&quot;M&quot;);&quot;''&quot;;&quot;ERROR&quot;)))))" office:value-type="float" office:value="0" calcext:value-type="float">
            <text:p>0</text:p>
          </table:table-cell>
          <table:table-cell table:style-name="ce23" table:formula="of:=CONCATENATE([.K200];&quot; = &quot;;[.L200])" office:value-type="string" office:string-value="nBranch = 0" calcext:value-type="string">
            <text:p>nBranch = 0</text:p>
          </table:table-cell>
          <table:table-cell table:style-name="ce23" table:formula="of:=CONCATENATE(&quot;    &quot;;[.M200])" office:value-type="string" office:string-value="    nBranch = 0" calcext:value-type="string">
            <text:p><text:s text:c="4"/>nBranch = 0</text:p>
          </table:table-cell>
          <table:table-cell table:style-name="ce23" table:formula="of:=CONCATENATE(&quot;            .&quot;;[.K200];&quot; = &quot;;[.C200])" office:value-type="string" office:string-value="            .nBranch = id_local" calcext:value-type="string">
            <text:p><text:s text:c="12"/>.nBranch = id_local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plicac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igo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0" table:formula="of:=CONCATENATE(&quot;        &quot;;[.C202];&quot; &quot;;[.D202];&quot;(&quot;;[.E202];IF(EXACT([.F202];&quot;&quot;);&quot;&quot;;CONCATENATE(&quot;,&quot;;[.F202]));&quot;), ;&quot;)" office:value-type="string" office:string-value="        codigo N(4), ;" calcext:value-type="string">
            <text:p><text:s text:c="8"/>codigo N(4), ;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Id</text:p>
          </table:table-cell>
          <table:table-cell table:style-name="ce23" table:formula="of:=CONCATENATE(LOWER([.D202]);[.J202])" office:value-type="string" office:string-value="nId" calcext:value-type="string">
            <text:p>nId</text:p>
          </table:table-cell>
          <table:table-cell table:style-name="ce26" table:formula="of:=IF(EXACT([.D202];&quot;N&quot;);0;IF(EXACT([.D202];&quot;C&quot;);&quot;''&quot;;IF(EXACT([.D202];&quot;D&quot;);&quot;{}&quot;;IF(EXACT([.D202];&quot;L&quot;);&quot;.F.&quot;;IF(EXACT([.D202];&quot;M&quot;);&quot;''&quot;;&quot;ERROR&quot;)))))" office:value-type="float" office:value="0" calcext:value-type="float">
            <text:p>0</text:p>
          </table:table-cell>
          <table:table-cell table:style-name="ce23" table:formula="of:=CONCATENATE([.K202];&quot; = &quot;;[.L202])" office:value-type="string" office:string-value="nId = 0" calcext:value-type="string">
            <text:p>nId = 0</text:p>
          </table:table-cell>
          <table:table-cell table:style-name="ce23" table:formula="of:=CONCATENATE(&quot;    &quot;;[.M202])" office:value-type="string" office:string-value="    nId = 0" calcext:value-type="string">
            <text:p><text:s text:c="4"/>nId = 0</text:p>
          </table:table-cell>
          <table:table-cell table:style-name="ce23" table:formula="of:=CONCATENATE(&quot;            .&quot;;[.K202];&quot; = &quot;;[.C202])" office:value-type="string" office:string-value="            .nId = codigo" calcext:value-type="string">
            <text:p><text:s text:c="12"/>.nId = codigo</text:p>
          </table:table-cell>
        </table:table-row>
        <table:table-row table:style-name="ro1">
          <table:table-cell office:value-type="string" calcext:value-type="string">
            <text:p>aplicac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30" table:formula="of:=CONCATENATE(&quot;        &quot;;[.C203];&quot; &quot;;[.D203];&quot;(&quot;;[.E203];IF(EXACT([.F203];&quot;&quot;);&quot;&quot;;CONCATENATE(&quot;,&quot;;[.F203]));&quot;), ;&quot;)" office:value-type="string" office:string-value="        nombre C(40), ;" calcext:value-type="string">
            <text:p><text:s text:c="8"/>nombre C(40), ;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Name</text:p>
          </table:table-cell>
          <table:table-cell table:style-name="ce23" table:formula="of:=CONCATENATE(LOWER([.D203]);[.J203])" office:value-type="string" office:string-value="cName" calcext:value-type="string">
            <text:p>cName</text:p>
          </table:table-cell>
          <table:table-cell table:style-name="ce26" table:formula="of:=IF(EXACT([.D203];&quot;N&quot;);0;IF(EXACT([.D203];&quot;C&quot;);&quot;''&quot;;IF(EXACT([.D203];&quot;D&quot;);&quot;{}&quot;;IF(EXACT([.D203];&quot;L&quot;);&quot;.F.&quot;;IF(EXACT([.D203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203];&quot; = &quot;;[.L203])" office:value-type="string" office:string-value="cName = ''" calcext:value-type="string">
            <text:p>cName = ''</text:p>
          </table:table-cell>
          <table:table-cell table:style-name="ce23" table:formula="of:=CONCATENATE(&quot;    &quot;;[.M203])" office:value-type="string" office:string-value="    cName = ''" calcext:value-type="string">
            <text:p><text:s text:c="4"/>cName = ''</text:p>
          </table:table-cell>
          <table:table-cell table:style-name="ce23" table:formula="of:=CONCATENATE(&quot;            .&quot;;[.K203];&quot; = &quot;;[.C203])" office:value-type="string" office:string-value="            .cName = nombre" calcext:value-type="string">
            <text:p><text:s text:c="12"/>.cName = nombre</text:p>
          </table:table-cell>
        </table:table-row>
        <table:table-row table:style-name="ro1">
          <table:table-cell office:value-type="string" calcext:value-type="string">
            <text:p>aplicac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gente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0" table:formula="of:=CONCATENATE(&quot;        &quot;;[.C204];&quot; &quot;;[.D204];&quot;(&quot;;[.E204];IF(EXACT([.F204];&quot;&quot;);&quot;&quot;;CONCATENATE(&quot;,&quot;;[.F204]));&quot;), ;&quot;)" office:value-type="string" office:string-value="        vigente L(1), ;" calcext:value-type="string">
            <text:p><text:s text:c="8"/>vigente L(1), ;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Active</text:p>
          </table:table-cell>
          <table:table-cell table:style-name="ce23" table:formula="of:=CONCATENATE(LOWER([.D204]);[.J204])" office:value-type="string" office:string-value="lActive" calcext:value-type="string">
            <text:p>lActive</text:p>
          </table:table-cell>
          <table:table-cell table:style-name="ce26" table:formula="of:=IF(EXACT([.D204];&quot;N&quot;);0;IF(EXACT([.D204];&quot;C&quot;);&quot;''&quot;;IF(EXACT([.D204];&quot;D&quot;);&quot;{}&quot;;IF(EXACT([.D204];&quot;L&quot;);&quot;.F.&quot;;IF(EXACT([.D204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204];&quot; = &quot;;[.L204])" office:value-type="string" office:string-value="lActive = .F." calcext:value-type="string">
            <text:p>lActive = .F.</text:p>
          </table:table-cell>
          <table:table-cell table:style-name="ce23" table:formula="of:=CONCATENATE(&quot;    &quot;;[.M204])" office:value-type="string" office:string-value="    lActive = .F." calcext:value-type="string">
            <text:p><text:s text:c="4"/>lActive = .F.</text:p>
          </table:table-cell>
          <table:table-cell table:style-name="ce23" table:formula="of:=CONCATENATE(&quot;            .&quot;;[.K204];&quot; = &quot;;[.C204])" office:value-type="string" office:string-value="            .lActive = vigente" calcext:value-type="string">
            <text:p><text:s text:c="12"/>.lActive = vigente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usenc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pleado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0" table:formula="of:=CONCATENATE(&quot;        &quot;;[.C206];&quot; &quot;;[.D206];&quot;(&quot;;[.E206];IF(EXACT([.F206];&quot;&quot;);&quot;&quot;;CONCATENATE(&quot;,&quot;;[.F206]));&quot;), ;&quot;)" office:value-type="string" office:string-value="        empleado N(4), ;" calcext:value-type="string">
            <text:p><text:s text:c="8"/>empleado N(4), ;</text:p>
          </table:table-cell>
          <table:table-cell office:value-type="string" calcext:value-type="string">
            <text:p>absence</text:p>
          </table:table-cell>
          <table:table-cell office:value-type="string" calcext:value-type="string">
            <text:p>Employee</text:p>
          </table:table-cell>
          <table:table-cell table:style-name="ce23" table:formula="of:=CONCATENATE(LOWER([.D206]);[.J206])" office:value-type="string" office:string-value="nEmployee" calcext:value-type="string">
            <text:p>nEmployee</text:p>
          </table:table-cell>
          <table:table-cell table:style-name="ce26" table:formula="of:=IF(EXACT([.D206];&quot;N&quot;);0;IF(EXACT([.D206];&quot;C&quot;);&quot;''&quot;;IF(EXACT([.D206];&quot;D&quot;);&quot;{}&quot;;IF(EXACT([.D206];&quot;L&quot;);&quot;.F.&quot;;IF(EXACT([.D206];&quot;M&quot;);&quot;''&quot;;&quot;ERROR&quot;)))))" office:value-type="float" office:value="0" calcext:value-type="float">
            <text:p>0</text:p>
          </table:table-cell>
          <table:table-cell table:style-name="ce23" table:formula="of:=CONCATENATE([.K206];&quot; = &quot;;[.L206])" office:value-type="string" office:string-value="nEmployee = 0" calcext:value-type="string">
            <text:p>nEmployee = 0</text:p>
          </table:table-cell>
          <table:table-cell table:style-name="ce23" table:formula="of:=CONCATENATE(&quot;    &quot;;[.M206])" office:value-type="string" office:string-value="    nEmployee = 0" calcext:value-type="string">
            <text:p><text:s text:c="4"/>nEmployee = 0</text:p>
          </table:table-cell>
          <table:table-cell table:style-name="ce23" table:formula="of:=CONCATENATE(&quot;            .&quot;;[.K206];&quot; = &quot;;[.C206])" office:value-type="string" office:string-value="            .nEmployee = empleado" calcext:value-type="string">
            <text:p><text:s text:c="12"/>.nEmployee = empleado</text:p>
          </table:table-cell>
        </table:table-row>
        <table:table-row table:style-name="ro1">
          <table:table-cell office:value-type="string" calcext:value-type="string">
            <text:p>ausenc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ch_desde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30" table:formula="of:=CONCATENATE(&quot;        &quot;;[.C207];&quot; &quot;;[.D207];&quot;(&quot;;[.E207];IF(EXACT([.F207];&quot;&quot;);&quot;&quot;;CONCATENATE(&quot;,&quot;;[.F207]));&quot;), ;&quot;)" office:value-type="string" office:string-value="        fech_desde D(8), ;" calcext:value-type="string">
            <text:p><text:s text:c="8"/>fech_desde D(8), ;</text:p>
          </table:table-cell>
          <table:table-cell office:value-type="string" calcext:value-type="string">
            <text:p>absence</text:p>
          </table:table-cell>
          <table:table-cell office:value-type="string" calcext:value-type="string">
            <text:p><text:span text:style-name="T2">From</text:span>Date</text:p>
          </table:table-cell>
          <table:table-cell table:style-name="ce23" table:formula="of:=CONCATENATE(LOWER([.D207]);[.J207])" office:value-type="string" office:string-value="dFromDate" calcext:value-type="string">
            <text:p>dFromDate</text:p>
          </table:table-cell>
          <table:table-cell table:style-name="ce26" table:formula="of:=IF(EXACT([.D207];&quot;N&quot;);0;IF(EXACT([.D207];&quot;C&quot;);&quot;''&quot;;IF(EXACT([.D207];&quot;D&quot;);&quot;{}&quot;;IF(EXACT([.D207];&quot;L&quot;);&quot;.F.&quot;;IF(EXACT([.D207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207];&quot; = &quot;;[.L207])" office:value-type="string" office:string-value="dFromDate = {}" calcext:value-type="string">
            <text:p>dFromDate = {}</text:p>
          </table:table-cell>
          <table:table-cell table:style-name="ce23" table:formula="of:=CONCATENATE(&quot;    &quot;;[.M207])" office:value-type="string" office:string-value="    dFromDate = {}" calcext:value-type="string">
            <text:p><text:s text:c="4"/>dFromDate = {}</text:p>
          </table:table-cell>
          <table:table-cell table:style-name="ce23" table:formula="of:=CONCATENATE(&quot;            .&quot;;[.K207];&quot; = &quot;;[.C207])" office:value-type="string" office:string-value="            .dFromDate = fech_desde" calcext:value-type="string">
            <text:p><text:s text:c="12"/>.dFromDate = fech_desde</text:p>
          </table:table-cell>
        </table:table-row>
        <table:table-row table:style-name="ro1">
          <table:table-cell office:value-type="string" calcext:value-type="string">
            <text:p>ausenc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ch_hasta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30" table:formula="of:=CONCATENATE(&quot;        &quot;;[.C208];&quot; &quot;;[.D208];&quot;(&quot;;[.E208];IF(EXACT([.F208];&quot;&quot;);&quot;&quot;;CONCATENATE(&quot;,&quot;;[.F208]));&quot;), ;&quot;)" office:value-type="string" office:string-value="        fech_hasta D(8), ;" calcext:value-type="string">
            <text:p><text:s text:c="8"/>fech_hasta D(8), ;</text:p>
          </table:table-cell>
          <table:table-cell office:value-type="string" calcext:value-type="string">
            <text:p>absence</text:p>
          </table:table-cell>
          <table:table-cell office:value-type="string" calcext:value-type="string">
            <text:p><text:span text:style-name="T2">Until</text:span>Date</text:p>
          </table:table-cell>
          <table:table-cell table:style-name="ce23" table:formula="of:=CONCATENATE(LOWER([.D208]);[.J208])" office:value-type="string" office:string-value="dUntilDate" calcext:value-type="string">
            <text:p>dUntilDate</text:p>
          </table:table-cell>
          <table:table-cell table:style-name="ce26" table:formula="of:=IF(EXACT([.D208];&quot;N&quot;);0;IF(EXACT([.D208];&quot;C&quot;);&quot;''&quot;;IF(EXACT([.D208];&quot;D&quot;);&quot;{}&quot;;IF(EXACT([.D208];&quot;L&quot;);&quot;.F.&quot;;IF(EXACT([.D208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208];&quot; = &quot;;[.L208])" office:value-type="string" office:string-value="dUntilDate = {}" calcext:value-type="string">
            <text:p>dUntilDate = {}</text:p>
          </table:table-cell>
          <table:table-cell table:style-name="ce23" table:formula="of:=CONCATENATE(&quot;    &quot;;[.M208])" office:value-type="string" office:string-value="    dUntilDate = {}" calcext:value-type="string">
            <text:p><text:s text:c="4"/>dUntilDate = {}</text:p>
          </table:table-cell>
          <table:table-cell table:style-name="ce23" table:formula="of:=CONCATENATE(&quot;            .&quot;;[.K208];&quot; = &quot;;[.C208])" office:value-type="string" office:string-value="            .dUntilDate = fech_hasta" calcext:value-type="string">
            <text:p><text:s text:c="12"/>.dUntilDate = fech_hasta</text:p>
          </table:table-cell>
        </table:table-row>
        <table:table-row table:style-name="ro1">
          <table:table-cell office:value-type="string" calcext:value-type="string">
            <text:p>ausenc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io_dia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0" table:formula="of:=CONCATENATE(&quot;        &quot;;[.C209];&quot; &quot;;[.D209];&quot;(&quot;;[.E209];IF(EXACT([.F209];&quot;&quot;);&quot;&quot;;CONCATENATE(&quot;,&quot;;[.F209]));&quot;), ;&quot;)" office:value-type="string" office:string-value="        medio_dia L(1), ;" calcext:value-type="string">
            <text:p><text:s text:c="8"/>medio_dia L(1), ;</text:p>
          </table:table-cell>
          <table:table-cell office:value-type="string" calcext:value-type="string">
            <text:p>absence</text:p>
          </table:table-cell>
          <table:table-cell office:value-type="string" calcext:value-type="string">
            <text:p>HalfDay </text:p>
          </table:table-cell>
          <table:table-cell table:style-name="ce23" table:formula="of:=CONCATENATE(LOWER([.D209]);[.J209])" office:value-type="string" office:string-value="lHalfDay " calcext:value-type="string">
            <text:p>lHalfDay </text:p>
          </table:table-cell>
          <table:table-cell table:style-name="ce26" table:formula="of:=IF(EXACT([.D209];&quot;N&quot;);0;IF(EXACT([.D209];&quot;C&quot;);&quot;''&quot;;IF(EXACT([.D209];&quot;D&quot;);&quot;{}&quot;;IF(EXACT([.D209];&quot;L&quot;);&quot;.F.&quot;;IF(EXACT([.D209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209];&quot; = &quot;;[.L209])" office:value-type="string" office:string-value="lHalfDay  = .F." calcext:value-type="string">
            <text:p>lHalfDay <text:s/>= .F.</text:p>
          </table:table-cell>
          <table:table-cell table:style-name="ce23" table:formula="of:=CONCATENATE(&quot;    &quot;;[.M209])" office:value-type="string" office:string-value="    lHalfDay  = .F." calcext:value-type="string">
            <text:p><text:s text:c="4"/>lHalfDay <text:s/>= .F.</text:p>
          </table:table-cell>
          <table:table-cell table:style-name="ce23" table:formula="of:=CONCATENATE(&quot;            .&quot;;[.K209];&quot; = &quot;;[.C209])" office:value-type="string" office:string-value="            .lHalfDay  = medio_dia" calcext:value-type="string">
            <text:p><text:s text:c="12"/>.lHalfDay <text:s/>= medio_dia</text:p>
          </table:table-cell>
        </table:table-row>
        <table:table-row table:style-name="ro1">
          <table:table-cell office:value-type="string" calcext:value-type="string">
            <text:p>ausenc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0" table:formula="of:=CONCATENATE(&quot;        &quot;;[.C210];&quot; &quot;;[.D210];&quot;(&quot;;[.E210];IF(EXACT([.F210];&quot;&quot;);&quot;&quot;;CONCATENATE(&quot;,&quot;;[.F210]));&quot;), ;&quot;)" office:value-type="string" office:string-value="        tipo N(1), ;" calcext:value-type="string">
            <text:p><text:s text:c="8"/>tipo N(1), ;</text:p>
          </table:table-cell>
          <table:table-cell office:value-type="string" calcext:value-type="string">
            <text:p>absence</text:p>
          </table:table-cell>
          <table:table-cell office:value-type="string" calcext:value-type="string">
            <text:p>Type</text:p>
          </table:table-cell>
          <table:table-cell table:style-name="ce23" table:formula="of:=CONCATENATE(LOWER([.D210]);[.J210])" office:value-type="string" office:string-value="nType" calcext:value-type="string">
            <text:p>nType</text:p>
          </table:table-cell>
          <table:table-cell table:style-name="ce26" table:formula="of:=IF(EXACT([.D210];&quot;N&quot;);0;IF(EXACT([.D210];&quot;C&quot;);&quot;''&quot;;IF(EXACT([.D210];&quot;D&quot;);&quot;{}&quot;;IF(EXACT([.D210];&quot;L&quot;);&quot;.F.&quot;;IF(EXACT([.D210];&quot;M&quot;);&quot;''&quot;;&quot;ERROR&quot;)))))" office:value-type="float" office:value="0" calcext:value-type="float">
            <text:p>0</text:p>
          </table:table-cell>
          <table:table-cell table:style-name="ce23" table:formula="of:=CONCATENATE([.K210];&quot; = &quot;;[.L210])" office:value-type="string" office:string-value="nType = 0" calcext:value-type="string">
            <text:p>nType = 0</text:p>
          </table:table-cell>
          <table:table-cell table:style-name="ce23" table:formula="of:=CONCATENATE(&quot;    &quot;;[.M210])" office:value-type="string" office:string-value="    nType = 0" calcext:value-type="string">
            <text:p><text:s text:c="4"/>nType = 0</text:p>
          </table:table-cell>
          <table:table-cell table:style-name="ce23" table:formula="of:=CONCATENATE(&quot;            .&quot;;[.K210];&quot; = &quot;;[.C210])" office:value-type="string" office:string-value="            .nType = tipo" calcext:value-type="string">
            <text:p><text:s text:c="12"/>.nType = tipo</text:p>
          </table:table-cell>
        </table:table-row>
        <table:table-row table:style-name="ro1">
          <table:table-cell office:value-type="string" calcext:value-type="string">
            <text:p>ausenc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tivo</text:p>
          </table:table-cell>
          <table:table-cell office:value-type="string" calcext:value-type="string">
            <text:p>C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30" table:formula="of:=CONCATENATE(&quot;        &quot;;[.C211];&quot; &quot;;[.D211];&quot;(&quot;;[.E211];IF(EXACT([.F211];&quot;&quot;);&quot;&quot;;CONCATENATE(&quot;,&quot;;[.F211]));&quot;), ;&quot;)" office:value-type="string" office:string-value="        motivo C(50), ;" calcext:value-type="string">
            <text:p><text:s text:c="8"/>motivo C(50), ;</text:p>
          </table:table-cell>
          <table:table-cell office:value-type="string" calcext:value-type="string">
            <text:p>absence</text:p>
          </table:table-cell>
          <table:table-cell office:value-type="string" calcext:value-type="string">
            <text:p>Reason</text:p>
          </table:table-cell>
          <table:table-cell table:style-name="ce23" table:formula="of:=CONCATENATE(LOWER([.D211]);[.J211])" office:value-type="string" office:string-value="cReason" calcext:value-type="string">
            <text:p>cReason</text:p>
          </table:table-cell>
          <table:table-cell table:style-name="ce26" table:formula="of:=IF(EXACT([.D211];&quot;N&quot;);0;IF(EXACT([.D211];&quot;C&quot;);&quot;''&quot;;IF(EXACT([.D211];&quot;D&quot;);&quot;{}&quot;;IF(EXACT([.D211];&quot;L&quot;);&quot;.F.&quot;;IF(EXACT([.D211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211];&quot; = &quot;;[.L211])" office:value-type="string" office:string-value="cReason = ''" calcext:value-type="string">
            <text:p>cReason = ''</text:p>
          </table:table-cell>
          <table:table-cell table:style-name="ce23" table:formula="of:=CONCATENATE(&quot;    &quot;;[.M211])" office:value-type="string" office:string-value="    cReason = ''" calcext:value-type="string">
            <text:p><text:s text:c="4"/>cReason = ''</text:p>
          </table:table-cell>
          <table:table-cell table:style-name="ce23" table:formula="of:=CONCATENATE(&quot;            .&quot;;[.K211];&quot; = &quot;;[.C211])" office:value-type="string" office:string-value="            .cReason = motivo" calcext:value-type="string">
            <text:p><text:s text:c="12"/>.cReason = motivo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an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igo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Yes</text:p>
          </table:table-cell>
          <table:table-cell table:style-name="ce30" table:formula="of:=CONCATENATE(&quot;        &quot;;[.C213];&quot; &quot;;[.D213];&quot;(&quot;;[.E213];IF(EXACT([.F213];&quot;&quot;);&quot;&quot;;CONCATENATE(&quot;,&quot;;[.F213]));&quot;), ;&quot;)" office:value-type="string" office:string-value="        codigo N(3), ;" calcext:value-type="string">
            <text:p><text:s text:c="8"/>codigo N(3), ;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Id</text:p>
          </table:table-cell>
          <table:table-cell table:style-name="ce23" table:formula="of:=CONCATENATE(LOWER([.D213]);[.J213])" office:value-type="string" office:string-value="nId" calcext:value-type="string">
            <text:p>nId</text:p>
          </table:table-cell>
          <table:table-cell table:style-name="ce26" table:formula="of:=IF(EXACT([.D213];&quot;N&quot;);0;IF(EXACT([.D213];&quot;C&quot;);&quot;''&quot;;IF(EXACT([.D213];&quot;D&quot;);&quot;{}&quot;;IF(EXACT([.D213];&quot;L&quot;);&quot;.F.&quot;;IF(EXACT([.D213];&quot;M&quot;);&quot;''&quot;;&quot;ERROR&quot;)))))" office:value-type="float" office:value="0" calcext:value-type="float">
            <text:p>0</text:p>
          </table:table-cell>
          <table:table-cell table:style-name="ce23" table:formula="of:=CONCATENATE([.K213];&quot; = &quot;;[.L213])" office:value-type="string" office:string-value="nId = 0" calcext:value-type="string">
            <text:p>nId = 0</text:p>
          </table:table-cell>
          <table:table-cell table:style-name="ce23" table:formula="of:=CONCATENATE(&quot;    &quot;;[.M213])" office:value-type="string" office:string-value="    nId = 0" calcext:value-type="string">
            <text:p><text:s text:c="4"/>nId = 0</text:p>
          </table:table-cell>
          <table:table-cell table:style-name="ce23" table:formula="of:=CONCATENATE(&quot;            .&quot;;[.K213];&quot; = &quot;;[.C213])" office:value-type="string" office:string-value="            .nId = codigo" calcext:value-type="string">
            <text:p><text:s text:c="12"/>.nId = codigo</text:p>
          </table:table-cell>
        </table:table-row>
        <table:table-row table:style-name="ro1">
          <table:table-cell office:value-type="string" calcext:value-type="string">
            <text:p>ban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Yes</text:p>
          </table:table-cell>
          <table:table-cell table:style-name="ce30" table:formula="of:=CONCATENATE(&quot;        &quot;;[.C214];&quot; &quot;;[.D214];&quot;(&quot;;[.E214];IF(EXACT([.F214];&quot;&quot;);&quot;&quot;;CONCATENATE(&quot;,&quot;;[.F214]));&quot;), ;&quot;)" office:value-type="string" office:string-value="        nombre C(62), ;" calcext:value-type="string">
            <text:p><text:s text:c="8"/>nombre C(62), ;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Name</text:p>
          </table:table-cell>
          <table:table-cell table:style-name="ce23" table:formula="of:=CONCATENATE(LOWER([.D214]);[.J214])" office:value-type="string" office:string-value="cName" calcext:value-type="string">
            <text:p>cName</text:p>
          </table:table-cell>
          <table:table-cell table:style-name="ce26" table:formula="of:=IF(EXACT([.D214];&quot;N&quot;);0;IF(EXACT([.D214];&quot;C&quot;);&quot;''&quot;;IF(EXACT([.D214];&quot;D&quot;);&quot;{}&quot;;IF(EXACT([.D214];&quot;L&quot;);&quot;.F.&quot;;IF(EXACT([.D214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214];&quot; = &quot;;[.L214])" office:value-type="string" office:string-value="cName = ''" calcext:value-type="string">
            <text:p>cName = ''</text:p>
          </table:table-cell>
          <table:table-cell table:style-name="ce23" table:formula="of:=CONCATENATE(&quot;    &quot;;[.M214])" office:value-type="string" office:string-value="    cName = ''" calcext:value-type="string">
            <text:p><text:s text:c="4"/>cName = ''</text:p>
          </table:table-cell>
          <table:table-cell table:style-name="ce23" table:formula="of:=CONCATENATE(&quot;            .&quot;;[.K214];&quot; = &quot;;[.C214])" office:value-type="string" office:string-value="            .cName = nombre" calcext:value-type="string">
            <text:p><text:s text:c="12"/>.cName = nombre</text:p>
          </table:table-cell>
        </table:table-row>
        <table:table-row table:style-name="ro1">
          <table:table-cell office:value-type="string" calcext:value-type="string">
            <text:p>banc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reviado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30" table:formula="of:=CONCATENATE(&quot;        &quot;;[.C215];&quot; &quot;;[.D215];&quot;(&quot;;[.E215];IF(EXACT([.F215];&quot;&quot;);&quot;&quot;;CONCATENATE(&quot;,&quot;;[.F215]));&quot;), ;&quot;)" office:value-type="string" office:string-value="        abreviado C(10), ;" calcext:value-type="string">
            <text:p><text:s text:c="8"/>abreviado C(10), ;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ShortName</text:p>
          </table:table-cell>
          <table:table-cell table:style-name="ce23" table:formula="of:=CONCATENATE(LOWER([.D215]);[.J215])" office:value-type="string" office:string-value="cShortName" calcext:value-type="string">
            <text:p>cShortName</text:p>
          </table:table-cell>
          <table:table-cell table:style-name="ce26" table:formula="of:=IF(EXACT([.D215];&quot;N&quot;);0;IF(EXACT([.D215];&quot;C&quot;);&quot;''&quot;;IF(EXACT([.D215];&quot;D&quot;);&quot;{}&quot;;IF(EXACT([.D215];&quot;L&quot;);&quot;.F.&quot;;IF(EXACT([.D215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215];&quot; = &quot;;[.L215])" office:value-type="string" office:string-value="cShortName = ''" calcext:value-type="string">
            <text:p>cShortName = ''</text:p>
          </table:table-cell>
          <table:table-cell table:style-name="ce23" table:formula="of:=CONCATENATE(&quot;    &quot;;[.M215])" office:value-type="string" office:string-value="    cShortName = ''" calcext:value-type="string">
            <text:p><text:s text:c="4"/>cShortName = ''</text:p>
          </table:table-cell>
          <table:table-cell table:style-name="ce23" table:formula="of:=CONCATENATE(&quot;            .&quot;;[.K215];&quot; = &quot;;[.C215])" office:value-type="string" office:string-value="            .cShortName = abreviado" calcext:value-type="string">
            <text:p><text:s text:c="12"/>.cShortName = abreviado</text:p>
          </table:table-cell>
        </table:table-row>
        <table:table-row table:style-name="ro1">
          <table:table-cell office:value-type="string" calcext:value-type="string">
            <text:p>banc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uc</text:p>
          </table:table-cell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Yes</text:p>
          </table:table-cell>
          <table:table-cell table:style-name="ce30" table:formula="of:=CONCATENATE(&quot;        &quot;;[.C216];&quot; &quot;;[.D216];&quot;(&quot;;[.E216];IF(EXACT([.F216];&quot;&quot;);&quot;&quot;;CONCATENATE(&quot;,&quot;;[.F216]));&quot;), ;&quot;)" office:value-type="string" office:string-value="        ruc C(15), ;" calcext:value-type="string">
            <text:p><text:s text:c="8"/>ruc C(15), ;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Tin</text:p>
          </table:table-cell>
          <table:table-cell table:style-name="ce23" table:formula="of:=CONCATENATE(LOWER([.D216]);[.J216])" office:value-type="string" office:string-value="cTin" calcext:value-type="string">
            <text:p>cTin</text:p>
          </table:table-cell>
          <table:table-cell table:style-name="ce26" table:formula="of:=IF(EXACT([.D216];&quot;N&quot;);0;IF(EXACT([.D216];&quot;C&quot;);&quot;''&quot;;IF(EXACT([.D216];&quot;D&quot;);&quot;{}&quot;;IF(EXACT([.D216];&quot;L&quot;);&quot;.F.&quot;;IF(EXACT([.D216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216];&quot; = &quot;;[.L216])" office:value-type="string" office:string-value="cTin = ''" calcext:value-type="string">
            <text:p>cTin = ''</text:p>
          </table:table-cell>
          <table:table-cell table:style-name="ce23" table:formula="of:=CONCATENATE(&quot;    &quot;;[.M216])" office:value-type="string" office:string-value="    cTin = ''" calcext:value-type="string">
            <text:p><text:s text:c="4"/>cTin = ''</text:p>
          </table:table-cell>
          <table:table-cell table:style-name="ce23" table:formula="of:=CONCATENATE(&quot;            .&quot;;[.K216];&quot; = &quot;;[.C216])" office:value-type="string" office:string-value="            .cTin = ruc" calcext:value-type="string">
            <text:p><text:s text:c="12"/>.cTin = ruc</text:p>
          </table:table-cell>
        </table:table-row>
        <table:table-row table:style-name="ro1">
          <table:table-cell office:value-type="string" calcext:value-type="string">
            <text:p>banc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gente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0" table:formula="of:=CONCATENATE(&quot;        &quot;;[.C217];&quot; &quot;;[.D217];&quot;(&quot;;[.E217];IF(EXACT([.F217];&quot;&quot;);&quot;&quot;;CONCATENATE(&quot;,&quot;;[.F217]));&quot;), ;&quot;)" office:value-type="string" office:string-value="        vigente L(1), ;" calcext:value-type="string">
            <text:p><text:s text:c="8"/>vigente L(1), ;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Active</text:p>
          </table:table-cell>
          <table:table-cell table:style-name="ce23" table:formula="of:=CONCATENATE(LOWER([.D217]);[.J217])" office:value-type="string" office:string-value="lActive" calcext:value-type="string">
            <text:p>lActive</text:p>
          </table:table-cell>
          <table:table-cell table:style-name="ce26" table:formula="of:=IF(EXACT([.D217];&quot;N&quot;);0;IF(EXACT([.D217];&quot;C&quot;);&quot;''&quot;;IF(EXACT([.D217];&quot;D&quot;);&quot;{}&quot;;IF(EXACT([.D217];&quot;L&quot;);&quot;.F.&quot;;IF(EXACT([.D217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217];&quot; = &quot;;[.L217])" office:value-type="string" office:string-value="lActive = .F." calcext:value-type="string">
            <text:p>lActive = .F.</text:p>
          </table:table-cell>
          <table:table-cell table:style-name="ce23" table:formula="of:=CONCATENATE(&quot;    &quot;;[.M217])" office:value-type="string" office:string-value="    lActive = .F." calcext:value-type="string">
            <text:p><text:s text:c="4"/>lActive = .F.</text:p>
          </table:table-cell>
          <table:table-cell table:style-name="ce23" table:formula="of:=CONCATENATE(&quot;            .&quot;;[.K217];&quot; = &quot;;[.C217])" office:value-type="string" office:string-value="            .lActive = vigente" calcext:value-type="string">
            <text:p><text:s text:c="12"/>.lActive = vigente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arri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igo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table:style-name="ce30" table:formula="of:=CONCATENATE(&quot;        &quot;;[.C219];&quot; &quot;;[.D219];&quot;(&quot;;[.E219];IF(EXACT([.F219];&quot;&quot;);&quot;&quot;;CONCATENATE(&quot;,&quot;;[.F219]));&quot;), ;&quot;)" office:value-type="string" office:string-value="        codigo N(5), ;" calcext:value-type="string">
            <text:p><text:s text:c="8"/>codigo N(5), ;</text:p>
          </table:table-cell>
          <table:table-cell office:value-type="string" calcext:value-type="string">
            <text:p>neighborhood</text:p>
          </table:table-cell>
          <table:table-cell office:value-type="string" calcext:value-type="string">
            <text:p>Id</text:p>
          </table:table-cell>
          <table:table-cell table:style-name="ce23" table:formula="of:=CONCATENATE(LOWER([.D219]);[.J219])" office:value-type="string" office:string-value="nId" calcext:value-type="string">
            <text:p>nId</text:p>
          </table:table-cell>
          <table:table-cell table:style-name="ce26" table:formula="of:=IF(EXACT([.D219];&quot;N&quot;);0;IF(EXACT([.D219];&quot;C&quot;);&quot;''&quot;;IF(EXACT([.D219];&quot;D&quot;);&quot;{}&quot;;IF(EXACT([.D219];&quot;L&quot;);&quot;.F.&quot;;IF(EXACT([.D219];&quot;M&quot;);&quot;''&quot;;&quot;ERROR&quot;)))))" office:value-type="float" office:value="0" calcext:value-type="float">
            <text:p>0</text:p>
          </table:table-cell>
          <table:table-cell table:style-name="ce23" table:formula="of:=CONCATENATE([.K219];&quot; = &quot;;[.L219])" office:value-type="string" office:string-value="nId = 0" calcext:value-type="string">
            <text:p>nId = 0</text:p>
          </table:table-cell>
          <table:table-cell table:style-name="ce23" table:formula="of:=CONCATENATE(&quot;    &quot;;[.M219])" office:value-type="string" office:string-value="    nId = 0" calcext:value-type="string">
            <text:p><text:s text:c="4"/>nId = 0</text:p>
          </table:table-cell>
          <table:table-cell table:style-name="ce23" table:formula="of:=CONCATENATE(&quot;            .&quot;;[.K219];&quot; = &quot;;[.C219])" office:value-type="string" office:string-value="            .nId = codigo" calcext:value-type="string">
            <text:p><text:s text:c="12"/>.nId = codigo</text:p>
          </table:table-cell>
        </table:table-row>
        <table:table-row table:style-name="ro1">
          <table:table-cell office:value-type="string" calcext:value-type="string">
            <text:p>barri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Yes</text:p>
          </table:table-cell>
          <table:table-cell table:style-name="ce30" table:formula="of:=CONCATENATE(&quot;        &quot;;[.C220];&quot; &quot;;[.D220];&quot;(&quot;;[.E220];IF(EXACT([.F220];&quot;&quot;);&quot;&quot;;CONCATENATE(&quot;,&quot;;[.F220]));&quot;), ;&quot;)" office:value-type="string" office:string-value="        nombre C(30), ;" calcext:value-type="string">
            <text:p><text:s text:c="8"/>nombre C(30), ;</text:p>
          </table:table-cell>
          <table:table-cell office:value-type="string" calcext:value-type="string">
            <text:p>neighborhood</text:p>
          </table:table-cell>
          <table:table-cell office:value-type="string" calcext:value-type="string">
            <text:p>Name</text:p>
          </table:table-cell>
          <table:table-cell table:style-name="ce23" table:formula="of:=CONCATENATE(LOWER([.D220]);[.J220])" office:value-type="string" office:string-value="cName" calcext:value-type="string">
            <text:p>cName</text:p>
          </table:table-cell>
          <table:table-cell table:style-name="ce26" table:formula="of:=IF(EXACT([.D220];&quot;N&quot;);0;IF(EXACT([.D220];&quot;C&quot;);&quot;''&quot;;IF(EXACT([.D220];&quot;D&quot;);&quot;{}&quot;;IF(EXACT([.D220];&quot;L&quot;);&quot;.F.&quot;;IF(EXACT([.D220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220];&quot; = &quot;;[.L220])" office:value-type="string" office:string-value="cName = ''" calcext:value-type="string">
            <text:p>cName = ''</text:p>
          </table:table-cell>
          <table:table-cell table:style-name="ce23" table:formula="of:=CONCATENATE(&quot;    &quot;;[.M220])" office:value-type="string" office:string-value="    cName = ''" calcext:value-type="string">
            <text:p><text:s text:c="4"/>cName = ''</text:p>
          </table:table-cell>
          <table:table-cell table:style-name="ce23" table:formula="of:=CONCATENATE(&quot;            .&quot;;[.K220];&quot; = &quot;;[.C220])" office:value-type="string" office:string-value="            .cName = nombre" calcext:value-type="string">
            <text:p><text:s text:c="12"/>.cName = nombre</text:p>
          </table:table-cell>
        </table:table-row>
        <table:table-row table:style-name="ro1">
          <table:table-cell office:value-type="string" calcext:value-type="string">
            <text:p>barri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partamen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30" table:formula="of:=CONCATENATE(&quot;        &quot;;[.C221];&quot; &quot;;[.D221];&quot;(&quot;;[.E221];IF(EXACT([.F221];&quot;&quot;);&quot;&quot;;CONCATENATE(&quot;,&quot;;[.F221]));&quot;), ;&quot;)" office:value-type="string" office:string-value="        departamen N(3), ;" calcext:value-type="string">
            <text:p><text:s text:c="8"/>departamen N(3), ;</text:p>
          </table:table-cell>
          <table:table-cell office:value-type="string" calcext:value-type="string">
            <text:p>neighborhood</text:p>
          </table:table-cell>
          <table:table-cell office:value-type="string" calcext:value-type="string">
            <text:p>Department</text:p>
          </table:table-cell>
          <table:table-cell table:style-name="ce23" table:formula="of:=CONCATENATE(LOWER([.D221]);[.J221])" office:value-type="string" office:string-value="nDepartment" calcext:value-type="string">
            <text:p>nDepartment</text:p>
          </table:table-cell>
          <table:table-cell table:style-name="ce26" table:formula="of:=IF(EXACT([.D221];&quot;N&quot;);0;IF(EXACT([.D221];&quot;C&quot;);&quot;''&quot;;IF(EXACT([.D221];&quot;D&quot;);&quot;{}&quot;;IF(EXACT([.D221];&quot;L&quot;);&quot;.F.&quot;;IF(EXACT([.D221];&quot;M&quot;);&quot;''&quot;;&quot;ERROR&quot;)))))" office:value-type="float" office:value="0" calcext:value-type="float">
            <text:p>0</text:p>
          </table:table-cell>
          <table:table-cell table:style-name="ce23" table:formula="of:=CONCATENATE([.K221];&quot; = &quot;;[.L221])" office:value-type="string" office:string-value="nDepartment = 0" calcext:value-type="string">
            <text:p>nDepartment = 0</text:p>
          </table:table-cell>
          <table:table-cell table:style-name="ce23" table:formula="of:=CONCATENATE(&quot;    &quot;;[.M221])" office:value-type="string" office:string-value="    nDepartment = 0" calcext:value-type="string">
            <text:p><text:s text:c="4"/>nDepartment = 0</text:p>
          </table:table-cell>
          <table:table-cell table:style-name="ce23" table:formula="of:=CONCATENATE(&quot;            .&quot;;[.K221];&quot; = &quot;;[.C221])" office:value-type="string" office:string-value="            .nDepartment = departamen" calcext:value-type="string">
            <text:p><text:s text:c="12"/>.nDepartment = departamen</text:p>
          </table:table-cell>
        </table:table-row>
        <table:table-row table:style-name="ro1">
          <table:table-cell office:value-type="string" calcext:value-type="string">
            <text:p>barri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udad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30" table:formula="of:=CONCATENATE(&quot;        &quot;;[.C222];&quot; &quot;;[.D222];&quot;(&quot;;[.E222];IF(EXACT([.F222];&quot;&quot;);&quot;&quot;;CONCATENATE(&quot;,&quot;;[.F222]));&quot;), ;&quot;)" office:value-type="string" office:string-value="        ciudad N(5), ;" calcext:value-type="string">
            <text:p><text:s text:c="8"/>ciudad N(5), ;</text:p>
          </table:table-cell>
          <table:table-cell office:value-type="string" calcext:value-type="string">
            <text:p>neighborhood</text:p>
          </table:table-cell>
          <table:table-cell office:value-type="string" calcext:value-type="string">
            <text:p>City</text:p>
          </table:table-cell>
          <table:table-cell table:style-name="ce23" table:formula="of:=CONCATENATE(LOWER([.D222]);[.J222])" office:value-type="string" office:string-value="nCity" calcext:value-type="string">
            <text:p>nCity</text:p>
          </table:table-cell>
          <table:table-cell table:style-name="ce26" table:formula="of:=IF(EXACT([.D222];&quot;N&quot;);0;IF(EXACT([.D222];&quot;C&quot;);&quot;''&quot;;IF(EXACT([.D222];&quot;D&quot;);&quot;{}&quot;;IF(EXACT([.D222];&quot;L&quot;);&quot;.F.&quot;;IF(EXACT([.D222];&quot;M&quot;);&quot;''&quot;;&quot;ERROR&quot;)))))" office:value-type="float" office:value="0" calcext:value-type="float">
            <text:p>0</text:p>
          </table:table-cell>
          <table:table-cell table:style-name="ce23" table:formula="of:=CONCATENATE([.K222];&quot; = &quot;;[.L222])" office:value-type="string" office:string-value="nCity = 0" calcext:value-type="string">
            <text:p>nCity = 0</text:p>
          </table:table-cell>
          <table:table-cell table:style-name="ce23" table:formula="of:=CONCATENATE(&quot;    &quot;;[.M222])" office:value-type="string" office:string-value="    nCity = 0" calcext:value-type="string">
            <text:p><text:s text:c="4"/>nCity = 0</text:p>
          </table:table-cell>
          <table:table-cell table:style-name="ce23" table:formula="of:=CONCATENATE(&quot;            .&quot;;[.K222];&quot; = &quot;;[.C222])" office:value-type="string" office:string-value="            .nCity = ciudad" calcext:value-type="string">
            <text:p><text:s text:c="12"/>.nCity = ciudad</text:p>
          </table:table-cell>
        </table:table-row>
        <table:table-row table:style-name="ro1">
          <table:table-cell office:value-type="string" calcext:value-type="string">
            <text:p>barri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gente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0" table:formula="of:=CONCATENATE(&quot;        &quot;;[.C223];&quot; &quot;;[.D223];&quot;(&quot;;[.E223];IF(EXACT([.F223];&quot;&quot;);&quot;&quot;;CONCATENATE(&quot;,&quot;;[.F223]));&quot;), ;&quot;)" office:value-type="string" office:string-value="        vigente L(1), ;" calcext:value-type="string">
            <text:p><text:s text:c="8"/>vigente L(1), ;</text:p>
          </table:table-cell>
          <table:table-cell office:value-type="string" calcext:value-type="string">
            <text:p>neighborhood</text:p>
          </table:table-cell>
          <table:table-cell office:value-type="string" calcext:value-type="string">
            <text:p>Active</text:p>
          </table:table-cell>
          <table:table-cell table:style-name="ce23" table:formula="of:=CONCATENATE(LOWER([.D223]);[.J223])" office:value-type="string" office:string-value="lActive" calcext:value-type="string">
            <text:p>lActive</text:p>
          </table:table-cell>
          <table:table-cell table:style-name="ce26" table:formula="of:=IF(EXACT([.D223];&quot;N&quot;);0;IF(EXACT([.D223];&quot;C&quot;);&quot;''&quot;;IF(EXACT([.D223];&quot;D&quot;);&quot;{}&quot;;IF(EXACT([.D223];&quot;L&quot;);&quot;.F.&quot;;IF(EXACT([.D223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223];&quot; = &quot;;[.L223])" office:value-type="string" office:string-value="lActive = .F." calcext:value-type="string">
            <text:p>lActive = .F.</text:p>
          </table:table-cell>
          <table:table-cell table:style-name="ce23" table:formula="of:=CONCATENATE(&quot;    &quot;;[.M223])" office:value-type="string" office:string-value="    lActive = .F." calcext:value-type="string">
            <text:p><text:s text:c="4"/>lActive = .F.</text:p>
          </table:table-cell>
          <table:table-cell table:style-name="ce23" table:formula="of:=CONCATENATE(&quot;            .&quot;;[.K223];&quot; = &quot;;[.C223])" office:value-type="string" office:string-value="            .lActive = vigente" calcext:value-type="string">
            <text:p><text:s text:c="12"/>.lActive = vigente</text:p>
          </table:table-cell>
        </table:table-row>
        <table:table-row table:style-name="ro1">
          <table:table-cell office:value-type="string" calcext:value-type="string">
            <text:p>barrio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d_local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0" table:formula="of:=CONCATENATE(&quot;        &quot;;[.C224];&quot; &quot;;[.D224];&quot;(&quot;;[.E224];IF(EXACT([.F224];&quot;&quot;);&quot;&quot;;CONCATENATE(&quot;,&quot;;[.F224]));&quot;), ;&quot;)" office:value-type="string" office:string-value="        id_local N(2), ;" calcext:value-type="string">
            <text:p><text:s text:c="8"/>id_local N(2), ;</text:p>
          </table:table-cell>
          <table:table-cell office:value-type="string" calcext:value-type="string">
            <text:p>neighborhood</text:p>
          </table:table-cell>
          <table:table-cell office:value-type="string" calcext:value-type="string">
            <text:p>Branch</text:p>
          </table:table-cell>
          <table:table-cell table:style-name="ce23" table:formula="of:=CONCATENATE(LOWER([.D224]);[.J224])" office:value-type="string" office:string-value="nBranch" calcext:value-type="string">
            <text:p>nBranch</text:p>
          </table:table-cell>
          <table:table-cell table:style-name="ce26" table:formula="of:=IF(EXACT([.D224];&quot;N&quot;);0;IF(EXACT([.D224];&quot;C&quot;);&quot;''&quot;;IF(EXACT([.D224];&quot;D&quot;);&quot;{}&quot;;IF(EXACT([.D224];&quot;L&quot;);&quot;.F.&quot;;IF(EXACT([.D224];&quot;M&quot;);&quot;''&quot;;&quot;ERROR&quot;)))))" office:value-type="float" office:value="0" calcext:value-type="float">
            <text:p>0</text:p>
          </table:table-cell>
          <table:table-cell table:style-name="ce23" table:formula="of:=CONCATENATE([.K224];&quot; = &quot;;[.L224])" office:value-type="string" office:string-value="nBranch = 0" calcext:value-type="string">
            <text:p>nBranch = 0</text:p>
          </table:table-cell>
          <table:table-cell table:style-name="ce23" table:formula="of:=CONCATENATE(&quot;    &quot;;[.M224])" office:value-type="string" office:string-value="    nBranch = 0" calcext:value-type="string">
            <text:p><text:s text:c="4"/>nBranch = 0</text:p>
          </table:table-cell>
          <table:table-cell table:style-name="ce23" table:formula="of:=CONCATENATE(&quot;            .&quot;;[.K224];&quot; = &quot;;[.C224])" office:value-type="string" office:string-value="            .nBranch = id_local" calcext:value-type="string">
            <text:p><text:s text:c="12"/>.nBranch = id_local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7" office:value-type="string" calcext:value-type="string">
            <text:p>cabecob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string" calcext:value-type="string">
            <text:p>tiporeci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 table:formula="of:=CONCATENATE(&quot;        &quot;;[.C226];&quot; &quot;;[.D226];&quot;(&quot;;[.E226];IF(EXACT([.F226];&quot;&quot;);&quot;&quot;;CONCATENATE(&quot;,&quot;;[.F226]));&quot;), ;&quot;)" office:value-type="string" office:string-value="        tiporeci N(1), ;" calcext:value-type="string">
            <text:p><text:s text:c="8"/>tiporeci N(1), ;</text:p>
          </table:table-cell>
          <table:table-cell table:style-name="ce14" office:value-type="string" calcext:value-type="string">
            <text:p>customer_collection</text:p>
          </table:table-cell>
          <table:table-cell table:style-name="ce3" office:value-type="string" calcext:value-type="string">
            <text:p>ReceipType</text:p>
          </table:table-cell>
          <table:table-cell table:style-name="ce23" table:formula="of:=CONCATENATE(LOWER([.D226]);[.J226])" office:value-type="string" office:string-value="nReceipType" calcext:value-type="string">
            <text:p>nReceipType</text:p>
          </table:table-cell>
          <table:table-cell table:style-name="ce26" table:formula="of:=IF(EXACT([.D226];&quot;N&quot;);0;IF(EXACT([.D226];&quot;C&quot;);&quot;''&quot;;IF(EXACT([.D226];&quot;D&quot;);&quot;{}&quot;;IF(EXACT([.D226];&quot;L&quot;);&quot;.F.&quot;;IF(EXACT([.D226];&quot;M&quot;);&quot;''&quot;;&quot;ERROR&quot;)))))" office:value-type="float" office:value="0" calcext:value-type="float">
            <text:p>0</text:p>
          </table:table-cell>
          <table:table-cell table:style-name="ce23" table:formula="of:=CONCATENATE([.K226];&quot; = &quot;;[.L226])" office:value-type="string" office:string-value="nReceipType = 0" calcext:value-type="string">
            <text:p>nReceipType = 0</text:p>
          </table:table-cell>
          <table:table-cell table:style-name="ce23" table:formula="of:=CONCATENATE(&quot;    &quot;;[.M226])" office:value-type="string" office:string-value="    nReceipType = 0" calcext:value-type="string">
            <text:p><text:s text:c="4"/>nReceipType = 0</text:p>
          </table:table-cell>
          <table:table-cell table:style-name="ce23" table:formula="of:=CONCATENATE(&quot;            .&quot;;[.K226];&quot; = &quot;;[.C226])" office:value-type="string" office:string-value="            .nReceipType = tiporeci" calcext:value-type="string">
            <text:p><text:s text:c="12"/>.nReceipType = tiporeci</text:p>
          </table:table-cell>
        </table:table-row>
        <table:table-row table:style-name="ro1">
          <table:table-cell table:style-name="ce7" office:value-type="string" calcext:value-type="string">
            <text:p>cabecob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string" calcext:value-type="string">
            <text:p>nroreci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 table:formula="of:=CONCATENATE(&quot;        &quot;;[.C227];&quot; &quot;;[.D227];&quot;(&quot;;[.E227];IF(EXACT([.F227];&quot;&quot;);&quot;&quot;;CONCATENATE(&quot;,&quot;;[.F227]));&quot;), ;&quot;)" office:value-type="string" office:string-value="        nroreci N(7), ;" calcext:value-type="string">
            <text:p><text:s text:c="8"/>nroreci N(7), ;</text:p>
          </table:table-cell>
          <table:table-cell table:style-name="ce14" office:value-type="string" calcext:value-type="string">
            <text:p>customer_collection</text:p>
          </table:table-cell>
          <table:table-cell table:style-name="ce3" office:value-type="string" calcext:value-type="string">
            <text:p>ReceipNum</text:p>
          </table:table-cell>
          <table:table-cell table:style-name="ce23" table:formula="of:=CONCATENATE(LOWER([.D227]);[.J227])" office:value-type="string" office:string-value="nReceipNum" calcext:value-type="string">
            <text:p>nReceipNum</text:p>
          </table:table-cell>
          <table:table-cell table:style-name="ce26" table:formula="of:=IF(EXACT([.D227];&quot;N&quot;);0;IF(EXACT([.D227];&quot;C&quot;);&quot;''&quot;;IF(EXACT([.D227];&quot;D&quot;);&quot;{}&quot;;IF(EXACT([.D227];&quot;L&quot;);&quot;.F.&quot;;IF(EXACT([.D227];&quot;M&quot;);&quot;''&quot;;&quot;ERROR&quot;)))))" office:value-type="float" office:value="0" calcext:value-type="float">
            <text:p>0</text:p>
          </table:table-cell>
          <table:table-cell table:style-name="ce23" table:formula="of:=CONCATENATE([.K227];&quot; = &quot;;[.L227])" office:value-type="string" office:string-value="nReceipNum = 0" calcext:value-type="string">
            <text:p>nReceipNum = 0</text:p>
          </table:table-cell>
          <table:table-cell table:style-name="ce23" table:formula="of:=CONCATENATE(&quot;    &quot;;[.M227])" office:value-type="string" office:string-value="    nReceipNum = 0" calcext:value-type="string">
            <text:p><text:s text:c="4"/>nReceipNum = 0</text:p>
          </table:table-cell>
          <table:table-cell table:style-name="ce23" table:formula="of:=CONCATENATE(&quot;            .&quot;;[.K227];&quot; = &quot;;[.C227])" office:value-type="string" office:string-value="            .nReceipNum = nroreci" calcext:value-type="string">
            <text:p><text:s text:c="12"/>.nReceipNum = nroreci</text:p>
          </table:table-cell>
        </table:table-row>
        <table:table-row table:style-name="ro1">
          <table:table-cell table:style-name="ce7" office:value-type="string" calcext:value-type="string">
            <text:p>cabecob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string" calcext:value-type="string">
            <text:p>fechareci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 table:formula="of:=CONCATENATE(&quot;        &quot;;[.C228];&quot; &quot;;[.D228];&quot;(&quot;;[.E228];IF(EXACT([.F228];&quot;&quot;);&quot;&quot;;CONCATENATE(&quot;,&quot;;[.F228]));&quot;), ;&quot;)" office:value-type="string" office:string-value="        fechareci D(8), ;" calcext:value-type="string">
            <text:p><text:s text:c="8"/>fechareci D(8), ;</text:p>
          </table:table-cell>
          <table:table-cell table:style-name="ce14" office:value-type="string" calcext:value-type="string">
            <text:p>customer_collection</text:p>
          </table:table-cell>
          <table:table-cell table:style-name="ce3" office:value-type="string" calcext:value-type="string">
            <text:p>ReceipDate</text:p>
          </table:table-cell>
          <table:table-cell table:style-name="ce23" table:formula="of:=CONCATENATE(LOWER([.D228]);[.J228])" office:value-type="string" office:string-value="dReceipDate" calcext:value-type="string">
            <text:p>dReceipDate</text:p>
          </table:table-cell>
          <table:table-cell table:style-name="ce26" table:formula="of:=IF(EXACT([.D228];&quot;N&quot;);0;IF(EXACT([.D228];&quot;C&quot;);&quot;''&quot;;IF(EXACT([.D228];&quot;D&quot;);&quot;{}&quot;;IF(EXACT([.D228];&quot;L&quot;);&quot;.F.&quot;;IF(EXACT([.D228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228];&quot; = &quot;;[.L228])" office:value-type="string" office:string-value="dReceipDate = {}" calcext:value-type="string">
            <text:p>dReceipDate = {}</text:p>
          </table:table-cell>
          <table:table-cell table:style-name="ce23" table:formula="of:=CONCATENATE(&quot;    &quot;;[.M228])" office:value-type="string" office:string-value="    dReceipDate = {}" calcext:value-type="string">
            <text:p><text:s text:c="4"/>dReceipDate = {}</text:p>
          </table:table-cell>
          <table:table-cell table:style-name="ce23" table:formula="of:=CONCATENATE(&quot;            .&quot;;[.K228];&quot; = &quot;;[.C228])" office:value-type="string" office:string-value="            .dReceipDate = fechareci" calcext:value-type="string">
            <text:p><text:s text:c="12"/>.dReceipDate = fechareci</text:p>
          </table:table-cell>
        </table:table-row>
        <table:table-row table:style-name="ro1">
          <table:table-cell table:style-name="ce7" office:value-type="string" calcext:value-type="string">
            <text:p>cabecob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string" calcext:value-type="string">
            <text:p>id_local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30" table:formula="of:=CONCATENATE(&quot;        &quot;;[.C229];&quot; &quot;;[.D229];&quot;(&quot;;[.E229];IF(EXACT([.F229];&quot;&quot;);&quot;&quot;;CONCATENATE(&quot;,&quot;;[.F229]));&quot;), ;&quot;)" office:value-type="string" office:string-value="        id_local N(2), ;" calcext:value-type="string">
            <text:p><text:s text:c="8"/>id_local N(2), ;</text:p>
          </table:table-cell>
          <table:table-cell table:style-name="ce14" office:value-type="string" calcext:value-type="string">
            <text:p>customer_collection</text:p>
          </table:table-cell>
          <table:table-cell table:style-name="ce3" office:value-type="string" calcext:value-type="string">
            <text:p>Branch</text:p>
          </table:table-cell>
          <table:table-cell table:style-name="ce23" table:formula="of:=CONCATENATE(LOWER([.D229]);[.J229])" office:value-type="string" office:string-value="nBranch" calcext:value-type="string">
            <text:p>nBranch</text:p>
          </table:table-cell>
          <table:table-cell table:style-name="ce26" table:formula="of:=IF(EXACT([.D229];&quot;N&quot;);0;IF(EXACT([.D229];&quot;C&quot;);&quot;''&quot;;IF(EXACT([.D229];&quot;D&quot;);&quot;{}&quot;;IF(EXACT([.D229];&quot;L&quot;);&quot;.F.&quot;;IF(EXACT([.D229];&quot;M&quot;);&quot;''&quot;;&quot;ERROR&quot;)))))" office:value-type="float" office:value="0" calcext:value-type="float">
            <text:p>0</text:p>
          </table:table-cell>
          <table:table-cell table:style-name="ce23" table:formula="of:=CONCATENATE([.K229];&quot; = &quot;;[.L229])" office:value-type="string" office:string-value="nBranch = 0" calcext:value-type="string">
            <text:p>nBranch = 0</text:p>
          </table:table-cell>
          <table:table-cell table:style-name="ce23" table:formula="of:=CONCATENATE(&quot;    &quot;;[.M229])" office:value-type="string" office:string-value="    nBranch = 0" calcext:value-type="string">
            <text:p><text:s text:c="4"/>nBranch = 0</text:p>
          </table:table-cell>
          <table:table-cell table:style-name="ce23" table:formula="of:=CONCATENATE(&quot;            .&quot;;[.K229];&quot; = &quot;;[.C229])" office:value-type="string" office:string-value="            .nBranch = id_local" calcext:value-type="string">
            <text:p><text:s text:c="12"/>.nBranch = id_local</text:p>
          </table:table-cell>
        </table:table-row>
        <table:table-row table:style-name="ro1">
          <table:table-cell table:style-name="ce7" office:value-type="string" calcext:value-type="string">
            <text:p>cabecob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moneda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30" table:formula="of:=CONCATENATE(&quot;        &quot;;[.C230];&quot; &quot;;[.D230];&quot;(&quot;;[.E230];IF(EXACT([.F230];&quot;&quot;);&quot;&quot;;CONCATENATE(&quot;,&quot;;[.F230]));&quot;), ;&quot;)" office:value-type="string" office:string-value="        moneda N(4), ;" calcext:value-type="string">
            <text:p><text:s text:c="8"/>moneda N(4), ;</text:p>
          </table:table-cell>
          <table:table-cell table:style-name="ce14" office:value-type="string" calcext:value-type="string">
            <text:p>customer_collection</text:p>
          </table:table-cell>
          <table:table-cell table:style-name="ce3" office:value-type="string" calcext:value-type="string">
            <text:p>Currency</text:p>
          </table:table-cell>
          <table:table-cell table:style-name="ce23" table:formula="of:=CONCATENATE(LOWER([.D230]);[.J230])" office:value-type="string" office:string-value="nCurrency" calcext:value-type="string">
            <text:p>nCurrency</text:p>
          </table:table-cell>
          <table:table-cell table:style-name="ce26" table:formula="of:=IF(EXACT([.D230];&quot;N&quot;);0;IF(EXACT([.D230];&quot;C&quot;);&quot;''&quot;;IF(EXACT([.D230];&quot;D&quot;);&quot;{}&quot;;IF(EXACT([.D230];&quot;L&quot;);&quot;.F.&quot;;IF(EXACT([.D230];&quot;M&quot;);&quot;''&quot;;&quot;ERROR&quot;)))))" office:value-type="float" office:value="0" calcext:value-type="float">
            <text:p>0</text:p>
          </table:table-cell>
          <table:table-cell table:style-name="ce23" table:formula="of:=CONCATENATE([.K230];&quot; = &quot;;[.L230])" office:value-type="string" office:string-value="nCurrency = 0" calcext:value-type="string">
            <text:p>nCurrency = 0</text:p>
          </table:table-cell>
          <table:table-cell table:style-name="ce23" table:formula="of:=CONCATENATE(&quot;    &quot;;[.M230])" office:value-type="string" office:string-value="    nCurrency = 0" calcext:value-type="string">
            <text:p><text:s text:c="4"/>nCurrency = 0</text:p>
          </table:table-cell>
          <table:table-cell table:style-name="ce23" table:formula="of:=CONCATENATE(&quot;            .&quot;;[.K230];&quot; = &quot;;[.C230])" office:value-type="string" office:string-value="            .nCurrency = moneda" calcext:value-type="string">
            <text:p><text:s text:c="12"/>.nCurrency = moneda</text:p>
          </table:table-cell>
        </table:table-row>
        <table:table-row table:style-name="ro1">
          <table:table-cell table:style-name="ce7" office:value-type="string" calcext:value-type="string">
            <text:p>cabecob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string" calcext:value-type="string">
            <text:p>tipocambi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 table:formula="of:=CONCATENATE(&quot;        &quot;;[.C231];&quot; &quot;;[.D231];&quot;(&quot;;[.E231];IF(EXACT([.F231];&quot;&quot;);&quot;&quot;;CONCATENATE(&quot;,&quot;;[.F231]));&quot;), ;&quot;)" office:value-type="string" office:string-value="        tipocambio N(9,2), ;" calcext:value-type="string">
            <text:p><text:s text:c="8"/>tipocambio N(9,2), ;</text:p>
          </table:table-cell>
          <table:table-cell table:style-name="ce14" office:value-type="string" calcext:value-type="string">
            <text:p>customer_collection</text:p>
          </table:table-cell>
          <table:table-cell table:style-name="ce3" office:value-type="string" calcext:value-type="string">
            <text:p>ExchRate</text:p>
          </table:table-cell>
          <table:table-cell table:style-name="ce23" table:formula="of:=CONCATENATE(LOWER([.D231]);[.J231])" office:value-type="string" office:string-value="nExchRate" calcext:value-type="string">
            <text:p>nExchRate</text:p>
          </table:table-cell>
          <table:table-cell table:style-name="ce26" table:formula="of:=IF(EXACT([.D231];&quot;N&quot;);0;IF(EXACT([.D231];&quot;C&quot;);&quot;''&quot;;IF(EXACT([.D231];&quot;D&quot;);&quot;{}&quot;;IF(EXACT([.D231];&quot;L&quot;);&quot;.F.&quot;;IF(EXACT([.D231];&quot;M&quot;);&quot;''&quot;;&quot;ERROR&quot;)))))" office:value-type="float" office:value="0" calcext:value-type="float">
            <text:p>0</text:p>
          </table:table-cell>
          <table:table-cell table:style-name="ce23" table:formula="of:=CONCATENATE([.K231];&quot; = &quot;;[.L231])" office:value-type="string" office:string-value="nExchRate = 0" calcext:value-type="string">
            <text:p>nExchRate = 0</text:p>
          </table:table-cell>
          <table:table-cell table:style-name="ce23" table:formula="of:=CONCATENATE(&quot;    &quot;;[.M231])" office:value-type="string" office:string-value="    nExchRate = 0" calcext:value-type="string">
            <text:p><text:s text:c="4"/>nExchRate = 0</text:p>
          </table:table-cell>
          <table:table-cell table:style-name="ce23" table:formula="of:=CONCATENATE(&quot;            .&quot;;[.K231];&quot; = &quot;;[.C231])" office:value-type="string" office:string-value="            .nExchRate = tipocambio" calcext:value-type="string">
            <text:p><text:s text:c="12"/>.nExchRate = tipocambio</text:p>
          </table:table-cell>
        </table:table-row>
        <table:table-row table:style-name="ro1">
          <table:table-cell table:style-name="ce7" office:value-type="string" calcext:value-type="string">
            <text:p>cabecob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string" calcext:value-type="string">
            <text:p>factura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 table:formula="of:=CONCATENATE(&quot;        &quot;;[.C232];&quot; &quot;;[.D232];&quot;(&quot;;[.E232];IF(EXACT([.F232];&quot;&quot;);&quot;&quot;;CONCATENATE(&quot;,&quot;;[.F232]));&quot;), ;&quot;)" office:value-type="string" office:string-value="        factura C(1), ;" calcext:value-type="string">
            <text:p><text:s text:c="8"/>factura C(1), ;</text:p>
          </table:table-cell>
          <table:table-cell table:style-name="ce14" office:value-type="string" calcext:value-type="string">
            <text:p>customer_collection</text:p>
          </table:table-cell>
          <table:table-cell table:style-name="ce3" office:value-type="string" calcext:value-type="string">
            <text:p>Invoice</text:p>
          </table:table-cell>
          <table:table-cell table:style-name="ce23" table:formula="of:=CONCATENATE(LOWER([.D232]);[.J232])" office:value-type="string" office:string-value="cInvoice" calcext:value-type="string">
            <text:p>cInvoice</text:p>
          </table:table-cell>
          <table:table-cell table:style-name="ce26" table:formula="of:=IF(EXACT([.D232];&quot;N&quot;);0;IF(EXACT([.D232];&quot;C&quot;);&quot;''&quot;;IF(EXACT([.D232];&quot;D&quot;);&quot;{}&quot;;IF(EXACT([.D232];&quot;L&quot;);&quot;.F.&quot;;IF(EXACT([.D232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232];&quot; = &quot;;[.L232])" office:value-type="string" office:string-value="cInvoice = ''" calcext:value-type="string">
            <text:p>cInvoice = ''</text:p>
          </table:table-cell>
          <table:table-cell table:style-name="ce23" table:formula="of:=CONCATENATE(&quot;    &quot;;[.M232])" office:value-type="string" office:string-value="    cInvoice = ''" calcext:value-type="string">
            <text:p><text:s text:c="4"/>cInvoice = ''</text:p>
          </table:table-cell>
          <table:table-cell table:style-name="ce23" table:formula="of:=CONCATENATE(&quot;            .&quot;;[.K232];&quot; = &quot;;[.C232])" office:value-type="string" office:string-value="            .cInvoice = factura" calcext:value-type="string">
            <text:p><text:s text:c="12"/>.cInvoice = factura</text:p>
          </table:table-cell>
        </table:table-row>
        <table:table-row table:style-name="ro1">
          <table:table-cell table:style-name="ce7" office:value-type="string" calcext:value-type="string">
            <text:p>cabecob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string" calcext:value-type="string">
            <text:p>cliente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 table:formula="of:=CONCATENATE(&quot;        &quot;;[.C233];&quot; &quot;;[.D233];&quot;(&quot;;[.E233];IF(EXACT([.F233];&quot;&quot;);&quot;&quot;;CONCATENATE(&quot;,&quot;;[.F233]));&quot;), ;&quot;)" office:value-type="string" office:string-value="        cliente N(7), ;" calcext:value-type="string">
            <text:p><text:s text:c="8"/>cliente N(7), ;</text:p>
          </table:table-cell>
          <table:table-cell table:style-name="ce14" office:value-type="string" calcext:value-type="string">
            <text:p>customer_collection</text:p>
          </table:table-cell>
          <table:table-cell table:style-name="ce3" office:value-type="string" calcext:value-type="string">
            <text:p>Customer</text:p>
          </table:table-cell>
          <table:table-cell table:style-name="ce23" table:formula="of:=CONCATENATE(LOWER([.D233]);[.J233])" office:value-type="string" office:string-value="nCustomer" calcext:value-type="string">
            <text:p>nCustomer</text:p>
          </table:table-cell>
          <table:table-cell table:style-name="ce26" table:formula="of:=IF(EXACT([.D233];&quot;N&quot;);0;IF(EXACT([.D233];&quot;C&quot;);&quot;''&quot;;IF(EXACT([.D233];&quot;D&quot;);&quot;{}&quot;;IF(EXACT([.D233];&quot;L&quot;);&quot;.F.&quot;;IF(EXACT([.D233];&quot;M&quot;);&quot;''&quot;;&quot;ERROR&quot;)))))" office:value-type="float" office:value="0" calcext:value-type="float">
            <text:p>0</text:p>
          </table:table-cell>
          <table:table-cell table:style-name="ce23" table:formula="of:=CONCATENATE([.K233];&quot; = &quot;;[.L233])" office:value-type="string" office:string-value="nCustomer = 0" calcext:value-type="string">
            <text:p>nCustomer = 0</text:p>
          </table:table-cell>
          <table:table-cell table:style-name="ce23" table:formula="of:=CONCATENATE(&quot;    &quot;;[.M233])" office:value-type="string" office:string-value="    nCustomer = 0" calcext:value-type="string">
            <text:p><text:s text:c="4"/>nCustomer = 0</text:p>
          </table:table-cell>
          <table:table-cell table:style-name="ce23" table:formula="of:=CONCATENATE(&quot;            .&quot;;[.K233];&quot; = &quot;;[.C233])" office:value-type="string" office:string-value="            .nCustomer = cliente" calcext:value-type="string">
            <text:p><text:s text:c="12"/>.nCustomer = cliente</text:p>
          </table:table-cell>
        </table:table-row>
        <table:table-row table:style-name="ro1">
          <table:table-cell table:style-name="ce7" office:value-type="string" calcext:value-type="string">
            <text:p>cabecob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string" calcext:value-type="string">
            <text:p>cobrador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30" table:formula="of:=CONCATENATE(&quot;        &quot;;[.C234];&quot; &quot;;[.D234];&quot;(&quot;;[.E234];IF(EXACT([.F234];&quot;&quot;);&quot;&quot;;CONCATENATE(&quot;,&quot;;[.F234]));&quot;), ;&quot;)" office:value-type="string" office:string-value="        cobrador N(3), ;" calcext:value-type="string">
            <text:p><text:s text:c="8"/>cobrador N(3), ;</text:p>
          </table:table-cell>
          <table:table-cell table:style-name="ce14" office:value-type="string" calcext:value-type="string">
            <text:p>customer_collection</text:p>
          </table:table-cell>
          <table:table-cell table:style-name="ce3" office:value-type="string" calcext:value-type="string">
            <text:p>Collector</text:p>
          </table:table-cell>
          <table:table-cell table:style-name="ce23" table:formula="of:=CONCATENATE(LOWER([.D234]);[.J234])" office:value-type="string" office:string-value="nCollector" calcext:value-type="string">
            <text:p>nCollector</text:p>
          </table:table-cell>
          <table:table-cell table:style-name="ce26" table:formula="of:=IF(EXACT([.D234];&quot;N&quot;);0;IF(EXACT([.D234];&quot;C&quot;);&quot;''&quot;;IF(EXACT([.D234];&quot;D&quot;);&quot;{}&quot;;IF(EXACT([.D234];&quot;L&quot;);&quot;.F.&quot;;IF(EXACT([.D234];&quot;M&quot;);&quot;''&quot;;&quot;ERROR&quot;)))))" office:value-type="float" office:value="0" calcext:value-type="float">
            <text:p>0</text:p>
          </table:table-cell>
          <table:table-cell table:style-name="ce23" table:formula="of:=CONCATENATE([.K234];&quot; = &quot;;[.L234])" office:value-type="string" office:string-value="nCollector = 0" calcext:value-type="string">
            <text:p>nCollector = 0</text:p>
          </table:table-cell>
          <table:table-cell table:style-name="ce23" table:formula="of:=CONCATENATE(&quot;    &quot;;[.M234])" office:value-type="string" office:string-value="    nCollector = 0" calcext:value-type="string">
            <text:p><text:s text:c="4"/>nCollector = 0</text:p>
          </table:table-cell>
          <table:table-cell table:style-name="ce23" table:formula="of:=CONCATENATE(&quot;            .&quot;;[.K234];&quot; = &quot;;[.C234])" office:value-type="string" office:string-value="            .nCollector = cobrador" calcext:value-type="string">
            <text:p><text:s text:c="12"/>.nCollector = cobrador</text:p>
          </table:table-cell>
        </table:table-row>
        <table:table-row table:style-name="ro1">
          <table:table-cell table:style-name="ce7" office:value-type="string" calcext:value-type="string">
            <text:p>cabecob</text:p>
          </table:table-cell>
          <table:table-cell table:style-name="ce14" office:value-type="float" office:value="10" calcext:value-type="float">
            <text:p>10</text:p>
          </table:table-cell>
          <table:table-cell table:style-name="ce3" office:value-type="string" calcext:value-type="string">
            <text:p>comision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 table:formula="of:=CONCATENATE(&quot;        &quot;;[.C235];&quot; &quot;;[.D235];&quot;(&quot;;[.E235];IF(EXACT([.F235];&quot;&quot;);&quot;&quot;;CONCATENATE(&quot;,&quot;;[.F235]));&quot;), ;&quot;)" office:value-type="string" office:string-value="        comision N(6,2), ;" calcext:value-type="string">
            <text:p><text:s text:c="8"/>comision N(6,2), ;</text:p>
          </table:table-cell>
          <table:table-cell table:style-name="ce14" office:value-type="string" calcext:value-type="string">
            <text:p>customer_collection</text:p>
          </table:table-cell>
          <table:table-cell table:style-name="ce3" office:value-type="string" calcext:value-type="string">
            <text:p>Commission</text:p>
          </table:table-cell>
          <table:table-cell table:style-name="ce23" table:formula="of:=CONCATENATE(LOWER([.D235]);[.J235])" office:value-type="string" office:string-value="nCommission" calcext:value-type="string">
            <text:p>nCommission</text:p>
          </table:table-cell>
          <table:table-cell table:style-name="ce26" table:formula="of:=IF(EXACT([.D235];&quot;N&quot;);0;IF(EXACT([.D235];&quot;C&quot;);&quot;''&quot;;IF(EXACT([.D235];&quot;D&quot;);&quot;{}&quot;;IF(EXACT([.D235];&quot;L&quot;);&quot;.F.&quot;;IF(EXACT([.D235];&quot;M&quot;);&quot;''&quot;;&quot;ERROR&quot;)))))" office:value-type="float" office:value="0" calcext:value-type="float">
            <text:p>0</text:p>
          </table:table-cell>
          <table:table-cell table:style-name="ce23" table:formula="of:=CONCATENATE([.K235];&quot; = &quot;;[.L235])" office:value-type="string" office:string-value="nCommission = 0" calcext:value-type="string">
            <text:p>nCommission = 0</text:p>
          </table:table-cell>
          <table:table-cell table:style-name="ce23" table:formula="of:=CONCATENATE(&quot;    &quot;;[.M235])" office:value-type="string" office:string-value="    nCommission = 0" calcext:value-type="string">
            <text:p><text:s text:c="4"/>nCommission = 0</text:p>
          </table:table-cell>
          <table:table-cell table:style-name="ce23" table:formula="of:=CONCATENATE(&quot;            .&quot;;[.K235];&quot; = &quot;;[.C235])" office:value-type="string" office:string-value="            .nCommission = comision" calcext:value-type="string">
            <text:p><text:s text:c="12"/>.nCommission = comision</text:p>
          </table:table-cell>
        </table:table-row>
        <table:table-row table:style-name="ro1">
          <table:table-cell table:style-name="ce7" office:value-type="string" calcext:value-type="string">
            <text:p>cabecob</text:p>
          </table:table-cell>
          <table:table-cell table:style-name="ce14" office:value-type="float" office:value="11" calcext:value-type="float">
            <text:p>11</text:p>
          </table:table-cell>
          <table:table-cell table:style-name="ce3" office:value-type="string" calcext:value-type="string">
            <text:p>monto_cobr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 table:formula="of:=CONCATENATE(&quot;        &quot;;[.C236];&quot; &quot;;[.D236];&quot;(&quot;;[.E236];IF(EXACT([.F236];&quot;&quot;);&quot;&quot;;CONCATENATE(&quot;,&quot;;[.F236]));&quot;), ;&quot;)" office:value-type="string" office:string-value="        monto_cobr N(12,2), ;" calcext:value-type="string">
            <text:p><text:s text:c="8"/>monto_cobr N(12,2), ;</text:p>
          </table:table-cell>
          <table:table-cell table:style-name="ce14" office:value-type="string" calcext:value-type="string">
            <text:p>customer_collection</text:p>
          </table:table-cell>
          <table:table-cell table:style-name="ce3" office:value-type="string" calcext:value-type="string">
            <text:p>AmtCharged</text:p>
          </table:table-cell>
          <table:table-cell table:style-name="ce23" table:formula="of:=CONCATENATE(LOWER([.D236]);[.J236])" office:value-type="string" office:string-value="nAmtCharged" calcext:value-type="string">
            <text:p>nAmtCharged</text:p>
          </table:table-cell>
          <table:table-cell table:style-name="ce26" table:formula="of:=IF(EXACT([.D236];&quot;N&quot;);0;IF(EXACT([.D236];&quot;C&quot;);&quot;''&quot;;IF(EXACT([.D236];&quot;D&quot;);&quot;{}&quot;;IF(EXACT([.D236];&quot;L&quot;);&quot;.F.&quot;;IF(EXACT([.D236];&quot;M&quot;);&quot;''&quot;;&quot;ERROR&quot;)))))" office:value-type="float" office:value="0" calcext:value-type="float">
            <text:p>0</text:p>
          </table:table-cell>
          <table:table-cell table:style-name="ce23" table:formula="of:=CONCATENATE([.K236];&quot; = &quot;;[.L236])" office:value-type="string" office:string-value="nAmtCharged = 0" calcext:value-type="string">
            <text:p>nAmtCharged = 0</text:p>
          </table:table-cell>
          <table:table-cell table:style-name="ce23" table:formula="of:=CONCATENATE(&quot;    &quot;;[.M236])" office:value-type="string" office:string-value="    nAmtCharged = 0" calcext:value-type="string">
            <text:p><text:s text:c="4"/>nAmtCharged = 0</text:p>
          </table:table-cell>
          <table:table-cell table:style-name="ce23" table:formula="of:=CONCATENATE(&quot;            .&quot;;[.K236];&quot; = &quot;;[.C236])" office:value-type="string" office:string-value="            .nAmtCharged = monto_cobr" calcext:value-type="string">
            <text:p><text:s text:c="12"/>.nAmtCharged = monto_cobr</text:p>
          </table:table-cell>
        </table:table-row>
        <table:table-row table:style-name="ro1">
          <table:table-cell table:style-name="ce7" office:value-type="string" calcext:value-type="string">
            <text:p>cabecob</text:p>
          </table:table-cell>
          <table:table-cell table:style-name="ce14" office:value-type="float" office:value="12" calcext:value-type="float">
            <text:p>12</text:p>
          </table:table-cell>
          <table:table-cell table:style-name="ce3" office:value-type="string" calcext:value-type="string">
            <text:p>fechaanu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30" table:formula="of:=CONCATENATE(&quot;        &quot;;[.C237];&quot; &quot;;[.D237];&quot;(&quot;;[.E237];IF(EXACT([.F237];&quot;&quot;);&quot;&quot;;CONCATENATE(&quot;,&quot;;[.F237]));&quot;), ;&quot;)" office:value-type="string" office:string-value="        fechaanu D(8), ;" calcext:value-type="string">
            <text:p><text:s text:c="8"/>fechaanu D(8), ;</text:p>
          </table:table-cell>
          <table:table-cell table:style-name="ce14" office:value-type="string" calcext:value-type="string">
            <text:p>customer_collection</text:p>
          </table:table-cell>
          <table:table-cell table:style-name="ce3" office:value-type="string" calcext:value-type="string">
            <text:p>CancelDate</text:p>
          </table:table-cell>
          <table:table-cell table:style-name="ce23" table:formula="of:=CONCATENATE(LOWER([.D237]);[.J237])" office:value-type="string" office:string-value="dCancelDate" calcext:value-type="string">
            <text:p>dCancelDate</text:p>
          </table:table-cell>
          <table:table-cell table:style-name="ce26" table:formula="of:=IF(EXACT([.D237];&quot;N&quot;);0;IF(EXACT([.D237];&quot;C&quot;);&quot;''&quot;;IF(EXACT([.D237];&quot;D&quot;);&quot;{}&quot;;IF(EXACT([.D237];&quot;L&quot;);&quot;.F.&quot;;IF(EXACT([.D237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237];&quot; = &quot;;[.L237])" office:value-type="string" office:string-value="dCancelDate = {}" calcext:value-type="string">
            <text:p>dCancelDate = {}</text:p>
          </table:table-cell>
          <table:table-cell table:style-name="ce23" table:formula="of:=CONCATENATE(&quot;    &quot;;[.M237])" office:value-type="string" office:string-value="    dCancelDate = {}" calcext:value-type="string">
            <text:p><text:s text:c="4"/>dCancelDate = {}</text:p>
          </table:table-cell>
          <table:table-cell table:style-name="ce23" table:formula="of:=CONCATENATE(&quot;            .&quot;;[.K237];&quot; = &quot;;[.C237])" office:value-type="string" office:string-value="            .dCancelDate = fechaanu" calcext:value-type="string">
            <text:p><text:s text:c="12"/>.dCancelDate = fechaanu</text:p>
          </table:table-cell>
        </table:table-row>
        <table:table-row table:style-name="ro1">
          <table:table-cell table:style-name="ce7" office:value-type="string" calcext:value-type="string">
            <text:p>cabecob</text:p>
          </table:table-cell>
          <table:table-cell table:style-name="ce14" office:value-type="float" office:value="13" calcext:value-type="float">
            <text:p>13</text:p>
          </table:table-cell>
          <table:table-cell table:style-name="ce3" office:value-type="string" calcext:value-type="string">
            <text:p>anulado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 table:formula="of:=CONCATENATE(&quot;        &quot;;[.C238];&quot; &quot;;[.D238];&quot;(&quot;;[.E238];IF(EXACT([.F238];&quot;&quot;);&quot;&quot;;CONCATENATE(&quot;,&quot;;[.F238]));&quot;), ;&quot;)" office:value-type="string" office:string-value="        anulado L(1), ;" calcext:value-type="string">
            <text:p><text:s text:c="8"/>anulado L(1), ;</text:p>
          </table:table-cell>
          <table:table-cell table:style-name="ce14" office:value-type="string" calcext:value-type="string">
            <text:p>customer_collection</text:p>
          </table:table-cell>
          <table:table-cell table:style-name="ce3" office:value-type="string" calcext:value-type="string">
            <text:p>Canceled</text:p>
          </table:table-cell>
          <table:table-cell table:style-name="ce23" table:formula="of:=CONCATENATE(LOWER([.D238]);[.J238])" office:value-type="string" office:string-value="lCanceled" calcext:value-type="string">
            <text:p>lCanceled</text:p>
          </table:table-cell>
          <table:table-cell table:style-name="ce26" table:formula="of:=IF(EXACT([.D238];&quot;N&quot;);0;IF(EXACT([.D238];&quot;C&quot;);&quot;''&quot;;IF(EXACT([.D238];&quot;D&quot;);&quot;{}&quot;;IF(EXACT([.D238];&quot;L&quot;);&quot;.F.&quot;;IF(EXACT([.D238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238];&quot; = &quot;;[.L238])" office:value-type="string" office:string-value="lCanceled = .F." calcext:value-type="string">
            <text:p>lCanceled = .F.</text:p>
          </table:table-cell>
          <table:table-cell table:style-name="ce23" table:formula="of:=CONCATENATE(&quot;    &quot;;[.M238])" office:value-type="string" office:string-value="    lCanceled = .F." calcext:value-type="string">
            <text:p><text:s text:c="4"/>lCanceled = .F.</text:p>
          </table:table-cell>
          <table:table-cell table:style-name="ce23" table:formula="of:=CONCATENATE(&quot;            .&quot;;[.K238];&quot; = &quot;;[.C238])" office:value-type="string" office:string-value="            .lCanceled = anulado" calcext:value-type="string">
            <text:p><text:s text:c="12"/>.lCanceled = anulado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 calcext:value-type="string">
            <text:p>cabecomp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string" calcext:value-type="string">
            <text:p>tipodocu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 table:formula="of:=CONCATENATE(&quot;        &quot;;[.C240];&quot; &quot;;[.D240];&quot;(&quot;;[.E240];IF(EXACT([.F240];&quot;&quot;);&quot;&quot;;CONCATENATE(&quot;,&quot;;[.F240]));&quot;), ;&quot;)" office:value-type="string" office:string-value="        tipodocu N(1), ;" calcext:value-type="string">
            <text:p><text:s text:c="8"/>tipodocu N(1), ;</text:p>
          </table:table-cell>
          <table:table-cell table:style-name="ce14" office:value-type="string" calcext:value-type="string">
            <text:p>purchase</text:p>
          </table:table-cell>
          <table:table-cell table:style-name="ce3" office:value-type="string" calcext:value-type="string">
            <text:p>DocType</text:p>
          </table:table-cell>
          <table:table-cell table:style-name="ce23" table:formula="of:=CONCATENATE(LOWER([.D240]);[.J240])" office:value-type="string" office:string-value="nDocType" calcext:value-type="string">
            <text:p>nDocType</text:p>
          </table:table-cell>
          <table:table-cell table:style-name="ce26" table:formula="of:=IF(EXACT([.D240];&quot;N&quot;);0;IF(EXACT([.D240];&quot;C&quot;);&quot;''&quot;;IF(EXACT([.D240];&quot;D&quot;);&quot;{}&quot;;IF(EXACT([.D240];&quot;L&quot;);&quot;.F.&quot;;IF(EXACT([.D240];&quot;M&quot;);&quot;''&quot;;&quot;ERROR&quot;)))))" office:value-type="float" office:value="0" calcext:value-type="float">
            <text:p>0</text:p>
          </table:table-cell>
          <table:table-cell table:style-name="ce23" table:formula="of:=CONCATENATE([.K240];&quot; = &quot;;[.L240])" office:value-type="string" office:string-value="nDocType = 0" calcext:value-type="string">
            <text:p>nDocType = 0</text:p>
          </table:table-cell>
          <table:table-cell table:style-name="ce23" table:formula="of:=CONCATENATE(&quot;    &quot;;[.M240])" office:value-type="string" office:string-value="    nDocType = 0" calcext:value-type="string">
            <text:p><text:s text:c="4"/>nDocType = 0</text:p>
          </table:table-cell>
          <table:table-cell table:style-name="ce23" table:formula="of:=CONCATENATE(&quot;            .&quot;;[.K240];&quot; = &quot;;[.C240])" office:value-type="string" office:string-value="            .nDocType = tipodocu" calcext:value-type="string">
            <text:p><text:s text:c="12"/>.nDocType = tipodocu</text:p>
          </table:table-cell>
        </table:table-row>
        <table:table-row table:style-name="ro1">
          <table:table-cell table:style-name="ce3" office:value-type="string" calcext:value-type="string">
            <text:p>cabecomp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string" calcext:value-type="string">
            <text:p>nrodocu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 table:formula="of:=CONCATENATE(&quot;        &quot;;[.C241];&quot; &quot;;[.D241];&quot;(&quot;;[.E241];IF(EXACT([.F241];&quot;&quot;);&quot;&quot;;CONCATENATE(&quot;,&quot;;[.F241]));&quot;), ;&quot;)" office:value-type="string" office:string-value="        nrodocu N(9), ;" calcext:value-type="string">
            <text:p><text:s text:c="8"/>nrodocu N(9), ;</text:p>
          </table:table-cell>
          <table:table-cell table:style-name="ce14" office:value-type="string" calcext:value-type="string">
            <text:p>purchase</text:p>
          </table:table-cell>
          <table:table-cell table:style-name="ce3" office:value-type="string" calcext:value-type="string">
            <text:p>DocNum</text:p>
          </table:table-cell>
          <table:table-cell table:style-name="ce23" table:formula="of:=CONCATENATE(LOWER([.D241]);[.J241])" office:value-type="string" office:string-value="nDocNum" calcext:value-type="string">
            <text:p>nDocNum</text:p>
          </table:table-cell>
          <table:table-cell table:style-name="ce26" table:formula="of:=IF(EXACT([.D241];&quot;N&quot;);0;IF(EXACT([.D241];&quot;C&quot;);&quot;''&quot;;IF(EXACT([.D241];&quot;D&quot;);&quot;{}&quot;;IF(EXACT([.D241];&quot;L&quot;);&quot;.F.&quot;;IF(EXACT([.D241];&quot;M&quot;);&quot;''&quot;;&quot;ERROR&quot;)))))" office:value-type="float" office:value="0" calcext:value-type="float">
            <text:p>0</text:p>
          </table:table-cell>
          <table:table-cell table:style-name="ce23" table:formula="of:=CONCATENATE([.K241];&quot; = &quot;;[.L241])" office:value-type="string" office:string-value="nDocNum = 0" calcext:value-type="string">
            <text:p>nDocNum = 0</text:p>
          </table:table-cell>
          <table:table-cell table:style-name="ce23" table:formula="of:=CONCATENATE(&quot;    &quot;;[.M241])" office:value-type="string" office:string-value="    nDocNum = 0" calcext:value-type="string">
            <text:p><text:s text:c="4"/>nDocNum = 0</text:p>
          </table:table-cell>
          <table:table-cell table:style-name="ce23" table:formula="of:=CONCATENATE(&quot;            .&quot;;[.K241];&quot; = &quot;;[.C241])" office:value-type="string" office:string-value="            .nDocNum = nrodocu" calcext:value-type="string">
            <text:p><text:s text:c="12"/>.nDocNum = nrodocu</text:p>
          </table:table-cell>
        </table:table-row>
        <table:table-row table:style-name="ro1">
          <table:table-cell table:style-name="ce3" office:value-type="string" calcext:value-type="string">
            <text:p>cabecomp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string" calcext:value-type="string">
            <text:p>fechadocu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 table:formula="of:=CONCATENATE(&quot;        &quot;;[.C242];&quot; &quot;;[.D242];&quot;(&quot;;[.E242];IF(EXACT([.F242];&quot;&quot;);&quot;&quot;;CONCATENATE(&quot;,&quot;;[.F242]));&quot;), ;&quot;)" office:value-type="string" office:string-value="        fechadocu D(8), ;" calcext:value-type="string">
            <text:p><text:s text:c="8"/>fechadocu D(8), ;</text:p>
          </table:table-cell>
          <table:table-cell table:style-name="ce14" office:value-type="string" calcext:value-type="string">
            <text:p>purchase</text:p>
          </table:table-cell>
          <table:table-cell table:style-name="ce3" office:value-type="string" calcext:value-type="string">
            <text:p>DocDate</text:p>
          </table:table-cell>
          <table:table-cell table:style-name="ce23" table:formula="of:=CONCATENATE(LOWER([.D242]);[.J242])" office:value-type="string" office:string-value="dDocDate" calcext:value-type="string">
            <text:p>dDocDate</text:p>
          </table:table-cell>
          <table:table-cell table:style-name="ce26" table:formula="of:=IF(EXACT([.D242];&quot;N&quot;);0;IF(EXACT([.D242];&quot;C&quot;);&quot;''&quot;;IF(EXACT([.D242];&quot;D&quot;);&quot;{}&quot;;IF(EXACT([.D242];&quot;L&quot;);&quot;.F.&quot;;IF(EXACT([.D242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242];&quot; = &quot;;[.L242])" office:value-type="string" office:string-value="dDocDate = {}" calcext:value-type="string">
            <text:p>dDocDate = {}</text:p>
          </table:table-cell>
          <table:table-cell table:style-name="ce23" table:formula="of:=CONCATENATE(&quot;    &quot;;[.M242])" office:value-type="string" office:string-value="    dDocDate = {}" calcext:value-type="string">
            <text:p><text:s text:c="4"/>dDocDate = {}</text:p>
          </table:table-cell>
          <table:table-cell table:style-name="ce23" table:formula="of:=CONCATENATE(&quot;            .&quot;;[.K242];&quot; = &quot;;[.C242])" office:value-type="string" office:string-value="            .dDocDate = fechadocu" calcext:value-type="string">
            <text:p><text:s text:c="12"/>.dDocDate = fechadocu</text:p>
          </table:table-cell>
        </table:table-row>
        <table:table-row table:style-name="ro1">
          <table:table-cell table:style-name="ce3" office:value-type="string" calcext:value-type="string">
            <text:p>cabecomp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string" calcext:value-type="string">
            <text:p>proveedor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30" table:formula="of:=CONCATENATE(&quot;        &quot;;[.C243];&quot; &quot;;[.D243];&quot;(&quot;;[.E243];IF(EXACT([.F243];&quot;&quot;);&quot;&quot;;CONCATENATE(&quot;,&quot;;[.F243]));&quot;), ;&quot;)" office:value-type="string" office:string-value="        proveedor N(5), ;" calcext:value-type="string">
            <text:p><text:s text:c="8"/>proveedor N(5), ;</text:p>
          </table:table-cell>
          <table:table-cell table:style-name="ce14" office:value-type="string" calcext:value-type="string">
            <text:p>purchase</text:p>
          </table:table-cell>
          <table:table-cell table:style-name="ce3" office:value-type="string" calcext:value-type="string">
            <text:p>Supplier</text:p>
          </table:table-cell>
          <table:table-cell table:style-name="ce23" table:formula="of:=CONCATENATE(LOWER([.D243]);[.J243])" office:value-type="string" office:string-value="nSupplier" calcext:value-type="string">
            <text:p>nSupplier</text:p>
          </table:table-cell>
          <table:table-cell table:style-name="ce26" table:formula="of:=IF(EXACT([.D243];&quot;N&quot;);0;IF(EXACT([.D243];&quot;C&quot;);&quot;''&quot;;IF(EXACT([.D243];&quot;D&quot;);&quot;{}&quot;;IF(EXACT([.D243];&quot;L&quot;);&quot;.F.&quot;;IF(EXACT([.D243];&quot;M&quot;);&quot;''&quot;;&quot;ERROR&quot;)))))" office:value-type="float" office:value="0" calcext:value-type="float">
            <text:p>0</text:p>
          </table:table-cell>
          <table:table-cell table:style-name="ce23" table:formula="of:=CONCATENATE([.K243];&quot; = &quot;;[.L243])" office:value-type="string" office:string-value="nSupplier = 0" calcext:value-type="string">
            <text:p>nSupplier = 0</text:p>
          </table:table-cell>
          <table:table-cell table:style-name="ce23" table:formula="of:=CONCATENATE(&quot;    &quot;;[.M243])" office:value-type="string" office:string-value="    nSupplier = 0" calcext:value-type="string">
            <text:p><text:s text:c="4"/>nSupplier = 0</text:p>
          </table:table-cell>
          <table:table-cell table:style-name="ce23" table:formula="of:=CONCATENATE(&quot;            .&quot;;[.K243];&quot; = &quot;;[.C243])" office:value-type="string" office:string-value="            .nSupplier = proveedor" calcext:value-type="string">
            <text:p><text:s text:c="12"/>.nSupplier = proveedor</text:p>
          </table:table-cell>
        </table:table-row>
        <table:table-row table:style-name="ro1">
          <table:table-cell table:style-name="ce3" office:value-type="string" calcext:value-type="string">
            <text:p>cabecomp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moneda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30" table:formula="of:=CONCATENATE(&quot;        &quot;;[.C244];&quot; &quot;;[.D244];&quot;(&quot;;[.E244];IF(EXACT([.F244];&quot;&quot;);&quot;&quot;;CONCATENATE(&quot;,&quot;;[.F244]));&quot;), ;&quot;)" office:value-type="string" office:string-value="        moneda N(4), ;" calcext:value-type="string">
            <text:p><text:s text:c="8"/>moneda N(4), ;</text:p>
          </table:table-cell>
          <table:table-cell table:style-name="ce14" office:value-type="string" calcext:value-type="string">
            <text:p>purchase</text:p>
          </table:table-cell>
          <table:table-cell table:style-name="ce3" office:value-type="string" calcext:value-type="string">
            <text:p>Currency</text:p>
          </table:table-cell>
          <table:table-cell table:style-name="ce23" table:formula="of:=CONCATENATE(LOWER([.D244]);[.J244])" office:value-type="string" office:string-value="nCurrency" calcext:value-type="string">
            <text:p>nCurrency</text:p>
          </table:table-cell>
          <table:table-cell table:style-name="ce26" table:formula="of:=IF(EXACT([.D244];&quot;N&quot;);0;IF(EXACT([.D244];&quot;C&quot;);&quot;''&quot;;IF(EXACT([.D244];&quot;D&quot;);&quot;{}&quot;;IF(EXACT([.D244];&quot;L&quot;);&quot;.F.&quot;;IF(EXACT([.D244];&quot;M&quot;);&quot;''&quot;;&quot;ERROR&quot;)))))" office:value-type="float" office:value="0" calcext:value-type="float">
            <text:p>0</text:p>
          </table:table-cell>
          <table:table-cell table:style-name="ce23" table:formula="of:=CONCATENATE([.K244];&quot; = &quot;;[.L244])" office:value-type="string" office:string-value="nCurrency = 0" calcext:value-type="string">
            <text:p>nCurrency = 0</text:p>
          </table:table-cell>
          <table:table-cell table:style-name="ce23" table:formula="of:=CONCATENATE(&quot;    &quot;;[.M244])" office:value-type="string" office:string-value="    nCurrency = 0" calcext:value-type="string">
            <text:p><text:s text:c="4"/>nCurrency = 0</text:p>
          </table:table-cell>
          <table:table-cell table:style-name="ce23" table:formula="of:=CONCATENATE(&quot;            .&quot;;[.K244];&quot; = &quot;;[.C244])" office:value-type="string" office:string-value="            .nCurrency = moneda" calcext:value-type="string">
            <text:p><text:s text:c="12"/>.nCurrency = moneda</text:p>
          </table:table-cell>
        </table:table-row>
        <table:table-row table:style-name="ro1">
          <table:table-cell table:style-name="ce3" office:value-type="string" calcext:value-type="string">
            <text:p>cabecomp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string" calcext:value-type="string">
            <text:p>tipocambi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 table:formula="of:=CONCATENATE(&quot;        &quot;;[.C245];&quot; &quot;;[.D245];&quot;(&quot;;[.E245];IF(EXACT([.F245];&quot;&quot;);&quot;&quot;;CONCATENATE(&quot;,&quot;;[.F245]));&quot;), ;&quot;)" office:value-type="string" office:string-value="        tipocambio N(9,2), ;" calcext:value-type="string">
            <text:p><text:s text:c="8"/>tipocambio N(9,2), ;</text:p>
          </table:table-cell>
          <table:table-cell table:style-name="ce14" office:value-type="string" calcext:value-type="string">
            <text:p>purchase</text:p>
          </table:table-cell>
          <table:table-cell table:style-name="ce3" office:value-type="string" calcext:value-type="string">
            <text:p>ExchRate</text:p>
          </table:table-cell>
          <table:table-cell table:style-name="ce23" table:formula="of:=CONCATENATE(LOWER([.D245]);[.J245])" office:value-type="string" office:string-value="nExchRate" calcext:value-type="string">
            <text:p>nExchRate</text:p>
          </table:table-cell>
          <table:table-cell table:style-name="ce26" table:formula="of:=IF(EXACT([.D245];&quot;N&quot;);0;IF(EXACT([.D245];&quot;C&quot;);&quot;''&quot;;IF(EXACT([.D245];&quot;D&quot;);&quot;{}&quot;;IF(EXACT([.D245];&quot;L&quot;);&quot;.F.&quot;;IF(EXACT([.D245];&quot;M&quot;);&quot;''&quot;;&quot;ERROR&quot;)))))" office:value-type="float" office:value="0" calcext:value-type="float">
            <text:p>0</text:p>
          </table:table-cell>
          <table:table-cell table:style-name="ce23" table:formula="of:=CONCATENATE([.K245];&quot; = &quot;;[.L245])" office:value-type="string" office:string-value="nExchRate = 0" calcext:value-type="string">
            <text:p>nExchRate = 0</text:p>
          </table:table-cell>
          <table:table-cell table:style-name="ce23" table:formula="of:=CONCATENATE(&quot;    &quot;;[.M245])" office:value-type="string" office:string-value="    nExchRate = 0" calcext:value-type="string">
            <text:p><text:s text:c="4"/>nExchRate = 0</text:p>
          </table:table-cell>
          <table:table-cell table:style-name="ce23" table:formula="of:=CONCATENATE(&quot;            .&quot;;[.K245];&quot; = &quot;;[.C245])" office:value-type="string" office:string-value="            .nExchRate = tipocambio" calcext:value-type="string">
            <text:p><text:s text:c="12"/>.nExchRate = tipocambio</text:p>
          </table:table-cell>
        </table:table-row>
        <table:table-row table:style-name="ro1">
          <table:table-cell table:style-name="ce3" office:value-type="string" calcext:value-type="string">
            <text:p>cabecomp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string" calcext:value-type="string">
            <text:p>qty_cuotas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30" table:formula="of:=CONCATENATE(&quot;        &quot;;[.C246];&quot; &quot;;[.D246];&quot;(&quot;;[.E246];IF(EXACT([.F246];&quot;&quot;);&quot;&quot;;CONCATENATE(&quot;,&quot;;[.F246]));&quot;), ;&quot;)" office:value-type="string" office:string-value="        qty_cuotas N(3), ;" calcext:value-type="string">
            <text:p><text:s text:c="8"/>qty_cuotas N(3), ;</text:p>
          </table:table-cell>
          <table:table-cell table:style-name="ce14" office:value-type="string" calcext:value-type="string">
            <text:p>purchase</text:p>
          </table:table-cell>
          <table:table-cell table:style-name="ce3" office:value-type="string" calcext:value-type="string">
            <text:p>QtyInstall</text:p>
          </table:table-cell>
          <table:table-cell table:style-name="ce23" table:formula="of:=CONCATENATE(LOWER([.D246]);[.J246])" office:value-type="string" office:string-value="nQtyInstall" calcext:value-type="string">
            <text:p>nQtyInstall</text:p>
          </table:table-cell>
          <table:table-cell table:style-name="ce26" table:formula="of:=IF(EXACT([.D246];&quot;N&quot;);0;IF(EXACT([.D246];&quot;C&quot;);&quot;''&quot;;IF(EXACT([.D246];&quot;D&quot;);&quot;{}&quot;;IF(EXACT([.D246];&quot;L&quot;);&quot;.F.&quot;;IF(EXACT([.D246];&quot;M&quot;);&quot;''&quot;;&quot;ERROR&quot;)))))" office:value-type="float" office:value="0" calcext:value-type="float">
            <text:p>0</text:p>
          </table:table-cell>
          <table:table-cell table:style-name="ce23" table:formula="of:=CONCATENATE([.K246];&quot; = &quot;;[.L246])" office:value-type="string" office:string-value="nQtyInstall = 0" calcext:value-type="string">
            <text:p>nQtyInstall = 0</text:p>
          </table:table-cell>
          <table:table-cell table:style-name="ce23" table:formula="of:=CONCATENATE(&quot;    &quot;;[.M246])" office:value-type="string" office:string-value="    nQtyInstall = 0" calcext:value-type="string">
            <text:p><text:s text:c="4"/>nQtyInstall = 0</text:p>
          </table:table-cell>
          <table:table-cell table:style-name="ce23" table:formula="of:=CONCATENATE(&quot;            .&quot;;[.K246];&quot; = &quot;;[.C246])" office:value-type="string" office:string-value="            .nQtyInstall = qty_cuotas" calcext:value-type="string">
            <text:p><text:s text:c="12"/>.nQtyInstall = qty_cuotas</text:p>
          </table:table-cell>
        </table:table-row>
        <table:table-row table:style-name="ro1">
          <table:table-cell table:style-name="ce3" office:value-type="string" calcext:value-type="string">
            <text:p>cabecomp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string" calcext:value-type="string">
            <text:p>porcdesc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 table:formula="of:=CONCATENATE(&quot;        &quot;;[.C247];&quot; &quot;;[.D247];&quot;(&quot;;[.E247];IF(EXACT([.F247];&quot;&quot;);&quot;&quot;;CONCATENATE(&quot;,&quot;;[.F247]));&quot;), ;&quot;)" office:value-type="string" office:string-value="        porcdesc N(8,4), ;" calcext:value-type="string">
            <text:p><text:s text:c="8"/>porcdesc N(8,4), ;</text:p>
          </table:table-cell>
          <table:table-cell table:style-name="ce14" office:value-type="string" calcext:value-type="string">
            <text:p>purchase</text:p>
          </table:table-cell>
          <table:table-cell table:style-name="ce3" office:value-type="string" calcext:value-type="string">
            <text:p>DiscPct</text:p>
          </table:table-cell>
          <table:table-cell table:style-name="ce23" table:formula="of:=CONCATENATE(LOWER([.D247]);[.J247])" office:value-type="string" office:string-value="nDiscPct" calcext:value-type="string">
            <text:p>nDiscPct</text:p>
          </table:table-cell>
          <table:table-cell table:style-name="ce26" table:formula="of:=IF(EXACT([.D247];&quot;N&quot;);0;IF(EXACT([.D247];&quot;C&quot;);&quot;''&quot;;IF(EXACT([.D247];&quot;D&quot;);&quot;{}&quot;;IF(EXACT([.D247];&quot;L&quot;);&quot;.F.&quot;;IF(EXACT([.D247];&quot;M&quot;);&quot;''&quot;;&quot;ERROR&quot;)))))" office:value-type="float" office:value="0" calcext:value-type="float">
            <text:p>0</text:p>
          </table:table-cell>
          <table:table-cell table:style-name="ce23" table:formula="of:=CONCATENATE([.K247];&quot; = &quot;;[.L247])" office:value-type="string" office:string-value="nDiscPct = 0" calcext:value-type="string">
            <text:p>nDiscPct = 0</text:p>
          </table:table-cell>
          <table:table-cell table:style-name="ce23" table:formula="of:=CONCATENATE(&quot;    &quot;;[.M247])" office:value-type="string" office:string-value="    nDiscPct = 0" calcext:value-type="string">
            <text:p><text:s text:c="4"/>nDiscPct = 0</text:p>
          </table:table-cell>
          <table:table-cell table:style-name="ce23" table:formula="of:=CONCATENATE(&quot;            .&quot;;[.K247];&quot; = &quot;;[.C247])" office:value-type="string" office:string-value="            .nDiscPct = porcdesc" calcext:value-type="string">
            <text:p><text:s text:c="12"/>.nDiscPct = porcdesc</text:p>
          </table:table-cell>
        </table:table-row>
        <table:table-row table:style-name="ro1">
          <table:table-cell table:style-name="ce3" office:value-type="string" calcext:value-type="string">
            <text:p>cabecomp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string" calcext:value-type="string">
            <text:p>importdesc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0" table:formula="of:=CONCATENATE(&quot;        &quot;;[.C248];&quot; &quot;;[.D248];&quot;(&quot;;[.E248];IF(EXACT([.F248];&quot;&quot;);&quot;&quot;;CONCATENATE(&quot;,&quot;;[.F248]));&quot;), ;&quot;)" office:value-type="string" office:string-value="        importdesc N(12,3), ;" calcext:value-type="string">
            <text:p><text:s text:c="8"/>importdesc N(12,3), ;</text:p>
          </table:table-cell>
          <table:table-cell table:style-name="ce14" office:value-type="string" calcext:value-type="string">
            <text:p>purchase</text:p>
          </table:table-cell>
          <table:table-cell table:style-name="ce3" office:value-type="string" calcext:value-type="string">
            <text:p>DiscAmt</text:p>
          </table:table-cell>
          <table:table-cell table:style-name="ce23" table:formula="of:=CONCATENATE(LOWER([.D248]);[.J248])" office:value-type="string" office:string-value="nDiscAmt" calcext:value-type="string">
            <text:p>nDiscAmt</text:p>
          </table:table-cell>
          <table:table-cell table:style-name="ce26" table:formula="of:=IF(EXACT([.D248];&quot;N&quot;);0;IF(EXACT([.D248];&quot;C&quot;);&quot;''&quot;;IF(EXACT([.D248];&quot;D&quot;);&quot;{}&quot;;IF(EXACT([.D248];&quot;L&quot;);&quot;.F.&quot;;IF(EXACT([.D248];&quot;M&quot;);&quot;''&quot;;&quot;ERROR&quot;)))))" office:value-type="float" office:value="0" calcext:value-type="float">
            <text:p>0</text:p>
          </table:table-cell>
          <table:table-cell table:style-name="ce23" table:formula="of:=CONCATENATE([.K248];&quot; = &quot;;[.L248])" office:value-type="string" office:string-value="nDiscAmt = 0" calcext:value-type="string">
            <text:p>nDiscAmt = 0</text:p>
          </table:table-cell>
          <table:table-cell table:style-name="ce23" table:formula="of:=CONCATENATE(&quot;    &quot;;[.M248])" office:value-type="string" office:string-value="    nDiscAmt = 0" calcext:value-type="string">
            <text:p><text:s text:c="4"/>nDiscAmt = 0</text:p>
          </table:table-cell>
          <table:table-cell table:style-name="ce23" table:formula="of:=CONCATENATE(&quot;            .&quot;;[.K248];&quot; = &quot;;[.C248])" office:value-type="string" office:string-value="            .nDiscAmt = importdesc" calcext:value-type="string">
            <text:p><text:s text:c="12"/>.nDiscAmt = importdesc</text:p>
          </table:table-cell>
        </table:table-row>
        <table:table-row table:style-name="ro1">
          <table:table-cell table:style-name="ce3" office:value-type="string" calcext:value-type="string">
            <text:p>cabecomp</text:p>
          </table:table-cell>
          <table:table-cell table:style-name="ce14" office:value-type="float" office:value="10" calcext:value-type="float">
            <text:p>10</text:p>
          </table:table-cell>
          <table:table-cell table:style-name="ce3" office:value-type="string" calcext:value-type="string">
            <text:p>descuent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0" table:formula="of:=CONCATENATE(&quot;        &quot;;[.C249];&quot; &quot;;[.D249];&quot;(&quot;;[.E249];IF(EXACT([.F249];&quot;&quot;);&quot;&quot;;CONCATENATE(&quot;,&quot;;[.F249]));&quot;), ;&quot;)" office:value-type="string" office:string-value="        descuento N(8,4), ;" calcext:value-type="string">
            <text:p><text:s text:c="8"/>descuento N(8,4), ;</text:p>
          </table:table-cell>
          <table:table-cell table:style-name="ce14" office:value-type="string" calcext:value-type="string">
            <text:p>purchase</text:p>
          </table:table-cell>
          <table:table-cell table:style-name="ce3" office:value-type="string" calcext:value-type="string">
            <text:p>Discount</text:p>
          </table:table-cell>
          <table:table-cell table:style-name="ce23" table:formula="of:=CONCATENATE(LOWER([.D249]);[.J249])" office:value-type="string" office:string-value="nDiscount" calcext:value-type="string">
            <text:p>nDiscount</text:p>
          </table:table-cell>
          <table:table-cell table:style-name="ce26" table:formula="of:=IF(EXACT([.D249];&quot;N&quot;);0;IF(EXACT([.D249];&quot;C&quot;);&quot;''&quot;;IF(EXACT([.D249];&quot;D&quot;);&quot;{}&quot;;IF(EXACT([.D249];&quot;L&quot;);&quot;.F.&quot;;IF(EXACT([.D249];&quot;M&quot;);&quot;''&quot;;&quot;ERROR&quot;)))))" office:value-type="float" office:value="0" calcext:value-type="float">
            <text:p>0</text:p>
          </table:table-cell>
          <table:table-cell table:style-name="ce23" table:formula="of:=CONCATENATE([.K249];&quot; = &quot;;[.L249])" office:value-type="string" office:string-value="nDiscount = 0" calcext:value-type="string">
            <text:p>nDiscount = 0</text:p>
          </table:table-cell>
          <table:table-cell table:style-name="ce23" table:formula="of:=CONCATENATE(&quot;    &quot;;[.M249])" office:value-type="string" office:string-value="    nDiscount = 0" calcext:value-type="string">
            <text:p><text:s text:c="4"/>nDiscount = 0</text:p>
          </table:table-cell>
          <table:table-cell table:style-name="ce23" table:formula="of:=CONCATENATE(&quot;            .&quot;;[.K249];&quot; = &quot;;[.C249])" office:value-type="string" office:string-value="            .nDiscount = descuento" calcext:value-type="string">
            <text:p><text:s text:c="12"/>.nDiscount = descuento</text:p>
          </table:table-cell>
        </table:table-row>
        <table:table-row table:style-name="ro1">
          <table:table-cell table:style-name="ce3" office:value-type="string" calcext:value-type="string">
            <text:p>cabecomp</text:p>
          </table:table-cell>
          <table:table-cell table:style-name="ce14" office:value-type="float" office:value="11" calcext:value-type="float">
            <text:p>11</text:p>
          </table:table-cell>
          <table:table-cell table:style-name="ce3" office:value-type="string" calcext:value-type="string">
            <text:p>monto_fact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 table:formula="of:=CONCATENATE(&quot;        &quot;;[.C250];&quot; &quot;;[.D250];&quot;(&quot;;[.E250];IF(EXACT([.F250];&quot;&quot;);&quot;&quot;;CONCATENATE(&quot;,&quot;;[.F250]));&quot;), ;&quot;)" office:value-type="string" office:string-value="        monto_fact N(12,2), ;" calcext:value-type="string">
            <text:p><text:s text:c="8"/>monto_fact N(12,2), ;</text:p>
          </table:table-cell>
          <table:table-cell table:style-name="ce14" office:value-type="string" calcext:value-type="string">
            <text:p>purchase</text:p>
          </table:table-cell>
          <table:table-cell table:style-name="ce3" office:value-type="string" calcext:value-type="string">
            <text:p>InvoiceAmt</text:p>
          </table:table-cell>
          <table:table-cell table:style-name="ce23" table:formula="of:=CONCATENATE(LOWER([.D250]);[.J250])" office:value-type="string" office:string-value="nInvoiceAmt" calcext:value-type="string">
            <text:p>nInvoiceAmt</text:p>
          </table:table-cell>
          <table:table-cell table:style-name="ce26" table:formula="of:=IF(EXACT([.D250];&quot;N&quot;);0;IF(EXACT([.D250];&quot;C&quot;);&quot;''&quot;;IF(EXACT([.D250];&quot;D&quot;);&quot;{}&quot;;IF(EXACT([.D250];&quot;L&quot;);&quot;.F.&quot;;IF(EXACT([.D250];&quot;M&quot;);&quot;''&quot;;&quot;ERROR&quot;)))))" office:value-type="float" office:value="0" calcext:value-type="float">
            <text:p>0</text:p>
          </table:table-cell>
          <table:table-cell table:style-name="ce23" table:formula="of:=CONCATENATE([.K250];&quot; = &quot;;[.L250])" office:value-type="string" office:string-value="nInvoiceAmt = 0" calcext:value-type="string">
            <text:p>nInvoiceAmt = 0</text:p>
          </table:table-cell>
          <table:table-cell table:style-name="ce23" table:formula="of:=CONCATENATE(&quot;    &quot;;[.M250])" office:value-type="string" office:string-value="    nInvoiceAmt = 0" calcext:value-type="string">
            <text:p><text:s text:c="4"/>nInvoiceAmt = 0</text:p>
          </table:table-cell>
          <table:table-cell table:style-name="ce23" table:formula="of:=CONCATENATE(&quot;            .&quot;;[.K250];&quot; = &quot;;[.C250])" office:value-type="string" office:string-value="            .nInvoiceAmt = monto_fact" calcext:value-type="string">
            <text:p><text:s text:c="12"/>.nInvoiceAmt = monto_fact</text:p>
          </table:table-cell>
        </table:table-row>
        <table:table-row table:style-name="ro1">
          <table:table-cell table:style-name="ce3" office:value-type="string" calcext:value-type="string">
            <text:p>cabecomp</text:p>
          </table:table-cell>
          <table:table-cell table:style-name="ce14" office:value-type="float" office:value="12" calcext:value-type="float">
            <text:p>12</text:p>
          </table:table-cell>
          <table:table-cell table:style-name="ce3" office:value-type="string" calcext:value-type="string">
            <text:p>monto_ndeb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 table:formula="of:=CONCATENATE(&quot;        &quot;;[.C251];&quot; &quot;;[.D251];&quot;(&quot;;[.E251];IF(EXACT([.F251];&quot;&quot;);&quot;&quot;;CONCATENATE(&quot;,&quot;;[.F251]));&quot;), ;&quot;)" office:value-type="string" office:string-value="        monto_ndeb N(12,2), ;" calcext:value-type="string">
            <text:p><text:s text:c="8"/>monto_ndeb N(12,2), ;</text:p>
          </table:table-cell>
          <table:table-cell table:style-name="ce14" office:value-type="string" calcext:value-type="string">
            <text:p>purchase</text:p>
          </table:table-cell>
          <table:table-cell table:style-name="ce3" office:value-type="string" calcext:value-type="string">
            <text:p>DebMemoAmt</text:p>
          </table:table-cell>
          <table:table-cell table:style-name="ce23" table:formula="of:=CONCATENATE(LOWER([.D251]);[.J251])" office:value-type="string" office:string-value="nDebMemoAmt" calcext:value-type="string">
            <text:p>nDebMemoAmt</text:p>
          </table:table-cell>
          <table:table-cell table:style-name="ce26" table:formula="of:=IF(EXACT([.D251];&quot;N&quot;);0;IF(EXACT([.D251];&quot;C&quot;);&quot;''&quot;;IF(EXACT([.D251];&quot;D&quot;);&quot;{}&quot;;IF(EXACT([.D251];&quot;L&quot;);&quot;.F.&quot;;IF(EXACT([.D251];&quot;M&quot;);&quot;''&quot;;&quot;ERROR&quot;)))))" office:value-type="float" office:value="0" calcext:value-type="float">
            <text:p>0</text:p>
          </table:table-cell>
          <table:table-cell table:style-name="ce23" table:formula="of:=CONCATENATE([.K251];&quot; = &quot;;[.L251])" office:value-type="string" office:string-value="nDebMemoAmt = 0" calcext:value-type="string">
            <text:p>nDebMemoAmt = 0</text:p>
          </table:table-cell>
          <table:table-cell table:style-name="ce23" table:formula="of:=CONCATENATE(&quot;    &quot;;[.M251])" office:value-type="string" office:string-value="    nDebMemoAmt = 0" calcext:value-type="string">
            <text:p><text:s text:c="4"/>nDebMemoAmt = 0</text:p>
          </table:table-cell>
          <table:table-cell table:style-name="ce23" table:formula="of:=CONCATENATE(&quot;            .&quot;;[.K251];&quot; = &quot;;[.C251])" office:value-type="string" office:string-value="            .nDebMemoAmt = monto_ndeb" calcext:value-type="string">
            <text:p><text:s text:c="12"/>.nDebMemoAmt = monto_ndeb</text:p>
          </table:table-cell>
        </table:table-row>
        <table:table-row table:style-name="ro1">
          <table:table-cell table:style-name="ce3" office:value-type="string" calcext:value-type="string">
            <text:p>cabecomp</text:p>
          </table:table-cell>
          <table:table-cell table:style-name="ce14" office:value-type="float" office:value="13" calcext:value-type="float">
            <text:p>13</text:p>
          </table:table-cell>
          <table:table-cell table:style-name="ce3" office:value-type="string" calcext:value-type="string">
            <text:p>monto_ncre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 table:formula="of:=CONCATENATE(&quot;        &quot;;[.C252];&quot; &quot;;[.D252];&quot;(&quot;;[.E252];IF(EXACT([.F252];&quot;&quot;);&quot;&quot;;CONCATENATE(&quot;,&quot;;[.F252]));&quot;), ;&quot;)" office:value-type="string" office:string-value="        monto_ncre N(12,2), ;" calcext:value-type="string">
            <text:p><text:s text:c="8"/>monto_ncre N(12,2), ;</text:p>
          </table:table-cell>
          <table:table-cell table:style-name="ce14" office:value-type="string" calcext:value-type="string">
            <text:p>purchase</text:p>
          </table:table-cell>
          <table:table-cell table:style-name="ce3" office:value-type="string" calcext:value-type="string">
            <text:p>CreMemoAmt</text:p>
          </table:table-cell>
          <table:table-cell table:style-name="ce23" table:formula="of:=CONCATENATE(LOWER([.D252]);[.J252])" office:value-type="string" office:string-value="nCreMemoAmt" calcext:value-type="string">
            <text:p>nCreMemoAmt</text:p>
          </table:table-cell>
          <table:table-cell table:style-name="ce26" table:formula="of:=IF(EXACT([.D252];&quot;N&quot;);0;IF(EXACT([.D252];&quot;C&quot;);&quot;''&quot;;IF(EXACT([.D252];&quot;D&quot;);&quot;{}&quot;;IF(EXACT([.D252];&quot;L&quot;);&quot;.F.&quot;;IF(EXACT([.D252];&quot;M&quot;);&quot;''&quot;;&quot;ERROR&quot;)))))" office:value-type="float" office:value="0" calcext:value-type="float">
            <text:p>0</text:p>
          </table:table-cell>
          <table:table-cell table:style-name="ce23" table:formula="of:=CONCATENATE([.K252];&quot; = &quot;;[.L252])" office:value-type="string" office:string-value="nCreMemoAmt = 0" calcext:value-type="string">
            <text:p>nCreMemoAmt = 0</text:p>
          </table:table-cell>
          <table:table-cell table:style-name="ce23" table:formula="of:=CONCATENATE(&quot;    &quot;;[.M252])" office:value-type="string" office:string-value="    nCreMemoAmt = 0" calcext:value-type="string">
            <text:p><text:s text:c="4"/>nCreMemoAmt = 0</text:p>
          </table:table-cell>
          <table:table-cell table:style-name="ce23" table:formula="of:=CONCATENATE(&quot;            .&quot;;[.K252];&quot; = &quot;;[.C252])" office:value-type="string" office:string-value="            .nCreMemoAmt = monto_ncre" calcext:value-type="string">
            <text:p><text:s text:c="12"/>.nCreMemoAmt = monto_ncre</text:p>
          </table:table-cell>
        </table:table-row>
        <table:table-row table:style-name="ro1">
          <table:table-cell table:style-name="ce3" office:value-type="string" calcext:value-type="string">
            <text:p>cabecomp</text:p>
          </table:table-cell>
          <table:table-cell table:style-name="ce14" office:value-type="float" office:value="14" calcext:value-type="float">
            <text:p>14</text:p>
          </table:table-cell>
          <table:table-cell table:style-name="ce3" office:value-type="string" calcext:value-type="string">
            <text:p>monto_pago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0" table:formula="of:=CONCATENATE(&quot;        &quot;;[.C253];&quot; &quot;;[.D253];&quot;(&quot;;[.E253];IF(EXACT([.F253];&quot;&quot;);&quot;&quot;;CONCATENATE(&quot;,&quot;;[.F253]));&quot;), ;&quot;)" office:value-type="string" office:string-value="        monto_pago N(12,2), ;" calcext:value-type="string">
            <text:p><text:s text:c="8"/>monto_pago N(12,2), ;</text:p>
          </table:table-cell>
          <table:table-cell table:style-name="ce14" office:value-type="string" calcext:value-type="string">
            <text:p>purchase</text:p>
          </table:table-cell>
          <table:table-cell office:value-type="string" calcext:value-type="string">
            <text:p>PaymentAmt</text:p>
          </table:table-cell>
          <table:table-cell table:style-name="ce23" table:formula="of:=CONCATENATE(LOWER([.D253]);[.J253])" office:value-type="string" office:string-value="nPaymentAmt" calcext:value-type="string">
            <text:p>nPaymentAmt</text:p>
          </table:table-cell>
          <table:table-cell table:style-name="ce26" table:formula="of:=IF(EXACT([.D253];&quot;N&quot;);0;IF(EXACT([.D253];&quot;C&quot;);&quot;''&quot;;IF(EXACT([.D253];&quot;D&quot;);&quot;{}&quot;;IF(EXACT([.D253];&quot;L&quot;);&quot;.F.&quot;;IF(EXACT([.D253];&quot;M&quot;);&quot;''&quot;;&quot;ERROR&quot;)))))" office:value-type="float" office:value="0" calcext:value-type="float">
            <text:p>0</text:p>
          </table:table-cell>
          <table:table-cell table:style-name="ce23" table:formula="of:=CONCATENATE([.K253];&quot; = &quot;;[.L253])" office:value-type="string" office:string-value="nPaymentAmt = 0" calcext:value-type="string">
            <text:p>nPaymentAmt = 0</text:p>
          </table:table-cell>
          <table:table-cell table:style-name="ce23" table:formula="of:=CONCATENATE(&quot;    &quot;;[.M253])" office:value-type="string" office:string-value="    nPaymentAmt = 0" calcext:value-type="string">
            <text:p><text:s text:c="4"/>nPaymentAmt = 0</text:p>
          </table:table-cell>
          <table:table-cell table:style-name="ce23" table:formula="of:=CONCATENATE(&quot;            .&quot;;[.K253];&quot; = &quot;;[.C253])" office:value-type="string" office:string-value="            .nPaymentAmt = monto_pago" calcext:value-type="string">
            <text:p><text:s text:c="12"/>.nPaymentAmt = monto_pago</text:p>
          </table:table-cell>
        </table:table-row>
        <table:table-row table:style-name="ro1">
          <table:table-cell table:style-name="ce3" office:value-type="string" calcext:value-type="string">
            <text:p>cabecomp</text:p>
          </table:table-cell>
          <table:table-cell table:style-name="ce14" office:value-type="float" office:value="15" calcext:value-type="float">
            <text:p>15</text:p>
          </table:table-cell>
          <table:table-cell table:style-name="ce3" office:value-type="string" calcext:value-type="string">
            <text:p>consignaci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30" table:formula="of:=CONCATENATE(&quot;        &quot;;[.C254];&quot; &quot;;[.D254];&quot;(&quot;;[.E254];IF(EXACT([.F254];&quot;&quot;);&quot;&quot;;CONCATENATE(&quot;,&quot;;[.F254]));&quot;), ;&quot;)" office:value-type="string" office:string-value="        consignaci L(1), ;" calcext:value-type="string">
            <text:p><text:s text:c="8"/>consignaci L(1), ;</text:p>
          </table:table-cell>
          <table:table-cell table:style-name="ce14" office:value-type="string" calcext:value-type="string">
            <text:p>purchase</text:p>
          </table:table-cell>
          <table:table-cell table:style-name="ce3" office:value-type="string" calcext:value-type="string">
            <text:p>Consignmen</text:p>
          </table:table-cell>
          <table:table-cell table:style-name="ce23" table:formula="of:=CONCATENATE(LOWER([.D254]);[.J254])" office:value-type="string" office:string-value="lConsignmen" calcext:value-type="string">
            <text:p>lConsignmen</text:p>
          </table:table-cell>
          <table:table-cell table:style-name="ce26" table:formula="of:=IF(EXACT([.D254];&quot;N&quot;);0;IF(EXACT([.D254];&quot;C&quot;);&quot;''&quot;;IF(EXACT([.D254];&quot;D&quot;);&quot;{}&quot;;IF(EXACT([.D254];&quot;L&quot;);&quot;.F.&quot;;IF(EXACT([.D254];&quot;M&quot;);&quot;''&quot;;&quot;ERROR&quot;)))))" office:value-type="string" office:string-value=".F." calcext:value-type="string">
            <text:p>.F.</text:p>
          </table:table-cell>
          <table:table-cell table:style-name="ce23" table:formula="of:=CONCATENATE([.K254];&quot; = &quot;;[.L254])" office:value-type="string" office:string-value="lConsignmen = .F." calcext:value-type="string">
            <text:p>lConsignmen = .F.</text:p>
          </table:table-cell>
          <table:table-cell table:style-name="ce23" table:formula="of:=CONCATENATE(&quot;    &quot;;[.M254])" office:value-type="string" office:string-value="    lConsignmen = .F." calcext:value-type="string">
            <text:p><text:s text:c="4"/>lConsignmen = .F.</text:p>
          </table:table-cell>
          <table:table-cell table:style-name="ce23" table:formula="of:=CONCATENATE(&quot;            .&quot;;[.K254];&quot; = &quot;;[.C254])" office:value-type="string" office:string-value="            .lConsignmen = consignaci" calcext:value-type="string">
            <text:p><text:s text:c="12"/>.lConsignmen = consignaci</text:p>
          </table:table-cell>
        </table:table-row>
        <table:table-row table:style-name="ro1">
          <table:table-cell table:style-name="ce3" office:value-type="string" calcext:value-type="string">
            <text:p>cabecomp</text:p>
          </table:table-cell>
          <table:table-cell table:style-name="ce14" office:value-type="float" office:value="16" calcext:value-type="float">
            <text:p>16</text:p>
          </table:table-cell>
          <table:table-cell table:style-name="ce3" office:value-type="string" calcext:value-type="string">
            <text:p>id_local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30" table:formula="of:=CONCATENATE(&quot;        &quot;;[.C255];&quot; &quot;;[.D255];&quot;(&quot;;[.E255];IF(EXACT([.F255];&quot;&quot;);&quot;&quot;;CONCATENATE(&quot;,&quot;;[.F255]));&quot;), ;&quot;)" office:value-type="string" office:string-value="        id_local N(2), ;" calcext:value-type="string">
            <text:p><text:s text:c="8"/>id_local N(2), ;</text:p>
          </table:table-cell>
          <table:table-cell table:style-name="ce14" office:value-type="string" calcext:value-type="string">
            <text:p>purchase</text:p>
          </table:table-cell>
          <table:table-cell table:style-name="ce3" office:value-type="string" calcext:value-type="string">
            <text:p>Branch</text:p>
          </table:table-cell>
          <table:table-cell table:style-name="ce23" table:formula="of:=CONCATENATE(LOWER([.D255]);[.J255])" office:value-type="string" office:string-value="nBranch" calcext:value-type="string">
            <text:p>nBranch</text:p>
          </table:table-cell>
          <table:table-cell table:style-name="ce26" table:formula="of:=IF(EXACT([.D255];&quot;N&quot;);0;IF(EXACT([.D255];&quot;C&quot;);&quot;''&quot;;IF(EXACT([.D255];&quot;D&quot;);&quot;{}&quot;;IF(EXACT([.D255];&quot;L&quot;);&quot;.F.&quot;;IF(EXACT([.D255];&quot;M&quot;);&quot;''&quot;;&quot;ERROR&quot;)))))" office:value-type="float" office:value="0" calcext:value-type="float">
            <text:p>0</text:p>
          </table:table-cell>
          <table:table-cell table:style-name="ce23" table:formula="of:=CONCATENATE([.K255];&quot; = &quot;;[.L255])" office:value-type="string" office:string-value="nBranch = 0" calcext:value-type="string">
            <text:p>nBranch = 0</text:p>
          </table:table-cell>
          <table:table-cell table:style-name="ce23" table:formula="of:=CONCATENATE(&quot;    &quot;;[.M255])" office:value-type="string" office:string-value="    nBranch = 0" calcext:value-type="string">
            <text:p><text:s text:c="4"/>nBranch = 0</text:p>
          </table:table-cell>
          <table:table-cell table:style-name="ce23" table:formula="of:=CONCATENATE(&quot;            .&quot;;[.K255];&quot; = &quot;;[.C255])" office:value-type="string" office:string-value="            .nBranch = id_local" calcext:value-type="string">
            <text:p><text:s text:c="12"/>.nBranch = id_local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abede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_desc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30" table:formula="of:=CONCATENATE(&quot;        &quot;;[.C257];&quot; &quot;;[.D257];&quot;(&quot;;[.E257];IF(EXACT([.F257];&quot;&quot;);&quot;&quot;;CONCATENATE(&quot;,&quot;;[.F257]));&quot;), ;&quot;)" office:value-type="string" office:string-value="        id_desc N(10), ;" calcext:value-type="string">
            <text:p><text:s text:c="8"/>id_desc N(10), ;</text:p>
          </table:table-cell>
          <table:table-cell office:value-type="string" calcext:value-type="string">
            <text:p>discount</text:p>
          </table:table-cell>
          <table:table-cell office:value-type="string" calcext:value-type="string">
            <text:p>Id</text:p>
          </table:table-cell>
          <table:table-cell table:style-name="ce23" table:formula="of:=CONCATENATE(LOWER([.D257]);[.J257])" office:value-type="string" office:string-value="nId" calcext:value-type="string">
            <text:p>nId</text:p>
          </table:table-cell>
          <table:table-cell table:style-name="ce26" table:formula="of:=IF(EXACT([.D257];&quot;N&quot;);0;IF(EXACT([.D257];&quot;C&quot;);&quot;''&quot;;IF(EXACT([.D257];&quot;D&quot;);&quot;{}&quot;;IF(EXACT([.D257];&quot;L&quot;);&quot;.F.&quot;;IF(EXACT([.D257];&quot;M&quot;);&quot;''&quot;;&quot;ERROR&quot;)))))" office:value-type="float" office:value="0" calcext:value-type="float">
            <text:p>0</text:p>
          </table:table-cell>
          <table:table-cell table:style-name="ce23" table:formula="of:=CONCATENATE([.K257];&quot; = &quot;;[.L257])" office:value-type="string" office:string-value="nId = 0" calcext:value-type="string">
            <text:p>nId = 0</text:p>
          </table:table-cell>
          <table:table-cell table:style-name="ce23" table:formula="of:=CONCATENATE(&quot;    &quot;;[.M257])" office:value-type="string" office:string-value="    nId = 0" calcext:value-type="string">
            <text:p><text:s text:c="4"/>nId = 0</text:p>
          </table:table-cell>
          <table:table-cell table:style-name="ce23" table:formula="of:=CONCATENATE(&quot;            .&quot;;[.K257];&quot; = &quot;;[.C257])" office:value-type="string" office:string-value="            .nId = id_desc" calcext:value-type="string">
            <text:p><text:s text:c="12"/>.nId = id_desc</text:p>
          </table:table-cell>
        </table:table-row>
        <table:table-row table:style-name="ro1">
          <table:table-cell office:value-type="string" calcext:value-type="string">
            <text:p>cabedes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30" table:formula="of:=CONCATENATE(&quot;        &quot;;[.C258];&quot; &quot;;[.D258];&quot;(&quot;;[.E258];IF(EXACT([.F258];&quot;&quot;);&quot;&quot;;CONCATENATE(&quot;,&quot;;[.F258]));&quot;), ;&quot;)" office:value-type="string" office:string-value="        nombre C(40), ;" calcext:value-type="string">
            <text:p><text:s text:c="8"/>nombre C(40), ;</text:p>
          </table:table-cell>
          <table:table-cell office:value-type="string" calcext:value-type="string">
            <text:p>discount</text:p>
          </table:table-cell>
          <table:table-cell office:value-type="string" calcext:value-type="string">
            <text:p>Name</text:p>
          </table:table-cell>
          <table:table-cell table:style-name="ce23" table:formula="of:=CONCATENATE(LOWER([.D258]);[.J258])" office:value-type="string" office:string-value="cName" calcext:value-type="string">
            <text:p>cName</text:p>
          </table:table-cell>
          <table:table-cell table:style-name="ce26" table:formula="of:=IF(EXACT([.D258];&quot;N&quot;);0;IF(EXACT([.D258];&quot;C&quot;);&quot;''&quot;;IF(EXACT([.D258];&quot;D&quot;);&quot;{}&quot;;IF(EXACT([.D258];&quot;L&quot;);&quot;.F.&quot;;IF(EXACT([.D258];&quot;M&quot;);&quot;''&quot;;&quot;ERROR&quot;)))))" office:value-type="string" office:string-value="''" calcext:value-type="string">
            <text:p>''</text:p>
          </table:table-cell>
          <table:table-cell table:style-name="ce23" table:formula="of:=CONCATENATE([.K258];&quot; = &quot;;[.L258])" office:value-type="string" office:string-value="cName = ''" calcext:value-type="string">
            <text:p>cName = ''</text:p>
          </table:table-cell>
          <table:table-cell table:style-name="ce23" table:formula="of:=CONCATENATE(&quot;    &quot;;[.M258])" office:value-type="string" office:string-value="    cName = ''" calcext:value-type="string">
            <text:p><text:s text:c="4"/>cName = ''</text:p>
          </table:table-cell>
          <table:table-cell table:style-name="ce23" table:formula="of:=CONCATENATE(&quot;            .&quot;;[.K258];&quot; = &quot;;[.C258])" office:value-type="string" office:string-value="            .cName = nombre" calcext:value-type="string">
            <text:p><text:s text:c="12"/>.cName = nombre</text:p>
          </table:table-cell>
        </table:table-row>
        <table:table-row table:style-name="ro1">
          <table:table-cell office:value-type="string" calcext:value-type="string">
            <text:p>cabede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sta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0" table:formula="of:=CONCATENATE(&quot;        &quot;;[.C259];&quot; &quot;;[.D259];&quot;(&quot;;[.E259];IF(EXACT([.F259];&quot;&quot;);&quot;&quot;;CONCATENATE(&quot;,&quot;;[.F259]));&quot;), ;&quot;)" office:value-type="string" office:string-value="        lista N(1), ;" calcext:value-type="string">
            <text:p><text:s text:c="8"/>lista N(1), ;</text:p>
          </table:table-cell>
          <table:table-cell office:value-type="string" calcext:value-type="string">
            <text:p>discount</text:p>
          </table:table-cell>
          <table:table-cell table:style-name="ce3" office:value-type="string" calcext:value-type="string">
            <text:p>PriceList</text:p>
          </table:table-cell>
          <table:table-cell table:style-name="ce23" table:formula="of:=CONCATENATE(LOWER([.D259]);[.J259])" office:value-type="string" office:string-value="nPriceList" calcext:value-type="string">
            <text:p>nPriceList</text:p>
          </table:table-cell>
          <table:table-cell table:style-name="ce26" table:formula="of:=IF(EXACT([.D259];&quot;N&quot;);0;IF(EXACT([.D259];&quot;C&quot;);&quot;''&quot;;IF(EXACT([.D259];&quot;D&quot;);&quot;{}&quot;;IF(EXACT([.D259];&quot;L&quot;);&quot;.F.&quot;;IF(EXACT([.D259];&quot;M&quot;);&quot;''&quot;;&quot;ERROR&quot;)))))" office:value-type="float" office:value="0" calcext:value-type="float">
            <text:p>0</text:p>
          </table:table-cell>
          <table:table-cell table:style-name="ce23" table:formula="of:=CONCATENATE([.K259];&quot; = &quot;;[.L259])" office:value-type="string" office:string-value="nPriceList = 0" calcext:value-type="string">
            <text:p>nPriceList = 0</text:p>
          </table:table-cell>
          <table:table-cell table:style-name="ce23" table:formula="of:=CONCATENATE(&quot;    &quot;;[.M259])" office:value-type="string" office:string-value="    nPriceList = 0" calcext:value-type="string">
            <text:p><text:s text:c="4"/>nPriceList = 0</text:p>
          </table:table-cell>
          <table:table-cell table:style-name="ce23" table:formula="of:=CONCATENATE(&quot;            .&quot;;[.K259];&quot; = &quot;;[.C259])" office:value-type="string" office:string-value="            .nPriceList = lista" calcext:value-type="string">
            <text:p><text:s text:c="12"/>.nPriceList = lista</text:p>
          </table:table-cell>
        </table:table-row>
        <table:table-row table:style-name="ro1">
          <table:table-cell office:value-type="string" calcext:value-type="string">
            <text:p>cabedes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desc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table:style-name="ce30" table:formula="of:=CONCATENATE(&quot;        &quot;;[.C260];&quot; &quot;;[.D260];&quot;(&quot;;[.E260];IF(EXACT([.F260];&quot;&quot;);&quot;&quot;;CONCATENATE(&quot;,&quot;;[.F260]));&quot;), ;&quot;)" office:value-type="string" office:string-value="        porcdesc N(8,4), ;" calcext:value-type="string">
            <text:p><text:s text:c="8"/>porcdesc N(8,4), ;</text:p>
          </table:table-cell>
          <table:table-cell office:value-type="string" calcext:value-type="string">
            <text:p>discount</text:p>
          </table:table-cell>
          <table:table-cell office:value-type="string" calcext:value-type="string">
            <text:p>nDiscPct</text:p>
          </table:table-cell>
          <table:table-cell table:style-name="ce23" table:formula="of:=CONCATENATE(LOWER([.D260]);[.J260])" office:value-type="string" office:string-value="nnDiscPct" calcext:value-type="string">
            <text:p>nnDiscPct</text:p>
          </table:table-cell>
          <table:table-cell table:style-name="ce26" table:formula="of:=IF(EXACT([.D260];&quot;N&quot;);0;IF(EXACT([.D260];&quot;C&quot;);&quot;''&quot;;IF(EXACT([.D260];&quot;D&quot;);&quot;{}&quot;;IF(EXACT([.D260];&quot;L&quot;);&quot;.F.&quot;;IF(EXACT([.D260];&quot;M&quot;);&quot;''&quot;;&quot;ERROR&quot;)))))" office:value-type="float" office:value="0" calcext:value-type="float">
            <text:p>0</text:p>
          </table:table-cell>
          <table:table-cell table:style-name="ce23" table:formula="of:=CONCATENATE([.K260];&quot; = &quot;;[.L260])" office:value-type="string" office:string-value="nnDiscPct = 0" calcext:value-type="string">
            <text:p>nnDiscPct = 0</text:p>
          </table:table-cell>
          <table:table-cell table:style-name="ce23" table:formula="of:=CONCATENATE(&quot;    &quot;;[.M260])" office:value-type="string" office:string-value="    nnDiscPct = 0" calcext:value-type="string">
            <text:p><text:s text:c="4"/>nnDiscPct = 0</text:p>
          </table:table-cell>
          <table:table-cell table:style-name="ce23" table:formula="of:=CONCATENATE(&quot;            .&quot;;[.K260];&quot; = &quot;;[.C260])" office:value-type="string" office:string-value="            .nnDiscPct = porcdesc" calcext:value-type="string">
            <text:p><text:s text:c="12"/>.nnDiscPct = porcdesc</text:p>
          </table:table-cell>
        </table:table-row>
        <table:table-row table:style-name="ro1">
          <table:table-cell office:value-type="string" calcext:value-type="string">
            <text:p>cabedes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30" table:formula="of:=CONCATENATE(&quot;        &quot;;[.C261];&quot; &quot;;[.D261];&quot;(&quot;;[.E261];IF(EXACT([.F261];&quot;&quot;);&quot;&quot;;CONCATENATE(&quot;,&quot;;[.F261]));&quot;), ;&quot;)" office:value-type="string" office:string-value="        cantidad N(5), ;" calcext:value-type="string">
            <text:p><text:s text:c="8"/>cantidad N(5), ;</text:p>
          </table:table-cell>
          <table:table-cell office:value-type="string" calcext:value-type="string">
            <text:p>discount</text:p>
          </table:table-cell>
          <table:table-cell office:value-type="string" calcext:value-type="string">
            <text:p>Quantity</text:p>
          </table:table-cell>
          <table:table-cell table:style-name="ce23" table:formula="of:=CONCATENATE(LOWER([.D261]);[.J261])" office:value-type="string" office:string-value="nQuantity" calcext:value-type="string">
            <text:p>nQuantity</text:p>
          </table:table-cell>
          <table:table-cell table:style-name="ce26" table:formula="of:=IF(EXACT([.D261];&quot;N&quot;);0;IF(EXACT([.D261];&quot;C&quot;);&quot;''&quot;;IF(EXACT([.D261];&quot;D&quot;);&quot;{}&quot;;IF(EXACT([.D261];&quot;L&quot;);&quot;.F.&quot;;IF(EXACT([.D261];&quot;M&quot;);&quot;''&quot;;&quot;ERROR&quot;)))))" office:value-type="float" office:value="0" calcext:value-type="float">
            <text:p>0</text:p>
          </table:table-cell>
          <table:table-cell table:style-name="ce23" table:formula="of:=CONCATENATE([.K261];&quot; = &quot;;[.L261])" office:value-type="string" office:string-value="nQuantity = 0" calcext:value-type="string">
            <text:p>nQuantity = 0</text:p>
          </table:table-cell>
          <table:table-cell table:style-name="ce23" table:formula="of:=CONCATENATE(&quot;    &quot;;[.M261])" office:value-type="string" office:string-value="    nQuantity = 0" calcext:value-type="string">
            <text:p><text:s text:c="4"/>nQuantity = 0</text:p>
          </table:table-cell>
          <table:table-cell table:style-name="ce23" table:formula="of:=CONCATENATE(&quot;            .&quot;;[.K261];&quot; = &quot;;[.C261])" office:value-type="string" office:string-value="            .nQuantity = cantidad" calcext:value-type="string">
            <text:p><text:s text:c="12"/>.nQuantity = cantidad</text:p>
          </table:table-cell>
        </table:table-row>
        <table:table-row table:style-name="ro1">
          <table:table-cell office:value-type="string" calcext:value-type="string">
            <text:p>cabedes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c_inicio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30" table:formula="of:=CONCATENATE(&quot;        &quot;;[.C262];&quot; &quot;;[.D262];&quot;(&quot;;[.E262];IF(EXACT([.F262];&quot;&quot;);&quot;&quot;;CONCATENATE(&quot;,&quot;;[.F262]));&quot;), ;&quot;)" office:value-type="string" office:string-value="        fec_inicio D(8), ;" calcext:value-type="string">
            <text:p><text:s text:c="8"/>fec_inicio D(8), ;</text:p>
          </table:table-cell>
          <table:table-cell office:value-type="string" calcext:value-type="string">
            <text:p>discount</text:p>
          </table:table-cell>
          <table:table-cell office:value-type="string" calcext:value-type="string">
            <text:p><text:span text:style-name="T2">From</text:span>Date</text:p>
          </table:table-cell>
          <table:table-cell table:style-name="ce23" table:formula="of:=CONCATENATE(LOWER([.D262]);[.J262])" office:value-type="string" office:string-value="dFromDate" calcext:value-type="string">
            <text:p>dFromDate</text:p>
          </table:table-cell>
          <table:table-cell table:style-name="ce26" table:formula="of:=IF(EXACT([.D262];&quot;N&quot;);0;IF(EXACT([.D262];&quot;C&quot;);&quot;''&quot;;IF(EXACT([.D262];&quot;D&quot;);&quot;{}&quot;;IF(EXACT([.D262];&quot;L&quot;);&quot;.F.&quot;;IF(EXACT([.D262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262];&quot; = &quot;;[.L262])" office:value-type="string" office:string-value="dFromDate = {}" calcext:value-type="string">
            <text:p>dFromDate = {}</text:p>
          </table:table-cell>
          <table:table-cell table:style-name="ce23" table:formula="of:=CONCATENATE(&quot;    &quot;;[.M262])" office:value-type="string" office:string-value="    dFromDate = {}" calcext:value-type="string">
            <text:p><text:s text:c="4"/>dFromDate = {}</text:p>
          </table:table-cell>
          <table:table-cell table:style-name="ce23" table:formula="of:=CONCATENATE(&quot;            .&quot;;[.K262];&quot; = &quot;;[.C262])" office:value-type="string" office:string-value="            .dFromDate = fec_inicio" calcext:value-type="string">
            <text:p><text:s text:c="12"/>.dFromDate = fec_inicio</text:p>
          </table:table-cell>
        </table:table-row>
        <table:table-row table:style-name="ro1">
          <table:table-cell office:value-type="string" calcext:value-type="string">
            <text:p>cabedes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ec_fin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30" table:formula="of:=CONCATENATE(&quot;        &quot;;[.C263];&quot; &quot;;[.D263];&quot;(&quot;;[.E263];IF(EXACT([.F263];&quot;&quot;);&quot;&quot;;CONCATENATE(&quot;,&quot;;[.F263]));&quot;), ;&quot;)" office:value-type="string" office:string-value="        fec_fin D(8), ;" calcext:value-type="string">
            <text:p><text:s text:c="8"/>fec_fin D(8), ;</text:p>
          </table:table-cell>
          <table:table-cell office:value-type="string" calcext:value-type="string">
            <text:p>discount</text:p>
          </table:table-cell>
          <table:table-cell office:value-type="string" calcext:value-type="string">
            <text:p><text:span text:style-name="T2">Until</text:span>Date</text:p>
          </table:table-cell>
          <table:table-cell table:style-name="ce23" table:formula="of:=CONCATENATE(LOWER([.D263]);[.J263])" office:value-type="string" office:string-value="dUntilDate" calcext:value-type="string">
            <text:p>dUntilDate</text:p>
          </table:table-cell>
          <table:table-cell table:style-name="ce26" table:formula="of:=IF(EXACT([.D263];&quot;N&quot;);0;IF(EXACT([.D263];&quot;C&quot;);&quot;''&quot;;IF(EXACT([.D263];&quot;D&quot;);&quot;{}&quot;;IF(EXACT([.D263];&quot;L&quot;);&quot;.F.&quot;;IF(EXACT([.D263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263];&quot; = &quot;;[.L263])" office:value-type="string" office:string-value="dUntilDate = {}" calcext:value-type="string">
            <text:p>dUntilDate = {}</text:p>
          </table:table-cell>
          <table:table-cell table:style-name="ce23" table:formula="of:=CONCATENATE(&quot;    &quot;;[.M263])" office:value-type="string" office:string-value="    dUntilDate = {}" calcext:value-type="string">
            <text:p><text:s text:c="4"/>dUntilDate = {}</text:p>
          </table:table-cell>
          <table:table-cell table:style-name="ce23" table:formula="of:=CONCATENATE(&quot;            .&quot;;[.K263];&quot; = &quot;;[.C263])" office:value-type="string" office:string-value="            .dUntilDate = fec_fin" calcext:value-type="string">
            <text:p><text:s text:c="12"/>.dUntilDate = fec_fin</text:p>
          </table:table-cell>
        </table:table-row>
        <table:table-row table:style-name="ro1">
          <table:table-cell office:value-type="string" calcext:value-type="string">
            <text:p>cabedes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c_alta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30" table:formula="of:=CONCATENATE(&quot;        &quot;;[.C264];&quot; &quot;;[.D264];&quot;(&quot;;[.E264];IF(EXACT([.F264];&quot;&quot;);&quot;&quot;;CONCATENATE(&quot;,&quot;;[.F264]));&quot;), ;&quot;)" office:value-type="string" office:string-value="        fec_alta D(8), ;" calcext:value-type="string">
            <text:p><text:s text:c="8"/>fec_alta D(8), ;</text:p>
          </table:table-cell>
          <table:table-cell office:value-type="string" calcext:value-type="string">
            <text:p>discount</text:p>
          </table:table-cell>
          <table:table-cell office:value-type="string" calcext:value-type="string">
            <text:p>CreatedAt</text:p>
          </table:table-cell>
          <table:table-cell table:style-name="ce23" table:formula="of:=CONCATENATE(LOWER([.D264]);[.J264])" office:value-type="string" office:string-value="dCreatedAt" calcext:value-type="string">
            <text:p>dCreatedAt</text:p>
          </table:table-cell>
          <table:table-cell table:style-name="ce26" table:formula="of:=IF(EXACT([.D264];&quot;N&quot;);0;IF(EXACT([.D264];&quot;C&quot;);&quot;''&quot;;IF(EXACT([.D264];&quot;D&quot;);&quot;{}&quot;;IF(EXACT([.D264];&quot;L&quot;);&quot;.F.&quot;;IF(EXACT([.D264];&quot;M&quot;);&quot;''&quot;;&quot;ERROR&quot;)))))" office:value-type="string" office:string-value="{}" calcext:value-type="string">
            <text:p>{}</text:p>
          </table:table-cell>
          <table:table-cell table:style-name="ce23" table:formula="of:=CONCATENATE([.K264];&quot; = &quot;;[.L264])" office:value-type="string" office:string-value="dCreatedAt = {}" calcext:value-type="string">
            <text:p>dCreatedAt = {}</text:p>
          </table:table-cell>
          <table:table-cell table:style-name="ce23" table:formula="of:=CONCATENATE(&quot;    &quot;;[.M264])" office:value-type="string" office:string-value="    dCreatedAt = {}" calcext:value-type="string">
            <text:p><text:s text:c="4"/>dCreatedAt = {}</text:p>
          </table:table-cell>
          <table:table-cell table:style-name="ce23" table:formula="of:=CONCATENATE(&quot;            .&quot;;[.K264];&quot; = &quot;;[.C264])" office:value-type="string" office:string-value="            .dCreatedAt = fec_alta" calcext:value-type="string">
            <text:p><text:s text:c="12"/>.dCreatedAt = fec_alta</text:p>
          </table:table-cell>
        </table:table-row>
        <table:table-row table:style-name="ro1" table:number-rows-repeated="1048311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urier New" svg:font-family="'Courier New'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PY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PY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4">00/00/0000</text:date>, <text:time style:data-style-name="N2" text:time-value="09:22:44.070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8T10:19:22.882000000</meta:creation-date>
    <dc:date>2024-10-24T10:15:57.720000000</dc:date>
    <meta:editing-duration>PT14H38S</meta:editing-duration>
    <meta:editing-cycles>44</meta:editing-cycles>
    <meta:generator>LibreOffice/7.6.6.3$Windows_X86_64 LibreOffice_project/d97b2716a9a4a2ce1391dee1765565ea469b0ae7</meta:generator>
    <meta:document-statistic meta:table-count="1" meta:cell-count="2646" meta:object-count="0"/>
  </office:meta>
</office:document-meta>
</file>